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1.099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1.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1.275cm"/>
    </style:style>
    <style:style style:name="co19" style:family="table-column">
      <style:table-column-properties fo:break-before="auto" style:column-width="4.93cm"/>
    </style:style>
    <style:style style:name="co20" style:family="table-column">
      <style:table-column-properties fo:break-before="auto" style:column-width="4.366cm"/>
    </style:style>
    <style:style style:name="co21" style:family="table-column">
      <style:table-column-properties fo:break-before="auto" style:column-width="2.607cm"/>
    </style:style>
    <style:style style:name="co22" style:family="table-column">
      <style:table-column-properties fo:break-before="auto" style:column-width="4.165cm"/>
    </style:style>
    <style:style style:name="co23" style:family="table-column">
      <style:table-column-properties fo:break-before="auto" style:column-width="1.88cm"/>
    </style:style>
    <style:style style:name="co24" style:family="table-column">
      <style:table-column-properties fo:break-before="auto" style:column-width="2.004cm"/>
    </style:style>
    <style:style style:name="co25" style:family="table-column">
      <style:table-column-properties fo:break-before="auto" style:column-width="2.337cm"/>
    </style:style>
    <style:style style:name="co26" style:family="table-column">
      <style:table-column-properties fo:break-before="auto" style:column-width="2.307cm"/>
    </style:style>
    <style:style style:name="co27" style:family="table-column">
      <style:table-column-properties fo:break-before="auto" style:column-width="2.598cm"/>
    </style:style>
    <style:style style:name="co28" style:family="table-column">
      <style:table-column-properties fo:break-before="auto" style:column-width="2.693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992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775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1.776cm"/>
    </style:style>
    <style:style style:name="co36" style:family="table-column">
      <style:table-column-properties fo:break-before="auto" style:column-width="1.547cm"/>
    </style:style>
    <style:style style:name="co37" style:family="table-column">
      <style:table-column-properties fo:break-before="auto" style:column-width="1.499cm"/>
    </style:style>
    <style:style style:name="co38" style:family="table-column">
      <style:table-column-properties fo:break-before="auto" style:column-width="1.616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316cm"/>
    </style:style>
    <style:style style:name="co42" style:family="table-column">
      <style:table-column-properties fo:break-before="auto" style:column-width="1.222cm"/>
    </style:style>
    <style:style style:name="co43" style:family="table-column">
      <style:table-column-properties fo:break-before="auto" style:column-width="1.245cm"/>
    </style:style>
    <style:style style:name="co44" style:family="table-column">
      <style:table-column-properties fo:break-before="auto" style:column-width="3.074cm"/>
    </style:style>
    <style:style style:name="co4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332cm"/>
    </style:style>
    <style:style style:name="co47" style:family="table-column">
      <style:table-column-properties fo:break-before="auto" style:column-width="1.205cm"/>
    </style:style>
    <style:style style:name="co48" style:family="table-column">
      <style:table-column-properties fo:break-before="auto" style:column-width="1.286cm"/>
    </style:style>
    <style:style style:name="co49" style:family="table-column">
      <style:table-column-properties fo:break-before="auto" style:column-width="1.304cm"/>
    </style:style>
    <style:style style:name="co50" style:family="table-column">
      <style:table-column-properties fo:break-before="auto" style:column-width="0.466cm"/>
    </style:style>
    <style:style style:name="co51" style:family="table-column">
      <style:table-column-properties fo:break-before="auto" style:column-width="1.686cm"/>
    </style:style>
    <style:style style:name="co52" style:family="table-column">
      <style:table-column-properties fo:break-before="auto" style:column-width="2.768cm"/>
    </style:style>
    <style:style style:name="co53" style:family="table-column">
      <style:table-column-properties fo:break-before="auto" style:column-width="1.263cm"/>
    </style:style>
    <style:style style:name="co54" style:family="table-column">
      <style:table-column-properties fo:break-before="auto" style:column-width="1.229cm"/>
    </style:style>
    <style:style style:name="co55" style:family="table-column">
      <style:table-column-properties fo:break-before="auto" style:column-width="4.646cm"/>
    </style:style>
    <style:style style:name="co56" style:family="table-column">
      <style:table-column-properties fo:break-before="auto" style:column-width="2.452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1.766cm"/>
    </style:style>
    <style:style style:name="co61" style:family="table-column">
      <style:table-column-properties fo:break-before="auto" style:column-width="2.041cm"/>
    </style:style>
    <style:style style:name="co62" style:family="table-column">
      <style:table-column-properties fo:break-before="auto" style:column-width="1.215cm"/>
    </style:style>
    <style:style style:name="co63" style:family="table-column">
      <style:table-column-properties fo:break-before="auto" style:column-width="3.246cm"/>
    </style:style>
    <style:style style:name="co64" style:family="table-column">
      <style:table-column-properties fo:break-before="auto" style:column-width="6.731cm"/>
    </style:style>
    <style:style style:name="co65" style:family="table-column">
      <style:table-column-properties fo:break-before="auto" style:column-width="2.903cm"/>
    </style:style>
    <style:style style:name="co66" style:family="table-column">
      <style:table-column-properties fo:break-before="auto" style:column-width="2.528cm"/>
    </style:style>
    <style:style style:name="co67" style:family="table-column">
      <style:table-column-properties fo:break-before="auto" style:column-width="7.722cm"/>
    </style:style>
    <style:style style:name="co68" style:family="table-column">
      <style:table-column-properties fo:break-before="auto" style:column-width="1.397cm"/>
    </style:style>
    <style:style style:name="co69" style:family="table-column">
      <style:table-column-properties fo:break-before="auto" style:column-width="3.531cm"/>
    </style:style>
    <style:style style:name="co70" style:family="table-column">
      <style:table-column-properties fo:break-before="auto" style:column-width="4.32cm"/>
    </style:style>
    <style:style style:name="co71" style:family="table-column">
      <style:table-column-properties fo:break-before="auto" style:column-width="1.325cm"/>
    </style:style>
    <style:style style:name="co72" style:family="table-column">
      <style:table-column-properties fo:break-before="auto" style:column-width="1.302cm"/>
    </style:style>
    <style:style style:name="co73" style:family="table-column">
      <style:table-column-properties fo:break-before="auto" style:column-width="1.789cm"/>
    </style:style>
    <style:style style:name="co74" style:family="table-column">
      <style:table-column-properties fo:break-before="auto" style:column-width="1.351cm"/>
    </style:style>
    <style:style style:name="co75" style:family="table-column">
      <style:table-column-properties fo:break-before="auto" style:column-width="2.014cm"/>
    </style:style>
    <style:style style:name="co76" style:family="table-column">
      <style:table-column-properties fo:break-before="auto" style:column-width="1.794cm"/>
    </style:style>
    <style:style style:name="co77" style:family="table-column">
      <style:table-column-properties fo:break-before="auto" style:column-width="1.759cm"/>
    </style:style>
    <style:style style:name="co78" style:family="table-column">
      <style:table-column-properties fo:break-before="auto" style:column-width="0.984cm"/>
    </style:style>
    <style:style style:name="co79" style:family="table-column">
      <style:table-column-properties fo:break-before="auto" style:column-width="0.885cm"/>
    </style:style>
    <style:style style:name="co80" style:family="table-column">
      <style:table-column-properties fo:break-before="auto" style:column-width="0.956cm"/>
    </style:style>
    <style:style style:name="co81" style:family="table-column">
      <style:table-column-properties fo:break-before="auto" style:column-width="2.545cm"/>
    </style:style>
    <style:style style:name="co82" style:family="table-column">
      <style:table-column-properties fo:break-before="auto" style:column-width="11.377cm"/>
    </style:style>
    <style:style style:name="co83" style:family="table-column">
      <style:table-column-properties fo:break-before="auto" style:column-width="15.18cm"/>
    </style:style>
    <style:style style:name="co84" style:family="table-column">
      <style:table-column-properties fo:break-before="auto" style:column-width="5.53cm"/>
    </style:style>
    <style:style style:name="co85" style:family="table-column">
      <style:table-column-properties fo:break-before="auto" style:column-width="0.981cm"/>
    </style:style>
    <style:style style:name="co86" style:family="table-column">
      <style:table-column-properties fo:break-before="auto" style:column-width="4.59cm"/>
    </style:style>
    <style:style style:name="co87" style:family="table-column">
      <style:table-column-properties fo:break-before="auto" style:column-width="2.635cm"/>
    </style:style>
    <style:style style:name="co88" style:family="table-column">
      <style:table-column-properties fo:break-before="auto" style:column-width="4.404cm"/>
    </style:style>
    <style:style style:name="co89" style:family="table-column">
      <style:table-column-properties fo:break-before="auto" style:column-width="0.744cm"/>
    </style:style>
    <style:style style:name="co90" style:family="table-column">
      <style:table-column-properties fo:break-before="auto" style:column-width="5.734cm"/>
    </style:style>
    <style:style style:name="co91" style:family="table-column">
      <style:table-column-properties fo:break-before="auto" style:column-width="5.495cm"/>
    </style:style>
    <style:style style:name="co92" style:family="table-column">
      <style:table-column-properties fo:break-before="auto" style:column-width="5.928cm"/>
    </style:style>
    <style:style style:name="co93" style:family="table-column">
      <style:table-column-properties fo:break-before="auto" style:column-width="1.57cm"/>
    </style:style>
    <style:style style:name="co94" style:family="table-column">
      <style:table-column-properties fo:break-before="auto" style:column-width="6.897cm"/>
    </style:style>
    <style:style style:name="co95" style:family="table-column">
      <style:table-column-properties fo:break-before="auto" style:column-width="0.958cm"/>
    </style:style>
    <style:style style:name="co96" style:family="table-column">
      <style:table-column-properties fo:break-before="auto" style:column-width="5.368cm"/>
    </style:style>
    <style:style style:name="co97" style:family="table-column">
      <style:table-column-properties fo:break-before="auto" style:column-width="9.641cm"/>
    </style:style>
    <style:style style:name="co98" style:family="table-column">
      <style:table-column-properties fo:break-before="auto" style:column-width="0.893cm"/>
    </style:style>
    <style:style style:name="co99" style:family="table-column">
      <style:table-column-properties fo:break-before="auto" style:column-width="3.348cm"/>
    </style:style>
    <style:style style:name="co100" style:family="table-column">
      <style:table-column-properties fo:break-before="auto" style:column-width="4.225cm"/>
    </style:style>
    <style:style style:name="co101" style:family="table-column">
      <style:table-column-properties fo:break-before="auto" style:column-width="6.175cm"/>
    </style:style>
    <style:style style:name="co102" style:family="table-column">
      <style:table-column-properties fo:break-before="auto" style:column-width="0.764cm"/>
    </style:style>
    <style:style style:name="co103" style:family="table-column">
      <style:table-column-properties fo:break-before="auto" style:column-width="5.599cm"/>
    </style:style>
    <style:style style:name="co104" style:family="table-column">
      <style:table-column-properties fo:break-before="auto" style:column-width="1.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3.993cm"/>
    </style:style>
    <style:style style:name="co107" style:family="table-column">
      <style:table-column-properties fo:break-before="auto" style:column-width="2.464cm"/>
    </style:style>
    <style:style style:name="co108" style:family="table-column">
      <style:table-column-properties fo:break-before="auto" style:column-width="25.853cm"/>
    </style:style>
    <style:style style:name="co109" style:family="table-column">
      <style:table-column-properties fo:break-before="auto" style:column-width="27.531cm"/>
    </style:style>
    <style:style style:name="co110" style:family="table-column">
      <style:table-column-properties fo:break-before="auto" style:column-width="0.543cm"/>
    </style:style>
    <style:style style:name="co111" style:family="table-column">
      <style:table-column-properties fo:break-before="auto" style:column-width="5.2cm"/>
    </style:style>
    <style:style style:name="co112" style:family="table-column">
      <style:table-column-properties fo:break-before="auto" style:column-width="1.8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656cm"/>
    </style:style>
    <style:style style:name="co115" style:family="table-column">
      <style:table-column-properties fo:break-before="auto" style:column-width="1.448cm"/>
    </style:style>
    <style:style style:name="co116" style:family="table-column">
      <style:table-column-properties fo:break-before="auto" style:column-width="1.478cm"/>
    </style:style>
    <style:style style:name="co117" style:family="table-column">
      <style:table-column-properties fo:break-before="auto" style:column-width="1.845cm"/>
    </style:style>
    <style:style style:name="co118" style:family="table-column">
      <style:table-column-properties fo:break-before="auto" style:column-width="1.593cm"/>
    </style:style>
    <style:style style:name="co119" style:family="table-column">
      <style:table-column-properties fo:break-before="auto" style:column-width="1.39cm"/>
    </style:style>
    <style:style style:name="co120" style:family="table-column">
      <style:table-column-properties fo:break-before="auto" style:column-width="1.692cm"/>
    </style:style>
    <style:style style:name="co121" style:family="table-column">
      <style:table-column-properties fo:break-before="auto" style:column-width="3.609cm"/>
    </style:style>
    <style:style style:name="co122" style:family="table-column">
      <style:table-column-properties fo:break-before="auto" style:column-width="2.575cm"/>
    </style:style>
    <style:style style:name="co123" style:family="table-column">
      <style:table-column-properties fo:break-before="auto" style:column-width="2.11cm"/>
    </style:style>
    <style:style style:name="co124" style:family="table-column">
      <style:table-column-properties fo:break-before="auto" style:column-width="2.157cm"/>
    </style:style>
    <style:style style:name="co125" style:family="table-column">
      <style:table-column-properties fo:break-before="auto" style:column-width="1.201cm"/>
    </style:style>
    <style:style style:name="co126" style:family="table-column">
      <style:table-column-properties fo:break-before="auto" style:column-width="4.658cm"/>
    </style:style>
    <style:style style:name="co127" style:family="table-column">
      <style:table-column-properties fo:break-before="auto" style:column-width="1.84cm"/>
    </style:style>
    <style:style style:name="co128" style:family="table-column">
      <style:table-column-properties fo:break-before="auto" style:column-width="1.498cm"/>
    </style:style>
    <style:style style:name="co129" style:family="table-column">
      <style:table-column-properties fo:break-before="auto" style:column-width="15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74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9cm" fo:break-before="auto" style:use-optimal-row-height="false"/>
    </style:style>
    <style:style style:name="ro15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0.467cm" fo:break-before="auto" style:use-optimal-row-height="true"/>
    </style:style>
    <style:style style:name="ro17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0.529cm" fo:break-before="auto" style:use-optimal-row-height="true"/>
    </style:style>
    <style:style style:name="ro19" style:family="table-row">
      <style:table-row-properties style:row-height="0.728cm" fo:break-before="auto" style:use-optimal-row-height="true"/>
    </style:style>
    <style:style style:name="ro20" style:family="table-row">
      <style:table-row-properties style:row-height="1.072cm" fo:break-before="auto" style:use-optimal-row-height="true"/>
    </style:style>
    <style:style style:name="ro21" style:family="table-row">
      <style:table-row-properties style:row-height="0.471cm" fo:break-before="auto" style:use-optimal-row-height="true"/>
    </style:style>
    <style:style style:name="ro22" style:family="table-row">
      <style:table-row-properties style:row-height="0.496cm" fo:break-before="auto" style:use-optimal-row-height="true"/>
    </style:style>
    <style:style style:name="ro23" style:family="table-row">
      <style:table-row-properties style:row-height="0.499cm" fo:break-before="auto" style:use-optimal-row-height="false"/>
    </style:style>
    <style:style style:name="ro24" style:family="table-row">
      <style:table-row-properties style:row-height="0.503cm" fo:break-before="auto" style:use-optimal-row-height="false"/>
    </style:style>
    <style:style style:name="ro25" style:family="table-row">
      <style:table-row-properties style:row-height="0.46cm" fo:break-before="auto" style:use-optimal-row-height="false"/>
    </style:style>
    <style:style style:name="ro26" style:family="table-row">
      <style:table-row-properties style:row-height="0.919cm" fo:break-before="auto" style:use-optimal-row-height="true"/>
    </style:style>
    <style:style style:name="ro27" style:family="table-row">
      <style:table-row-properties style:row-height="1.801cm" fo:break-before="auto" style:use-optimal-row-height="true"/>
    </style:style>
    <style:style style:name="ro28" style:family="table-row">
      <style:table-row-properties style:row-height="1.378cm" fo:break-before="auto" style:use-optimal-row-height="true"/>
    </style:style>
    <style:style style:name="ro29" style:family="table-row">
      <style:table-row-properties style:row-height="1.36cm" fo:break-before="auto" style:use-optimal-row-height="true"/>
    </style:style>
    <style:style style:name="ro30" style:family="table-row">
      <style:table-row-properties style:row-height="2.237cm" fo:break-before="auto" style:use-optimal-row-height="true"/>
    </style:style>
    <style:style style:name="ro31" style:family="table-row">
      <style:table-row-properties style:row-height="0.804cm" fo:break-before="auto" style:use-optimal-row-height="true"/>
    </style:style>
    <style:style style:name="ro32" style:family="table-row">
      <style:table-row-properties style:row-height="0.536cm" fo:break-before="auto" style:use-optimal-row-height="true"/>
    </style:style>
    <style:style style:name="ro33" style:family="table-row">
      <style:table-row-properties style:row-height="0.958cm" fo:break-before="auto" style:use-optimal-row-height="true"/>
    </style:style>
    <style:style style:name="ro34" style:family="table-row">
      <style:table-row-properties style:row-height="2.339cm" fo:break-before="auto" style:use-optimal-row-height="true"/>
    </style:style>
    <style:style style:name="ro35" style:family="table-row">
      <style:table-row-properties style:row-height="1.879cm" fo:break-before="auto" style:use-optimal-row-height="true"/>
    </style:style>
    <style:style style:name="ro36" style:family="table-row">
      <style:table-row-properties style:row-height="1.418cm" fo:break-before="auto" style:use-optimal-row-height="true"/>
    </style:style>
    <style:style style:name="ro37" style:family="table-row">
      <style:table-row-properties style:row-height="0.316cm" fo:break-before="auto" style:use-optimal-row-height="false"/>
    </style:style>
    <style:style style:name="ro38" style:family="table-row">
      <style:table-row-properties style:row-height="0.545cm" fo:break-before="auto" style:use-optimal-row-height="true"/>
    </style:style>
    <style:style style:name="ro39" style:family="table-row">
      <style:table-row-properties style:row-height="1.025cm" fo:break-before="auto" style:use-optimal-row-height="true"/>
    </style:style>
    <style:style style:name="ro40" style:family="table-row">
      <style:table-row-properties style:row-height="0.785cm" fo:break-before="auto" style:use-optimal-row-height="true"/>
    </style:style>
    <style:style style:name="ro41" style:family="table-row">
      <style:table-row-properties style:row-height="0.718cm" fo:break-before="auto" style:use-optimal-row-height="true"/>
    </style:style>
    <style:style style:name="ro42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3pt" style:font-size-asian="13pt" style:font-size-complex="13pt"/>
    </style:style>
    <style:style style:name="ce442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445" style:family="table-cell" style:parent-style-name="Default">
      <style:table-cell-properties fo:border-bottom="none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448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71cm" fo:padding-left="0.035cm" fo:padding-right="0.035cm" fo:padding-top="0.071cm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5]=0)" style:apply-style-name="Szürke_5f_inaktív_5f_fegyver" style:base-cell-address="Harc.A24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/>
    </style:style>
    <style:style style:name="ce27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30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1" style:family="table-cell" style:parent-style-name="Default" style:data-style-name="N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  <style:map style:condition="is-true-formula([.$A$25]=0)" style:apply-style-name="Szürke_5f_inaktív_5f_fegyver" style:base-cell-address="Harc.A24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  <style:map style:condition="is-true-formula([.$A$25]=0)" style:apply-style-name="Szürke_5f_inaktív_5f_fegyver" style:base-cell-address="Harc.A24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8pt" style:font-size-asian="8pt" style:font-size-complex="8pt"/>
    </style:style>
    <style:style style:name="ce655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71cm" fo:padding-left="0cm" fo:padding-right="0cm" fo:padding-top="0.071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3" style:family="table-cell" style:parent-style-name="Default" style:data-style-name="N100">
      <style:table-cell-properties fo:border-bottom="2.24pt solid #000000" style:text-align-source="fix" style:repeat-content="false" fo:border-left="none" fo:padding-bottom="0.071cm" fo:padding-left="0cm" fo:padding-right="0cm" fo:padding-top="0.071cm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)" style:apply-style-name="Szürke_5f_háttér" style:base-cell-address="Harc.C30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5)" style:apply-style-name="Szürke_5f_háttér" style:base-cell-address="Harc.C31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9)" style:apply-style-name="Szürke_5f_háttér" style:base-cell-address="Harc.C32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3)" style:apply-style-name="Szürke_5f_háttér" style:base-cell-address="Harc.C33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7)" style:apply-style-name="Szürke_5f_háttér" style:base-cell-address="Harc.C34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1)" style:apply-style-name="Szürke_5f_háttér" style:base-cell-address="Harc.C35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 style:vertical-align="middle"/>
      <style:text-properties style:font-name="Noto Sans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9" style:family="table-cell" style:parent-style-name="Default">
      <style:table-cell-properties fo:background-color="transparent" style:vertical-align="middle"/>
      <style:text-properties style:font-name="Noto Sans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730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)" style:apply-style-name="Szürke_5f_háttér" style:base-cell-address="Harc.D30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6)" style:apply-style-name="Szürke_5f_háttér" style:base-cell-address="Harc.D31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0)" style:apply-style-name="Szürke_5f_háttér" style:base-cell-address="Harc.D32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4)" style:apply-style-name="Szürke_5f_háttér" style:base-cell-address="Harc.D33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8)" style:apply-style-name="Szürke_5f_háttér" style:base-cell-address="Harc.D34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2)" style:apply-style-name="Szürke_5f_háttér" style:base-cell-address="Harc.D35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5]=0)" style:apply-style-name="Szürke_5f_inaktív_5f_fegyver" style:base-cell-address="Harc.A24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290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3)" style:apply-style-name="Szürke_5f_háttér" style:base-cell-address="Harc.E3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7)" style:apply-style-name="Szürke_5f_háttér" style:base-cell-address="Harc.E31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1)" style:apply-style-name="Szürke_5f_háttér" style:base-cell-address="Harc.E32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5)" style:apply-style-name="Szürke_5f_háttér" style:base-cell-address="Harc.E33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19)" style:apply-style-name="Szürke_5f_háttér" style:base-cell-address="Harc.E34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  <style:map style:condition="is-true-formula([.$D$28]&lt;23)" style:apply-style-name="Szürke_5f_háttér" style:base-cell-address="Harc.E35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4)" style:apply-style-name="Szürke_5f_háttér" style:base-cell-address="Harc.F30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8)" style:apply-style-name="Szürke_5f_háttér" style:base-cell-address="Harc.F31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2)" style:apply-style-name="Szürke_5f_háttér" style:base-cell-address="Harc.F32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16)" style:apply-style-name="Szürke_5f_háttér" style:base-cell-address="Harc.F33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0)" style:apply-style-name="Szürke_5f_háttér" style:base-cell-address="Harc.F34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  <style:map style:condition="is-true-formula([.$D$28]&lt;24)" style:apply-style-name="Szürke_5f_háttér" style:base-cell-address="Harc.F35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215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9" style:family="table-cell" style:parent-style-name="Default" style:data-style-name="N215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5]=0)" style:apply-style-name="Szürke_5f_inaktív_5f_fegyver" style:base-cell-address="Harc.A24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71cm" fo:padding-left="0cm" fo:padding-right="0cm" fo:padding-top="0.071cm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  <style:map style:condition="is-true-formula([.$A$25]=0)" style:apply-style-name="Szürke_5f_inaktív_5f_fegyver" style:base-cell-address="Harc.A24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order="0.74pt solid #000000" style:vertical-align="middle"/>
      <style:text-properties style:font-name="Noto Sans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71cm" fo:padding-left="0cm" fo:padding-right="0cm" fo:padding-top="0.071cm" fo:border-right="2.24pt solid #000000" fo:border-top="none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5]=0)" style:apply-style-name="Szürke_5f_inaktív_5f_fegyver" style:base-cell-address="Harc.A24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5]=0)" style:apply-style-name="Szürke_5f_inaktív_5f_fegyver" style:base-cell-address="Harc.A24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34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893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280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>
      <style:table-cell-properties fo:border-bottom="none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>
      <style:table-cell-properties fo:border-bottom="2.24pt solid #000000" fo:background-color="transparent" fo:border-left="none" fo:padding-bottom="0.071cm" fo:padding-left="0cm" fo:padding-right="0cm" fo:padding-top="0.071cm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5]=0)" style:apply-style-name="Szürke_5f_inaktív_5f_fegyver" style:base-cell-address="Harc.A24"/>
    </style:style>
    <style:style style:name="ce903" style:family="table-cell" style:parent-style-name="Default">
      <style:table-cell-properties fo:padding-bottom="0.071cm" fo:padding-left="0cm" fo:padding-right="0cm" fo:padding-top="0.071cm" style:vertical-align="middle"/>
      <style:text-properties style:font-name="Noto Sans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71cm" fo:padding-left="0cm" fo:padding-right="0cm" fo:padding-top="0.071cm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71cm" fo:padding-left="0cm" fo:padding-right="0cm" fo:padding-top="0.071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906" style:family="table-cell" style:parent-style-name="Default">
      <style:table-cell-properties fo:padding-bottom="0.071cm" fo:padding-left="0cm" fo:padding-right="0cm" fo:padding-top="0.071cm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4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5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cm"/>
      <style:text-properties fo:color="#eeeeee" style:font-name="Noto Sans" fo:font-weight="bold" style:font-weight-asian="bold" style:font-weight-complex="bold"/>
    </style:style>
    <style:style style:name="ce949" style:family="table-cell" style:parent-style-name="Default">
      <style:text-properties style:font-name="Noto Sans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64" style:family="table-cell" style:parent-style-name="Default">
      <style:table-cell-properties fo:border-bottom="none" fo:border-left="none" fo:border-right="none" fo:border-top="2.24pt solid #000000"/>
      <style:text-properties style:font-name="Noto Sans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70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5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Noto Sans"/>
    </style:style>
    <style:style style:name="ce81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Noto Sans"/>
    </style:style>
    <style:style style:name="ce82" style:family="table-cell" style:parent-style-name="Default">
      <style:table-cell-properties fo:wrap-option="wrap" fo:border="0.74pt solid #000000" style:vertical-align="middle"/>
      <style:text-properties style:font-name="Noto Sans"/>
    </style:style>
    <style:style style:name="ce55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980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562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5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593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1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7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Noto Sans"/>
    </style:style>
    <style:style style:name="ce18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64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05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65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15" style:family="table-cell" style:parent-style-name="Default">
      <style:table-cell-properties fo:border="0.74pt solid #000000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66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34" style:family="table-cell" style:parent-style-name="Default">
      <style:table-cell-properties fo:border="0.51pt solid #000000"/>
      <style:text-properties style:font-name="Noto Sans" fo:font-size="10pt" style:font-size-asian="10pt" style:font-size-complex="10pt"/>
    </style:style>
    <style:style style:name="ce235" style:family="table-cell" style:parent-style-name="Default">
      <style:table-cell-properties fo:border="0.51pt solid #000000"/>
      <style:text-properties style:font-name="Noto Sans"/>
    </style:style>
    <style:style style:name="ce236" style:family="table-cell" style:parent-style-name="Default">
      <style:table-cell-properties fo:background-color="#ffffd7" fo:border="0.51pt solid #000000"/>
      <style:text-properties style:font-name="Noto Sans"/>
    </style:style>
    <style:style style:name="ce239" style:family="table-cell" style:parent-style-name="Default">
      <style:table-cell-properties fo:background-color="#ffffd7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Noto Sans" fo:font-weight="bold"/>
    </style:style>
    <style:style style:name="ce245" style:family="table-cell" style:parent-style-name="Default">
      <style:table-cell-properties fo:background-color="#eeeeee" fo:border="0.74pt solid #000000"/>
      <style:text-properties style:font-name="Noto Sans"/>
    </style:style>
    <style:style style:name="ce247" style:family="table-cell" style:parent-style-name="Default">
      <style:table-cell-properties fo:background-color="#eeeee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70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normal" style:font-size-asian="10pt" style:font-size-complex="10pt"/>
    </style:style>
    <style:style style:name="ce254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305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Noto Sans"/>
    </style:style>
    <style:style style:name="ce308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Noto Sans"/>
    </style:style>
    <style:style style:name="ce3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312" style:family="table-cell" style:parent-style-name="Default">
      <style:table-cell-properties fo:background-color="#ccffff" fo:border="0.74pt solid #000000"/>
      <style:text-properties style:font-name="Noto Sans"/>
    </style:style>
    <style:style style:name="ce313" style:family="table-cell" style:parent-style-name="Default">
      <style:table-cell-properties fo:border-bottom="2.24pt solid #000000" fo:border-left="none" fo:border-right="2.24pt solid #000000" fo:border-top="2.24pt solid #000000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Noto Sans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126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1270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01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Sans"/>
    </style:style>
    <style:style style:name="ce12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ans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70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1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Sans"/>
    </style:style>
    <style:style style:name="ce83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Noto Sans" fo:font-size="10pt" fo:font-weight="normal" style:font-size-asian="10pt" style:font-size-complex="10pt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834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4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9" style:family="table-cell" style:parent-style-name="Default"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Noto Sans" fo:font-style="normal" style:font-style-asian="normal" style:font-style-complex="normal"/>
    </style:style>
    <style:style style:name="ce927" style:family="table-cell" style:parent-style-name="Default">
      <style:text-properties style:font-name="Noto Sans" fo:font-style="normal" style:font-style-asian="normal" style:font-style-complex="normal"/>
    </style:style>
    <style:style style:name="ce9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649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tyle="normal" style:font-style-asian="normal" style:font-style-complex="normal"/>
    </style:style>
    <style:style style:name="ce98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2" style:family="table-cell" style:parent-style-name="Default"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152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7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06" style:family="table-cell" style:parent-style-name="Default" style:data-style-name="N204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ext-properties style:font-name="Noto Sans"/>
      <style:map style:condition="cell-content()&gt;[$Harcértékek.$B$92]" style:apply-style-name="Piros_5f_háttér" style:base-cell-address="Harcértékek.C86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0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ext-properties style:font-name="Noto Sans" fo:font-size="11pt" style:font-size-asian="11pt" style:font-size-complex="11pt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5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5" style:family="table-cell" style:parent-style-name="Default">
      <style:table-cell-properties fo:border="0.74pt solid #000000"/>
    </style:style>
    <style:style style:name="ce108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8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9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1071" style:family="table-cell" style:parent-style-name="Default" style:data-style-name="N234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2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4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="non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101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17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117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25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22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556" style:family="table-cell" style:parent-style-name="Default">
      <style:table-cell-properties fo:border-bottom="2.24pt solid #000000" fo:background-color="#ffffd7" fo:border-left="none" fo:border-right="none" fo:border-top="none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703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Noto Sans" fo:font-size="10pt" style:font-size-asian="10pt" style:font-size-complex="10pt"/>
    </style:style>
    <style:style style:name="ce134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3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1369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11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style:font-name="Noto Sans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/>
    </style:style>
    <style:style style:name="ce1181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ext-properties fo:color="#b2b2b2" style:font-name="Noto Sans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10pt" style:font-size-asian="10pt" style:font-size-complex="10pt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style:font-name="Noto Sans" fo:font-weight="bold" style:font-weight-asian="bold" style:font-weight-complex="bold"/>
    </style:style>
    <style:style style:name="ce1227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style:font-name="Noto Sans" fo:font-weight="normal" style:font-weight-asian="normal" style:font-weight-complex="normal"/>
    </style:style>
    <style:style style:name="ce1253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style:font-name="Noto Sans" fo:font-size="12pt" style:font-size-asian="12pt" style:font-size-complex="12pt"/>
    </style:style>
    <style:style style:name="ce1256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5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order-bottom="none" fo:border-left="0.74pt solid #000000" fo:border-right="none" fo:border-top="non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Noto Sans" fo:font-size="7pt" style:font-size-asian="7pt" style:font-size-complex="7pt"/>
    </style:style>
    <style:style style:name="ce15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1" style:family="table-cell" style:parent-style-name="Default">
      <style:text-properties fo:color="#666666" style:font-name="Noto Sans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order-bottom="none" fo:border-left="none" fo:border-right="none" fo:border-top="0.74pt solid #000000"/>
      <style:text-properties fo:color="#808080" style:font-name="Noto Sans"/>
    </style:style>
    <style:style style:name="ce130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808080" style:font-name="Noto Sans"/>
    </style:style>
    <style:style style:name="ce130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Noto Sans" fo:font-size="9pt" style:font-size-asian="9pt" style:font-size-complex="9pt"/>
    </style:style>
    <style:style style:name="ce15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order-bottom="none" fo:border-left="none" fo:border-right="0.74pt solid #000000" fo:border-top="0.74pt solid #000000"/>
      <style:text-properties fo:color="#808080" style:font-name="Noto Sans"/>
    </style:style>
    <style:style style:name="ce13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 style:font-name="Noto Sans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oto Sans"/>
    </style:style>
    <style:style style:name="ce13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 fo:font-size="8pt" style:font-size-asian="8pt" style:font-size-complex="8pt"/>
    </style:style>
    <style:style style:name="ce13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Noto Sans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Noto Sans"/>
    </style:style>
    <style:style style:name="ce15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5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56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/>
    </style:style>
    <style:style style:name="ce158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586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468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593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616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62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size-complex="10pt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644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65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65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165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16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16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16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16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16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1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16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5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cell-content()&lt;0" style:apply-style-name="Piros_5f_háttér" style:base-cell-address="Speciális.D25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16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169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169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63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2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170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170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Noto Sans"/>
    </style:style>
    <style:style style:name="ce170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03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 fo:font-size="10pt" style:font-size-asian="10pt" style:font-size-complex="10pt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7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19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/>
    </style:style>
    <style:style style:name="ce20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8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08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Noto Sans"/>
    </style:style>
    <style:style style:name="ce208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Noto Sans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style:font-size-asian="8pt" style:font-size-complex="8pt"/>
    </style:style>
    <style:style style:name="ce22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97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2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Noto Sans"/>
    </style:style>
    <style:style style:name="ce2356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3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001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Noto Sans"/>
    </style:style>
    <style:style style:name="ce2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655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656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657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6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Noto Sans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Noto Sans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0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6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oto Sans" fo:font-size="8pt" style:font-size-asian="8pt" style:font-size-complex="8pt"/>
    </style:style>
    <style:style style:name="ce2676" style:family="table-cell" style:parent-style-name="Default">
      <style:table-cell-properties style:vertical-align="middle"/>
      <style:text-properties style:use-window-font-color="true" style:font-name="Noto Sans"/>
    </style:style>
    <style:style style:name="ce2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79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style:font-name="Noto Sans" fo:font-size="8pt" style:font-size-asian="8pt" style:font-size-complex="8pt"/>
    </style:style>
    <style:style style:name="ce2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no-wrap" style:vertical-align="middle"/>
      <style:text-properties style:font-name="Noto Sans"/>
    </style:style>
    <style:style style:name="ce2688" style:family="table-cell" style:parent-style-name="Default">
      <style:table-cell-properties fo:wrap-option="wrap" style:vertical-align="middle"/>
      <style:text-properties style:font-name="Noto Sans"/>
    </style:style>
    <style:style style:name="ce2689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69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690" style:family="table-cell" style:parent-style-name="Default">
      <style:text-properties fo:font-weight="normal" style:font-weight-asian="normal" style:font-weight-complex="normal"/>
    </style:style>
    <style:style style:name="ce2691" style:family="table-cell" style:parent-style-name="Default">
      <style:text-properties style:font-name="Noto Sans" fo:font-weight="normal" style:font-weight-asian="normal" style:font-weight-complex="normal"/>
    </style:style>
    <style:style style:name="ce2693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699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Noto Sans" fo:font-weight="bold"/>
    </style:style>
    <style:style style:name="ce2702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Noto Sans" fo:font-weight="normal"/>
    </style:style>
    <style:style style:name="ce2704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05" style:family="table-cell" style:parent-style-name="Default" style:data-style-name="N100">
      <style:text-properties fo:color="#ff0000" style:font-name="Noto Sans" fo:font-weight="bold"/>
    </style:style>
    <style:style style:name="ce2706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08" style:family="table-cell" style:parent-style-name="Default">
      <style:text-properties style:font-name="Noto Sans" fo:font-weight="normal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Noto Sans" fo:font-size="10pt" fo:font-weight="bold" style:font-size-asian="10pt" style:font-size-complex="10pt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4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Noto Sans" fo:font-weight="bold"/>
    </style:style>
    <style:style style:name="ce2185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186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4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4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48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481" style:family="table-cell" style:parent-style-name="Default">
      <style:table-cell-properties style:vertical-align="middle"/>
      <style:text-properties style:font-name="Noto Sans"/>
      <style:map style:condition="cell-content()&gt;[$Harcértékek.$B$92]" style:apply-style-name="Piros_5f_háttér" style:base-cell-address="Harcértékek.C92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4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Noto Sans"/>
    </style:style>
    <style:style style:name="ce2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2502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0"/>
    </style:style>
    <style:style style:name="ce25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5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 fo:font-size="8pt"/>
    </style:style>
    <style:style style:name="ce25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Noto Sans" fo:font-weight="bold"/>
    </style:style>
    <style:style style:name="ce251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43" style:family="table-cell" style:parent-style-name="Default">
      <style:table-cell-properties style:vertical-align="middle"/>
      <style:text-properties style:font-name="Noto Sans"/>
      <style:map style:condition="cell-content()&gt;2" style:apply-style-name="Warning_5f_szinttúlépés" style:base-cell-address="Harcértékek.I68"/>
    </style:style>
    <style:style style:name="ce2315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16" style:family="table-cell" style:parent-style-name="Default" style:data-style-name="N234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Noto Sans" fo:font-style="normal" style:font-style-asian="normal" style:font-style-complex="normal"/>
    </style:style>
    <style:style style:name="ce2320" style:family="table-cell" style:parent-style-name="Default">
      <style:table-cell-properties fo:background-color="#999999"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Noto Sans" fo:font-weight="bold"/>
    </style:style>
    <style:style style:name="ce2323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/>
    </style:style>
    <style:style style:name="ce2325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Noto Sans" fo:font-size="6pt"/>
    </style:style>
    <style:style style:name="ce25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normal" style:font-weight-asian="normal" style:font-weight-complex="normal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5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5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5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5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/>
    </style:style>
    <style:style style:name="ce2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5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oto Sans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Noto Sans"/>
    </style:style>
    <style:style style:name="T1" style:family="text">
      <style:text-properties fo:font-size="7pt"/>
    </style:style>
    <style:style style:name="T2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9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66" style:family="text">
      <style:text-properties style:text-line-through-type="single"/>
    </style:style>
    <style:style style:name="T67" style:family="text">
      <style:text-properties fo:color="#bf00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6"/>
    </style:style>
    <style:style style:name="T7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5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26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28" table:base-cell-address="Harc.G46">
          <table:error-message table:message-type="stop" table:display="true"/>
        </table:content-validation>
        <table:content-validation table:name="val29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0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31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32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33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34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3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7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9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0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1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2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3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44" table:base-cell-address="Harc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5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46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7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49" table:condition="of:cell-content-is-whole-number() and cell-content-is-between(0,15)" table:allow-empty-cell="true" table:base-cell-address="Harc.D46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0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51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2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3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4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55" table:base-cell-address="Harc.E49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6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57" table:condition="of:cell-content-is-whole-number() and cell-content()&gt;0" table:allow-empty-cell="true" table:base-cell-address="Harc.D32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base-cell-address="Harc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60" table:base-cell-address="Harc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62" table:base-cell-address="Harc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64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Harc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base-cell-address="Harc.A57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Harc.I31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69" table:condition="of:cell-content-is-whole-number() and cell-content()=4" table:allow-empty-cell="true" table:base-cell-address="Harc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0" table:condition="of:cell-content-is-whole-number() and cell-content()=3" table:allow-empty-cell="true" table:base-cell-address="Harc.I33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1" table:condition="of:cell-content-is-whole-number() and cell-content()=3" table:allow-empty-cell="true" table:base-cell-address="Harc.I34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2" table:condition="of:cell-content-is-whole-number() and cell-content()=2" table:allow-empty-cell="false" table:base-cell-address="Harc.I35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base-cell-address="Harc.C36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Harc.C37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Harc.I38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Harc.C50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77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-is-between(0,15)" table:allow-empty-cell="true" table:base-cell-address="Harc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0" table:condition="of:cell-content-is-whole-number() and cell-content-is-between(0,3)" table:allow-empty-cell="true" table:base-cell-address="Harc.J31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4)" table:allow-empty-cell="true" table:base-cell-address="Harc.J32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3)" table:allow-empty-cell="true" table:base-cell-address="Harc.J33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3)" table:allow-empty-cell="true" table:base-cell-address="Harc.J34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3)" table:allow-empty-cell="true" table:base-cell-address="Harc.J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85" table:condition="of:cell-content-is-whole-number() and cell-content-is-between(0,3)" table:allow-empty-cell="true" table:base-cell-address="Harc.J36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Harc.D37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Harc.J38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false" table:base-cell-address="Harc.J39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9" table:condition="of:cell-content-is-whole-number() and cell-content-is-between(0,2)" table:allow-empty-cell="true" table:base-cell-address="Harc.J40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0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()=0" table:allow-empty-cell="false" table:base-cell-address="Harc.D47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2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()&gt;0" table:allow-empty-cell="true" table:base-cell-address="Harc.J73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-is-between(0,5)" table:allow-empty-cell="true" table:base-cell-address="Harc.J74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-is-between(0,1)" table:allow-empty-cell="true" table:base-cell-address="Harc.J75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7" table:condition="of:cell-content-is-whole-number() and cell-content-is-between(0,1)" table:allow-empty-cell="true" table:base-cell-address="Harc.J76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99" table:base-cell-address="Harc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0" table:base-cell-address="Harc.L54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1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2" table:base-cell-address="Harc.C31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=1" table:allow-empty-cell="true" table:base-cell-address="Harc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4" table:condition="of:cell-content-is-whole-number() and cell-content()=2" table:allow-empty-cell="true" table:base-cell-address="Harc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5" table:condition="of:cell-content-is-whole-number() and cell-content()=2" table:allow-empty-cell="false" table:base-cell-address="Harc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6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7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8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9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0" table:base-cell-address="Alapértékek.B15">
          <table:help-message table:display="true"/>
          <table:error-message table:message-type="stop" table:display="true"/>
        </table:content-validation>
        <table:content-validation table:name="val111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2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3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4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5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6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7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8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9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0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1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3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4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7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9" table:condition="of:cell-content-is-in-list(femalapanyag_nev)" table:allow-empty-cell="true" table:display-list="sort-ascending" table:base-cell-address="Harcértékek.B7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condition="of:cell-content-is-in-list(&quot;&quot;;&quot;Pocsék&quot;;&quot;Átlagos&quot;;&quot;Mesteri&quot;)" table:allow-empty-cell="true" table:display-list="unsorted" table:base-cell-address="Harcértékek.B74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1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2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3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4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1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1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59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condition="of:cell-content-is-in-list(&quot;0&quot;;&quot;50&quot;;&quot;60&quot;;&quot;70&quot;;&quot;80&quot;;&quot;90&quot;;&quot;100&quot;)" table:allow-empty-cell="true" table:display-list="unsorted" table:base-cell-address="Harcértékek.E70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1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2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5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6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9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0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1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2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74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75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7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78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5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6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5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6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2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number-columns-repeated="5" table:default-cell-style-name="ce45"/>
        <table:table-column table:style-name="co4" table:default-cell-style-name="ce45"/>
        <table:table-column table:style-name="co3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covered-table-cell table:style-name="ce417"/>
          <table:table-cell table:style-name="ce417" table:number-columns-repeated="16374"/>
        </table:table-row>
        <table:table-row table:style-name="ro2">
          <table:table-cell table:style-name="ce5" table:number-columns-spanned="10" table:number-rows-spanned="1"/>
          <table:covered-table-cell table:number-columns-repeated="9" table:style-name="ce30"/>
          <table:table-cell table:number-columns-repeated="16"/>
          <table:table-cell table:style-name="ce45" table:number-columns-repeated="16358"/>
        </table:table-row>
        <table:table-row table:style-name="ro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0" calcext:value-type="float">
            <text:p>0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0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0" calcext:value-type="float">
            <text:p>0</text:p>
          </table:table-cell>
          <table:table-cell table:style-name="ce681"/>
          <table:table-cell table:style-name="ce150" table:content-validation-name="val16" table:formula="of:=[$Harcértékek.$A$80]" office:value-type="float" office:value="16" calcext:value-type="float">
            <text:p>16</text:p>
          </table:table-cell>
          <table:table-cell table:style-name="ce196" table:content-validation-name="val16" table:formula="of:=[$Harcértékek.$B$80]" office:value-type="float" office:value="19" calcext:value-type="float">
            <text:p>19</text:p>
          </table:table-cell>
          <table:table-cell table:style-name="ce196" table:content-validation-name="val16" table:formula="of:=[$Harcértékek.$C$80]" office:value-type="float" office:value="11" calcext:value-type="float">
            <text:p>11</text:p>
          </table:table-cell>
          <table:table-cell table:style-name="ce196" table:content-validation-name="val16" table:formula="of:=[$Harcértékek.$D$80]" office:value-type="float" office:value="11" calcext:value-type="float">
            <text:p>11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5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93"/>
          <table:table-cell table:style-name="ce614" table:content-validation-name="val8" table:formula="of:=[$Harcértékek.E40]" office:value-type="float" office:value="21" calcext:value-type="float">
            <text:p>21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93" table:number-columns-repeated="16374"/>
        </table:table-row>
        <table:table-row table:style-name="ro6">
          <table:table-cell table:style-name="ce442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2"/>
          <table:covered-table-cell table:style-name="ce893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1" table:formula="of:=ROUNDUP([$Harcértékek.I3]/[$Data.C33])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8"/>
          <table:table-cell table:style-name="ce417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82" table:content-validation-name="val9" office:value-type="string" calcext:value-type="string">
            <text:p>Tám/kör</text:p>
          </table:table-cell>
          <table:table-cell table:style-name="ce182" office:value-type="string" calcext:value-type="string">
            <text:p>TÉ/CÉ</text:p>
          </table:table-cell>
          <table:table-cell table:style-name="ce182" office:value-type="string" calcext:value-type="string">
            <text:p>VÉ/Osztó</text:p>
          </table:table-cell>
          <table:table-cell table:style-name="ce182" office:value-type="string" calcext:value-type="string">
            <text:p>SP</text:p>
          </table:table-cell>
          <table:table-cell table:style-name="ce182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417"/>
          <table:table-cell table:style-name="ce45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3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3]" office:value-type="float" office:value="1" calcext:value-type="float">
            <text:p>1</text:p>
          </table:table-cell>
          <table:table-cell table:style-name="ce139" table:content-validation-name="val14" table:formula="of:=[$Harcértékek.D43]" office:value-type="float" office:value="33" calcext:value-type="float">
            <text:p>33</text:p>
          </table:table-cell>
          <table:table-cell table:style-name="ce168" table:content-validation-name="val14" table:formula="of:=[$Harcértékek.E43]" office:value-type="float" office:value="56" calcext:value-type="float">
            <text:p>56</text:p>
          </table:table-cell>
          <table:table-cell table:style-name="ce214" table:content-validation-name="val17" table:formula="of:=[$Harcértékek.F43]" office:value-type="string" office:string-value="-2 Z" calcext:value-type="string">
            <text:p>-2 Z</text:p>
          </table:table-cell>
          <table:table-cell table:style-name="ce223" table:content-validation-name="val17" table:formula="of:=[$Harcértékek.G43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2" table:formula="of:=ROUNDUP(SUM([Alapértékek.$J19:.$J23])/[Alapértékek.$D$9])" office:value-type="float" office:value="3" calcext:value-type="float">
            <text:p>3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4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36" calcext:value-type="float">
            <text:p>36</text:p>
          </table:table-cell>
          <table:table-cell table:style-name="ce168" table:content-validation-name="val14" table:formula="of:=[$Harcértékek.E44]" office:value-type="string" office:string-value="" calcext:value-type="error">
            <text:p>#REF!</text:p>
          </table:table-cell>
          <table:table-cell table:style-name="ce214" table:content-validation-name="val17" table:formula="of:=[$Harcértékek.F44]" office:value-type="string" office:string-value="3 Z" calcext:value-type="string">
            <text:p>3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3" office:value-type="float" office:value="3" calcext:value-type="float">
            <text:p>3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5]" office:value-type="string" office:string-value="Kard, kétkezes" calcext:value-type="string" table:number-columns-spanned="2" table:number-rows-spanned="1">
            <text:p>Kard, kétkezes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float" office:value="2" calcext:value-type="float">
            <text:p>2</text:p>
          </table:table-cell>
          <table:table-cell table:style-name="ce139" table:content-validation-name="val14" table:formula="of:=[$Harcértékek.D45]" office:value-type="float" office:value="50" calcext:value-type="float">
            <text:p>50</text:p>
          </table:table-cell>
          <table:table-cell table:style-name="ce168" table:content-validation-name="val14" table:formula="of:=[$Harcértékek.E45]" office:value-type="float" office:value="71" calcext:value-type="float">
            <text:p>71</text:p>
          </table:table-cell>
          <table:table-cell table:style-name="ce214" table:content-validation-name="val17" table:formula="of:=[$Harcértékek.F45]" office:value-type="string" office:string-value="13 V/S" calcext:value-type="string">
            <text:p>13 V/S</text:p>
          </table:table-cell>
          <table:table-cell table:style-name="ce223" table:content-validation-name="val17" table:formula="of:=[$Harcértékek.G45]" office:value-type="float" office:value="2" calcext:value-type="float">
            <text:p>2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6]" office:value-type="string" office:string-value="Csatabárd, kétkezes" calcext:value-type="string" table:number-columns-spanned="2" table:number-rows-spanned="1">
            <text:p>Csatabárd, kétkezes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float" office:value="1" calcext:value-type="float">
            <text:p>1</text:p>
          </table:table-cell>
          <table:table-cell table:style-name="ce139" table:content-validation-name="val14" table:formula="of:=[$Harcértékek.D46]" office:value-type="float" office:value="45" calcext:value-type="float">
            <text:p>45</text:p>
          </table:table-cell>
          <table:table-cell table:style-name="ce168" table:content-validation-name="val14" table:formula="of:=[$Harcértékek.E46]" office:value-type="float" office:value="65" calcext:value-type="float">
            <text:p>65</text:p>
          </table:table-cell>
          <table:table-cell table:style-name="ce214" table:content-validation-name="val17" table:formula="of:=[$Harcértékek.F46]" office:value-type="string" office:string-value="12 V +4Á" calcext:value-type="string">
            <text:p>12 V +4Á</text:p>
          </table:table-cell>
          <table:table-cell table:style-name="ce223" table:content-validation-name="val17" table:formula="of:=[$Harcértékek.G46]" office:value-type="float" office:value="1.5" calcext:value-type="float">
            <text:p>1,5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Tőr" calcext:value-type="string" table:number-columns-spanned="2" table:number-rows-spanned="1">
            <text:p>Tőr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float" office:value="1" calcext:value-type="float">
            <text:p>1</text:p>
          </table:table-cell>
          <table:table-cell table:style-name="ce139" table:content-validation-name="val14" table:formula="of:=[$Harcértékek.D47]" office:value-type="float" office:value="39" calcext:value-type="float">
            <text:p>39</text:p>
          </table:table-cell>
          <table:table-cell table:style-name="ce168" table:content-validation-name="val14" table:formula="of:=[$Harcértékek.E47]" office:value-type="float" office:value="61" calcext:value-type="float">
            <text:p>61</text:p>
          </table:table-cell>
          <table:table-cell table:style-name="ce214" table:content-validation-name="val17" table:formula="of:=[$Harcértékek.F47]" office:value-type="string" office:string-value="5 S/V" calcext:value-type="string">
            <text:p>5 S/V</text:p>
          </table:table-cell>
          <table:table-cell table:style-name="ce223" table:content-validation-name="val17" table:formula="of:=[$Harcértékek.G47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0]" office:value-type="string" office:string-value="" calcext:value-type="error">
            <text:p>#N/A</text:p>
          </table:table-cell>
          <table:table-cell table:style-name="ce140" table:content-validation-name="val14" table:formula="of:=[$Harcértékek.D50]" office:value-type="string" office:string-value="" calcext:value-type="error">
            <text:p>#N/A</text:p>
          </table:table-cell>
          <table:table-cell table:style-name="ce176" table:content-validation-name="val14" table:formula="of:=[$Harcértékek.E50]" office:value-type="string" office:string-value="" calcext:value-type="error">
            <text:p>#N/A</text:p>
          </table:table-cell>
          <table:table-cell table:style-name="ce216" table:content-validation-name="val17" table:formula="of:=[$Harcértékek.F50]" office:value-type="string" office:string-value="N/A" calcext:value-type="string">
            <text:p>N/A</text:p>
          </table:table-cell>
          <table:table-cell table:style-name="ce226" table:content-validation-name="val17" table:formula="of:=[$Harcértékek.G50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6">
          <table:table-cell table:style-name="ce442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2"/>
          <table:covered-table-cell table:style-name="ce89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5" table:content-validation-name="val1" office:value-type="float" office:value="0" calcext:value-type="float">
            <text:p>0</text:p>
          </table:table-cell>
          <table:table-cell table:style-name="ce40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[$Harcértékek.C51]" office:value-type="string" office:string-value="" calcext:value-type="error">
            <text:p>#N/A</text:p>
          </table:table-cell>
          <table:table-cell table:style-name="ce139" table:content-validation-name="val14" table:formula="of:=[$Harcértékek.D51]" office:value-type="string" office:string-value="" calcext:value-type="error">
            <text:p>#N/A</text:p>
          </table:table-cell>
          <table:table-cell table:style-name="ce177" table:content-validation-name="val14" table:formula="of:=[$Harcértékek.E51]" office:value-type="string" office:string-value="" calcext:value-type="error">
            <text:p>#N/A</text:p>
          </table:table-cell>
          <table:table-cell table:style-name="ce217" table:content-validation-name="val17" table:formula="of:=[$Harcértékek.F51]" office:value-type="string" office:string-value="" calcext:value-type="error">
            <text:p>#N/A</text:p>
          </table:table-cell>
          <table:table-cell table:style-name="ce228" table:content-validation-name="val17" table:formula="of:=[$Harcértékek.G51]" office:value-type="string" office:string-value="-" calcext:value-type="string">
            <text:p>-</text:p>
          </table:table-cell>
          <table:table-cell table:style-name="ce255" table:number-columns-spanned="2" table:number-rows-spanned="1"/>
          <table:covered-table-cell table:style-name="ce282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8">
          <table:table-cell table:style-name="ce448" table:content-validation-name="val1" office:value-type="float" office:value="0" calcext:value-type="float">
            <text:p>0</text:p>
          </table:table-cell>
          <table:table-cell table:style-name="ce41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3" table:content-validation-name="val5"/>
          <table:table-cell table:style-name="ce107" table:content-validation-name="val11" table:formula="of:=[$Harcértékek.C52]" office:value-type="string" office:string-value="" calcext:value-type="error">
            <text:p>#N/A</text:p>
          </table:table-cell>
          <table:table-cell table:style-name="ce140" table:content-validation-name="val14" table:formula="of:=[$Harcértékek.D52]" office:value-type="string" office:string-value="" calcext:value-type="error">
            <text:p>#N/A</text:p>
          </table:table-cell>
          <table:table-cell table:style-name="ce178" table:content-validation-name="val14" table:formula="of:=[$Harcértékek.E52]" office:value-type="string" office:string-value="" calcext:value-type="error">
            <text:p>#N/A</text:p>
          </table:table-cell>
          <table:table-cell table:style-name="ce219" table:content-validation-name="val17" table:formula="of:=[$Harcértékek.F52]" office:value-type="string" office:string-value="" calcext:value-type="error">
            <text:p>#N/A</text:p>
          </table:table-cell>
          <table:table-cell table:style-name="ce229" table:content-validation-name="val17" table:formula="of:=[$Harcértékek.G52]" office:value-type="string" office:string-value="-" calcext:value-type="string">
            <text:p>-</text:p>
          </table:table-cell>
          <table:table-cell table:style-name="ce256" table:number-columns-spanned="2" table:number-rows-spanned="1"/>
          <table:covered-table-cell table:style-name="ce283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5" table:number-columns-spanned="10" table:number-rows-spanned="2"/>
          <table:covered-table-cell table:number-columns-repeated="2" table:style-name="ce30"/>
          <table:covered-table-cell table:number-columns-repeated="7" table:style-name="ce719"/>
          <table:table-cell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covered-table-cell table:style-name="ce5"/>
          <table:covered-table-cell table:number-columns-repeated="9" table:style-name="ce30"/>
          <table:table-cell/>
          <table:table-cell table:style-name="Default" table:number-columns-repeated="2"/>
          <table:table-cell table:style-name="ce417"/>
          <table:table-cell table:number-columns-repeated="12"/>
          <table:table-cell table:style-name="ce45" table:number-columns-repeated="16358"/>
        </table:table-row>
        <table:table-row table:style-name="ro9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2"/>
          <table:covered-table-cell table:style-name="ce157"/>
          <table:covered-table-cell table:style-name="ce897"/>
          <table:table-cell table:number-columns-repeated="16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3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2">Pengehossz </text:span><text:span text:style-name="T3">Σ</text:span></text:p>
          </table:table-cell>
          <table:table-cell table:style-name="ce263" table:number-columns-spanned="2" table:number-rows-spanned="1"/>
          <table:covered-table-cell table:style-name="ce285"/>
          <table:table-cell table:number-columns-repeated="16"/>
          <table:table-cell table:style-name="ce45" table:number-columns-repeated="16358"/>
        </table:table-row>
        <table:table-row table:style-name="ro3">
          <table:covered-table-cell table:style-name="ce458"/>
          <table:table-cell table:style-name="ce46" table:formula="of:=[$Harcértékek.B64]" office:value-type="float" office:value="0" calcext:value-type="float">
            <text:p>0</text:p>
          </table:table-cell>
          <table:table-cell table:style-name="ce75"/>
          <table:table-cell table:style-name="ce116" table:formula="of:=[$Harcértékek.E63]" office:value-type="string" office:string-value="N/A" calcext:value-type="string">
            <text:p>N/A</text:p>
          </table:table-cell>
          <table:table-cell table:style-name="ce143" table:formula="of:=[$Harcértékek.F63]" office:value-type="string" office:string-value="" calcext:value-type="error">
            <text:p>#N/A</text:p>
          </table:table-cell>
          <table:table-cell table:style-name="ce143" table:formula="of:=[$Harcértékek.G63]" office:value-type="string" office:string-value="" calcext:value-type="error">
            <text:p>#N/A</text:p>
          </table:table-cell>
          <table:table-cell table:style-name="ce220" table:content-validation-name="val18" table:formula="of:=[$Harcértékek.H63]" office:value-type="string" office:string-value="" calcext:value-type="error">
            <text:p>#N/A</text:p>
          </table:table-cell>
          <table:table-cell table:style-name="ce220" table:content-validation-name="val18" table:formula="of:=[$Harcértékek.H66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 table:number-columns-repeated="16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417" table:number-columns-repeated="16"/>
          <table:table-cell table:style-name="ce45" table:number-columns-repeated="16358"/>
        </table:table-row>
        <table:table-row table:style-name="ro11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20" calcext:value-type="float">
            <text:p>20,</text:p>
          </table:table-cell>
          <table:table-cell table:style-name="ce290" office:value-type="float" office:value="20" calcext:value-type="float" table:number-columns-spanned="2" table:number-rows-spanned="1">
            <text:p>20</text:p>
          </table:table-cell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417"/>
          <table:table-cell table:style-name="Default" table:number-columns-repeated="2"/>
          <table:table-cell table:style-name="ce417"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27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27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27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27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27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27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0" calcext:value-type="float">
            <text:p>0</text:p>
          </table:table-cell>
          <table:table-cell table:style-name="ce499" table:content-validation-name="val13" table:formula="of:=VLOOKUP([$Alapértékek.$D$34];fajdalomtures_te_enyhit;3)" office:value-type="float" office:value="-3" calcext:value-type="float">
            <text:p>-3</text:p>
          </table:table-cell>
          <table:table-cell table:style-name="ce558" table:content-validation-name="val13" table:formula="of:=VLOOKUP([$Alapértékek.$D$34];fajdalomtures_te_enyhit;4)" office:value-type="float" office:value="-6" calcext:value-type="float">
            <text:p>-6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79" office:value-type="string" calcext:value-type="string">
            <text:p>Hátrány-1</text:p>
          </table:table-cell>
          <table:table-cell table:style-name="ce779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/>
          <table:table-cell table:style-name="ce655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674" table:formula="of:=SUMPRODUCT(LEN(TRIM([.$D$30:.$D$35]))&gt;0) &gt; 0" office:value-type="boolean" office:boolean-value="false" calcext:value-type="boolean">
            <text:p>HAMIS</text:p>
          </table:table-cell>
          <table:table-cell table:style-name="ce674" table:formula="of:=SUMPRODUCT(LEN(TRIM([.$E$30:.$E$35]))&gt;0) &gt; 0" office:value-type="boolean" office:boolean-value="false" calcext:value-type="boolean">
            <text:p>HAMIS</text:p>
          </table:table-cell>
          <table:table-cell table:style-name="ce674" table:formula="of:=SUMPRODUCT(LEN(TRIM([.$F$30:.$F$35]))&gt;0) &gt; 0" office:value-type="boolean" office:boolean-value="false" calcext:value-type="boolean">
            <text:p>HAMIS</text:p>
          </table:table-cell>
          <table:table-cell table:style-name="ce27"/>
          <table:table-cell table:style-name="ce833" table:number-columns-repeated="2"/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97"/>
          <table:table-cell table:style-name="ce501" table:formula="of:=[.D37]*[.D40]" office:value-type="float" office:value="0" calcext:value-type="float">
            <text:p>0</text:p>
          </table:table-cell>
          <table:table-cell table:style-name="ce501" table:formula="of:=[.E37]*[.E40]" office:value-type="float" office:value="-0" calcext:value-type="float">
            <text:p>0</text:p>
          </table:table-cell>
          <table:table-cell table:style-name="ce501" table:formula="of:=[.F37]*[.F40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1:.F41])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27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5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4:Harc.A24 Harc.B25:Harc.J26">
            <calcext:condition calcext:apply-style-name="Szürke_inaktív_fegyver" calcext:value="formula-is([.$A$25]=0)" calcext:base-cell-address="Harc.A24"/>
          </calcext:conditional-format>
          <calcext:conditional-format calcext:target-range-address="Harc.B25:Harc.B25 Harc.B26:Harc.J26">
            <calcext:condition calcext:apply-style-name="Kék_aktív_fegyver" calcext:value="formula-is([.$A$25]=1)" calcext:base-cell-address="Harc.B25"/>
          </calcext:conditional-format>
          <calcext:conditional-format calcext:target-range-address="Harc.B20:Harc.J21 Harc.B10:Harc.J17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5:Harc.D35">
            <calcext:condition calcext:apply-style-name="Szürke_háttér" calcext:value="formula-is([.$D$28]&lt;22)" calcext:base-cell-address="Harc.D35"/>
          </calcext:conditional-format>
          <calcext:conditional-format calcext:target-range-address="Harc.F35:Harc.F35">
            <calcext:condition calcext:apply-style-name="Szürke_háttér" calcext:value="formula-is([.$D$28]&lt;24)" calcext:base-cell-address="Harc.F35"/>
          </calcext:conditional-format>
          <calcext:conditional-format calcext:target-range-address="Harc.E35:Harc.E35">
            <calcext:condition calcext:apply-style-name="Szürke_háttér" calcext:value="formula-is([.$D$28]&lt;23)" calcext:base-cell-address="Harc.E35"/>
          </calcext:conditional-format>
          <calcext:conditional-format calcext:target-range-address="Harc.C35:Harc.C35">
            <calcext:condition calcext:apply-style-name="Szürke_háttér" calcext:value="formula-is([.$D$28]&lt;21)" calcext:base-cell-address="Harc.C35"/>
          </calcext:conditional-format>
          <calcext:conditional-format calcext:target-range-address="Harc.F34:Harc.F34">
            <calcext:condition calcext:apply-style-name="Szürke_háttér" calcext:value="formula-is([.$D$28]&lt;20)" calcext:base-cell-address="Harc.F34"/>
          </calcext:conditional-format>
          <calcext:conditional-format calcext:target-range-address="Harc.E34:Harc.E34">
            <calcext:condition calcext:apply-style-name="Szürke_háttér" calcext:value="formula-is([.$D$28]&lt;19)" calcext:base-cell-address="Harc.E34"/>
          </calcext:conditional-format>
          <calcext:conditional-format calcext:target-range-address="Harc.D34:Harc.D34">
            <calcext:condition calcext:apply-style-name="Szürke_háttér" calcext:value="formula-is([.$D$28]&lt;18)" calcext:base-cell-address="Harc.D34"/>
          </calcext:conditional-format>
          <calcext:conditional-format calcext:target-range-address="Harc.C34:Harc.C34">
            <calcext:condition calcext:apply-style-name="Szürke_háttér" calcext:value="formula-is([.$D$28]&lt;17)" calcext:base-cell-address="Harc.C34"/>
          </calcext:conditional-format>
          <calcext:conditional-format calcext:target-range-address="Harc.F33:Harc.F33">
            <calcext:condition calcext:apply-style-name="Szürke_háttér" calcext:value="formula-is([.$D$28]&lt;16)" calcext:base-cell-address="Harc.F33"/>
          </calcext:conditional-format>
          <calcext:conditional-format calcext:target-range-address="Harc.E33:Harc.E33">
            <calcext:condition calcext:apply-style-name="Szürke_háttér" calcext:value="formula-is([.$D$28]&lt;15)" calcext:base-cell-address="Harc.E33"/>
          </calcext:conditional-format>
          <calcext:conditional-format calcext:target-range-address="Harc.D33:Harc.D33">
            <calcext:condition calcext:apply-style-name="Szürke_háttér" calcext:value="formula-is([.$D$28]&lt;14)" calcext:base-cell-address="Harc.D33"/>
          </calcext:conditional-format>
          <calcext:conditional-format calcext:target-range-address="Harc.C33:Harc.C33">
            <calcext:condition calcext:apply-style-name="Szürke_háttér" calcext:value="formula-is([.$D$28]&lt;13)" calcext:base-cell-address="Harc.C33"/>
          </calcext:conditional-format>
          <calcext:conditional-format calcext:target-range-address="Harc.F32:Harc.F32">
            <calcext:condition calcext:apply-style-name="Szürke_háttér" calcext:value="formula-is([.$D$28]&lt;12)" calcext:base-cell-address="Harc.F32"/>
          </calcext:conditional-format>
          <calcext:conditional-format calcext:target-range-address="Harc.E32:Harc.E32">
            <calcext:condition calcext:apply-style-name="Szürke_háttér" calcext:value="formula-is([.$D$28]&lt;11)" calcext:base-cell-address="Harc.E32"/>
          </calcext:conditional-format>
          <calcext:conditional-format calcext:target-range-address="Harc.D32:Harc.D32">
            <calcext:condition calcext:apply-style-name="Szürke_háttér" calcext:value="formula-is([.$D$28]&lt;10)" calcext:base-cell-address="Harc.D32"/>
          </calcext:conditional-format>
          <calcext:conditional-format calcext:target-range-address="Harc.C32:Harc.C32">
            <calcext:condition calcext:apply-style-name="Szürke_háttér" calcext:value="formula-is([.$D$28]&lt;9)" calcext:base-cell-address="Harc.C32"/>
          </calcext:conditional-format>
          <calcext:conditional-format calcext:target-range-address="Harc.F31:Harc.F31">
            <calcext:condition calcext:apply-style-name="Szürke_háttér" calcext:value="formula-is([.$D$28]&lt;8)" calcext:base-cell-address="Harc.F31"/>
          </calcext:conditional-format>
          <calcext:conditional-format calcext:target-range-address="Harc.E31:Harc.E31">
            <calcext:condition calcext:apply-style-name="Szürke_háttér" calcext:value="formula-is([.$D$28]&lt;7)" calcext:base-cell-address="Harc.E31"/>
          </calcext:conditional-format>
          <calcext:conditional-format calcext:target-range-address="Harc.D31:Harc.D31">
            <calcext:condition calcext:apply-style-name="Szürke_háttér" calcext:value="formula-is([.$D$28]&lt;6)" calcext:base-cell-address="Harc.D31"/>
          </calcext:conditional-format>
          <calcext:conditional-format calcext:target-range-address="Harc.C31:Harc.C31">
            <calcext:condition calcext:apply-style-name="Szürke_háttér" calcext:value="formula-is([.$D$28]&lt;5)" calcext:base-cell-address="Harc.C31"/>
          </calcext:conditional-format>
          <calcext:conditional-format calcext:target-range-address="Harc.F30:Harc.F30">
            <calcext:condition calcext:apply-style-name="Szürke_háttér" calcext:value="formula-is([.$D$28]&lt;4)" calcext:base-cell-address="Harc.F30"/>
          </calcext:conditional-format>
          <calcext:conditional-format calcext:target-range-address="Harc.E30:Harc.E30">
            <calcext:condition calcext:apply-style-name="Szürke_háttér" calcext:value="formula-is([.$D$28]&lt;3)" calcext:base-cell-address="Harc.E30"/>
          </calcext:conditional-format>
          <calcext:conditional-format calcext:target-range-address="Harc.D30:Harc.D30">
            <calcext:condition calcext:apply-style-name="Szürke_háttér" calcext:value="formula-is([.$D$28]&lt;2)" calcext:base-cell-address="Harc.D30"/>
          </calcext:conditional-format>
          <calcext:conditional-format calcext:target-range-address="Harc.C30:Harc.C30">
            <calcext:condition calcext:apply-style-name="Szürke_háttér" calcext:value="formula-is([.$D$28]&lt;1)" calcext:base-cell-address="Harc.C30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8" table:default-cell-style-name="ce949"/>
        <table:table-column table:style-name="co9" table:default-cell-style-name="ce949"/>
        <table:table-column table:style-name="co10" table:default-cell-style-name="ce949"/>
        <table:table-column table:style-name="co11" table:default-cell-style-name="ce949"/>
        <table:table-column table:style-name="co12" table:default-cell-style-name="ce949"/>
        <table:table-column table:style-name="co13" table:default-cell-style-name="ce949"/>
        <table:table-column table:style-name="co14" table:default-cell-style-name="ce949"/>
        <table:table-column table:style-name="co15" table:default-cell-style-name="ce949"/>
        <table:table-column table:style-name="co16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949"/>
        <table:table-column table:style-name="co20" table:default-cell-style-name="ce949"/>
        <table:table-column table:style-name="co21" table:default-cell-style-name="ce949"/>
        <table:table-column table:style-name="co3" table:number-columns-repeated="2" table:default-cell-style-name="ce949"/>
        <table:table-column table:style-name="co3" table:number-columns-repeated="16368"/>
        <table:table-row table:style-name="ro7">
          <table:table-cell table:style-name="ce1" office:value-type="string" calcext:value-type="string" table:number-columns-spanned="11" table:number-rows-spanned="1">
            <text:p><text:s/>Karakter neve, faja, vallása: Number 2, a Hegy hadnagya</text:p>
          </table:table-cell>
          <table:covered-table-cell table:style-name="ce61"/>
          <table:covered-table-cell table:number-columns-repeated="2" table:style-name="ce81"/>
          <table:covered-table-cell table:style-name="ce136"/>
          <table:covered-table-cell table:style-name="ce175"/>
          <table:covered-table-cell table:number-columns-repeated="4" table:style-name="ce81"/>
          <table:covered-table-cell table:style-name="ce305"/>
          <table:table-cell table:style-name="ce1229"/>
          <table:table-cell table:style-name="ce126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298"/>
          <table:covered-table-cell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30"/>
          <table:table-cell table:style-name="ce1270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299"/>
          <table:table-cell/>
          <table:table-cell table:style-name="ce949" table:number-columns-repeated="16368"/>
        </table:table-row>
        <table:table-row table:style-name="ro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 table:style-name="ce1229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12">
          <table:table-cell table:style-name="ce2" office:value-type="string" calcext:value-type="string" table:number-columns-spanned="11" table:number-rows-spanned="1">
            <text:p> Külső:<text:span text:style-name="T4"> Kopasz, nagydarab</text:span></text:p>
          </table:table-cell>
          <table:covered-table-cell table:style-name="ce62"/>
          <table:covered-table-cell table:number-columns-repeated="8" table:style-name="ce82"/>
          <table:covered-table-cell table:style-name="ce308"/>
          <table:table-cell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63"/>
          <table:table-cell table:style-name="ce552" table:content-validation-name="val33" office:value-type="string" calcext:value-type="string" table:number-columns-spanned="4" table:number-rows-spanned="1">
            <text:p>Ember, Északi</text:p>
          </table:table-cell>
          <table:covered-table-cell table:style-name="ce552" table:content-validation-name="val46"/>
          <table:covered-table-cell table:number-columns-repeated="2" table:style-name="ce593"/>
          <table:table-cell table:style-name="ce180" table:content-validation-name="val56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593" table:content-validation-name="val56"/>
          <table:table-cell table:style-name="ce254" table:content-validation-name="val56" office:value-type="float" office:value="0" calcext:value-type="float">
            <text:p>0</text:p>
          </table:table-cell>
          <table:table-cell table:style-name="ce309" table:content-validation-name="val50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0"/>
          <table:table-cell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476" table:number-columns-spanned="11" table:number-rows-spanned="1"/>
          <table:covered-table-cell/>
          <table:covered-table-cell table:number-columns-repeated="9" table:style-name="ce30"/>
          <table:table-cell table:style-name="ce30" table:number-columns-repeated="4"/>
          <table:table-cell/>
          <table:table-cell table:style-name="ce949" table:number-columns-repeated="16368"/>
        </table:table-row>
        <table:table-row table:style-name="ro13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980"/>
          <table:covered-table-cell table:style-name="ce138"/>
          <table:covered-table-cell table:style-name="ce30"/>
          <table:covered-table-cell table:number-columns-repeated="4" table:style-name="ce980"/>
          <table:covered-table-cell table:style-name="ce310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8" table:style-name="ce30"/>
          <table:covered-table-cell table:style-name="ce311"/>
          <table:table-cell table:style-name="ce5"/>
          <table:table-cell table:style-name="ce30" table:number-columns-repeated="3"/>
          <table:table-cell/>
          <table:table-cell table:style-name="ce949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2"/>
          <table:table-cell table:style-name="ce103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/>
          <table:table-cell table:style-name="ce181" office:value-type="string" calcext:value-type="string" table:number-columns-spanned="3" table:number-rows-spanned="1">
            <text:p>Képzettségek maximum szintje:</text:p>
          </table:table-cell>
          <table:covered-table-cell table:style-name="ce212"/>
          <table:covered-table-cell table:style-name="ce562"/>
          <table:table-cell table:style-name="ce264" table:content-validation-name="val50" table:formula="of:=IF(([.$D$9]+[$Data.$C$10])&gt;[Data.I20];15;[.$D$9]+[$Data.$C$10])" office:value-type="float" office:value="14" calcext:value-type="float" table:number-columns-spanned="2" table:number-rows-spanned="1">
            <text:p>14</text:p>
          </table:table-cell>
          <table:covered-table-cell table:style-name="ce311"/>
          <table:table-cell table:style-name="ce5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181" office:value-type="string" calcext:value-type="string" table:number-columns-spanned="3" table:number-rows-spanned="1">
            <text:p>Primer képzettségek max szintje</text:p>
          </table:table-cell>
          <table:covered-table-cell table:style-name="ce212"/>
          <table:covered-table-cell table:style-name="ce562"/>
          <table:table-cell table:style-name="ce264" table:content-validation-name="val50" table:formula="of:=IF(([.$D$9]+[$Data.$C$9])&gt;[Data.I20];15;[.$D$9]+[$Data.$C$9])" office:value-type="float" office:value="11" calcext:value-type="float" table:number-columns-spanned="2" table:number-rows-spanned="1">
            <text:p>11</text:p>
          </table:table-cell>
          <table:covered-table-cell table:style-name="ce311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50" table:formula="of:=[.$E$12]-([.K5]+[.K17]+[.E31]+[.E46]+[.K31]+[.K55]+[$Harcértékek.E9]+[$Misztikus.E4]+[$Misztikus.E3]+[$Speciális.J22])" office:value-type="float" office:value="4" calcext:value-type="float">
            <text:p>4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1" table:content-validation-name="val24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84"/>
          <table:table-cell table:style-name="ce151" table:content-validation-name="val51" table:formula="of:=([.$D$9]*(   ([.C23]+[$Data.$C6])  +   ([.$C24]+[Data.$C7]) )  )" office:value-type="float" office:value="792" calcext:value-type="float">
            <text:p>792</text:p>
          </table:table-cell>
          <table:table-cell table:style-name="ce30"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15"/>
          <table:table-cell table:style-name="ce265" table:formula="of:=[.K31]+[.K55]+[$Misztikus.E3]" office:value-type="float" office:value="180" calcext:value-type="float" table:number-columns-spanned="2" table:number-rows-spanned="1">
            <text:p>180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3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15"/>
          <table:table-cell table:style-name="ce265" table:formula="of:=[.K17]+[.E31]+[.E46]+[$Misztikus.E4]" office:value-type="float" office:value="398" calcext:value-type="float" table:number-columns-spanned="2" table:number-rows-spanned="1">
            <text:p>398</text:p>
          </table:table-cell>
          <table:covered-table-cell table:style-name="ce312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5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9"/>
          <table:table-cell table:style-name="ce155" table:content-validation-name="val52" table:formula="of:= [.K5] + [.K17] + [.E31] + [.K31] + [$Harcértékek.E9] + [$Misztikus.E4] + [$Misztikus.E3]" office:value-type="float" office:value="478" calcext:value-type="float">
            <text:p>478</text:p>
          </table:table-cell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489" table:content-validation-name="val26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9" table:content-validation-name="val34"/>
          <table:table-cell table:style-name="ce156" table:content-validation-name="val53" table:formula="of:=[.$D$9]* ([.$C23]+[$Data.$C6])" office:value-type="float" office:value="561" calcext:value-type="float">
            <text:p>561</text:p>
          </table:table-cell>
          <table:table-cell table:style-name="ce30"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0"/>
          <table:table-cell table:style-name="ce257" table:content-validation-name="val78" table:formula="of:=[$Misztikus.K2]" office:value-type="float" office:value="22" calcext:value-type="float" table:number-columns-spanned="2" table:number-rows-spanned="1">
            <text:p>22</text:p>
          </table:table-cell>
          <table:covered-table-cell table:style-name="ce313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4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 table:style-name="ce30"/>
          <table:table-cell table:style-name="ce5"/>
          <table:table-cell table:style-name="ce351" table:content-validation-name="val101"/>
          <table:table-cell table:style-name="ce366" table:number-columns-spanned="3" table:number-rows-spanned="1"/>
          <table:covered-table-cell table:style-name="ce833"/>
          <table:covered-table-cell table:style-name="ce62"/>
          <table:table-cell table:style-name="ce949" table:number-columns-repeated="16368"/>
        </table:table-row>
        <table:table-row table:style-name="ro7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style-name="ce64"/>
          <table:covered-table-cell table:number-columns-repeated="2" table:style-name="ce632"/>
          <table:covered-table-cell table:style-name="ce157"/>
          <table:table-cell table:style-name="ce30"/>
          <table:table-cell table:style-name="ce187" office:value-type="string" calcext:value-type="string" table:number-columns-spanned="4" table:number-rows-spanned="1">
            <text:p><text:span text:style-name="T5">Harcmodor képzettségek </text:span><text:span text:style-name="T8">🅿️</text:span></text:p>
          </table:table-cell>
          <table:covered-table-cell table:style-name="ce1073"/>
          <table:covered-table-cell table:style-name="ce244"/>
          <table:covered-table-cell table:style-name="ce267"/>
          <table:table-cell table:style-name="ce314" table:content-validation-name="val55" table:formula="of:=SUM([.K19:.K29])" office:value-type="float" office:value="117" calcext:value-type="float">
            <text:p>117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67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 table:style-name="ce30"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665"/>
          <table:covered-table-cell/>
          <table:table-cell table:style-name="ce665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" table:number-columns-repeated="2"/>
          <table:table-cell table:style-name="ce367"/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573" table:content-validation-name="val35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19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666" table:content-validation-name="val66"/>
          <table:covered-table-cell/>
          <table:table-cell table:style-name="ce114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573" table:content-validation-name="val36" office:value-type="float" office:value="4" calcext:value-type="float" table:number-columns-spanned="2" table:number-rows-spanned="1">
            <text:p>4</text:p>
          </table:table-cell>
          <table:covered-table-cell table:style-name="ce110" table:content-validation-name="val47"/>
          <table:table-cell table:style-name="ce160" table:content-validation-name="val54" table:formula="of:=VLOOKUP([.C20];tulajdonsagok;2)" office:value-type="float" office:value="15" calcext:value-type="float">
            <text:p>15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666" table:content-validation-name="val66"/>
          <table:covered-table-cell/>
          <table:table-cell table:style-name="ce114" table:content-validation-name="val48" office:value-type="float" office:value="11" calcext:value-type="float">
            <text:p>11</text:p>
          </table:table-cell>
          <table:table-cell table:style-name="ce169" table:content-validation-name="val50" table:formula="of:=IF([.$J20]&gt;0;VLOOKUP([.$J20];kepzettseg_kp_tablazat;MATCH(&quot;KP&quot;;kepzettseg_kp_fejlec;0);0);0)" office:value-type="float" office:value="55" calcext:value-type="float">
            <text:p>55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573" table:content-validation-name="val37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1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666" table:content-validation-name="val66"/>
          <table:covered-table-cell/>
          <table:table-cell table:style-name="ce114" table:content-validation-name="val48" office:value-type="float" office:value="8" calcext:value-type="float">
            <text:p>8</text:p>
          </table:table-cell>
          <table:table-cell table:style-name="ce169" table:content-validation-name="val50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5" table:number-columns-repeated="2"/>
          <table:table-cell table:style-name="ce30" table:number-columns-repeated="2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573" table:content-validation-name="val38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47"/>
          <table:table-cell table:style-name="ce160" table:content-validation-name="val54" table:formula="of:=VLOOKUP([.C22];tulajdonsagok;2)" office:value-type="float" office:value="11" calcext:value-type="float">
            <text:p>11</text:p>
          </table:table-cell>
          <table:table-cell table:style-name="ce30"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666" table:content-validation-name="val66"/>
          <table:covered-table-cell/>
          <table:table-cell table:style-name="ce114" table:content-validation-name="val48" office:value-type="float" office:value="5" calcext:value-type="float">
            <text:p>5</text:p>
          </table:table-cell>
          <table:table-cell table:style-name="ce169" table:content-validation-name="val50" table:formula="of:=IF([.$J22]&gt;0;VLOOKUP([.$J22];kepzettseg_kp_tablazat;MATCH(&quot;KP&quot;;kepzettseg_kp_fejlec;0);0);0)" office:value-type="float" office:value="13" calcext:value-type="float">
            <text:p>13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3" table:content-validation-name="val39" office:value-type="float" office:value="1" calcext:value-type="float" table:number-columns-spanned="2" table:number-rows-spanned="1">
            <text:p>1</text:p>
          </table:table-cell>
          <table:covered-table-cell table:style-name="ce110" table:content-validation-name="val47"/>
          <table:table-cell table:style-name="ce160" table:content-validation-name="val54" table:formula="of:=VLOOKUP([.C23];tulajdonsagok;2)" office:value-type="float" office:value="6" calcext:value-type="float">
            <text:p>6</text:p>
          </table:table-cell>
          <table:table-cell table:style-name="ce30"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66"/>
          <table:covered-table-cell table:style-name="ce62"/>
          <table:table-cell table:style-name="ce270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M</text:p>
          </table:table-cell>
          <table:table-cell table:style-name="ce353" table:formula="of:=[$Harcértékek.$E$9]" office:value-type="float" office:value="186" calcext:value-type="float">
            <text:p>186</text:p>
          </table:table-cell>
          <table:table-cell table:style-name="ce368" table:formula="of:=([.$M23]/[.$E$14])*100" office:value-type="float" office:value="38.9121338912134" calcext:value-type="float">
            <text:p>38,91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573" table:content-validation-name="val40" office:value-type="float" office:value="1" calcext:value-type="float" table:number-columns-spanned="2" table:number-rows-spanned="1">
            <text:p>1</text:p>
          </table:table-cell>
          <table:covered-table-cell table:style-name="ce110" table:content-validation-name="val47"/>
          <table:table-cell table:style-name="ce160" table:content-validation-name="val54" table:formula="of:=VLOOKUP([.C24];tulajdonsagok;2)" office:value-type="float" office:value="6" calcext:value-type="float">
            <text:p>6</text:p>
          </table:table-cell>
          <table:table-cell table:style-name="ce30"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0"/>
          <table:covered-table-cell table:style-name="ce245"/>
          <table:table-cell table:style-name="ce274" table:content-validation-name="val48" office:value-type="float" office:value="0" calcext:value-type="float">
            <text:p>0</text:p>
          </table:table-cell>
          <table:table-cell table:style-name="ce316" table:content-validation-name="val50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modor képzettségek</text:p>
          </table:table-cell>
          <table:table-cell table:style-name="ce5" table:formula="of:=[.K17]" office:value-type="float" office:value="117" calcext:value-type="float">
            <text:p>117</text:p>
          </table:table-cell>
          <table:table-cell table:style-name="ce368" table:formula="of:=([.$M24]/[.$E$14])*100" office:value-type="float" office:value="24.4769874476987" calcext:value-type="float">
            <text:p>24,48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573" table:content-validation-name="val4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47"/>
          <table:table-cell table:style-name="ce160" table:content-validation-name="val54" table:formula="of:=VLOOKUP([.C25];tulajdonsagok;2)" office:value-type="float" office:value="5" calcext:value-type="float">
            <text:p>5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99" office:value-type="string" calcext:value-type="string">
            <text:p>Misztikus képzettségek</text:p>
          </table:table-cell>
          <table:table-cell table:style-name="ce5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3" table:content-validation-name="val42" office:value-type="float" office:value="-2" calcext:value-type="float" table:number-columns-spanned="2" table:number-rows-spanned="1">
            <text:p>-2</text:p>
          </table:table-cell>
          <table:covered-table-cell table:style-name="ce110" table:content-validation-name="val47"/>
          <table:table-cell table:style-name="ce160" table:content-validation-name="val54" table:formula="of:=VLOOKUP([.C26];tulajdonsagok;2)" office:value-type="float" office:value="3" calcext:value-type="float">
            <text:p>3</text:p>
          </table:table-cell>
          <table:table-cell table:style-name="ce30"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" table:content-validation-name="val99" office:value-type="string" calcext:value-type="string">
            <text:p>Primer világi képzettség</text:p>
          </table:table-cell>
          <table:table-cell table:style-name="ce5" table:formula="of:=[.E31]" office:value-type="float" office:value="61" calcext:value-type="float">
            <text:p>61</text:p>
          </table:table-cell>
          <table:table-cell table:style-name="ce368" table:formula="of:=([.$M26]/[.$E$14])*100" office:value-type="float" office:value="12.7615062761506" calcext:value-type="float">
            <text:p>12,76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43"/>
          <table:covered-table-cell table:style-name="ce30"/>
          <table:covered-table-cell table:style-name="ce141"/>
          <table:table-cell table:style-name="ce30"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0"/>
          <table:covered-table-cell table:style-name="ce247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Harci Fortélyok</text:p>
          </table:table-cell>
          <table:table-cell table:style-name="ce5" table:formula="of:=[.K31]" office:value-type="float" office:value="114" calcext:value-type="float">
            <text:p>114</text:p>
          </table:table-cell>
          <table:table-cell table:style-name="ce368" table:formula="of:=([.$M27]/[.$E$14])*100" office:value-type="float" office:value="23.8493723849372" calcext:value-type="float">
            <text:p>23,85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44" table:formula="of:=64+ROUNDDOWN(([.D9]/2);0)" office:value-type="float" office:value="69" calcext:value-type="float" table:number-columns-spanned="2" table:number-rows-spanned="1">
            <text:p>69</text:p>
          </table:table-cell>
          <table:covered-table-cell table:style-name="ce562" table:content-validation-name="val45"/>
          <table:table-cell table:style-name="ce791"/>
          <table:table-cell table:style-name="ce30"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666" table:content-validation-name="val30"/>
          <table:covered-table-cell/>
          <table:table-cell table:style-name="ce275" table:content-validation-name="val79" office:value-type="float" office:value="0" calcext:value-type="float">
            <text:p>0</text:p>
          </table:table-cell>
          <table:table-cell table:style-name="ce169" table:content-validation-name="val50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" office:value-type="string" calcext:value-type="string">
            <text:p>Misztikus fortélyok</text:p>
          </table:table-cell>
          <table:table-cell table:style-name="ce5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float" office:value="0" calcext:value-type="float">
            <text:p>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70"/>
          <table:table-cell table:style-name="ce98" table:content-validation-name="val45" table:formula="of:=[.C28]-SUM([.E19:.E26])" office:value-type="float" office:value="1" calcext:value-type="float" table:number-columns-spanned="2" table:number-rows-spanned="1">
            <text:p>1</text:p>
          </table:table-cell>
          <table:covered-table-cell table:style-name="ce111" table:content-validation-name="val45"/>
          <table:table-cell table:style-name="ce165"/>
          <table:table-cell table:style-name="ce30"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0"/>
          <table:covered-table-cell table:style-name="ce70"/>
          <table:table-cell table:style-name="ce287" table:content-validation-name="val48" office:value-type="float" office:value="0" calcext:value-type="float">
            <text:p>0</text:p>
          </table:table-cell>
          <table:table-cell table:style-name="ce317" table:content-validation-name="val50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style-name="ce30"/>
          <table:table-cell/>
          <table:table-cell table:style-name="ce949" table:number-columns-repeated="16368"/>
        </table:table-row>
        <table:table-row table:style-name="ro4">
          <table:table-cell table:style-name="ce30" table:number-columns-spanned="5" table:number-rows-spanned="1"/>
          <table:covered-table-cell/>
          <table:covered-table-cell table:number-columns-repeated="3" table:style-name="ce30"/>
          <table:table-cell table:style-name="ce30"/>
          <table:table-cell table:style-name="ce476" table:number-columns-spanned="5" table:number-rows-spanned="1"/>
          <table:covered-table-cell table:number-columns-repeated="4"/>
          <table:table-cell table:style-name="ce1241" office:value-type="string" calcext:value-type="string">
            <text:p>SUM</text:p>
          </table:table-cell>
          <table:table-cell table:style-name="ce1241" table:formula="of:=SUM([.M23:.M28])" office:value-type="float" office:value="478" calcext:value-type="float">
            <text:p>478</text:p>
          </table:table-cell>
          <table:table-cell table:style-name="ce370" table:formula="of:=SUM([.N23:.N28])" office:value-type="float" office:value="100" calcext:value-type="float">
            <text:p>100 %</text:p>
          </table:table-cell>
          <table:table-cell table:style-name="ce30"/>
          <table:table-cell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5">Primer világi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66" table:formula="of:=SUM([.E33:.E44])" office:value-type="float" office:value="61" calcext:value-type="float">
            <text:p>61</text:p>
          </table:table-cell>
          <table:table-cell table:style-name="ce30"/>
          <table:table-cell table:style-name="ce199" office:value-type="string" calcext:value-type="string" table:number-columns-spanned="4" table:number-rows-spanned="1">
            <text:p><text:span text:style-name="T9">Harci fortélyok  </text:span><text:span text:style-name="T10">🅿️</text:span></text:p>
          </table:table-cell>
          <table:covered-table-cell table:style-name="ce61"/>
          <table:covered-table-cell table:style-name="ce251"/>
          <table:covered-table-cell table:style-name="ce273"/>
          <table:table-cell table:style-name="ce318" table:content-validation-name="val55" table:formula="of:=SUM([.K33:.K54])" office:value-type="float" office:value="114" calcext:value-type="float">
            <text:p>114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234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8" table:content-validation-name="val30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office:value-type="string" calcext:value-type="string" table:number-columns-spanned="2" table:number-rows-spanned="1">
            <text:p>Merevvértviselet</text:p>
          </table:table-cell>
          <table:covered-table-cell table:style-name="ce235"/>
          <table:table-cell table:style-name="ce706" table:content-validation-name="val68" table:formula="of:=[$Fortélylista.B75]" office:value-type="float" office:value="3" calcext:value-type="float">
            <text:p>3</text:p>
          </table:table-cell>
          <table:table-cell table:style-name="ce292" table:content-validation-name="val80" office:value-type="float" office:value="3" calcext:value-type="float">
            <text:p>3</text:p>
          </table:table-cell>
          <table:table-cell table:style-name="ce321" table:content-validation-name="val50" table:formula="of:=[.$J33]*[$Data.$C$12]" office:value-type="float" office:value="18" calcext:value-type="float">
            <text:p>18</text:p>
          </table:table-cell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55"/>
          <table:table-cell table:style-name="ce831" table:content-validation-name="val102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8" calcext:value-type="float">
            <text:p>8</text:p>
          </table:table-cell>
          <table:table-cell table:style-name="ce170" table:content-validation-name="val50" table:formula="of:=IF([.$D34]&gt;0;VLOOKUP([.$D34];kepzettseg_kp_tablazat;MATCH(&quot;KP&quot;;kepzettseg_kp_fejlec;0);0);0)" office:value-type="float" office:value="31" calcext:value-type="float">
            <text:p>31</text:p>
          </table:table-cell>
          <table:table-cell table:style-name="ce30"/>
          <table:table-cell table:style-name="ce645" table:content-validation-name="val57" office:value-type="string" calcext:value-type="string" table:number-columns-spanned="2" table:number-rows-spanned="1">
            <text:p>Harcos elme</text:p>
          </table:table-cell>
          <table:covered-table-cell table:style-name="ce235"/>
          <table:table-cell table:style-name="ce706" table:content-validation-name="val69" table:formula="of:=[$Fortélylista.B70]" office:value-type="float" office:value="3" calcext:value-type="float">
            <text:p>3</text:p>
          </table:table-cell>
          <table:table-cell table:style-name="ce293" table:content-validation-name="val81" office:value-type="float" office:value="0" calcext:value-type="float">
            <text:p>0</text:p>
          </table:table-cell>
          <table:table-cell table:style-name="ce321" table:content-validation-name="val50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69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7" calcext:value-type="float">
            <text:p>7</text:p>
          </table:table-cell>
          <table:table-cell table:style-name="ce170" table:content-validation-name="val50" table:formula="of:=IF([.$D35]&gt;0;VLOOKUP([.$D35];kepzettseg_kp_tablazat;MATCH(&quot;KP&quot;;kepzettseg_kp_fejlec;0);0);0)" office:value-type="float" office:value="24" calcext:value-type="float">
            <text:p>24</text:p>
          </table:table-cell>
          <table:table-cell table:style-name="ce30"/>
          <table:table-cell table:style-name="ce645" table:content-validation-name="val58" office:value-type="string" calcext:value-type="string" table:number-columns-spanned="2" table:number-rows-spanned="1">
            <text:p>Gyors kezdeményezés</text:p>
          </table:table-cell>
          <table:covered-table-cell table:style-name="ce235"/>
          <table:table-cell table:style-name="ce706" table:content-validation-name="val70" table:formula="of:=[$Fortélylista.B67]" office:value-type="float" office:value="3" calcext:value-type="float">
            <text:p>3</text:p>
          </table:table-cell>
          <table:table-cell table:style-name="ce294" table:content-validation-name="val82" office:value-type="float" office:value="3" calcext:value-type="float">
            <text:p>3</text:p>
          </table:table-cell>
          <table:table-cell table:style-name="ce321" table:content-validation-name="val50" table:formula="of:=[.$J35]*[$Data.$C$12]" office:value-type="float" office:value="18" calcext:value-type="float">
            <text:p>18</text:p>
          </table:table-cell>
          <table:table-cell table:number-columns-repeated="2"/>
          <table:table-cell table:style-name="ce355"/>
          <table:table-cell table:style-name="ce831" table:content-validation-name="val103"/>
          <table:table-cell/>
          <table:table-cell table:style-name="ce949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538" table:content-validation-name="val31"/>
          <table:table-cell table:style-name="ce115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table:content-validation-name="val59" office:value-type="string" calcext:value-type="string" table:number-columns-spanned="2" table:number-rows-spanned="1">
            <text:p>Harci akrobatika</text:p>
          </table:table-cell>
          <table:covered-table-cell table:style-name="ce235"/>
          <table:table-cell table:style-name="ce706" table:content-validation-name="val71" office:value-type="float" office:value="3" calcext:value-type="float">
            <text:p>3</text:p>
          </table:table-cell>
          <table:table-cell table:style-name="ce295" table:content-validation-name="val83" office:value-type="float" office:value="0" calcext:value-type="float">
            <text:p>0</text:p>
          </table:table-cell>
          <table:table-cell table:style-name="ce321" table:content-validation-name="val50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10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office:value-type="string" calcext:value-type="string" table:number-columns-spanned="3" table:number-rows-spanned="1">
            <text:p>Befolyásolás</text:p>
          </table:table-cell>
          <table:covered-table-cell table:number-columns-repeated="2" table:style-name="ce76" table:content-validation-name="val32"/>
          <table:table-cell table:style-name="ce114" table:content-validation-name="val48" office:value-type="float" office:value="3" calcext:value-type="float">
            <text:p>3</text:p>
          </table:table-cell>
          <table:table-cell table:style-name="ce169" table:content-validation-name="val50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30"/>
          <table:table-cell table:style-name="ce645" table:content-validation-name="val60" office:value-type="string" calcext:value-type="string" table:number-columns-spanned="2" table:number-rows-spanned="1">
            <text:p>Pajzshasználat</text:p>
          </table:table-cell>
          <table:covered-table-cell table:style-name="ce235"/>
          <table:table-cell table:style-name="ce706" table:content-validation-name="val72" table:formula="of:=[$Fortélylista.B76]" office:value-type="float" office:value="3" calcext:value-type="float">
            <text:p>3</text:p>
          </table:table-cell>
          <table:table-cell table:style-name="ce296" table:content-validation-name="val84" office:value-type="float" office:value="2" calcext:value-type="float">
            <text:p>2</text:p>
          </table:table-cell>
          <table:table-cell table:style-name="ce321" table:content-validation-name="val50" table:formula="of:=[.$J37]*[$Data.$C$12]" office:value-type="float" office:value="12" calcext:value-type="float">
            <text:p>12</text:p>
          </table:table-cell>
          <table:table-cell table:number-columns-repeated="2"/>
          <table:table-cell table:style-name="ce355"/>
          <table:table-cell table:style-name="ce831" table:content-validation-name="val105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office:value-type="string" calcext:value-type="string" table:number-columns-spanned="3" table:number-rows-spanned="1">
            <text:p>Hadászat</text:p>
          </table:table-cell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office:value-type="string" calcext:value-type="string" table:number-columns-spanned="2" table:number-rows-spanned="1">
            <text:p>Kétkezes harc</text:p>
          </table:table-cell>
          <table:covered-table-cell table:style-name="ce235"/>
          <table:table-cell table:style-name="ce706" table:content-validation-name="val73" table:formula="of:=[$Fortélylista.B71]" office:value-type="float" office:value="3" calcext:value-type="float">
            <text:p>3</text:p>
          </table:table-cell>
          <table:table-cell table:style-name="ce297" table:content-validation-name="val85" office:value-type="float" office:value="0" calcext:value-type="float">
            <text:p>0</text:p>
          </table:table-cell>
          <table:table-cell table:style-name="ce321" table:content-validation-name="val50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73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office:value-type="string" calcext:value-type="string" table:number-columns-spanned="2" table:number-rows-spanned="1">
            <text:p>Kétkezesség</text:p>
          </table:table-cell>
          <table:covered-table-cell table:style-name="ce235"/>
          <table:table-cell table:style-name="ce706" table:content-validation-name="val74" table:formula="of:=[$Fortélylista.B72]" office:value-type="float" office:value="1" calcext:value-type="float">
            <text:p>1</text:p>
          </table:table-cell>
          <table:table-cell table:style-name="ce298" table:content-validation-name="val86" office:value-type="float" office:value="0" calcext:value-type="float">
            <text:p>0</text:p>
          </table:table-cell>
          <table:table-cell table:style-name="ce321" table:content-validation-name="val50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355"/>
          <table:table-cell table:style-name="ce831" table:content-validation-name="val74"/>
          <table:table-cell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office:value-type="string" calcext:value-type="string" table:number-columns-spanned="2" table:number-rows-spanned="1">
            <text:p>Harckeret növelés</text:p>
          </table:table-cell>
          <table:covered-table-cell table:style-name="ce235"/>
          <table:table-cell table:style-name="ce258" table:content-validation-name="val75" table:formula="of:=[$Fortélylista.B69]" office:value-type="float" office:value="3" calcext:value-type="float">
            <text:p>3</text:p>
          </table:table-cell>
          <table:table-cell table:style-name="ce300" table:content-validation-name="val87" office:value-type="float" office:value="2" calcext:value-type="float">
            <text:p>2</text:p>
          </table:table-cell>
          <table:table-cell table:style-name="ce321" table:content-validation-name="val50" table:formula="of:=[.$J40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office:value-type="string" calcext:value-type="string" table:number-columns-spanned="2" table:number-rows-spanned="1">
            <text:p>Lovas harc</text:p>
          </table:table-cell>
          <table:covered-table-cell table:style-name="ce235"/>
          <table:table-cell table:style-name="ce258" table:content-validation-name="val75" table:formula="of:=[$Fortélylista.B73]" office:value-type="float" office:value="3" calcext:value-type="float">
            <text:p>3</text:p>
          </table:table-cell>
          <table:table-cell table:style-name="ce301" table:content-validation-name="val88" office:value-type="float" office:value="1" calcext:value-type="float">
            <text:p>1</text:p>
          </table:table-cell>
          <table:table-cell table:style-name="ce321" table:content-validation-name="val50" table:formula="of:=[.$J41]*[$Data.$C$12]" office:value-type="float" office:value="6" calcext:value-type="float">
            <text:p>6</text:p>
          </table:table-cell>
          <table:table-cell table:style-name="ce38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645" office:value-type="string" calcext:value-type="string" table:number-columns-spanned="2" table:number-rows-spanned="1">
            <text:p>Belharc</text:p>
          </table:table-cell>
          <table:covered-table-cell table:style-name="ce235"/>
          <table:table-cell table:style-name="ce258" table:content-validation-name="val75" table:formula="of:=[$Fortélylista.B66]" office:value-type="float" office:value="2" calcext:value-type="float">
            <text:p>2</text:p>
          </table:table-cell>
          <table:table-cell table:style-name="ce302" table:content-validation-name="val89" office:value-type="float" office:value="0" calcext:value-type="float">
            <text:p>0</text:p>
          </table:table-cell>
          <table:table-cell table:style-name="ce321" table:content-validation-name="val50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Daráló</text:p>
          </table:table-cell>
          <table:covered-table-cell table:style-name="ce236"/>
          <table:table-cell table:style-name="ce258" table:content-validation-name="val75" table:formula="of:=IF(ISBLANK([.$G43]) ;&quot;&quot;;VLOOKUP([.$G43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3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0" table:content-validation-name="val27" table:number-columns-spanned="3" table:number-rows-spanned="1"/>
          <table:covered-table-cell table:number-columns-repeated="2" table:style-name="ce76" table:content-validation-name="val32"/>
          <table:table-cell table:style-name="ce114" table:content-validation-name="val48" office:value-type="float" office:value="0" calcext:value-type="float">
            <text:p>0</text:p>
          </table:table-cell>
          <table:table-cell table:style-name="ce169" table:content-validation-name="val50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Alkalmatlan fegyver hajítása 🔁</text:p>
          </table:table-cell>
          <table:covered-table-cell table:style-name="ce236"/>
          <table:table-cell table:style-name="ce258" table:content-validation-name="val75" table:formula="of:=IF(ISBLANK([.$G44]) ;&quot;&quot;;VLOOKUP([.$G44];fortelyok_harci_full;2;0))" office:value-type="float" office:value="2" calcext:value-type="float">
            <text:p>2</text:p>
          </table:table-cell>
          <table:table-cell table:style-name="ce303" table:content-validation-name="val90"/>
          <table:table-cell table:style-name="ce321" table:content-validation-name="val50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" table:number-columns-spanned="5" table:number-rows-spanned="1"/>
          <table:covered-table-cell table:number-columns-repeated="3"/>
          <table:covered-table-cell table:style-name="ce171"/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Elpusztíthatatlan</text:p>
          </table:table-cell>
          <table:covered-table-cell table:style-name="ce236"/>
          <table:table-cell table:style-name="ce258" table:content-validation-name="val75" table:formula="of:=IF(ISBLANK([.$G45]) ;&quot;&quot;;VLOOKUP([.$G45];fortelyok_harci_full;2;0))" office:value-type="float" office:value="2" calcext:value-type="float">
            <text:p>2</text:p>
          </table:table-cell>
          <table:table-cell table:style-name="ce303" table:content-validation-name="val90"/>
          <table:table-cell table:style-name="ce321" table:content-validation-name="val50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55" table:formula="of:=SUM([.E48:.E76])" office:value-type="float" office:value="220" calcext:value-type="float">
            <text:p>220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Körkörös harc</text:p>
          </table:table-cell>
          <table:covered-table-cell table:style-name="ce236"/>
          <table:table-cell table:style-name="ce258" table:content-validation-name="val75" table:formula="of:=IF(ISBLANK([.$G46]) ;&quot;&quot;;VLOOKUP([.$G46];fortelyok_harci_full;2;0))" office:value-type="float" office:value="1" calcext:value-type="float">
            <text:p>1</text:p>
          </table:table-cell>
          <table:table-cell table:style-name="ce303" table:content-validation-name="val90"/>
          <table:table-cell table:style-name="ce321" table:content-validation-name="val50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537"/>
          <table:table-cell table:style-name="ce53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Kaszabolás</text:p>
          </table:table-cell>
          <table:covered-table-cell table:style-name="ce236"/>
          <table:table-cell table:style-name="ce258" table:content-validation-name="val75" table:formula="of:=IF(ISBLANK([.$G47]) ;&quot;&quot;;VLOOKUP([.$G47];fortelyok_harci_full;2;0))" office:value-type="float" office:value="2" calcext:value-type="float">
            <text:p>2</text:p>
          </table:table-cell>
          <table:table-cell table:style-name="ce303" table:content-validation-name="val90"/>
          <table:table-cell table:style-name="ce321" table:content-validation-name="val50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8" table:content-validation-name="val32"/>
          <table:table-cell table:style-name="ce117" table:content-validation-name="val49" office:value-type="float" office:value="6" calcext:value-type="float">
            <text:p>6</text:p>
          </table:table-cell>
          <table:table-cell table:style-name="ce169" table:content-validation-name="val50" table:formula="of:=IF([.$D48]&gt;0;VLOOKUP([.$D48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3" table:content-validation-name="val61" office:value-type="string" calcext:value-type="string" table:number-columns-spanned="2" table:number-rows-spanned="1">
            <text:p>Támadás erőből</text:p>
          </table:table-cell>
          <table:covered-table-cell table:style-name="ce236"/>
          <table:table-cell table:style-name="ce258" table:content-validation-name="val75" table:formula="of:=IF(ISBLANK([.$G48]) ;&quot;&quot;;VLOOKUP([.$G48];fortelyok_harci_full;2;0))" office:value-type="float" office:value="2" calcext:value-type="float">
            <text:p>2</text:p>
          </table:table-cell>
          <table:table-cell table:style-name="ce303" table:content-validation-name="val90" office:value-type="float" office:value="2" calcext:value-type="float">
            <text:p>2</text:p>
          </table:table-cell>
          <table:table-cell table:style-name="ce321" table:content-validation-name="val50" table:formula="of:=[.$J48]*[$Data.$C$12]" office:value-type="float" office:value="12" calcext:value-type="float">
            <text:p>12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8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9" calcext:value-type="float">
            <text:p>9</text:p>
          </table:table-cell>
          <table:table-cell table:style-name="ce169" table:content-validation-name="val50" table:formula="of:=IF([.$D49]&gt;0;VLOOKUP([.$D49];kepzettseg_kp_tablazat;MATCH(&quot;KP&quot;;kepzettseg_kp_fejlec;0);0);0)" office:value-type="float" office:value="38" calcext:value-type="float">
            <text:p>38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49]) ;&quot;&quot;;VLOOKUP([.$G49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Etikett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7" calcext:value-type="float">
            <text:p>7</text:p>
          </table:table-cell>
          <table:table-cell table:style-name="ce169" table:content-validation-name="val50" table:formula="of:=IF([.$D50]&gt;0;VLOOKUP([.$D50];kepzettseg_kp_tablazat;MATCH(&quot;KP&quot;;kepzettseg_kp_fejlec;0);0);0)" office:value-type="float" office:value="24" calcext:value-type="float">
            <text:p>24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0]) ;&quot;&quot;;VLOOKUP([.$G50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7" calcext:value-type="float">
            <text:p>7</text:p>
          </table:table-cell>
          <table:table-cell table:style-name="ce169" table:content-validation-name="val50" table:formula="of:=IF([.$D51]&gt;0;VLOOKUP([.$D51];kepzettseg_kp_tablazat;MATCH(&quot;KP&quot;;kepzettseg_kp_fejlec;0);0);0)" office:value-type="float" office:value="24" calcext:value-type="float">
            <text:p>24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1]) ;&quot;&quot;;VLOOKUP([.$G51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7" calcext:value-type="float">
            <text:p>7</text:p>
          </table:table-cell>
          <table:table-cell table:style-name="ce169" table:content-validation-name="val50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2]) ;&quot;&quot;;VLOOKUP([.$G52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53]&gt;0;VLOOKUP([.$D53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3" table:content-validation-name="val61" table:number-columns-spanned="2" table:number-rows-spanned="1"/>
          <table:covered-table-cell table:style-name="ce236"/>
          <table:table-cell table:style-name="ce258" table:content-validation-name="val75" table:formula="of:=IF(ISBLANK([.$G53]) ;&quot;&quot;;VLOOKUP([.$G53];fortelyok_harci_full;2;0))">
            <text:p/>
          </table:table-cell>
          <table:table-cell table:style-name="ce303" table:content-validation-name="val90"/>
          <table:table-cell table:style-name="ce321" table:content-validation-name="val50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38" table:content-validation-name="val32"/>
          <table:table-cell table:style-name="ce120" table:content-validation-name="val48" office:value-type="float" office:value="6" calcext:value-type="float">
            <text:p>6</text:p>
          </table:table-cell>
          <table:table-cell table:style-name="ce169" table:content-validation-name="val50" table:formula="of:=IF([.$D54]&gt;0;VLOOKUP([.$D54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5" table:content-validation-name="val62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62"/>
          <table:table-cell table:style-name="ce288" table:content-validation-name="val91" table:formula="of:=[$Harcértékek.C33]" office:value-type="float" office:value="4" calcext:value-type="float">
            <text:p>4 fok</text:p>
          </table:table-cell>
          <table:table-cell table:style-name="ce322" table:content-validation-name="val98" table:formula="of:=[.$J$54]*[$Data.$C$12]" office:value-type="float" office:value="24" calcext:value-type="float">
            <text:p>24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Városi jártasság</text:p>
          </table:table-cell>
          <table:covered-table-cell table:number-columns-repeated="2" table:style-name="ce538" table:content-validation-name="val32"/>
          <table:table-cell table:style-name="ce121" table:content-validation-name="val48" office:value-type="float" office:value="9" calcext:value-type="float">
            <text:p>9</text:p>
          </table:table-cell>
          <table:table-cell table:style-name="ce170" table:content-validation-name="val50" table:formula="of:=IF([.$D55]&gt;0;VLOOKUP([.$D55];kepzettseg_kp_tablazat;MATCH(&quot;KP&quot;;kepzettseg_kp_fejlec;0);0);0)" office:value-type="float" office:value="38" calcext:value-type="float">
            <text:p>38</text:p>
          </table:table-cell>
          <table:table-cell table:style-name="ce30"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0"/>
          <table:table-cell table:style-name="ce172" table:content-validation-name="val55" table:formula="of:=SUM([.K56:.K78])" office:value-type="float" office:value="66" calcext:value-type="float">
            <text:p>66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354"/>
          <table:covered-table-cell table:style-name="ce374"/>
          <table:table-cell table:style-name="ce949" table:number-columns-repeated="16368"/>
        </table:table-row>
        <table:table-row table:style-name="ro7">
          <table:table-cell table:style-name="ce513" table:content-validation-name="val29" office:value-type="string" calcext:value-type="string" table:number-columns-spanned="3" table:number-rows-spanned="1">
            <text:p>Lexikum</text:p>
          </table:table-cell>
          <table:covered-table-cell table:number-columns-repeated="2" table:style-name="ce538" table:content-validation-name="val32"/>
          <table:table-cell table:style-name="ce121" table:content-validation-name="val48" office:value-type="float" office:value="6" calcext:value-type="float">
            <text:p>6</text:p>
          </table:table-cell>
          <table:table-cell table:style-name="ce170" table:content-validation-name="val50" table:formula="of:=IF([.$D56]&gt;0;VLOOKUP([.$D56];kepzettseg_kp_tablazat;MATCH(&quot;KP&quot;;kepzettseg_kp_fejlec;0);0);0)" office:value-type="float" office:value="18" calcext:value-type="float">
            <text:p>18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Ősi kultúrkör 🔁</text:p>
          </table:table-cell>
          <table:covered-table-cell table:style-name="ce239"/>
          <table:table-cell table:style-name="ce259" table:content-validation-name="val76" office:value-type="float" office:value="1" calcext:value-type="float">
            <text:p>1</text:p>
          </table:table-cell>
          <table:table-cell table:style-name="ce1266" table:content-validation-name="val92" office:value-type="float" office:value="1" calcext:value-type="float">
            <text:p>1</text:p>
          </table:table-cell>
          <table:table-cell table:style-name="ce323" table:content-validation-name="val50" table:formula="of:=[.$J56]*[$Data.$C$12]" office:value-type="float" office:value="6" calcext:value-type="float">
            <text:p>6</text:p>
          </table:table-cell>
          <table:table-cell table:style-name="ce344" table:content-validation-name="val100" table:formula="of:=IF(ISBLANK([.$G56]); &quot;-&quot;; VLOOKUP([.$G56];fortelyok_altalanos_full; 3; 0))" office:value-type="string" office:string-value="🟩 Értékbecslés;  🟥 Lexikum" calcext:value-type="string" table:number-columns-spanned="2" table:number-rows-spanned="1">
            <text:p>🟩 Értékbecslés; <text:s/>🟥 Lexikum</text:p>
          </table:table-cell>
          <table:covered-table-cell table:style-name="ce401" table:content-validation-name="val100"/>
          <table:table-cell table:content-validation-name="val100" table:number-columns-repeated="2"/>
          <table: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Építészet</text:p>
          </table:table-cell>
          <table:covered-table-cell table:style-name="ce239"/>
          <table:table-cell table:style-name="ce259" table:content-validation-name="val76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7]*[$Data.$C$12]" office:value-type="float" office:value="6" calcext:value-type="float">
            <text:p>6</text:p>
          </table:table-cell>
          <table:table-cell table:style-name="ce347" table:content-validation-name="val100" table:formula="of:=IF(ISBLANK([.$G57]); &quot;-&quot;; VLOOKUP([.$G57];fortelyok_altalanos_full; 3; 0))" office:value-type="string" office:string-value="🟥 Kvantikum;  🟩 Nyomozás, Művészetismeret" calcext:value-type="string" table:number-columns-spanned="5" table:number-rows-spanned="1">
            <text:p>🟥 Kvantikum; <text:s/>🟩 Nyomozás, Művészetismeret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Történelemismeret</text:p>
          </table:table-cell>
          <table:covered-table-cell table:style-name="ce239"/>
          <table:table-cell table:style-name="ce259" table:content-validation-name="val76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8]*[$Data.$C$12]" office:value-type="float" office:value="6" calcext:value-type="float">
            <text:p>6</text:p>
          </table:table-cell>
          <table:table-cell table:style-name="ce347" table:content-validation-name="val100" table:formula="of:=IF(ISBLANK([.$G58]); &quot;-&quot;; VLOOKUP([.$G58];fortelyok_altalanos_full; 3; 0))" office:value-type="string" office:string-value="🟥 Lexikum" calcext:value-type="string" table:number-columns-spanned="5" table:number-rows-spanned="1">
            <text:p>🟥 Lexikum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Megfélemlítés</text:p>
          </table:table-cell>
          <table:covered-table-cell table:style-name="ce239"/>
          <table:table-cell table:style-name="ce259" table:content-validation-name="val76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59]*[$Data.$C$12]" office:value-type="float" office:value="6" calcext:value-type="float">
            <text:p>6</text:p>
          </table:table-cell>
          <table:table-cell table:style-name="ce347" table:content-validation-name="val100" table:formula="of:=IF(ISBLANK([.$G59]); &quot;-&quot;; VLOOKUP([.$G59];fortelyok_altalanos_full; 3; 0))" office:value-type="string" office:string-value="🟩 Befolyásolás, Emberismeret" calcext:value-type="string" table:number-columns-spanned="5" table:number-rows-spanned="1">
            <text:p>🟩 Befolyásolás, Emberismeret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Méregálló</text:p>
          </table:table-cell>
          <table:covered-table-cell table:style-name="ce239"/>
          <table:table-cell table:style-name="ce259" table:content-validation-name="val76" table:formula="of:=IF(ISBLANK([.$G60]) ;&quot;&quot;;VLOOKUP([.$G60];fortelyok_altalanos_full;2;0))" office:value-type="float" office:value="3" calcext:value-type="float">
            <text:p>3</text:p>
          </table:table-cell>
          <table:table-cell table:style-name="ce320" table:content-validation-name="val93" office:value-type="float" office:value="2" calcext:value-type="float">
            <text:p>2</text:p>
          </table:table-cell>
          <table:table-cell table:style-name="ce323" table:content-validation-name="val50" table:formula="of:=[.$J60]*[$Data.$C$12]" office:value-type="float" office:value="12" calcext:value-type="float">
            <text:p>12</text:p>
          </table:table-cell>
          <table:table-cell table:style-name="ce347" table:content-validation-name="val100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Futás</text:p>
          </table:table-cell>
          <table:covered-table-cell table:style-name="ce239"/>
          <table:table-cell table:style-name="ce259" table:content-validation-name="val76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1]*[$Data.$C$12]" office:value-type="float" office:value="6" calcext:value-type="float">
            <text:p>6</text:p>
          </table:table-cell>
          <table:table-cell table:style-name="ce347" table:content-validation-name="val100" table:formula="of:=IF(ISBLANK([.$G61]); &quot;-&quot;; VLOOKUP([.$G61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Kitartás</text:p>
          </table:table-cell>
          <table:covered-table-cell table:style-name="ce239"/>
          <table:table-cell table:style-name="ce259" table:content-validation-name="val76" table:formula="of:=IF(ISBLANK([.$G62]) ;&quot;&quot;;VLOOKUP([.$G62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2]*[$Data.$C$12]" office:value-type="float" office:value="6" calcext:value-type="float">
            <text:p>6</text:p>
          </table:table-cell>
          <table:table-cell table:style-name="ce347" table:content-validation-name="val100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Hazudozás</text:p>
          </table:table-cell>
          <table:covered-table-cell table:style-name="ce239"/>
          <table:table-cell table:style-name="ce259" table:content-validation-name="val76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3]*[$Data.$C$12]" office:value-type="float" office:value="6" calcext:value-type="float">
            <text:p>6</text:p>
          </table:table-cell>
          <table:table-cell table:style-name="ce347" table:content-validation-name="val100" table:formula="of:=IF(ISBLANK([.$G63]); &quot;-&quot;; VLOOKUP([.$G63];fortelyok_altalanos_full; 3; 0))" office:value-type="string" office:string-value="🟩 Befolyásolás, Emberismeret, Nyomozás" calcext:value-type="string" table:number-columns-spanned="5" table:number-rows-spanned="1">
            <text:p>🟩 Befolyásolás, Emberismeret, Nyomozás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Szívósság</text:p>
          </table:table-cell>
          <table:covered-table-cell table:style-name="ce239"/>
          <table:table-cell table:style-name="ce259" table:content-validation-name="val76" table:formula="of:=IF(ISBLANK([.$G64]) ;&quot;&quot;;VLOOKUP([.$G64];fortelyok_altalanos_full;2;0))" office:value-type="float" office:value="1" calcext:value-type="float">
            <text:p>1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4]*[$Data.$C$12]" office:value-type="float" office:value="6" calcext:value-type="float">
            <text:p>6</text:p>
          </table:table-cell>
          <table:table-cell table:style-name="ce347" table:content-validation-name="val100" table:formula="of:=IF(ISBLANK([.$G64]); &quot;-&quot;; VLOOKUP([.$G64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office:value-type="string" calcext:value-type="string" table:number-columns-spanned="2" table:number-rows-spanned="1">
            <text:p>Úszás</text:p>
          </table:table-cell>
          <table:covered-table-cell table:style-name="ce239"/>
          <table:table-cell table:style-name="ce259" table:content-validation-name="val76" table:formula="of:=IF(ISBLANK([.$G65]) ;&quot;&quot;;VLOOKUP([.$G65];fortelyok_altalanos_full;2;0))" office:value-type="float" office:value="2" calcext:value-type="float">
            <text:p>2</text:p>
          </table:table-cell>
          <table:table-cell table:style-name="ce320" table:content-validation-name="val93" office:value-type="float" office:value="1" calcext:value-type="float">
            <text:p>1</text:p>
          </table:table-cell>
          <table:table-cell table:style-name="ce323" table:content-validation-name="val50" table:formula="of:=[.$J65]*[$Data.$C$12]" office:value-type="float" office:value="6" calcext:value-type="float">
            <text:p>6</text:p>
          </table:table-cell>
          <table:table-cell table:style-name="ce347" table:content-validation-name="val100" table:formula="of:=IF(ISBLANK([.$G65]); &quot;-&quot;; VLOOKUP([.$G65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6]) ;&quot;&quot;;VLOOKUP([.$G66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6]*[$Data.$C$12]" office:value-type="float" office:value="0" calcext:value-type="float">
            <text:p>0</text:p>
          </table:table-cell>
          <table:table-cell table:style-name="ce347" table:content-validation-name="val100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7]) ;&quot;&quot;;VLOOKUP([.$G67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7]*[$Data.$C$12]" office:value-type="float" office:value="0" calcext:value-type="float">
            <text:p>0</text:p>
          </table:table-cell>
          <table:table-cell table:style-name="ce347" table:content-validation-name="val100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8]) ;&quot;&quot;;VLOOKUP([.$G68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8]*[$Data.$C$12]" office:value-type="float" office:value="0" calcext:value-type="float">
            <text:p>0</text:p>
          </table:table-cell>
          <table:table-cell table:style-name="ce347" table:content-validation-name="val100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69]) ;&quot;&quot;;VLOOKUP([.$G69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69]*[$Data.$C$12]" office:value-type="float" office:value="0" calcext:value-type="float">
            <text:p>0</text:p>
          </table:table-cell>
          <table:table-cell table:style-name="ce347" table:content-validation-name="val100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0]) ;&quot;&quot;;VLOOKUP([.$G70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0]*[$Data.$C$12]" office:value-type="float" office:value="0" calcext:value-type="float">
            <text:p>0</text:p>
          </table:table-cell>
          <table:table-cell table:style-name="ce347" table:content-validation-name="val100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1]) ;&quot;&quot;;VLOOKUP([.$G71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1]*[$Data.$C$12]" office:value-type="float" office:value="0" calcext:value-type="float">
            <text:p>0</text:p>
          </table:table-cell>
          <table:table-cell table:style-name="ce347" table:content-validation-name="val100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2]) ;&quot;&quot;;VLOOKUP([.$G72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2]*[$Data.$C$12]" office:value-type="float" office:value="0" calcext:value-type="float">
            <text:p>0</text:p>
          </table:table-cell>
          <table:table-cell table:style-name="ce347" table:content-validation-name="val100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30"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3]) ;&quot;&quot;;VLOOKUP([.$G73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3]*[$Data.$C$12]" office:value-type="float" office:value="0" calcext:value-type="float">
            <text:p>0</text:p>
          </table:table-cell>
          <table:table-cell table:style-name="ce347" table:content-validation-name="val100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63" table:number-columns-spanned="2" table:number-rows-spanned="1"/>
          <table:covered-table-cell table:style-name="ce239"/>
          <table:table-cell table:style-name="ce259" table:content-validation-name="val76" table:formula="of:=IF(ISBLANK([.$G74]) ;&quot;&quot;;VLOOKUP([.$G74];fortelyok_altalanos_full;2;0))">
            <text:p/>
          </table:table-cell>
          <table:table-cell table:style-name="ce320" table:content-validation-name="val93"/>
          <table:table-cell table:style-name="ce323" table:content-validation-name="val50" table:formula="of:=[.$J74]*[$Data.$C$12]" office:value-type="float" office:value="0" calcext:value-type="float">
            <text:p>0</text:p>
          </table:table-cell>
          <table:table-cell table:style-name="ce347" table:content-validation-name="val100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9" table:content-validation-name="val100"/>
          <table:covered-table-cell table:number-columns-repeated="2" table:style-name="ce1319" table:content-validation-name="val100"/>
          <table:covered-table-cell table:style-name="ce834" table:content-validation-name="val100"/>
          <table:table-cell table:style-name="ce949" table:number-columns-repeated="16368"/>
        </table:table-row>
        <table:table-row table:style-name="ro7">
          <table:table-cell table:style-name="ce513" table:content-validation-name="val29" table:number-columns-spanned="3" table:number-rows-spanned="1"/>
          <table:covered-table-cell table:number-columns-repeated="2" table:style-name="ce538" table:content-validation-name="val32"/>
          <table:table-cell table:style-name="ce121" table:content-validation-name="val48" office:value-type="float" office:value="0" calcext:value-type="float">
            <text:p>0</text:p>
          </table:table-cell>
          <table:table-cell table:style-name="ce170" table:content-validation-name="val50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9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76" office:value-type="float" office:value="1" calcext:value-type="float">
            <text:p>1</text:p>
          </table:table-cell>
          <table:table-cell table:style-name="ce326" table:content-validation-name="val94"/>
          <table:table-cell table:style-name="ce324" table:content-validation-name="val50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7">
          <table:table-cell table:style-name="ce56" table:content-validation-name="val29" table:number-columns-spanned="3" table:number-rows-spanned="1"/>
          <table:covered-table-cell table:number-columns-repeated="2" table:style-name="ce77" table:content-validation-name="val32"/>
          <table:table-cell table:style-name="ce122" table:content-validation-name="val48" office:value-type="float" office:value="0" calcext:value-type="float">
            <text:p>0</text:p>
          </table:table-cell>
          <table:table-cell table:style-name="ce173" table:content-validation-name="val50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59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77" office:value-type="float" office:value="3" calcext:value-type="float">
            <text:p>3</text:p>
          </table:table-cell>
          <table:table-cell table:style-name="ce757" table:content-validation-name="val95"/>
          <table:table-cell table:style-name="ce324" table:content-validation-name="val50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>
          <table:table-cell table:style-name="ce476" table:number-columns-spanned="5" table:number-rows-spanned="1"/>
          <table:covered-table-cell table:number-columns-repeated="4"/>
          <table:table-cell/>
          <table:table-cell table:style-name="ce659" table:content-validation-name="val64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67"/>
          <table:table-cell table:style-name="ce260" table:content-validation-name="val77" office:value-type="float" office:value="1" calcext:value-type="float">
            <text:p>1</text:p>
          </table:table-cell>
          <table:table-cell table:style-name="ce757" table:content-validation-name="val96"/>
          <table:table-cell table:style-name="ce324" table:content-validation-name="val50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14">
          <table:table-cell table:style-name="ce5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65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67"/>
          <table:table-cell table:style-name="ce262" table:content-validation-name="val77" office:value-type="float" office:value="1" calcext:value-type="float">
            <text:p>1</text:p>
          </table:table-cell>
          <table:table-cell table:style-name="ce304" table:content-validation-name="val97"/>
          <table:table-cell table:style-name="ce325" table:content-validation-name="val50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949" table:number-columns-repeated="16368"/>
        </table:table-row>
        <table:table-row table:style-name="ro4" table:number-rows-repeated="1048497">
          <table:table-cell table:number-columns-repeated="16"/>
          <table:table-cell table:style-name="ce949" table:number-columns-repeated="16368"/>
        </table:table-row>
        <table:table-row table:style-name="ro4">
          <table:table-cell table:number-columns-repeated="16"/>
          <table:table-cell table:style-name="ce949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2" table:default-cell-style-name="ce927"/>
        <table:table-column table:style-name="co23" table:default-cell-style-name="ce927"/>
        <table:table-column table:style-name="co24" table:default-cell-style-name="ce927"/>
        <table:table-column table:style-name="co25" table:default-cell-style-name="ce927"/>
        <table:table-column table:style-name="co26" table:default-cell-style-name="ce927"/>
        <table:table-column table:style-name="co27" table:default-cell-style-name="ce927"/>
        <table:table-column table:style-name="co28" table:default-cell-style-name="ce927"/>
        <table:table-column table:style-name="co26" table:number-columns-repeated="2" table:default-cell-style-name="ce927"/>
        <table:table-column table:style-name="co29" table:default-cell-style-name="ce927"/>
        <table:table-column table:style-name="co30" table:default-cell-style-name="ce927"/>
        <table:table-column table:style-name="co31" table:default-cell-style-name="ce927"/>
        <table:table-column table:style-name="co32" table:default-cell-style-name="ce927"/>
        <table:table-column table:style-name="co33" table:default-cell-style-name="ce927"/>
        <table:table-column table:style-name="co34" table:default-cell-style-name="ce927"/>
        <table:table-column table:style-name="co5" table:default-cell-style-name="ce1108"/>
        <table:table-column table:style-name="co35" table:default-cell-style-name="ce636"/>
        <table:table-column table:style-name="co36" table:default-cell-style-name="ce5"/>
        <table:table-column table:style-name="co37" table:default-cell-style-name="ce52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43" table:default-cell-style-name="ce5"/>
        <table:table-column table:style-name="co39" table:default-cell-style-name="ce1241"/>
        <table:table-column table:style-name="co39" table:number-columns-repeated="2" table:default-cell-style-name="ce5"/>
        <table:table-column table:style-name="co39" table:number-columns-repeated="231"/>
        <table:table-column table:style-name="co3" table:number-columns-repeated="16125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 table:style-name="ce27"/>
          <table:covered-table-cell table:number-columns-repeated="5" table:style-name="ce525"/>
          <table:covered-table-cell table:number-columns-repeated="2" table:style-name="ce27"/>
          <table:table-cell table:style-name="ce27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">
          <table:table-cell table:style-name="ce27"/>
          <table:table-cell table:style-name="ce27" table:number-columns-spanned="6" table:number-rows-spanned="1"/>
          <table:covered-table-cell table:number-columns-repeated="5" table:style-name="ce27"/>
          <table:table-cell table:style-name="ce27" table:number-columns-repeated="3"/>
          <table:table-cell table:style-name="ce1067" table:number-columns-spanned="5" table:number-rows-spanned="1"/>
          <table:covered-table-cell table:number-columns-repeated="3" table:style-name="ce27"/>
          <table:covered-table-cell table:style-name="ce124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15">
          <table:table-cell table:style-name="ce530"/>
          <table:table-cell table:style-name="ce929" table:content-validation-name="val116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929" table:content-validation-name="val146" office:value-type="string" calcext:value-type="string">
            <text:p>Módosítók</text:p>
          </table:table-cell>
          <table:table-cell table:style-name="ce929" table:content-validation-name="val153" office:value-type="string" calcext:value-type="string">
            <text:p>Összesen</text:p>
          </table:table-cell>
          <table:table-cell table:style-name="ce27"/>
          <table:table-cell table:style-name="ce1029" office:value-type="string" calcext:value-type="string" table:number-columns-spanned="2" table:number-rows-spanned="1">
            <text:p>Összesen felvett HM:</text:p>
          </table:table-cell>
          <table:covered-table-cell table:style-name="ce27"/>
          <table:table-cell table:style-name="ce1025" table:content-validation-name="val172" table:formula="of:=SUM([.B4:.B5])" office:value-type="float" office:value="31" calcext:value-type="float">
            <text:p>31 HM</text:p>
          </table:table-cell>
          <table:table-cell table:style-name="ce27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598" table:content-validation-name="val117" office:value-type="float" office:value="14" calcext:value-type="float">
            <text:p>14</text:p>
          </table:table-cell>
          <table:table-cell table:style-name="ce986" table:content-validation-name="val131" office:value-type="float" office:value="7" calcext:value-type="float">
            <text:p>7</text:p>
          </table:table-cell>
          <table:table-cell table:style-name="ce986" table:content-validation-name="val147" table:formula="of:=[Alapértékek.$C$19]+[Alapértékek.$C$21]+[Alapértékek.$C$22]" office:value-type="float" office:value="9" calcext:value-type="float">
            <text:p>9</text:p>
          </table:table-cell>
          <table:table-cell table:style-name="ce1084" table:content-validation-name="val154" table:formula="of:=[.C4]+[.B4]+[.D4]" office:value-type="float" office:value="30" calcext:value-type="float">
            <text:p>30</text:p>
          </table:table-cell>
          <table:table-cell table:style-name="ce27"/>
          <table:table-cell table:style-name="ce1029" office:value-type="string" calcext:value-type="string" table:number-columns-spanned="2" table:number-rows-spanned="1">
            <text:p>Max felvehető HM:</text:p>
          </table:table-cell>
          <table:covered-table-cell table:style-name="ce27"/>
          <table:table-cell table:style-name="ce1222" table:content-validation-name="val173" table:formula="of:=SUM([$Alapértékek.J33:.J53]; [$Alapértékek.J29])+SUM([$Alapértékek.J19:.J23])" office:value-type="float" office:value="45" calcext:value-type="float">
            <text:p>45 HM</text:p>
          </table:table-cell>
          <table:table-cell table:style-name="ce27"/>
          <table:table-cell table:style-name="ce1069" table:content-validation-name="val176" office:value-type="float" office:value="10" calcext:value-type="float">
            <text:p>10 méter</text:p>
          </table:table-cell>
          <table:table-cell table:style-name="ce1142" table:content-validation-name="val179" table:number-columns-spanned="2" table:number-rows-spanned="1"/>
          <table:covered-table-cell table:style-name="ce62"/>
          <table:table-cell table:style-name="ce1210" table:formula="of:=VLOOKUP([.$L$4];tavolsagi_fegyverek_all;3;0)" office:value-type="string" office:string-value="" calcext:value-type="error">
            <text:p>#N/A</text:p>
          </table:table-cell>
          <table:table-cell table:style-name="ce1244" table:formula="of:=ROUNDUP([.$K$4]/[.$N$4])" office:value-type="string" office:string-value="" calcext:value-type="error">
            <text:p>#N/A</text:p>
          </table:table-cell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600" table:content-validation-name="val118" office:value-type="float" office:value="17" calcext:value-type="float">
            <text:p>17</text:p>
          </table:table-cell>
          <table:table-cell table:style-name="ce986" table:content-validation-name="val131" office:value-type="float" office:value="30" calcext:value-type="float">
            <text:p>30</text:p>
          </table:table-cell>
          <table:table-cell table:style-name="ce986" table:content-validation-name="val148" table:formula="of:=[Alapértékek.$C$21]+[Alapértékek.$C$22]" office:value-type="float" office:value="6" calcext:value-type="float">
            <text:p>6</text:p>
          </table:table-cell>
          <table:table-cell table:style-name="ce1084" table:content-validation-name="val155" table:formula="of:=[.C5]+[.B5]+[.D5]" office:value-type="float" office:value="53" calcext:value-type="float">
            <text:p>53</text:p>
          </table:table-cell>
          <table:table-cell table:style-name="ce27" table:number-columns-repeated="5"/>
          <table:table-cell table:style-name="ce1070"/>
          <table:table-cell table:style-name="ce941"/>
          <table:table-cell table:style-name="ce67"/>
          <table:table-cell table:style-name="ce1213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6"/>
          <table:table-cell table:style-name="ce1029" office:value-type="string" calcext:value-type="string" table:number-columns-spanned="2" table:number-rows-spanned="1">
            <text:p>Össz felvett CM:</text:p>
          </table:table-cell>
          <table:covered-table-cell table:style-name="ce27"/>
          <table:table-cell table:style-name="ce1031" table:content-validation-name="val120" table:formula="of:=[.B7]" office:value-type="float" office:value="0" calcext:value-type="float">
            <text:p>0 HM</text:p>
          </table:table-cell>
          <table:table-cell table:style-name="ce27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604" table:content-validation-name="val119" office:value-type="float" office:value="0" calcext:value-type="float">
            <text:p>0</text:p>
          </table:table-cell>
          <table:table-cell table:style-name="ce986" table:content-validation-name="val132" office:value-type="float" office:value="-15" calcext:value-type="float">
            <text:p>-15</text:p>
          </table:table-cell>
          <table:table-cell table:style-name="ce619" table:content-validation-name="val149" table:formula="of:=[Alapértékek.C25]" office:value-type="float" office:value="0" calcext:value-type="float">
            <text:p>0</text:p>
          </table:table-cell>
          <table:table-cell table:style-name="ce1084" table:content-validation-name="val156" table:formula="of:=[.C7]+[.B7]+[.D7]" office:value-type="float" office:value="-15" calcext:value-type="float">
            <text:p>-15</text:p>
          </table:table-cell>
          <table:table-cell table:style-name="ce27"/>
          <table:table-cell table:style-name="ce1029" office:value-type="string" calcext:value-type="string" table:number-columns-spanned="2" table:number-rows-spanned="1">
            <text:p>Max felvehető CM:</text:p>
          </table:table-cell>
          <table:covered-table-cell table:style-name="ce27"/>
          <table:table-cell table:style-name="ce1222" table:content-validation-name="val174" table:formula="of:=[Data.C19]*[Alapértékek.$D$9]" office:value-type="float" office:value="22" calcext:value-type="float">
            <text:p>22 HM</text:p>
          </table:table-cell>
          <table:table-cell table:style-name="ce27"/>
          <table:table-cell table:style-name="ce1078" table:formula="of:=VLOOKUP([.$L7];tavharc_szorzo_mozgas_all;4;0)" office:value-type="float" office:value="1" calcext:value-type="float">
            <text:p>1</text:p>
          </table:table-cell>
          <table:table-cell table:style-name="ce1346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/>
          <table:table-cell table:style-name="ce525" table:number-columns-repeated="4"/>
          <table:table-cell table:style-name="ce27" table:number-columns-repeated="5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5">
          <table:table-cell table:style-name="ce532" office:value-type="string" calcext:value-type="string">
            <text:p>Maradt KP:</text:p>
          </table:table-cell>
          <table:table-cell table:style-name="ce618" table:content-validation-name="val120" table:formula="of:=[Alapértékek.E11]" office:value-type="float" office:value="4" calcext:value-type="float">
            <text:p>4</text:p>
          </table:table-cell>
          <table:table-cell table:style-name="ce27"/>
          <table:table-cell table:style-name="ce1029" office:value-type="string" calcext:value-type="string">
            <text:p>KP HM-re:</text:p>
          </table:table-cell>
          <table:table-cell table:style-name="ce789" table:content-validation-name="val157" table:formula="of:=[.I3]*[Data.C17]+[.I6]*[Data.C18]" office:value-type="float" office:value="186" calcext:value-type="float">
            <text:p>186 KP</text:p>
          </table:table-cell>
          <table:table-cell table:style-name="ce525"/>
          <table:table-cell table:style-name="ce1029" office:value-type="string" calcext:value-type="string" table:number-columns-spanned="2" table:number-rows-spanned="1">
            <text:p>Átlag HM</text:p>
          </table:table-cell>
          <table:covered-table-cell table:style-name="ce27"/>
          <table:table-cell table:style-name="ce1032" table:content-validation-name="val175" table:formula="of:=(([.I3]+[.I6])/[Alapértékek.D9])" office:value-type="float" office:value="2.81818181818182" calcext:value-type="float">
            <text:p>2,82 HM</text:p>
          </table:table-cell>
          <table:table-cell table:style-name="ce27"/>
          <table:table-cell table:style-name="ce1078" table:formula="of:=VLOOKUP([.$L9];tavharc_szorzo_lovesz_mozgas_all;4;0)" office:value-type="float" office:value="0" calcext:value-type="float">
            <text:p>0</text:p>
          </table:table-cell>
          <table:table-cell table:style-name="ce1355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5"/>
          <table:table-cell table:style-name="ce27"/>
          <table:table-cell table:style-name="ce949" table:number-columns-repeated="3"/>
          <table:table-cell table:style-name="ce27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949"/>
          <table:table-cell table:style-name="ce27"/>
          <table:table-cell table:style-name="ce1078" table:formula="of:=VLOOKUP([.$L11];tavharc_szorzo_meret_all;4;0)" office:value-type="float" office:value="0" calcext:value-type="float">
            <text:p>0</text:p>
          </table:table-cell>
          <table:table-cell table:style-name="ce1346" table:content-validation-name="val182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49"/>
          <table:table-cell table:number-columns-repeated="12"/>
          <table:table-cell table:style-name="ce949" table:number-columns-repeated="16356"/>
        </table:table-row>
        <table:table-row table:style-name="ro16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987" table:content-validation-name="val133" office:value-type="string" calcext:value-type="string">
            <text:p>Szint</text:p>
          </table:table-cell>
          <table:table-cell table:style-name="ce987" office:value-type="string" calcext:value-type="string">
            <text:p>TÉ/CÉ</text:p>
          </table:table-cell>
          <table:table-cell table:style-name="ce987" office:value-type="string" calcext:value-type="string">
            <text:p>VÉ</text:p>
          </table:table-cell>
          <table:table-cell table:style-name="ce987" table:content-validation-name="val164" office:value-type="string" calcext:value-type="string">
            <text:p>Harckeret</text:p>
          </table:table-cell>
          <table:table-cell table:style-name="ce987" table:number-columns-spanned="2" table:number-rows-spanned="1"/>
          <table:covered-table-cell table:style-name="ce957"/>
          <table:table-cell table:style-name="ce1005"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style-name="ce949"/>
          <table:table-cell table:style-name="ce5"/>
          <table:table-cell/>
          <table:table-cell table:style-name="ce1520"/>
          <table:table-cell table:number-columns-repeated="9"/>
          <table:table-cell table:style-name="ce949" table:number-columns-repeated="16356"/>
        </table:table-row>
        <table:table-row table:style-name="ro17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33" table:formula="of:=[Alapértékek.$J19]" office:value-type="float" office:value="6" calcext:value-type="float">
            <text:p>6</text:p>
          </table:table-cell>
          <table:table-cell table:style-name="ce743" table:content-validation-name="val120" table:formula="of:=VLOOKUP([.$C13];harcmodorok;1)+[.$E$4]" office:value-type="float" office:value="36" calcext:value-type="float">
            <text:p>36</text:p>
          </table:table-cell>
          <table:table-cell table:style-name="ce743" table:content-validation-name="val120" table:formula="of:=VLOOKUP([.$C13];harcmodorok;1)+[.$E$5]" office:value-type="float" office:value="59" calcext:value-type="float">
            <text:p>59</text:p>
          </table:table-cell>
          <table:table-cell table:style-name="ce851" table:content-validation-name="val165" table:formula="of:=MAX(0; ([.$C13]+[Alapértékek.$C$22] - [.$L$86] + ([$Data.$S$36]*[$Alapértékek.$J$40])))" office:value-type="float" office:value="4" calcext:value-type="float">
            <text:p>4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1035"/>
          <table:table-cell table:style-name="ce27"/>
          <table:table-cell table:style-name="ce1078" table:formula="of:=VLOOKUP([.$L13];tavharc_szorzo_eszlelhetoseg_all;4;0)" office:value-type="float" office:value="0" calcext:value-type="float">
            <text:p>0</text:p>
          </table:table-cell>
          <table:table-cell table:style-name="ce1355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369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6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33" table:formula="of:=[Alapértékek.$J20]" office:value-type="float" office:value="11" calcext:value-type="float">
            <text:p>11</text:p>
          </table:table-cell>
          <table:table-cell table:style-name="ce743" table:content-validation-name="val120" table:formula="of:=VLOOKUP([.$C14];harcmodorok;1)+[.$E$4]" office:value-type="float" office:value="41" calcext:value-type="float">
            <text:p>41</text:p>
          </table:table-cell>
          <table:table-cell table:style-name="ce743" table:content-validation-name="val120" table:formula="of:=VLOOKUP([.$C14];harcmodorok;1)+[.$E$5]" office:value-type="float" office:value="64" calcext:value-type="float">
            <text:p>64</text:p>
          </table:table-cell>
          <table:table-cell table:style-name="ce851" table:content-validation-name="val165" table:formula="of:=MAX(0; ([.$C14]+[Alapértékek.$C$22] - [.$L$86] + ([$Data.$S$36]*[$Alapértékek.$J$40])))" office:value-type="float" office:value="9" calcext:value-type="float">
            <text:p>9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1046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style-name="ce949"/>
          <table:table-cell table:style-name="ce5"/>
          <table:table-cell/>
          <table:table-cell table:style-name="ce1314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33" table:formula="of:=[Alapértékek.$J21]" office:value-type="float" office:value="8" calcext:value-type="float">
            <text:p>8</text:p>
          </table:table-cell>
          <table:table-cell table:style-name="ce743" table:content-validation-name="val120" table:formula="of:=VLOOKUP([.$C15];harcmodorok;1)+[.$E$4]" office:value-type="float" office:value="38" calcext:value-type="float">
            <text:p>38</text:p>
          </table:table-cell>
          <table:table-cell table:style-name="ce743" table:content-validation-name="val120" table:formula="of:=VLOOKUP([.$C15];harcmodorok;1)+[.$E$5]" office:value-type="float" office:value="61" calcext:value-type="float">
            <text:p>61</text:p>
          </table:table-cell>
          <table:table-cell table:style-name="ce851" table:content-validation-name="val165" table:formula="of:=MAX(0; ([.$C15]+[Alapértékek.$C$22] - [.$L$86] + ([$Data.$S$36]*[$Alapértékek.$J$40])))" office:value-type="float" office:value="6" calcext:value-type="float">
            <text:p>6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78" table:formula="of:=VLOOKUP([.$L15];tavharc_szorzo_szel_all;4;0)" office:value-type="float" office:value="0" calcext:value-type="float">
            <text:p>0</text:p>
          </table:table-cell>
          <table:table-cell table:style-name="ce1355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369"/>
          <table:covered-table-cell table:style-name="ce1415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33" table:formula="of:=[Alapértékek.$J22]" office:value-type="float" office:value="5" calcext:value-type="float">
            <text:p>5</text:p>
          </table:table-cell>
          <table:table-cell table:style-name="ce743" table:content-validation-name="val120" table:formula="of:=VLOOKUP([.$C16];harcmodorok;1)+[.$E$4]" office:value-type="float" office:value="35" calcext:value-type="float">
            <text:p>35</text:p>
          </table:table-cell>
          <table:table-cell table:style-name="ce743" table:content-validation-name="val120" table:formula="of:=VLOOKUP([.$C16];harcmodorok;1)+[.$E$5]" office:value-type="float" office:value="58" calcext:value-type="float">
            <text:p>58</text:p>
          </table:table-cell>
          <table:table-cell table:style-name="ce851" table:content-validation-name="val165" table:formula="of:=MAX(0; ([.$C16]+[Alapértékek.$C$22] - [.$L$86] + ([$Data.$S$36]*[$Alapértékek.$J$40])))" office:value-type="float" office:value="3" calcext:value-type="float">
            <text:p>3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33" table:formula="of:=[Alapértékek.$J23]" office:value-type="float" office:value="0" calcext:value-type="float">
            <text:p>0</text:p>
          </table:table-cell>
          <table:table-cell table:style-name="ce751" table:content-validation-name="val120" table:formula="of:=VLOOKUP([.$C17];harcmodorok;1)+[.$E$4]" office:value-type="float" office:value="30" calcext:value-type="float">
            <text:p>30</text:p>
          </table:table-cell>
          <table:table-cell table:style-name="ce751" table:content-validation-name="val120" table:formula="of:=VLOOKUP([.$C17];harcmodorok;1)+[.$E$5]" office:value-type="float" office:value="53" calcext:value-type="float">
            <text:p>53</text:p>
          </table:table-cell>
          <table:table-cell table:style-name="ce855" table:content-validation-name="val165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855" table:content-validation-name="val120" table:number-columns-spanned="2" table:number-rows-spanned="1"/>
          <table:covered-table-cell table:style-name="ce959" table:content-validation-name="val120"/>
          <table:table-cell table:style-name="ce949"/>
          <table:table-cell table:style-name="ce27"/>
          <table:table-cell table:style-name="ce1094" table:content-validation-name="val177" office:value-type="float" office:value="0" calcext:value-type="float">
            <text:p>0</text:p>
          </table:table-cell>
          <table:table-cell table:style-name="ce1369" table:number-columns-repeated="2"/>
          <table:table-cell table:style-name="ce1202"/>
          <table:table-cell table:style-name="ce1545"/>
          <table:table-cell table:style-name="ce949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33" table:formula="of:=[Alapértékek.$J24]" office:value-type="float" office:value="0" calcext:value-type="float">
            <text:p>0</text:p>
          </table:table-cell>
          <table:table-cell table:style-name="ce756" table:content-validation-name="val120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911" table:content-validation-name="val120" table:number-columns-spanned="2" table:number-rows-spanned="1"/>
          <table:covered-table-cell table:style-name="ce963" table:content-validation-name="val120"/>
          <table:table-cell table:style-name="ce949" table:number-columns-repeated="2"/>
          <table:table-cell table:style-name="ce1634"/>
          <table:table-cell table:style-name="ce949" table:number-columns-repeated="2"/>
          <table:table-cell table:style-name="ce1213"/>
          <table:table-cell table:style-name="ce1545"/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33" table:formula="of:=[Alapértékek.$J25]" office:value-type="float" office:value="0" calcext:value-type="float">
            <text:p>0</text:p>
          </table:table-cell>
          <table:table-cell table:style-name="ce743" table:content-validation-name="val120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634"/>
          <table:table-cell table:style-name="ce949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K7]+[.K9]+[.K11]+[.K13]+[.K15]+[.K17]" office:value-type="float" office:value="1" calcext:value-type="float">
            <text:p>1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33" table:formula="of:=[Alapértékek.$J26]" office:value-type="float" office:value="0" calcext:value-type="float">
            <text:p>0</text:p>
          </table:table-cell>
          <table:table-cell table:style-name="ce743" table:content-validation-name="val120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949"/>
          <table:table-cell table:style-name="ce1226" office:value-type="string" calcext:value-type="string">
            <text:p><text:s/>Cella</text:p>
          </table:table-cell>
          <table:table-cell table:style-name="ce1248" table:formula="of:=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18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33" table:formula="of:=[Alapértékek.$J28]" office:value-type="float" office:value="0" calcext:value-type="float">
            <text:p>0</text:p>
          </table:table-cell>
          <table:table-cell table:style-name="ce743" table:content-validation-name="val120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0" office:value-type="string" calcext:value-type="string">
            <text:p>-</text:p>
          </table:table-cell>
          <table:table-cell table:style-name="ce851" table:content-validation-name="val165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851" table:content-validation-name="val120" table:number-columns-spanned="2" table:number-rows-spanned="1"/>
          <table:covered-table-cell table:style-name="ce958" table:content-validation-name="val120"/>
          <table:table-cell table:style-name="ce949"/>
          <table:table-cell table:style-name="ce27"/>
          <table:table-cell table:style-name="ce1102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227" office:value-type="string" calcext:value-type="string">
            <text:p><text:s/>Cél VÉ</text:p>
          </table:table-cell>
          <table:table-cell table:style-name="ce1253" table:formula="of:=[.O19]*[.O4]" office:value-type="string" office:string-value="" calcext:value-type="error">
            <text:p>#N/A</text:p>
          </table:table-cell>
          <table:table-cell table:style-name="ce949"/>
          <table:table-cell table:style-name="ce5"/>
          <table:table-cell/>
          <table:table-cell table:style-name="ce5"/>
          <table:table-cell table:number-columns-repeated="9"/>
          <table:table-cell table:style-name="ce949" table:number-columns-repeated="16356"/>
        </table:table-row>
        <table:table-row table:style-name="ro4">
          <table:table-cell table:style-name="ce949" table:number-columns-repeated="9"/>
          <table:table-cell table:style-name="ce27"/>
          <table:table-cell table:style-name="ce949" table:number-columns-repeated="6"/>
          <table:table-cell table:style-name="ce779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949"/>
          <table:covered-table-cell table:style-name="ce1103"/>
          <table:table-cell table:style-name="ce949"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.O21]-[.K21]))/20)*100)); 0)" office:value-type="float" office:value="0" calcext:value-type="float">
            <text:p>0 %</text:p>
          </table:table-cell>
          <table:table-cell table:style-name="ce949" table:number-columns-repeated="11"/>
          <table:table-cell table:number-columns-repeated="2"/>
          <table:table-cell table:style-name="ce949" table:number-columns-repeated="16356"/>
        </table:table-row>
        <table:table-row table:style-name="ro4">
          <table:table-cell table:style-name="ce845" table:content-validation-name="val28" office:value-type="string" calcext:value-type="string">
            <text:p>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2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992" office:value-type="string" calcext:value-type="string">
            <text:p>SP</text:p>
          </table:table-cell>
          <table:table-cell table:style-name="ce992" office:value-type="string" calcext:value-type="string">
            <text:p>Pengehossz</text:p>
          </table:table-cell>
          <table:table-cell table:style-name="ce992" office:value-type="string" calcext:value-type="string" table:number-columns-spanned="4" table:number-rows-spanned="1">
            <text:p>Komment</text:p>
          </table:table-cell>
          <table:covered-table-cell table:style-name="ce941"/>
          <table:covered-table-cell table:number-columns-repeated="2" table:style-name="ce949"/>
          <table:table-cell table:style-name="ce949" table:number-columns-repeated="15"/>
          <table:table-cell table:style-name="ce1373"/>
          <table:table-cell/>
          <table:table-cell table:style-name="ce949" table:number-columns-repeated="16356"/>
        </table:table-row>
        <table:table-row table:style-name="ro19">
          <table:table-cell table:style-name="ce548" table:content-validation-name="val106" office:value-type="string" calcext:value-type="string">
            <text:p>Puszta kéz</text:p>
          </table:table-cell>
          <table:table-cell table:style-name="ce635" table:content-validation-name="val121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0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66" table:formula="of:=[.Z27]" office:value-type="string" office:string-value="-2 Z" calcext:value-type="string">
            <text:p>-2 Z</text:p>
          </table:table-cell>
          <table:table-cell table:style-name="ce912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949"/>
          <table:table-cell table:style-name="ce949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20"/>
          <table:table-cell table:number-columns-repeated="8"/>
          <table:table-cell table:style-name="ce949" table:number-columns-repeated="16357"/>
        </table:table-row>
        <table:table-row table:style-name="ro19">
          <table:table-cell table:style-name="ce550" table:content-validation-name="val106" office:value-type="string" calcext:value-type="string">
            <text:p>Puszta kéz Belharcban</text:p>
          </table:table-cell>
          <table:table-cell table:style-name="ce635" table:content-validation-name="val121" table:formula="of:=VLOOKUP([.$A26];kezifegyverek_all;5;0)" office:value-type="float" office:value="6" calcext:value-type="float">
            <text:p>6</text:p>
          </table:table-cell>
          <table:covered-table-cell table:style-name="ce682" table:content-validation-name="val136"/>
          <table:table-cell table:style-name="ce760" table:content-validation-name="val120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0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67" table:formula="of:=[.$Z28]" office:value-type="string" office:string-value="3 Z" calcext:value-type="string">
            <text:p>3 Z</text:p>
          </table:table-cell>
          <table:table-cell table:style-name="ce912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28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949" table:number-columns-repeated="16357"/>
        </table:table-row>
        <table:table-row table:style-name="ro20">
          <table:table-cell table:style-name="ce848" table:content-validation-name="val107" office:value-type="string" calcext:value-type="string">
            <text:p>Kard, kétkezes</text:p>
          </table:table-cell>
          <table:table-cell table:style-name="ce635" table:content-validation-name="val121" table:formula="of:=VLOOKUP([.$A27];kezifegyverek_all;5;0)" office:value-type="float" office:value="9" calcext:value-type="float">
            <text:p>9</text:p>
          </table:table-cell>
          <table:table-cell table:style-name="ce684" table:content-validation-name="val137" office:value-type="float" office:value="2" calcext:value-type="float">
            <text:p>2</text:p>
          </table:table-cell>
          <table:table-cell table:style-name="ce760" table:content-validation-name="val120" table:formula="of:=VLOOKUP([.$A27];kezifegyverek_all;2;0) + ([.$C27]*[Data.$S$6])" office:value-type="float" office:value="9" calcext:value-type="float">
            <text:p>9</text:p>
          </table:table-cell>
          <table:table-cell table:style-name="ce760" table:content-validation-name="val120" table:formula="of:=VLOOKUP([.$A27];kezifegyverek_all;3;0) + ([.$C27]*[Data.$S$6])" office:value-type="float" office:value="7" calcext:value-type="float">
            <text:p>7</text:p>
          </table:table-cell>
          <table:table-cell table:style-name="ce760" table:content-validation-name="val167" table:formula="of:=[.$Z29]" office:value-type="string" office:string-value="13 V/S" calcext:value-type="string">
            <text:p>13 V/S</text:p>
          </table:table-cell>
          <table:table-cell table:style-name="ce912" table:formula="of:=VLOOKUP([.$A27];kezifegyverek_all;7;0)" office:value-type="float" office:value="2" calcext:value-type="float">
            <text:p>2</text:p>
          </table:table-cell>
          <table:table-cell table:style-name="ce968" table:content-validation-name="val28" table:formula="of:=VLOOKUP([.$A27];kezifegyverek_all;15;0)" office:value-type="string" office:string-value="Ha közrefogják a forgatót, fegyverének VÉ-je 0-ra zuhan.&#10;Erő követelmény: +2&#10;Edzettség követelmény: +1" calcext:value-type="string" table:number-columns-spanned="4" table:number-rows-spanned="1">
            <text:p>Ha közrefogják a forgatót, fegyverének VÉ-je 0-ra zuhan.</text:p>
            <text:p>Erő követelmény: +2</text:p>
            <text:p>Edzettség követelmény: +1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09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3" calcext:value-type="float">
            <text:p>3</text:p>
          </table:table-cell>
          <table:table-cell table:style-name="ce1304" table:formula="of:=IF(ISNUMBER([.$Q27]); ([.$Q27]+[.$R27]+[.$T27]))" office:value-type="float" office:value="-2" calcext:value-type="float">
            <text:p>-2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47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51" table:formula="of:=IF([.$X27] = 1; &quot;/&quot; &amp; ([.$U27] + 2); &quot;&quot;)">
            <text:p/>
          </table:table-cell>
          <table:table-cell table:style-name="ce1555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7" office:value-type="string" calcext:value-type="string">
            <text:p>Csatabárd, kétkezes</text:p>
          </table:table-cell>
          <table:table-cell table:style-name="ce635" table:content-validation-name="val121" table:formula="of:=VLOOKUP([.$A28];kezifegyverek_all;5;0)" office:value-type="float" office:value="9" calcext:value-type="float">
            <text:p>9</text:p>
          </table:table-cell>
          <table:table-cell table:style-name="ce684" table:content-validation-name="val137" office:value-type="float" office:value="1" calcext:value-type="float">
            <text:p>1</text:p>
          </table:table-cell>
          <table:table-cell table:style-name="ce760" table:content-validation-name="val120" table:formula="of:=VLOOKUP([.$A28];kezifegyverek_all;2;0) + ([.$C28]*[Data.$S$6])" office:value-type="float" office:value="7" calcext:value-type="float">
            <text:p>7</text:p>
          </table:table-cell>
          <table:table-cell table:style-name="ce760" table:content-validation-name="val120" table:formula="of:=VLOOKUP([.$A28];kezifegyverek_all;3;0) + ([.$C28]*[Data.$S$6])" office:value-type="float" office:value="4" calcext:value-type="float">
            <text:p>4</text:p>
          </table:table-cell>
          <table:table-cell table:style-name="ce760" table:content-validation-name="val167" table:formula="of:=[.$Z30]" office:value-type="string" office:string-value="12 V +4Á" calcext:value-type="string">
            <text:p>12 V +4Á</text:p>
          </table:table-cell>
          <table:table-cell table:style-name="ce912" table:formula="of:=VLOOKUP([.$A28];kezifegyverek_all;7;0)" office:value-type="float" office:value="1.5" calcext:value-type="float">
            <text:p>1,5</text:p>
          </table:table-cell>
          <table:table-cell table:style-name="ce968" table:content-validation-name="val28" table:formula="of:=VLOOKUP([.$A28];kezifegyverek_all;15;0)" office:value-type="float" office:value="0" calcext:value-type="float" table:number-columns-spanned="4" table:number-rows-spanned="1">
            <text:p/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3" calcext:value-type="float">
            <text:p>3</text:p>
          </table:table-cell>
          <table:table-cell table:style-name="ce1304" table:formula="of:=IF(ISNUMBER([.$Q28]); ([.$Q28]+[.$R27]+[.$T28]))" office:value-type="float" office:value="3" calcext:value-type="float">
            <text:p>3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47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51" table:formula="of:=IF([.$X28] = 1; &quot;/&quot; &amp; ([.$U28] + 2); &quot;&quot;)">
            <text:p/>
          </table:table-cell>
          <table:table-cell table:style-name="ce1555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7" office:value-type="string" calcext:value-type="string">
            <text:p>Tőr</text:p>
          </table:table-cell>
          <table:table-cell table:style-name="ce635" table:content-validation-name="val121" table:formula="of:=VLOOKUP([.$A29];kezifegyverek_all;5;0)" office:value-type="float" office:value="6" calcext:value-type="float">
            <text:p>6</text:p>
          </table:table-cell>
          <table:table-cell table:style-name="ce684" table:content-validation-name="val137" office:value-type="float" office:value="1" calcext:value-type="float">
            <text:p>1</text:p>
          </table:table-cell>
          <table:table-cell table:style-name="ce760" table:content-validation-name="val120" table:formula="of:=VLOOKUP([.$A29];kezifegyverek_all;2;0) + ([.$C29]*[Data.$S$6])" office:value-type="float" office:value="3" calcext:value-type="float">
            <text:p>3</text:p>
          </table:table-cell>
          <table:table-cell table:style-name="ce760" table:content-validation-name="val120" table:formula="of:=VLOOKUP([.$A29];kezifegyverek_all;3;0) + ([.$C29]*[Data.$S$6])" office:value-type="float" office:value="2" calcext:value-type="float">
            <text:p>2</text:p>
          </table:table-cell>
          <table:table-cell table:style-name="ce760" table:content-validation-name="val167" table:formula="of:=[.$Z31]" office:value-type="string" office:string-value="5 S/V" calcext:value-type="string">
            <text:p>5 S/V</text:p>
          </table:table-cell>
          <table:table-cell table:style-name="ce912" table:formula="of:=VLOOKUP([.$A29];kezifegyverek_all;7;0)" office:value-type="float" office:value="0" calcext:value-type="float">
            <text:p>0</text:p>
          </table:table-cell>
          <table:table-cell table:style-name="ce968" table:content-validation-name="val28" table:formula="of:=VLOOKUP([.$A29];kezifegyverek_all;15;0)" office:value-type="string" office:string-value="-" calcext:value-type="string" table:number-columns-spanned="4" table:number-rows-spanned="1">
            <text:p>-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7]; kezifegyverek_all; 4; 0)" office:value-type="float" office:value="8" calcext:value-type="float">
            <text:p>8</text:p>
          </table:table-cell>
          <table:table-cell table:style-name="ce1509" table:formula="of:= [.$C27] * [Data.$T$6]" office:value-type="float" office:value="2" calcext:value-type="float">
            <text:p>2</text:p>
          </table:table-cell>
          <table:table-cell table:style-name="ce1315" table:formula="of:=VLOOKUP([.$A27]; kezifegyverek_all; 6; 0)" office:value-type="string" office:string-value="V/S" calcext:value-type="string">
            <text:p>V/S</text:p>
          </table:table-cell>
          <table:table-cell table:style-name="ce1324" table:formula="of:=MIN([Data.$C$31]; VLOOKUP([.$A27]; kezifegyverek_all; 9; 0))" office:value-type="float" office:value="3" calcext:value-type="float">
            <text:p>3</text:p>
          </table:table-cell>
          <table:table-cell table:style-name="ce1304" table:formula="of:=IF(ISNUMBER([.$Q29]); ([.$Q29]+[.$R29]+[.$T29]))" office:value-type="float" office:value="13" calcext:value-type="float">
            <text:p>13</text:p>
          </table:table-cell>
          <table:table-cell table:style-name="ce1315" table:formula="of:=VLOOKUP([.$A27]; kezifegyverek_all; 10; 0)" office:value-type="float" office:value="0" calcext:value-type="float">
            <text:p>0</text:p>
          </table:table-cell>
          <table:table-cell table:style-name="ce1547" table:formula="of:=IF(AND(ISNUMBER([.$V29]); [.$V29] &gt; 0); &quot; +&quot; &amp; [.$V29] &amp; &quot;Á&quot;; &quot;&quot;)">
            <text:p/>
          </table:table-cell>
          <table:table-cell table:style-name="ce1315" table:formula="of:=VLOOKUP([.$A27]; kezifegyverek_all; 11; 0)" office:value-type="float" office:value="0" calcext:value-type="float">
            <text:p>0</text:p>
          </table:table-cell>
          <table:table-cell table:style-name="ce1551" table:formula="of:=IF([.$X29] = 1; &quot;/&quot; &amp; ([.$U29] + 2); &quot;&quot;)">
            <text:p/>
          </table:table-cell>
          <table:table-cell table:style-name="ce1555" table:formula="of:=IF(ISNUMBER([.$Q29]); ([.$Q29]+[.$R29]+[.$T29]) &amp; [.$Y29] &amp; &quot; &quot; &amp; [.$S29] &amp; [.$W29]; [Data.$C$29])" office:value-type="string" office:string-value="13 V/S" calcext:value-type="string">
            <text:p>13 V/S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7"/>
          <table:table-cell table:style-name="ce635" table:content-validation-name="val121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37" office:value-type="float" office:value="0" calcext:value-type="float">
            <text:p>0</text:p>
          </table:table-cell>
          <table:table-cell table:style-name="ce760" table:content-validation-name="val120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67" table:formula="of:=[.$Z32]" office:value-type="string" office:string-value="N/A" calcext:value-type="string">
            <text:p>N/A</text:p>
          </table:table-cell>
          <table:table-cell table:style-name="ce912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8]; kezifegyverek_all; 4; 0)" office:value-type="float" office:value="8" calcext:value-type="float">
            <text:p>8</text:p>
          </table:table-cell>
          <table:table-cell table:style-name="ce1509" table:formula="of:= [.$C28] * [Data.$T$6]" office:value-type="float" office:value="1" calcext:value-type="float">
            <text:p>1</text:p>
          </table:table-cell>
          <table:table-cell table:style-name="ce1315" table:formula="of:=VLOOKUP([.$A28]; kezifegyverek_all; 6; 0)" office:value-type="string" office:string-value="V" calcext:value-type="string">
            <text:p>V</text:p>
          </table:table-cell>
          <table:table-cell table:style-name="ce1324" table:formula="of:=MIN([Data.$C$31]; VLOOKUP([.$A28]; kezifegyverek_all; 9; 0))" office:value-type="float" office:value="3" calcext:value-type="float">
            <text:p>3</text:p>
          </table:table-cell>
          <table:table-cell table:style-name="ce1304" table:formula="of:=IF(ISNUMBER([.$Q30]); ([.$Q30]+[.$R30]+[.$T30]))" office:value-type="float" office:value="12" calcext:value-type="float">
            <text:p>12</text:p>
          </table:table-cell>
          <table:table-cell table:style-name="ce1315" table:formula="of:=VLOOKUP([.$A28]; kezifegyverek_all; 10; 0)" office:value-type="float" office:value="4" calcext:value-type="float">
            <text:p>4</text:p>
          </table:table-cell>
          <table:table-cell table:style-name="ce1547" table:formula="of:=IF(AND(ISNUMBER([.$V30]); [.$V30] &gt; 0); &quot; +&quot; &amp; [.$V30] &amp; &quot;Á&quot;; &quot;&quot;)" office:value-type="string" office:string-value=" +4Á" calcext:value-type="string">
            <text:p><text:s/>+4Á</text:p>
          </table:table-cell>
          <table:table-cell table:style-name="ce1315" table:formula="of:=VLOOKUP([.$A28]; kezifegyverek_all; 11; 0)" office:value-type="float" office:value="0" calcext:value-type="float">
            <text:p>0</text:p>
          </table:table-cell>
          <table:table-cell table:style-name="ce1551" table:formula="of:=IF([.$X30] = 1; &quot;/&quot; &amp; ([.$U30] + 2); &quot;&quot;)">
            <text:p/>
          </table:table-cell>
          <table:table-cell table:style-name="ce1555" table:formula="of:=IF(ISNUMBER([.$Q30]); ([.$Q30]+[.$R30]+[.$T30]) &amp; [.$Y30] &amp; &quot; &quot; &amp; [.$S30] &amp; [.$W30]; [Data.$C$29])" office:value-type="string" office:string-value="12 V +4Á" calcext:value-type="string">
            <text:p>12 V +4Á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8"/>
          <table:table-cell table:style-name="ce635" table:content-validation-name="val121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38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0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29]; kezifegyverek_all; 4; 0)" office:value-type="float" office:value="1" calcext:value-type="float">
            <text:p>1</text:p>
          </table:table-cell>
          <table:table-cell table:style-name="ce1509" table:formula="of:= [.$C29] * [Data.$T$6]" office:value-type="float" office:value="1" calcext:value-type="float">
            <text:p>1</text:p>
          </table:table-cell>
          <table:table-cell table:style-name="ce1315" table:formula="of:=VLOOKUP([.$A29]; kezifegyverek_all; 6; 0)" office:value-type="string" office:string-value="S/V" calcext:value-type="string">
            <text:p>S/V</text:p>
          </table:table-cell>
          <table:table-cell table:style-name="ce1324" table:formula="of:=MIN([Data.$C$31]; VLOOKUP([.$A29]; kezifegyverek_all; 9; 0))" office:value-type="float" office:value="3" calcext:value-type="float">
            <text:p>3</text:p>
          </table:table-cell>
          <table:table-cell table:style-name="ce1304" table:formula="of:=IF(ISNUMBER([.$Q31]); ([.$Q31]+[.$R31]+[.$T31]))" office:value-type="float" office:value="5" calcext:value-type="float">
            <text:p>5</text:p>
          </table:table-cell>
          <table:table-cell table:style-name="ce1315" table:formula="of:=VLOOKUP([.$A29]; kezifegyverek_all; 10; 0)" office:value-type="float" office:value="0" calcext:value-type="float">
            <text:p>0</text:p>
          </table:table-cell>
          <table:table-cell table:style-name="ce1547" table:formula="of:=IF(AND(ISNUMBER([.$V31]); [.$V31] &gt; 0); &quot; +&quot; &amp; [.$V31] &amp; &quot;Á&quot;; &quot;&quot;)">
            <text:p/>
          </table:table-cell>
          <table:table-cell table:style-name="ce1315" table:formula="of:=VLOOKUP([.$A29]; kezifegyverek_all; 11; 0)" office:value-type="float" office:value="0" calcext:value-type="float">
            <text:p>0</text:p>
          </table:table-cell>
          <table:table-cell table:style-name="ce1551" table:formula="of:=IF([.$X31] = 1; &quot;/&quot; &amp; ([.$U31] + 2); &quot;&quot;)">
            <text:p/>
          </table:table-cell>
          <table:table-cell table:style-name="ce1555" table:formula="of:=IF(ISNUMBER([.$Q31]); ([.$Q31]+[.$R31]+[.$T31]) &amp; [.$Y31] &amp; &quot; &quot; &amp; [.$S31] &amp; [.$W31]; [Data.$C$29])" office:value-type="string" office:string-value="5 S/V" calcext:value-type="string">
            <text:p>5 S/V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8" table:content-validation-name="val109"/>
          <table:table-cell table:style-name="ce635" table:content-validation-name="val121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39"/>
          <table:table-cell table:style-name="ce760" table:content-validation-name="val120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0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67" table:formula="of:=[.$Z33]" office:value-type="string" office:string-value="N/A" calcext:value-type="string">
            <text:p>N/A</text:p>
          </table:table-cell>
          <table:table-cell table:style-name="ce912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28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949"/>
          <table:table-cell table:style-name="ce949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509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4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51" table:formula="of:=IF([.$X32] = 1; &quot;/&quot; &amp; ([.$U32] + 2); &quot;&quot;)" office:value-type="string" office:string-value="" calcext:value-type="error">
            <text:p>#N/A</text:p>
          </table:table-cell>
          <table:table-cell table:style-name="ce1555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849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8])" office:value-type="float" office:value="4" calcext:value-type="float">
            <text:p>4 x</text:p>
          </table:table-cell>
          <table:table-cell table:style-name="ce849"/>
          <table:table-cell table:style-name="ce796" office:value-type="string" calcext:value-type="string">
            <text:p>Erőbónusz</text:p>
          </table:table-cell>
          <table:table-cell table:style-name="ce859" table:content-validation-name="val168" table:formula="of:=[$Data.$C$31]" office:value-type="float" office:value="3" calcext:value-type="float">
            <text:p>3</text:p>
          </table:table-cell>
          <table:table-cell table:style-name="ce949"/>
          <table:table-cell table:style-name="ce849" table:number-columns-spanned="2" table:number-rows-spanned="1"/>
          <table:covered-table-cell table:style-name="ce849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509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4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51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55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949" table:number-columns-repeated="16357"/>
        </table:table-row>
        <table:table-row table:style-name="ro7">
          <table:table-cell table:style-name="ce949" table:number-columns-repeated="13"/>
          <table:table-cell table:style-name="ce525"/>
          <table:table-cell table:style-name="ce949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1511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949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1511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1511"/>
          <table:covered-table-cell table:style-name="ce426"/>
          <table:table-cell/>
          <table:table-cell table:style-name="ce949" table:number-columns-repeated="16357"/>
        </table:table-row>
        <table:table-row table:style-name="ro4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941"/>
          <table:table-cell table:style-name="ce941"/>
          <table:table-cell table:style-name="ce949" table:number-columns-repeated="4"/>
          <table:table-cell table:style-name="ce525"/>
          <table:table-cell table:style-name="ce949" table:number-columns-repeated="2"/>
          <table:table-cell table:style-name="ce1276"/>
          <table:table-cell table:style-name="ce1511"/>
          <table:table-cell table:style-name="ce949"/>
          <table:table-cell table:style-name="ce1511"/>
          <table:table-cell table:style-name="ce949" table:number-columns-repeated="2"/>
          <table:table-cell table:style-name="ce1511"/>
          <table:table-cell table:style-name="ce949"/>
          <table:table-cell table:style-name="ce1511"/>
          <table:table-cell table:style-name="ce375"/>
          <table:table-cell/>
          <table:table-cell table:style-name="ce949" table:number-columns-repeated="16357"/>
        </table:table-row>
        <table:table-row table:style-name="ro4">
          <table:table-cell table:style-name="ce845" table:content-validation-name="val110" office:value-type="string" calcext:value-type="string">
            <text:p>Távolsági fegyver</text:p>
          </table:table-cell>
          <table:table-cell table:style-name="ce631" table:content-validation-name="val28" office:value-type="string" calcext:value-type="string">
            <text:p>Sebesség</text:p>
          </table:table-cell>
          <table:table-cell table:style-name="ce992" table:content-validation-name="val134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992" office:value-type="string" calcext:value-type="string">
            <text:p>SP</text:p>
          </table:table-cell>
          <table:table-cell table:style-name="ce992" office:value-type="string" calcext:value-type="string" table:number-columns-spanned="2" table:number-rows-spanned="1">
            <text:p>Hatótáv + Komment</text:p>
          </table:table-cell>
          <table:covered-table-cell table:style-name="ce941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1"/>
          <table:table-cell table:style-name="ce949"/>
          <table:table-cell table:style-name="ce1511"/>
          <table:table-cell table:style-name="ce949" table:number-columns-repeated="2"/>
          <table:table-cell table:style-name="ce1511"/>
          <table:table-cell table:style-name="ce949"/>
          <table:table-cell table:style-name="ce1511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21">
          <table:table-cell table:style-name="ce848" table:content-validation-name="val111"/>
          <table:table-cell table:style-name="ce635" table:content-validation-name="val121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8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6"/>
          <table:table-cell table:style-name="ce1511"/>
          <table:table-cell table:style-name="ce949"/>
          <table:table-cell table:style-name="ce1511"/>
          <table:table-cell table:style-name="ce949" table:number-columns-repeated="2"/>
          <table:table-cell table:style-name="ce1511"/>
          <table:table-cell table:style-name="ce949"/>
          <table:table-cell table:style-name="ce1511"/>
          <table:table-cell table:style-name="ce375"/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48" table:content-validation-name="val111"/>
          <table:table-cell table:style-name="ce635" table:content-validation-name="val121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0" office:value-type="float" office:value="0" calcext:value-type="float">
            <text:p>0</text:p>
          </table:table-cell>
          <table:table-cell table:style-name="ce760" table:content-validation-name="val120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69" table:formula="of:=[.Z39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949" table:number-columns-repeated="6"/>
          <table:table-cell table:style-name="ce525"/>
          <table:table-cell table:style-name="ce949"/>
          <table:table-cell table:style-name="ce1273" table:formula="of:=VLOOKUP([.$A37]; tavolsagi_fegyverek_all; 4; 0)" office:value-type="string" office:string-value="" calcext:value-type="error">
            <text:p>#N/A</text:p>
          </table:table-cell>
          <table:table-cell table:style-name="ce1509" table:formula="of:= [.$C37] * [Data.$T$6]" office:value-type="float" office:value="0" calcext:value-type="float">
            <text:p>0</text:p>
          </table:table-cell>
          <table:table-cell table:style-name="ce1316" table:formula="of:=VLOOKUP([.$A37]; tavolsagi_fegyverek_all; 6; 0)" office:value-type="string" office:string-value="" calcext:value-type="error">
            <text:p>#N/A</text:p>
          </table:table-cell>
          <table:table-cell table:style-name="ce1324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4" table:formula="of:=IF(ISNUMBER([.$Q38]); ([.$Q38]+[.$R38]+[.$T38]))" office:value-type="float" office:value="0" calcext:value-type="float">
            <text:p>0</text:p>
          </table:table-cell>
          <table:table-cell table:style-name="ce1315" table:formula="of:=VLOOKUP([.$A37]; tavolsagi_fegyverek_all; 10; 0)" office:value-type="string" office:string-value="" calcext:value-type="error">
            <text:p>#N/A</text:p>
          </table:table-cell>
          <table:table-cell table:style-name="ce1547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49"/>
          <table:table-cell table:style-name="ce1324"/>
          <table:table-cell table:style-name="ce1555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949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949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13">
          <table:table-cell table:style-name="ce949"/>
          <table:table-cell table:style-name="ce459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761"/>
          <table:table-cell table:style-name="ce797" table:content-validation-name="val8" table:formula="of:=([Alapértékek.C22])+([Alapértékek.C23])+[Alapértékek.$D$9]+([$Data.N32] * [Alapértékek.J35])" office:value-type="float" office:value="21" calcext:value-type="float" table:number-columns-spanned="2" table:number-rows-spanned="1">
            <text:p>21</text:p>
          </table:table-cell>
          <table:covered-table-cell table:style-name="ce862"/>
          <table:table-cell/>
          <table:table-cell table:style-name="ce27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27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2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949"/>
          <table:table-cell table:style-name="ce949"/>
          <table:table-cell table:style-name="Default" table:number-columns-repeated="3"/>
          <table:table-cell table:style-name="ce949" table:number-columns-repeated="16371"/>
        </table:table-row>
        <table:table-row table:style-name="ro23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949"/>
          <table:table-cell table:style-name="ce27"/>
          <table:table-cell table:style-name="Default" table:number-columns-repeated="3"/>
          <table:table-cell table:style-name="ce27"/>
          <table:table-cell table:style-name="ce1235"/>
          <table:table-cell table:style-name="ce525"/>
          <table:table-cell table:style-name="ce949" table:number-columns-repeated="10"/>
          <table:table-cell table:number-columns-repeated="2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5];kezifegyverek_all;14;0); harcmodor_harcertekek;4;0 ) + [.$D25] +[.$E$72] + [.$D$53] + [$Harc.$F$39]" office:value-type="float" office:value="33" calcext:value-type="float">
            <text:p>33</text:p>
          </table:table-cell>
          <table:table-cell table:style-name="ce798" table:content-validation-name="val14" table:formula="of:=VLOOKUP( VLOOKUP([.$A25];kezifegyverek_all;14;0); harcmodor_harcertekek;5;0 ) + [.$E25] + [.$L$70] + [.$E$59] + [.$D$53] - ABS([$Harc.$I$7])" office:value-type="float" office:value="56" calcext:value-type="float">
            <text:p>56</text:p>
          </table:table-cell>
          <table:table-cell table:style-name="ce864" table:content-validation-name="val17" table:formula="of:=[.F25]" office:value-type="string" office:string-value="-2 Z" calcext:value-type="string">
            <text:p>-2 Z</text:p>
          </table:table-cell>
          <table:table-cell table:style-name="ce1101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6];kezifegyverek_all;14;0); harcmodor_harcertekek;4;0 ) + [.$D26] +[.$E$72] +[$Harc.$F$39]" office:value-type="float" office:value="36" calcext:value-type="float">
            <text:p>36</text:p>
          </table:table-cell>
          <table:table-cell table:style-name="ce798" table:content-validation-name="val14" table:formula="of:=VLOOKUP( VLOOKUP([.$A26];kezifegyverek_all;14;0); harcmodor_harcertekek;5;0 ) + [.$E26] + [.$S$45] + [.$L$70] - ABS(#REF!)" office:value-type="string" office:string-value="" calcext:value-type="error">
            <text:p>#REF!</text:p>
          </table:table-cell>
          <table:table-cell table:style-name="ce1525" table:content-validation-name="val167" table:formula="of:=[.F26]" office:value-type="string" office:string-value="3 Z" calcext:value-type="string">
            <text:p>3 Z</text:p>
          </table:table-cell>
          <table:table-cell table:style-name="ce914" table:content-validation-name="val167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Default"/>
          <table:table-cell table:style-name="ce27"/>
          <table:table-cell table:style-name="ce949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302"/>
          <table:covered-table-cell table:style-name="ce1318"/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27];kezifegyverek_all;15;0))&gt;1;[.$A27];[.$A27])" office:value-type="string" office:string-value="Kard, kétkezes" calcext:value-type="string" table:number-columns-spanned="2" table:number-rows-spanned="1">
            <text:p>Kard, kétkezes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763" table:content-validation-name="val14" table:formula="of:=VLOOKUP( VLOOKUP([.$A27];kezifegyverek_all;14;0); harcmodor_harcertekek;4;0 ) + [.$D27] +[.$E$72] + [.$D$53] + [$Harc.$F$39]" office:value-type="float" office:value="50" calcext:value-type="float">
            <text:p>50</text:p>
          </table:table-cell>
          <table:table-cell table:style-name="ce798" table:content-validation-name="val14" table:formula="of:=VLOOKUP( VLOOKUP([.$A27];kezifegyverek_all;14;0); harcmodor_harcertekek;5;0 ) + [.$E27] + [.$L$70] +[.$E$59] + [.$D$53] - ABS([$Harc.$I$7])" office:value-type="float" office:value="71" calcext:value-type="float">
            <text:p>71</text:p>
          </table:table-cell>
          <table:table-cell table:style-name="ce1525" table:content-validation-name="val167" table:formula="of:=[.F27]" office:value-type="string" office:string-value="13 V/S" calcext:value-type="string">
            <text:p>13 V/S</text:p>
          </table:table-cell>
          <table:table-cell table:style-name="ce914" table:content-validation-name="val167" table:formula="of:=[.G27]" office:value-type="float" office:value="2" calcext:value-type="float">
            <text:p>2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2"/>
          <table:table-cell table:style-name="ce1287" table:formula="of:=VLOOKUP([$Alapértékek.$J$42];belharc_fortely_all;4;0)" office:value-type="float" office:value="0" calcext:value-type="float">
            <text:p>0</text:p>
          </table:table-cell>
          <table:table-cell table:style-name="ce1303" table:formula="of:=VLOOKUP([$Alapértékek.$J$42];belharc_fortely_all;5;0)" office:value-type="float" office:value="0" calcext:value-type="float">
            <text:p/>
          </table:table-cell>
          <table:table-cell table:style-name="ce1322" table:formula="of:=VLOOKUP([$Alapértékek.$J$42];belharc_fortely_all;6;0)" office:value-type="float" office:value="0" calcext:value-type="float">
            <text:p/>
          </table:table-cell>
          <table:table-cell table:style-name="ce949" table:number-columns-repeated="3"/>
          <table:table-cell table:number-columns-repeated="6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28];kezifegyverek_all;15;0))&gt;1;[.$A28];[.$A28])" office:value-type="string" office:string-value="Csatabárd, kétkezes" calcext:value-type="string" table:number-columns-spanned="2" table:number-rows-spanned="1">
            <text:p>Csatabárd, kétkezes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8];kezifegyverek_all;14;0); harcmodor_harcertekek;6;0 ) / VLOOKUP([.$A28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8];kezifegyverek_all;14;0); harcmodor_harcertekek;4;0 ) + [.$D28] +[.$E$72] + [.$D$53] + [$Harc.$F$39]" office:value-type="float" office:value="45" calcext:value-type="float">
            <text:p>45</text:p>
          </table:table-cell>
          <table:table-cell table:style-name="ce798" table:content-validation-name="val14" table:formula="of:=VLOOKUP( VLOOKUP([.$A28];kezifegyverek_all;14;0); harcmodor_harcertekek;5;0 ) + [.$E28] + [.$L$70] +[.$E$59] + [.$D$53] - ABS([$Harc.$I$7])" office:value-type="float" office:value="65" calcext:value-type="float">
            <text:p>65</text:p>
          </table:table-cell>
          <table:table-cell table:style-name="ce1525" table:content-validation-name="val167" table:formula="of:=[.F28]" office:value-type="string" office:string-value="12 V +4Á" calcext:value-type="string">
            <text:p>12 V +4Á</text:p>
          </table:table-cell>
          <table:table-cell table:style-name="ce914" table:content-validation-name="val167" table:formula="of:=[.G28]" office:value-type="float" office:value="1.5" calcext:value-type="float">
            <text:p>1,5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27"/>
          <table:table-cell table:style-name="ce949" table:number-columns-repeated="5"/>
          <table:table-cell table:number-columns-repeated="9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29];kezifegyverek_all;15;0))&gt;1;[.$A29];[.$A29])" office:value-type="string" office:string-value="Tőr" calcext:value-type="string" table:number-columns-spanned="2" table:number-rows-spanned="1">
            <text:p>Tőr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29];kezifegyverek_all;14;0); harcmodor_harcertekek;6;0 ) / VLOOKUP([.$A29];kezifegyverek_all;5;0))" office:value-type="float" office:value="1" calcext:value-type="float">
            <text:p>1</text:p>
          </table:table-cell>
          <table:table-cell table:style-name="ce763" table:content-validation-name="val14" table:formula="of:=VLOOKUP( VLOOKUP([.$A29];kezifegyverek_all;14;0); harcmodor_harcertekek;4;0 ) + [.$D29] +[.$E$72] + [.$D$53] + [$Harc.$F$39]" office:value-type="float" office:value="39" calcext:value-type="float">
            <text:p>39</text:p>
          </table:table-cell>
          <table:table-cell table:style-name="ce798" table:content-validation-name="val14" table:formula="of:=VLOOKUP( VLOOKUP([.$A29];kezifegyverek_all;14;0); harcmodor_harcertekek;5;0 ) + [.$E29] + [.$L$70] +[.$E$59] + [.$D$53] - ABS([$Harc.$I$7])" office:value-type="float" office:value="61" calcext:value-type="float">
            <text:p>61</text:p>
          </table:table-cell>
          <table:table-cell table:style-name="ce1525" table:content-validation-name="val167" table:formula="of:=[.F29]" office:value-type="string" office:string-value="5 S/V" calcext:value-type="string">
            <text:p>5 S/V</text:p>
          </table:table-cell>
          <table:table-cell table:style-name="ce914" table:content-validation-name="val167" table:formula="of:=[.G29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/>
          <table:table-cell table:style-name="ce949" table:number-columns-repeated="2"/>
          <table:table-cell table:number-columns-repeated="12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0];kezifegyverek_all;14;0); harcmodor_harcertekek;4;0 ) + [.$D30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0];kezifegyverek_all;14;0); harcmodor_harcertekek;5;0 ) + [.$E30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0]" office:value-type="string" office:string-value="N/A" calcext:value-type="string">
            <text:p>N/A</text:p>
          </table:table-cell>
          <table:table-cell table:style-name="ce914" table:content-validation-name="val167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21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525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763" table:content-validation-name="val14" table:formula="of:=VLOOKUP( VLOOKUP([.$A31];kezifegyverek_all;14;0); harcmodor_harcertekek;4;0 ) + [.$D31] +[.$E$72] + [.$D$53] + [$Harc.$F$39]" office:value-type="string" office:string-value="" calcext:value-type="error">
            <text:p>#N/A</text:p>
          </table:table-cell>
          <table:table-cell table:style-name="ce798" table:content-validation-name="val14" table:formula="of:=VLOOKUP( VLOOKUP([.$A31];kezifegyverek_all;14;0); harcmodor_harcertekek;5;0 ) + [.$E31] + [.$L$70] +[.$E$59] + [.$D$53] - ABS([$Harc.$I$7])" office:value-type="string" office:string-value="" calcext:value-type="error">
            <text:p>#N/A</text:p>
          </table:table-cell>
          <table:table-cell table:style-name="ce1525" table:content-validation-name="val167" table:formula="of:=[.F31]" office:value-type="string" office:string-value="N/A" calcext:value-type="string">
            <text:p>N/A</text:p>
          </table:table-cell>
          <table:table-cell table:style-name="ce914" table:content-validation-name="val167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239"/>
          <table:table-cell table:style-name="ce949"/>
          <table:table-cell table:style-name="Default" table:number-columns-repeated="3"/>
          <table:table-cell table:style-name="ce949" table:number-columns-repeated="12"/>
          <table:table-cell table:number-columns-repeated="3"/>
          <table:table-cell table:style-name="ce949" table:number-columns-repeated="16356"/>
        </table:table-row>
        <table:table-row table:style-name="ro21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007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8" table:content-validation-name="val14" table:formula="of:=VLOOKUP( VLOOKUP([.$A32];kezifegyverek_all;14;0); harcmodor_harcertekek;4;0 ) + [.$D32] +[.$E$72] + [.$D$53] + [$Harc.$F$39]" office:value-type="string" office:string-value="" calcext:value-type="error">
            <text:p>#N/A</text:p>
          </table:table-cell>
          <table:table-cell table:style-name="ce1477" table:content-validation-name="val14" table:formula="of:=VLOOKUP( VLOOKUP([.$A32];kezifegyverek_all;14;0); harcmodor_harcertekek;5;0 ) + [.$E32] + [.$L$70] +[.$E$59] + [.$D$53] - ABS([$Harc.$I$7])" office:value-type="string" office:string-value="" calcext:value-type="error">
            <text:p>#N/A</text:p>
          </table:table-cell>
          <table:table-cell table:style-name="ce1007" table:content-validation-name="val167" table:formula="of:=[.F32]" office:value-type="string" office:string-value="N/A" calcext:value-type="string">
            <text:p>N/A</text:p>
          </table:table-cell>
          <table:table-cell table:style-name="ce1514" table:content-validation-name="val167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56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1">
          <table:table-cell table:style-name="ce561" table:content-validation-name="val112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8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7]; tavolsagi_fegyverek_all;14;0); harcmodor_harcertekek;4;0 ) + [.$D37] + [.$H90] +[.$E$72]" office:value-type="string" office:string-value="" calcext:value-type="error">
            <text:p>#N/A</text:p>
          </table:table-cell>
          <table:table-cell table:style-name="ce800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008" table:content-validation-name="val169" table:formula="of:=[.F37]" office:value-type="string" office:string-value="" calcext:value-type="error">
            <text:p>#N/A</text:p>
          </table:table-cell>
          <table:table-cell table:style-name="ce916" table:content-validation-name="val169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 table:number-columns-repeated="2"/>
          <table:table-cell table:style-name="ce949" table:number-columns-repeated="10"/>
          <table:table-cell table:number-columns-repeated="3"/>
          <table:table-cell table:style-name="ce949" table:number-columns-repeated="16356"/>
        </table:table-row>
        <table:table-row table:style-name="ro21">
          <table:table-cell table:style-name="ce561" table:content-validation-name="val112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12"/>
          <table:table-cell table:style-name="ce1008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765" table:content-validation-name="val14" table:formula="of:=VLOOKUP( VLOOKUP([.$A38]; tavolsagi_fegyverek_all;14;0); harcmodor_harcertekek;4;0 ) + [.$D38] + [.$H90] +[.$E$72]" office:value-type="string" office:string-value="" calcext:value-type="error">
            <text:p>#N/A</text:p>
          </table:table-cell>
          <table:table-cell table:style-name="ce801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865" table:content-validation-name="val169" table:formula="of:=[.F38]" office:value-type="string" office:string-value="" calcext:value-type="error">
            <text:p>#N/A</text:p>
          </table:table-cell>
          <table:table-cell table:style-name="ce918" table:content-validation-name="val169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239"/>
          <table:table-cell table:style-name="ce27"/>
          <table:table-cell table:style-name="Default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1201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78" office:value-type="string" calcext:value-type="string">
            <text:p>Harci akrobatika bónusz</text:p>
          </table:covered-table-cell>
          <table:table-cell table:style-name="ce803" table:content-validation-name="val150" table:formula="of:=IF([$Harc.$D$5];  (IF(OR([.$L$77]=1; [.$E$74]&gt;10); 0; [$Alapértékek.$J$36]));  0)" office:value-type="float" office:value="0" calcext:value-type="float">
            <text:p>0</text:p>
          </table:table-cell>
          <table:table-cell table:style-name="ce803" table:content-validation-name="val150" table:formula="of:=IF([$Harc.$D$5]; (IF(OR([.$L$77]=1; [.$E$74]&gt;10); 0; [$Alapértékek.$J$36]));  0)" office:value-type="float" office:value="0" calcext:value-type="float">
            <text:p>0</text:p>
          </table:table-cell>
          <table:table-cell table:style-name="Default"/>
          <table:table-cell table:style-name="ce1643"/>
          <table:table-cell table:style-name="ce949"/>
          <table:table-cell table:style-name="ce483"/>
          <table:table-cell table:style-name="ce27"/>
          <table:table-cell table:style-name="ce949" table:number-columns-repeated="3"/>
          <table:table-cell table:style-name="ce1235"/>
          <table:table-cell table:style-name="ce949" table:number-columns-repeated="11"/>
          <table:table-cell table:number-columns-repeated="3"/>
          <table:table-cell table:style-name="ce949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949"/>
          <table:table-cell table:style-name="ce949"/>
          <table:table-cell table:style-name="ce27"/>
          <table:table-cell table:style-name="ce949" table:number-columns-repeated="16374"/>
        </table:table-row>
        <table:table-row table:style-name="ro13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649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483"/>
          <table:table-cell table:style-name="ce949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949" table:number-columns-repeated="2"/>
          <table:table-cell table:style-name="ce1229"/>
          <table:table-cell table:style-name="ce483"/>
          <table:table-cell table:style-name="ce949" table:number-columns-repeated="16368"/>
        </table:table-row>
        <table:table-row table:style-name="ro4">
          <table:table-cell table:style-name="ce503" table:content-validation-name="val113" table:number-columns-spanned="2" table:number-rows-spanned="1"/>
          <table:covered-table-cell table:style-name="ce833" table:content-validation-name="val113"/>
          <table:table-cell table:style-name="ce721" table:formula="of:=VLOOKUP([.$A56];teljes_harcertekek_all;3;0)" office:value-type="string" office:string-value="" calcext:value-type="error">
            <text:p>#N/A</text:p>
          </table:table-cell>
          <table:table-cell table:style-name="ce769" table:formula="of:=VLOOKUP([.$A56];teljes_harcertekek_all;4;0) + [.$K$56]" office:value-type="string" office:string-value="" calcext:value-type="error">
            <text:p>#N/A</text:p>
          </table:table-cell>
          <table:table-cell table:style-name="ce721" table:formula="of:=VLOOKUP([.$A56];teljes_harcertekek_all;5;0) + [.$L$56] - ABS(#REF!)" office:value-type="string" office:string-value="" calcext:value-type="error">
            <text:p>#N/A</text:p>
          </table:table-cell>
          <table:table-cell table:style-name="ce868" table:formula="of:=VLOOKUP([.$A56];teljes_harcertekek_all;6;0)" office:value-type="string" office:string-value="" calcext:value-type="error">
            <text:p>#N/A</text:p>
          </table:table-cell>
          <table:table-cell table:style-name="ce1173" table:number-columns-spanned="2" table:number-rows-spanned="1"/>
          <table:covered-table-cell table:style-name="ce1173"/>
          <table:table-cell table:style-name="ce949" table:number-columns-repeated="2"/>
          <table:table-cell table:style-name="ce1107" table:formula="of:=VLOOKUP([$Alapértékek.$J$41];lovas_harc_fortely_all;3;0)" office:value-type="float" office:value="3" calcext:value-type="float">
            <text:p>3</text:p>
          </table:table-cell>
          <table:table-cell table:style-name="ce1107" table:formula="of:=VLOOKUP([$Alapértékek.$J$41];lovas_harc_fortely_all;4;0)" office:value-type="float" office:value="3" calcext:value-type="float">
            <text:p>3</text:p>
          </table:table-cell>
          <table:table-cell table:style-name="ce949" table:number-columns-repeated="16372"/>
        </table:table-row>
        <table:table-row table:style-name="ro4">
          <table:table-cell table:style-name="ce509" table:content-validation-name="val113" table:number-columns-spanned="2" table:number-rows-spanned="1"/>
          <table:covered-table-cell table:style-name="ce410" table:content-validation-name="val113"/>
          <table:table-cell table:style-name="ce723" table:formula="of:=VLOOKUP([.$A57];teljes_harcertekek_all;3;0)" office:value-type="string" office:string-value="" calcext:value-type="error">
            <text:p>#N/A</text:p>
          </table:table-cell>
          <table:table-cell table:style-name="ce770" table:formula="of:=VLOOKUP([.$A57];teljes_harcertekek_all;4;0) + [.$K$56]" office:value-type="string" office:string-value="" calcext:value-type="error">
            <text:p>#N/A</text:p>
          </table:table-cell>
          <table:table-cell table:style-name="ce723" table:formula="of:=VLOOKUP([.$A57];teljes_harcertekek_all;5;0) + [.$L$56] - ABS(#REF!)" office:value-type="string" office:string-value="" calcext:value-type="error">
            <text:p>#N/A</text:p>
          </table:table-cell>
          <table:table-cell table:style-name="ce723" table:formula="of:=VLOOKUP([.$A57];teljes_harcertekek_all;6;0)" office:value-type="string" office:string-value="" calcext:value-type="error">
            <text:p>#N/A</text:p>
          </table:table-cell>
          <table:table-cell table:style-name="ce1174" table:number-columns-spanned="2" table:number-rows-spanned="1"/>
          <table:covered-table-cell table:style-name="ce1174"/>
          <table:table-cell table:style-name="ce949" table:number-columns-repeated="2"/>
          <table:table-cell table:style-name="ce1108"/>
          <table:table-cell table:style-name="ce1643" table:number-columns-repeated="2"/>
          <table:table-cell table:style-name="ce5"/>
          <table:table-cell table:style-name="ce1257"/>
          <table:table-cell table:style-name="ce949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1040"/>
          <table:table-cell table:style-name="ce949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59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"/>
          <table:table-cell table:style-name="ce949" table:number-columns-repeated="2"/>
          <table:table-cell table:style-name="ce5"/>
          <table:table-cell table:number-columns-repeated="11"/>
          <table:table-cell table:style-name="ce949" table:number-columns-repeated="16356"/>
        </table:table-row>
        <table:table-row table:style-name="ro13">
          <table:table-cell table:style-name="ce566" office:value-type="string" calcext:value-type="string">
            <text:p>Válassz pajzsot:</text:p>
          </table:table-cell>
          <table:table-cell table:style-name="ce650" table:content-validation-name="val122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1"/>
          <table:table-cell table:style-name="ce772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1480" table:content-validation-name="val158" table:formula="of:=IF([$Harc.$D$4];  IFERROR(VLOOKUP([.$B59];pajzsok_all;3;0)+[.M58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13"/>
          <table:table-cell table:style-name="ce949"/>
          <table:table-cell table:style-name="ce27"/>
          <table:table-cell table:style-name="ce949" table:number-columns-repeated="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949" table:number-columns-repeated="17"/>
          <table:table-cell table:number-columns-repeated="11"/>
          <table:table-cell table:style-name="ce949" table:number-columns-repeated="16356"/>
        </table:table-row>
        <table:table-row table:style-name="ro4">
          <table:table-cell table:style-name="ce878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949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20"/>
          <table:covered-table-cell table:style-name="ce606"/>
          <table:table-cell table:number-columns-repeated="6"/>
          <table:table-cell table:style-name="ce949"/>
          <table:table-cell/>
          <table:table-cell table:style-name="ce949" table:number-columns-repeated="16356"/>
        </table:table-row>
        <table:table-row table:style-name="ro19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23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4"/>
          <table:table-cell table:style-name="ce1099" table:content-validation-name="val9" office:value-type="string" calcext:value-type="string">
            <text:p>Tám/kör</text:p>
          </table:table-cell>
          <table:table-cell table:style-name="ce1099" office:value-type="string" calcext:value-type="string">
            <text:p>TÉ</text:p>
          </table:table-cell>
          <table:table-cell table:style-name="ce1099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483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949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Elsődleges fegyver</text:p>
          </table:table-cell>
          <table:table-cell table:style-name="ce955" table:content-validation-name="val124" table:number-columns-spanned="2" table:number-rows-spanned="1"/>
          <table:covered-table-cell table:style-name="ce726" table:content-validation-name="val142"/>
          <table:table-cell table:style-name="ce949"/>
          <table:table-cell table:style-name="ce807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70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70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3];&quot; // &quot;; [.$Z64])" office:value-type="string" office:string-value="" calcext:value-type="error">
            <text:p>#N/A</text:p>
          </table:table-cell>
          <table:table-cell table:style-name="ce949"/>
          <table:table-cell table:style-name="ce1005"/>
          <table:table-cell table:style-name="ce1116" table:content-validation-name="val178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62" table:content-validation-name="val178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196" table:content-validation-name="val178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37" table:formula="of:=VLOOKUP([.$B63];kezifegyverek_all;7;0)" office:value-type="string" office:string-value="" calcext:value-type="error">
            <text:p>#N/A</text:p>
          </table:table-cell>
          <table:table-cell table:style-name="ce1261" table:formula="of:=VLOOKUP([.$B$63];valasztott_fegyverek_all;2;0)" office:value-type="string" office:string-value="" calcext:value-type="error">
            <text:p>#N/A</text:p>
          </table:table-cell>
          <table:table-cell table:style-name="ce949"/>
          <table:table-cell table:style-name="ce1292" table:formula="of:=VLOOKUP([.$B63]; kezifegyverek_all; 4; 0)" office:value-type="string" office:string-value="" calcext:value-type="error">
            <text:p>#N/A</text:p>
          </table:table-cell>
          <table:table-cell table:style-name="ce1304" table:formula="of:=VLOOKUP([.$B63];valasztott_fegyverek_all;3;0) * [Data.$T$6]" office:value-type="string" office:string-value="" calcext:value-type="error">
            <text:p>#N/A</text:p>
          </table:table-cell>
          <table:table-cell table:style-name="ce1316" table:formula="of:=VLOOKUP([.$B63]; kezifegyverek_all; 6; 0)" office:value-type="string" office:string-value="" calcext:value-type="error">
            <text:p>#N/A</text:p>
          </table:table-cell>
          <table:table-cell table:style-name="ce1328" table:formula="of:=MIN([Data.$C$31]; VLOOKUP([.$B63]; kezifegyverek_all; 9; 0))" office:value-type="string" office:string-value="" calcext:value-type="error">
            <text:p>#N/A</text:p>
          </table:table-cell>
          <table:table-cell table:style-name="ce1304" table:formula="of:=IF(ISNUMBER([.$Q63]); ([.$Q63]+[.$R63]+[.$T63]))" office:value-type="float" office:value="0" calcext:value-type="float">
            <text:p>0</text:p>
          </table:table-cell>
          <table:table-cell table:style-name="ce1315" table:formula="of:=VLOOKUP([.$B63]; kezifegyverek_all; 10; 0)" office:value-type="string" office:string-value="" calcext:value-type="error">
            <text:p>#N/A</text:p>
          </table:table-cell>
          <table:table-cell table:style-name="ce130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15" table:formula="of:=VLOOKUP([.$B63]; kezifegyverek_all; 11; 0)" office:value-type="string" office:string-value="" calcext:value-type="error">
            <text:p>#N/A</text:p>
          </table:table-cell>
          <table:table-cell table:style-name="ce135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55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7">
          <table:table-cell table:style-name="ce880" table:content-validation-name="val114" office:value-type="string" calcext:value-type="string">
            <text:p><text:s text:c="3"/>Másodlagos fegyver</text:p>
          </table:table-cell>
          <table:table-cell table:style-name="ce955" table:content-validation-name="val125" table:number-columns-spanned="2" table:number-rows-spanned="1"/>
          <table:covered-table-cell table:style-name="ce727" table:content-validation-name="val142"/>
          <table:table-cell table:style-name="ce773" table:number-columns-repeated="4"/>
          <table:table-cell table:style-name="ce994"/>
          <table:table-cell table:style-name="ce949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949"/>
          <table:table-cell table:style-name="ce1293" office:value-type="float" office:value="4" calcext:value-type="float">
            <text:p>4</text:p>
          </table:table-cell>
          <table:table-cell table:style-name="ce1305" table:formula="of:=VLOOKUP([.$B64];valasztott_fegyverek_all;3;0) * [Data.$T$6]" office:value-type="string" office:string-value="" calcext:value-type="error">
            <text:p>#N/A</text:p>
          </table:table-cell>
          <table:table-cell table:style-name="ce1317" table:formula="of:=VLOOKUP([.$B64]; kezifegyverek_all; 6; 0)" office:value-type="string" office:string-value="" calcext:value-type="error">
            <text:p>#N/A</text:p>
          </table:table-cell>
          <table:table-cell table:style-name="ce1330" table:formula="of:=MIN([Data.$C$31]; VLOOKUP([.$B64]; kezifegyverek_all; 9; 0))" office:value-type="string" office:string-value="" calcext:value-type="error">
            <text:p>#N/A</text:p>
          </table:table-cell>
          <table:table-cell table:style-name="ce1305" table:formula="of:=IF(ISNUMBER([.$Q64]); ([.$Q64]+[.$R64]+[.$T64]))" office:value-type="string" office:string-value="" calcext:value-type="error">
            <text:p>#N/A</text:p>
          </table:table-cell>
          <table:table-cell table:style-name="ce1337" table:formula="of:=VLOOKUP([.$B64]; kezifegyverek_all; 10; 0)" office:value-type="string" office:string-value="" calcext:value-type="error">
            <text:p>#N/A</text:p>
          </table:table-cell>
          <table:table-cell table:style-name="ce1305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337" table:formula="of:=VLOOKUP([.$B64]; kezifegyverek_all; 11; 0)" office:value-type="string" office:string-value="" calcext:value-type="error">
            <text:p>#N/A</text:p>
          </table:table-cell>
          <table:table-cell table:style-name="ce1361" table:formula="of:=IF([.$X64] = 1; &quot;/&quot; &amp; ([.$U64] + 2); &quot;&quot;)" office:value-type="string" office:string-value="" calcext:value-type="error">
            <text:p>#N/A</text:p>
          </table:table-cell>
          <table:table-cell table:style-name="ce1371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ce949"/>
          <table:table-cell/>
          <table:table-cell table:style-name="ce949" table:number-columns-repeated="16356"/>
        </table:table-row>
        <table:table-row table:style-name="ro4">
          <table:table-cell table:style-name="ce571"/>
          <table:table-cell table:style-name="ce941" table:number-columns-repeated="3"/>
          <table:table-cell table:style-name="ce636" table:number-columns-repeated="3"/>
          <table:table-cell table:style-name="ce1170"/>
          <table:table-cell table:style-name="ce949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949" table:number-columns-repeated="2"/>
          <table:table-cell/>
          <table:table-cell table:style-name="ce1520"/>
          <table:table-cell table:number-columns-repeated="4"/>
          <table:table-cell table:style-name="ce949" table:number-columns-repeated="4"/>
          <table:table-cell/>
          <table:table-cell table:style-name="ce949" table:number-columns-repeated="16356"/>
        </table:table-row>
        <table:table-row table:style-name="ro7">
          <table:table-cell table:style-name="ce572" office:value-type="string" calcext:value-type="string">
            <text:p>Kétkezettség fortély</text:p>
          </table:table-cell>
          <table:table-cell table:style-name="ce653" table:content-validation-name="val126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062" office:value-type="string" calcext:value-type="string">
            <text:p>Harckeret</text:p>
          </table:table-cell>
          <table:table-cell table:style-name="ce810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062"/>
          <table:table-cell table:style-name="ce996" table:content-validation-name="val171" table:formula="of:=[.N63]+[.N67]" office:value-type="string" office:string-value="" calcext:value-type="error">
            <text:p>#N/A</text:p>
          </table:table-cell>
          <table:table-cell table:style-name="ce949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949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306"/>
          <table:table-cell table:style-name="ce1333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949"/>
          <table:table-cell table:style-name="ce949"/>
          <table:table-cell table:style-name="ce1005"/>
          <table:table-cell table:style-name="ce1120" table:content-validation-name="val178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166" table:content-validation-name="val178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239" table:formula="of:=VLOOKUP([.$B64];kezifegyverek_all;7;0)" office:value-type="string" office:string-value="" calcext:value-type="error">
            <text:p>#N/A</text:p>
          </table:table-cell>
          <table:table-cell table:style-name="ce1265"/>
          <table:table-cell table:style-name="ce949"/>
          <table:table-cell table:style-name="ce1295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307"/>
          <table:table-cell table:style-name="ce1335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ce949"/>
          <table:table-cell table:style-name="ce1304"/>
          <table:table-cell table:style-name="ce1315"/>
          <table:table-cell table:style-name="ce1358"/>
          <table:table-cell table:style-name="ce949" table:number-columns-repeated="16358"/>
        </table:table-row>
        <table:table-row table:style-name="ro4">
          <table:table-cell table:style-name="ce878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949" table:number-columns-repeated="6"/>
          <table:table-cell table:style-name="ce1295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307"/>
          <table:table-cell table:style-name="ce1336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14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4"/>
          <table:covered-table-cell table:style-name="ce1066"/>
          <table:table-cell table:style-name="ce1098" table:number-columns-repeated="3"/>
          <table:table-cell table:style-name="ce949"/>
          <table:table-cell table:style-name="ce1005"/>
          <table:table-cell/>
          <table:table-cell table:style-name="ce949" table:number-columns-repeated="5"/>
          <table:table-cell table:style-name="ce1295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307"/>
          <table:table-cell table:style-name="ce1336" table:formula="of:= VLOOKUP([.B62];ketkezes_harc_bonuszok;2;0)" office:value-type="float" office:value="1" calcext:value-type="float">
            <text:p>1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96" table:content-validation-name="val115" office:value-type="string" calcext:value-type="string" table:number-columns-spanned="3" table:number-rows-spanned="1">
            <text:p>Lannister teljes lemezpáncél</text:p>
          </table:table-cell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0" office:value-type="float" office:value="50" calcext:value-type="float">
            <text:p>50 %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7]=&quot;1&quot;; [.E70]&gt;=50); [$Data.E54]; 0); 0)" office:value-type="float" office:value="0" calcext:value-type="float">
            <text:p>0</text:p>
          </table:table-cell>
          <table:table-cell table:style-name="ce1206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307"/>
          <table:table-cell table:style-name="ce1336" table:formula="of:= IF([.$B$66]=1;[$Data.S25];[$Data.S24])" office:value-type="float" office:value="0" calcext:value-type="float">
            <text:p>0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962" table:content-validation-name="val127" office:value-type="string" calcext:value-type="string" table:number-columns-spanned="2" table:number-rows-spanned="1">
            <text:p>Lemezpáncél</text:p>
          </table:table-cell>
          <table:covered-table-cell table:style-name="ce737"/>
          <table:table-cell table:style-name="ce1598"/>
          <table:table-cell table:style-name="ce1072" table:content-validation-name="val28"/>
          <table:table-cell table:style-name="Default" table:number-columns-repeated="3"/>
          <table:table-cell table:style-name="ce949"/>
          <table:table-cell table:style-name="ce1056"/>
          <table:table-cell table:style-name="ce1059" table:number-columns-repeated="3"/>
          <table:table-cell table:style-name="ce949" table:number-columns-repeated="3"/>
          <table:table-cell table:style-name="ce1295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307"/>
          <table:table-cell table:style-name="ce1336" table:formula="of:=([.$H$66]/0.5)" office:value-type="string" office:string-value="" calcext:value-type="error">
            <text:p>#N/A</text:p>
          </table:table-cell>
          <table:table-cell/>
          <table:table-cell table:style-name="ce949"/>
          <table:table-cell table:number-columns-repeated="3"/>
          <table:table-cell table:style-name="ce949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28" office:value-type="float" office:value="1" calcext:value-type="float" table:number-columns-spanned="2" table:number-rows-spanned="1">
            <text:p>1</text:p>
          </table:table-cell>
          <table:covered-table-cell table:style-name="ce962"/>
          <table:table-cell table:style-name="ce1599" office:value-type="string" calcext:value-type="string">
            <text:p>TÉ büntetés</text:p>
          </table:table-cell>
          <table:table-cell table:style-name="ce1075" table:content-validation-name="val161" table:formula="of:=IFNA(IF([.H69]=1;-[.$L$79]; 0)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949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962" table:content-validation-name="val129" office:value-type="string" calcext:value-type="string" table:number-columns-spanned="2" table:number-rows-spanned="1">
            <text:p>Acél</text:p>
          </table:table-cell>
          <table:covered-table-cell table:style-name="ce962"/>
          <table:table-cell table:style-name="ce1600"/>
          <table:table-cell table:style-name="ce1076" table:content-validation-name="val162"/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1]; pancel_strukturak; 9;0); 0)" office:value-type="float" office:value="3" calcext:value-type="float">
            <text:p>3</text:p>
          </table:table-cell>
          <table:table-cell table:style-name="ce1059"/>
          <table:table-cell table:style-name="ce949" table:number-columns-repeated="5"/>
          <table:table-cell table:style-name="ce1323"/>
          <table:table-cell table:number-columns-repeated="9"/>
          <table:table-cell table:style-name="ce949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965" table:content-validation-name="val130" office:value-type="string" calcext:value-type="string" table:number-columns-spanned="2" table:number-rows-spanned="1">
            <text:p>Mesteri</text:p>
          </table:table-cell>
          <table:covered-table-cell table:style-name="ce965"/>
          <table:table-cell table:style-name="ce1044" table:content-validation-name="val152" office:value-type="string" calcext:value-type="string">
            <text:p>Akt MGT</text:p>
          </table:table-cell>
          <table:table-cell table:style-name="ce1077" table:content-validation-name="val163" table:formula="of:=IF([.H69]=1;[.$L$86]; 0)" office:value-type="float" office:value="0" calcext:value-type="float">
            <text:p>0</text:p>
          </table:table-cell>
          <table:table-cell table:style-name="Default" table:number-columns-repeated="3"/>
          <table:table-cell table:style-name="ce949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1]; pancel_strukturak; 10;0); 0)" office:value-type="float" office:value="2" calcext:value-type="float">
            <text:p>2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1]; pancel_strukturak; 11;0); 0)" office:value-type="float" office:value="1" calcext:value-type="float">
            <text:p>1</text:p>
          </table:table-cell>
          <table:table-cell table:style-name="ce1059"/>
          <table:table-cell table:style-name="ce949" table:number-columns-repeated="5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43" table:formula="of:=[$Alapértékek.J33]" office:value-type="float" office:value="3" calcext:value-type="float" table:number-columns-spanned="2" table:number-rows-spanned="1">
            <text:p>3. fok</text:p>
          </table:table-cell>
          <table:covered-table-cell table:style-name="Default"/>
          <table:table-cell table:style-name="Default" table:number-columns-repeated="5"/>
          <table:table-cell table:style-name="ce1057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401"/>
          <table:table-cell table:style-name="ce949"/>
          <table:table-cell table:style-name="ce401"/>
          <table:table-cell table:style-name="Default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1]; pancel_strukturak; 2;0)); 0)" office:value-type="float" office:value="1" calcext:value-type="float">
            <text:p>1</text:p>
          </table:table-cell>
          <table:table-cell table:style-name="ce1208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045"/>
          <table:table-cell table:style-name="Default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6];nehezvertviselet_fortely_bonuszok;2;0); 0)" office:value-type="float" office:value="15" calcext:value-type="float">
            <text:p>15 TÉ bünti csökk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Default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7]=1; MAX([.E74]-[.L78]; 0); 0); 0)" office:value-type="float" office:value="0" calcext:value-type="float">
            <text:p>0</text:p>
          </table:table-cell>
          <table:table-cell table:style-name="ce1059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ce890" table:content-validation-name="val16" table:formula="of:=IFNA(VLOOKUP([.$B71];pancel_strukturak;3;0) + [.$B$72] + IFNA(VLOOKUP([.$B73];femalapanyag;2;0); 0); 0)" office:value-type="float" office:value="16" calcext:value-type="float">
            <text:p>16</text:p>
          </table:table-cell>
          <table:table-cell table:style-name="ce890" table:content-validation-name="val16" table:formula="of:=IFNA(VLOOKUP([.$B71];pancel_strukturak;4;0) + [.$B$72] + IFNA(VLOOKUP([.$B73];femalapanyag;2;0); 0); 0)" office:value-type="float" office:value="19" calcext:value-type="float">
            <text:p>19</text:p>
          </table:table-cell>
          <table:table-cell table:style-name="ce890" table:content-validation-name="val16" table:formula="of:=IFNA(VLOOKUP([.$B71];pancel_strukturak;5;0) + [.$B$72] + IFNA(VLOOKUP([.$B73];femalapanyag;2;0); 0); 0)" office:value-type="float" office:value="11" calcext:value-type="float">
            <text:p>11</text:p>
          </table:table-cell>
          <table:table-cell table:style-name="ce890" table:content-validation-name="val16" table:formula="of:=IFNA(VLOOKUP([.$B71];pancel_strukturak;6;0) + [.$B$72] + IFNA(VLOOKUP([.$B73];femalapanyag;2;0); 0); 0)" office:value-type="float" office:value="11" calcext:value-type="float">
            <text:p>11</text:p>
          </table:table-cell>
          <table:table-cell table:style-name="Default" table:number-columns-repeated="5"/>
          <table:table-cell table:style-name="ce1056"/>
          <table:table-cell table:style-name="ce1059" table:number-columns-repeated="3"/>
          <table:table-cell table:style-name="ce30"/>
          <table:table-cell table:style-name="ce949" table:number-columns-repeated="4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0]&gt;=50; VLOOKUP([.$B$71]; pancel_strukturak; 8;0); 0); 0)" office:value-type="float" office:value="10" calcext:value-type="float">
            <text:p>10</text:p>
          </table:table-cell>
          <table:table-cell table:style-name="ce1059"/>
          <table:table-cell table:style-name="ce30"/>
          <table:table-cell table:style-name="ce27"/>
          <table:table-cell table:style-name="ce949" table:number-columns-repeated="3"/>
          <table:table-cell table:number-columns-repeated="10"/>
          <table:table-cell table:style-name="ce949" table:number-columns-repeated="16356"/>
        </table:table-row>
        <table:table-row table:style-name="ro4">
          <table:table-cell table:style-name="Default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2] * VLOOKUP([.$B$74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0]; pancel_lefedett_csatolt_tagok; 3; 0)" office:value-type="float" office:value="0" calcext:value-type="float">
            <text:p>0</text:p>
          </table:table-cell>
          <table:table-cell table:style-name="ce27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3" calcext:value-type="float">
            <text:p>-3</text:p>
          </table:table-cell>
          <table:table-cell table:style-name="ce1059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3];femalapanyag;4;0); 0)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24">
          <table:table-cell table:style-name="ce1490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3]" office:value-type="float" office:value="0" calcext:value-type="float">
            <text:p>0</text:p>
          </table:table-cell>
          <table:table-cell table:style-name="ce105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949"/>
          <table:covered-table-cell table:style-name="ce1020"/>
          <table:table-cell table:style-name="ce949"/>
          <table:table-cell table:style-name="Default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1:.L85])); 0)" office:value-type="float" office:value="7" calcext:value-type="float">
            <text:p>7</text:p>
          </table:table-cell>
          <table:table-cell table:style-name="ce1059"/>
          <table:table-cell table:style-name="ce30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949"/>
          <table:table-cell table:style-name="ce949"/>
          <table:table-cell table:style-name="Default" table:number-columns-repeated="5"/>
          <table:table-cell table:style-name="ce30" table:number-columns-repeated="4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44" office:value-type="string" calcext:value-type="string">
            <text:p>MGT</text:p>
          </table:table-cell>
          <table:table-cell table:style-name="ce949"/>
          <table:table-cell table:style-name="Default" table:number-columns-repeated="5"/>
          <table:table-cell table:style-name="ce1703"/>
          <table:table-cell table:style-name="ce67" table:number-columns-repeated="2"/>
          <table:table-cell table:style-name="ce949"/>
          <table:table-cell table:style-name="ce27"/>
          <table:table-cell table:style-name="ce949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Default" table:number-columns-repeated="5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44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5" calcext:value-type="float">
            <text:p>5</text:p>
          </table:table-cell>
          <table:table-cell table:style-name="ce1577" table:content-validation-name="val145" table:formula="of:=SUM([.C89:.C91]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2]-[.B92]))" office:value-type="float" office:value="0" calcext:value-type="float">
            <text:p>0</text:p>
          </table:table-cell>
          <table:table-cell table:style-name="ce949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949" table:number-columns-repeated="4"/>
          <table:table-cell table:style-name="ce27"/>
          <table:table-cell table:style-name="Default" table:number-columns-repeated="4"/>
          <table:table-cell table:style-name="ce949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3"/>
          <table:table-cell table:style-name="ce27" table:number-columns-repeated="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7"/>
          <table:table-cell table:style-name="ce949" table:number-columns-repeated="4"/>
          <table:table-cell table:style-name="ce27" table:number-columns-repeated="4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3"/>
          <table:table-cell table:style-name="ce27" table:number-columns-repeated="3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ce27" table:number-columns-repeated="9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2"/>
          <table:table-cell table:style-name="ce949" table:number-columns-repeated="4"/>
          <table:table-cell table:style-name="ce27" table:number-columns-repeated="2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>
          <table:table-cell table:style-name="Default" table:number-columns-repeated="5"/>
          <table:table-cell table:style-name="ce27"/>
          <table:table-cell table:style-name="ce949"/>
          <table:table-cell table:style-name="ce27" table:number-columns-repeated="8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3">
          <table:table-cell table:style-name="Default" table:number-columns-repeated="5"/>
          <table:table-cell table:style-name="ce27" table:number-columns-repeated="10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65449">
          <table:table-cell table:style-name="ce27" table:number-columns-repeated="15"/>
          <table:table-cell table:style-name="ce525"/>
          <table:table-cell table:number-columns-repeated="12"/>
          <table:table-cell table:style-name="ce949" table:number-columns-repeated="16356"/>
        </table:table-row>
        <table:table-row table:style-name="ro4" table:number-rows-repeated="9">
          <table:table-cell table:style-name="ce27" table:number-columns-repeated="9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 table:number-columns-repeated="5"/>
          <table:table-cell table:number-columns-repeated="19"/>
          <table:table-cell table:style-name="ce949" table:number-columns-repeated="16356"/>
        </table:table-row>
        <table:table-row table:style-name="ro4">
          <table:table-cell table:number-columns-repeated="4"/>
          <table:table-cell table:style-name="ce27"/>
          <table:table-cell table:number-columns-repeated="23"/>
          <table:table-cell table:style-name="ce949" table:number-columns-repeated="16356"/>
        </table:table-row>
        <table:table-row table:style-name="ro4" table:number-rows-repeated="983012">
          <table:table-cell table:number-columns-repeated="28"/>
          <table:table-cell table:style-name="ce949" table:number-columns-repeated="16356"/>
        </table:table-row>
        <table:table-row table:style-name="ro4">
          <table:table-cell table:number-columns-repeated="28"/>
          <table:table-cell table:style-name="ce949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2:Harcértékek.E72">
            <calcext:condition calcext:apply-style-name="narancs_háttér" calcext:value="&lt;0" calcext:base-cell-address="Harcértékek.E72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6:Harcértékek.C86">
            <calcext:condition calcext:apply-style-name="Piros_háttér" calcext:value="&gt;[$Harcértékek.$B$92]" calcext:base-cell-address="Harcértékek.C86"/>
          </calcext:conditional-format>
        </calcext:conditional-formats>
      </table:table>
      <table:table table:name="Misztikus" table:style-name="ta4" table:print="false"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30"/>
        <table:table-column table:style-name="co50" table:default-cell-style-name="ce1616"/>
        <table:table-column table:style-name="co51" table:default-cell-style-name="ce30"/>
        <table:table-column table:style-name="co52" table:default-cell-style-name="ce30"/>
        <table:table-column table:style-name="co53" table:number-columns-repeated="4" table:default-cell-style-name="ce30"/>
        <table:table-column table:style-name="co54" table:default-cell-style-name="ce5"/>
        <table:table-column table:style-name="co55" table:default-cell-style-name="ce30"/>
        <table:table-column table:style-name="co56" table:default-cell-style-name="ce30"/>
        <table:table-column table:style-name="co39" table:default-cell-style-name="ce30"/>
        <table:table-column table:style-name="co57" table:default-cell-style-name="ce949"/>
        <table:table-column table:style-name="co58" table:default-cell-style-name="ce949"/>
        <table:table-column table:style-name="co59" table:default-cell-style-name="ce949"/>
        <table:table-column table:style-name="co39" table:number-columns-repeated="3" table:default-cell-style-name="ce949"/>
        <table:table-column table:style-name="co39" table:number-columns-repeated="233"/>
        <table:table-column table:style-name="co3" table:number-columns-repeated="16128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644" table:content-validation-name="val196"/>
          <table:table-cell table:number-columns-repeated="7"/>
          <table:table-cell table:style-name="ce949" table:number-columns-repeated="16361"/>
        </table:table-row>
        <table:table-row table:style-name="ro11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910"/>
          <table:covered-table-cell table:number-columns-repeated="2" table:style-name="ce1383"/>
          <table:table-cell table:style-name="ce1387" table:content-validation-name="val120" table:formula="of:=[Alapértékek.E11]" office:value-type="float" office:value="4" calcext:value-type="float" table:number-columns-spanned="2" table:number-rows-spanned="1">
            <text:p>4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22" calcext:value-type="float" table:number-columns-spanned="3" table:number-rows-spanned="1">
            <text:p>22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644" table:content-validation-name="val196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0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0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949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0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0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39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593"/>
          <table:covered-table-cell table:style-name="ce1390" table:content-validation-name="val120"/>
          <table:covered-table-cell table:style-name="ce1593" table:content-validation-name="val120"/>
          <table:table-cell/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949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11">Misztikus Tradíció képzettség  </text:span><text:span text:style-name="T12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229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1468"/>
          <table:table-cell table:style-name="ce53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569" table:content-validation-name="val187" table:number-columns-spanned="4" table:number-rows-spanned="1"/>
          <table:covered-table-cell table:style-name="ce1586" table:content-validation-name="val190"/>
          <table:covered-table-cell table:number-columns-repeated="2" table:style-name="ce76" table:content-validation-name="val190"/>
          <table:table-cell table:style-name="ce1391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0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476" table:number-columns-spanned="6" table:number-rows-spanned="1"/>
          <table:covered-table-cell table:number-columns-repeated="5" table:style-name="ce949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0" table:formula="of:=[.$L9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949" table:number-columns-repeated="16361"/>
        </table:table-row>
        <table:table-row table:style-name="ro17">
          <table:table-cell table:style-name="ce1356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0" table:formula="of:=[.$L10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949" table:number-columns-repeated="16361"/>
        </table:table-row>
        <table:table-row table:style-name="ro25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1468"/>
          <table:covered-table-cell table:number-columns-repeated="2" table:style-name="ce53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0" table:formula="of:=[.$L11]*[$Data.$C$12]" office:value-type="float" office:value="0" calcext:value-type="float">
            <text:p>0</text:p>
          </table:table-cell>
          <table:table-cell table:style-name="ce949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949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86"/>
          <table:covered-table-cell table:number-columns-repeated="2" table:style-name="ce76" table:content-validation-name="val31"/>
          <table:table-cell table:style-name="ce139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0" table:formula="of:=[.$L12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0" table:formula="of:=[.$L1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0" table:formula="of:=[.$L1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0" table:formula="of:=[.$L1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401"/>
          <table:table-cell table:number-columns-repeated="2"/>
          <table:table-cell table:style-name="ce401"/>
          <table:table-cell table:number-columns-repeated="3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23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0" table:formula="of:=[.$L1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76" table:number-columns-spanned="6" table:number-rows-spanned="1"/>
          <table:covered-table-cell table:number-columns-repeated="5" table:style-name="ce949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28"/>
          <table:table-cell table:style-name="ce1446" table:content-validation-name="val120" table:formula="of:=[.$L2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0" table:formula="of:=[.$L21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0" table:formula="of:=[.$L2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0" table:formula="of:=[.$L23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0" table:formula="of:=[.$L24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0" table:formula="of:=[.$L25]*[$Data.$C$12]" office:value-type="float" office:value="0" calcext:value-type="float">
            <text:p>0</text:p>
          </table:table-cell>
          <table:table-cell table:style-name="ce949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569" table:content-validation-name="val189" table:number-columns-spanned="4" table:number-rows-spanned="1"/>
          <table:covered-table-cell table:style-name="ce1586"/>
          <table:covered-table-cell table:number-columns-repeated="2" table:style-name="ce76" table:content-validation-name="val31"/>
          <table:table-cell table:style-name="ce1405" table:content-validation-name="val48" office:value-type="float" office:value="0" calcext:value-type="float">
            <text:p>0</text:p>
          </table:table-cell>
          <table:table-cell table:style-name="ce1412" table:content-validation-name="val12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0" table:formula="of:=[.$L26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31"/>
          <table:table-cell table:style-name="ce1406" table:content-validation-name="val48" office:value-type="float" office:value="0" calcext:value-type="float">
            <text:p>0</text:p>
          </table:table-cell>
          <table:table-cell table:style-name="ce317" table:content-validation-name="val12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0" table:formula="of:=[.$L27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76" table:number-columns-spanned="6" table:number-rows-spanned="1"/>
          <table:covered-table-cell table:number-columns-repeated="5" table:style-name="ce949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0" table:formula="of:=[.$L28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1464"/>
          <table:table-cell/>
          <table:table-cell table:style-name="ce697"/>
          <table:table-cell table:number-columns-repeated="3"/>
          <table:table-cell table:style-name="ce949" table:number-columns-repeated="16361"/>
        </table:table-row>
        <table:table-row table:style-name="ro13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0" table:formula="of:=[.$L29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style-name="ce359" table:number-columns-repeated="3"/>
          <table:table-cell table:number-columns-repeated="3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0" table:formula="of:=[.$L30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0" table:formula="of:=[.$L31]*[$Data.$C$12]" office:value-type="float" office:value="0" calcext:value-type="float">
            <text:p>0</text:p>
          </table:table-cell>
          <table:table-cell table:style-name="ce69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0" table:formula="of:=[.$L32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1464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0" table:formula="of:=[.$L33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35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0" table:formula="of:=[.$L34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23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0" table:formula="of:=[.$L35]*[$Data.$C$12]" office:value-type="float" office:value="0" calcext:value-type="float">
            <text:p>0</text:p>
          </table:table-cell>
          <table:table-cell table:style-name="ce949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476"/>
          <table:table-cell table:style-name="ce949" table:number-columns-repeated="6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/>
          <table:table-cell table:style-name="ce1464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/>
          <table:table-cell table:style-name="ce1580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>
          <table:table-cell table:style-name="ce483" table:number-columns-repeated="7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>
          <table:table-cell table:style-name="ce1580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949" table:number-columns-repeated="7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1455" table:number-columns-repeated="2"/>
          <table:table-cell table:style-name="ce483" table:number-columns-repeated="7"/>
          <table:table-cell table:style-name="ce949" table:number-columns-repeated="16361"/>
        </table:table-row>
        <table:table-row table:style-name="ro4" table:number-rows-repeated="3">
          <table:table-cell table:style-name="ce949" table:number-columns-repeated="7"/>
          <table:table-cell table:style-name="ce483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10">
          <table:table-cell table:style-name="ce949" table:number-columns-repeated="14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0">
          <table:table-cell table:style-name="ce949" table:number-columns-repeated="6"/>
          <table:table-cell table:style-name="ce483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59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2"/>
          <table:table-cell table:style-name="ce949"/>
          <table:table-cell table:number-columns-repeated="6"/>
          <table:table-cell table:style-name="ce949" table:number-columns-repeated="16361"/>
        </table:table-row>
        <table:table-row table:style-name="ro4" table:number-rows-repeated="2">
          <table:table-cell table:style-name="ce949" table:number-columns-repeated="6"/>
          <table:table-cell table:style-name="ce1417"/>
          <table:table-cell table:style-name="ce949" table:number-columns-repeated="7"/>
          <table:table-cell table:number-columns-repeated="9"/>
          <table:table-cell table:style-name="ce949" table:number-columns-repeated="16361"/>
        </table:table-row>
        <table:table-row table:style-name="ro4">
          <table:table-cell table:style-name="ce949" table:number-columns-repeated="6"/>
          <table:table-cell table:style-name="ce1417"/>
          <table:table-cell table:number-columns-repeated="6"/>
          <table:table-cell table:style-name="ce949"/>
          <table:table-cell table:number-columns-repeated="9"/>
          <table:table-cell table:style-name="ce949" table:number-columns-repeated="16361"/>
        </table:table-row>
        <table:table-row table:style-name="ro4" table:number-rows-repeated="1047887">
          <table:table-cell table:number-columns-repeated="23"/>
          <table:table-cell table:style-name="ce949" table:number-columns-repeated="16361"/>
        </table:table-row>
        <table:table-row table:style-name="ro4">
          <table:table-cell table:number-columns-repeated="23"/>
          <table:table-cell table:style-name="ce949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60" table:default-cell-style-name="ce30"/>
        <table:table-column table:style-name="co61" table:default-cell-style-name="ce30"/>
        <table:table-column table:style-name="co3" table:default-cell-style-name="ce30"/>
        <table:table-column table:style-name="co62" table:default-cell-style-name="ce30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67" table:default-cell-style-name="ce30"/>
        <table:table-column table:style-name="co68" table:default-cell-style-name="ce30"/>
        <table:table-column table:style-name="co3" table:number-columns-repeated="16374"/>
        <table:table-row table:style-name="ro1">
          <table:table-cell table:style-name="ce376" table:content-validation-name="val28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28"/>
          <table:covered-table-cell table:number-columns-repeated="2"/>
          <table:table-cell table:style-name="ce949" table:number-columns-repeated="16374"/>
        </table:table-row>
        <table:table-row table:style-name="ro4">
          <table:table-cell table:style-name="ce1652" table:number-columns-spanned="9" table:number-rows-spanned="1"/>
          <table:covered-table-cell/>
          <table:covered-table-cell table:style-name="ce5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833"/>
          <table:covered-table-cell table:style-name="ce1996"/>
          <table:table-cell table:style-name="ce428" table:content-validation-name="val50" table:formula="of:=[$Alapértékek.D9]*[$Data.$C$13]" office:value-type="float" office:value="11" calcext:value-type="float">
            <text:p>11</text:p>
          </table:table-cell>
          <table:table-cell table:style-name="ce1299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833"/>
          <table:covered-table-cell table:style-name="ce1996"/>
          <table:table-cell table:style-name="ce430" table:content-validation-name="val201" table:formula="of:=[.D3]-SUM([.D8:.D22])-SUM([.D27:.D35])-SUM([.D40:.D49])" office:value-type="float" office:value="-4" calcext:value-type="float">
            <text:p>-4</text:p>
          </table:table-cell>
          <table:table-cell table:style-name="ce1299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319"/>
          <table:table-cell table:style-name="ce949" table:number-columns-repeated="16378"/>
        </table:table-row>
        <table:table-row table:style-name="ro4">
          <table:table-cell table:style-name="ce476" table:number-columns-spanned="3" table:number-rows-spanned="1"/>
          <table:covered-table-cell table:number-columns-repeated="2" table:style-name="ce949"/>
          <table:table-cell table:style-name="ce1643" office:value-type="string" calcext:value-type="string">
            <text:p>↓</text:p>
          </table:table-cell>
          <table:table-cell table:style-name="ce476" table:number-columns-spanned="2" table:number-rows-spanned="1"/>
          <table:covered-table-cell table:style-name="ce949"/>
          <table:table-cell table:style-name="ce949" table:number-columns-repeated="16378"/>
        </table:table-row>
        <table:table-row table:style-name="ro18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2"/>
          <table:covered-table-cell table:number-columns-repeated="2" table:style-name="ce419"/>
          <table:covered-table-cell table:number-columns-repeated="4" table:style-name="ce632"/>
          <table:covered-table-cell table:style-name="ce1066"/>
          <table:table-cell table:style-name="ce949" table:number-columns-repeated="16375"/>
        </table:table-row>
        <table:table-row table:style-name="ro4">
          <table:table-cell table:style-name="ce165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69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69"/>
          <table:table-cell table:style-name="ce1692" office:value-type="string" calcext:value-type="string" table:number-columns-spanned="3" table:number-rows-spanned="1">
            <text:p>Megjegyzés</text:p>
          </table:table-cell>
          <table:covered-table-cell table:style-name="ce1692"/>
          <table:covered-table-cell table:style-name="ce506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1668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8]); &quot;-&quot;; VLOOKUP([.$A8];fortelyo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1684" table:content-validation-name="val206"/>
          <table:table-cell table:style-name="ce1701" table:content-validation-name="val211" table:number-columns-spanned="3" table:number-rows-spanned="1"/>
          <table:covered-table-cell table:style-name="ce1701" table:content-validation-name="val21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adtáp</text:p>
          </table:table-cell>
          <table:covered-table-cell table:number-columns-repeated="2" table:style-name="ce1668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9]); &quot;-&quot;; VLOOKUP([.$A9];fortelyok_szabad_all; 2; 0))" office:value-type="string" office:string-value="🟩 Hadászat" calcext:value-type="string" table:number-columns-spanned="2" table:number-rows-spanned="1">
            <text:p>🟩 Hadászat</text:p>
          </table:table-cell>
          <table:covered-table-cell table:style-name="ce1684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Gazdalkodás</text:p>
          </table:table-cell>
          <table:covered-table-cell table:number-columns-repeated="2" table:style-name="ce1668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0]); &quot;-&quot;; VLOOKUP([.$A10];fortelyok_szabad_all; 2; 0))" office:value-type="string" office:string-value="🟩 Kvantikum" calcext:value-type="string" table:number-columns-spanned="2" table:number-rows-spanned="1">
            <text:p>🟩 Kvantikum</text:p>
          </table:table-cell>
          <table:covered-table-cell table:style-name="ce1684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arci iskola 🔁</text:p>
          </table:table-cell>
          <table:covered-table-cell table:number-columns-repeated="2" table:style-name="ce1668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1]); &quot;-&quot;; VLOOKUP([.$A11];fortelyok_szabad_all; 2; 0))" office:value-type="float" office:value="0" calcext:value-type="float" table:number-columns-spanned="2" table:number-rows-spanned="1">
            <text:p/>
          </table:table-cell>
          <table:covered-table-cell table:style-name="ce1684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átas 🔁</text:p>
          </table:table-cell>
          <table:covered-table-cell table:number-columns-repeated="2" table:style-name="ce1668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2]); &quot;-&quot;; VLOOKUP([.$A12];fortelyok_szabad_all; 2; 0))" office:value-type="string" office:string-value="🟩 Idomítás, Lovaglás, Léglovaglás" calcext:value-type="string" table:number-columns-spanned="2" table:number-rows-spanned="1">
            <text:p>🟩 Idomítás, Lovaglás, Léglovaglás</text:p>
          </table:table-cell>
          <table:covered-table-cell table:style-name="ce1684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áziállatok idomítása</text:p>
          </table:table-cell>
          <table:covered-table-cell table:number-columns-repeated="2" table:style-name="ce1668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3]); &quot;-&quot;; VLOOKUP([.$A13];fortelyok_szabad_all; 2; 0))" office:value-type="string" office:string-value="🟥 Befolyásolás" calcext:value-type="string" table:number-columns-spanned="2" table:number-rows-spanned="1">
            <text:p>🟥 Befolyásolás</text:p>
          </table:table-cell>
          <table:covered-table-cell table:style-name="ce1684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Heraldika</text:p>
          </table:table-cell>
          <table:covered-table-cell table:number-columns-repeated="2" table:style-name="ce1668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4]); &quot;-&quot;; VLOOKUP([.$A14];fortelyok_szabad_all; 2; 0))" office:value-type="string" office:string-value="🟩 Lexikum, Nyomozás" calcext:value-type="string" table:number-columns-spanned="2" table:number-rows-spanned="1">
            <text:p>🟩 Lexikum, Nyomozás</text:p>
          </table:table-cell>
          <table:covered-table-cell table:style-name="ce1684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Irodalom</text:p>
          </table:table-cell>
          <table:covered-table-cell table:number-columns-repeated="2" table:style-name="ce1668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5]); &quot;-&quot;; VLOOKUP([.$A15];fortelyok_szabad_all; 2; 0))" office:value-type="string" office:string-value="🟥 Előadóművészet, 🟩 Művészetismeret" calcext:value-type="string" table:number-columns-spanned="2" table:number-rows-spanned="1">
            <text:p>🟥 Előadóművészet, 🟩 Művészetismeret</text:p>
          </table:table-cell>
          <table:covered-table-cell table:style-name="ce1684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Jogismeret</text:p>
          </table:table-cell>
          <table:covered-table-cell table:number-columns-repeated="2" table:style-name="ce1668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6]); &quot;-&quot;; VLOOKUP([.$A16];fortelyok_szabad_all; 2; 0))" office:value-type="string" office:string-value="🟥 Lexikum, Nyomozás" calcext:value-type="string" table:number-columns-spanned="2" table:number-rows-spanned="1">
            <text:p>🟥 Lexikum, Nyomozás</text:p>
          </table:table-cell>
          <table:covered-table-cell table:style-name="ce1684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Kihallgatás</text:p>
          </table:table-cell>
          <table:covered-table-cell table:number-columns-repeated="2" table:style-name="ce1668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7]); &quot;-&quot;; VLOOKUP([.$A17];fortelyok_szabad_all; 2; 0))" office:value-type="string" office:string-value="🟩 Nyomozás;  🟩 Emberismeret" calcext:value-type="string" table:number-columns-spanned="2" table:number-rows-spanned="1">
            <text:p>🟩 Nyomozás; <text:s/>🟩 Emberismeret</text:p>
          </table:table-cell>
          <table:covered-table-cell table:style-name="ce1684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Stratégia</text:p>
          </table:table-cell>
          <table:covered-table-cell table:number-columns-repeated="2" table:style-name="ce1668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8]); &quot;-&quot;; VLOOKUP([.$A18];fortelyok_szabad_all; 2; 0))" office:value-type="string" office:string-value="🟩 Lexikum, Hadászat" calcext:value-type="string" table:number-columns-spanned="2" table:number-rows-spanned="1">
            <text:p>🟩 Lexikum, Hadászat</text:p>
          </table:table-cell>
          <table:covered-table-cell table:style-name="ce1684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Zenélés: ütős hangszerek</text:p>
          </table:table-cell>
          <table:covered-table-cell table:number-columns-repeated="2" table:style-name="ce1668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19]); &quot;-&quot;; VLOOKUP([.$A19];fortelyok_szabad_all; 2; 0))" office:value-type="string" office:string-value="🟥 Előadóművészet, 🟩 Művészetismeret" calcext:value-type="string" table:number-columns-spanned="2" table:number-rows-spanned="1">
            <text:p>🟥 Előadóművészet, 🟩 Művészetismeret</text:p>
          </table:table-cell>
          <table:covered-table-cell table:style-name="ce1684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Tájtípus: erdős</text:p>
          </table:table-cell>
          <table:covered-table-cell table:number-columns-repeated="2" table:style-name="ce1668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20]); &quot;-&quot;; VLOOKUP([.$A20];fortelyok_szabad_all; 2; 0))" office:value-type="string" office:string-value="🟩 Alkímia, Lexikum, Lopakodás/rejtőzés, Természetjárás, Vajákosság" calcext:value-type="string" table:number-columns-spanned="2" table:number-rows-spanned="1">
            <text:p>🟩 Alkímia, Lexikum, Lopakodás/rejtőzés, Természetjárás, Vajákosság</text:p>
          </table:table-cell>
          <table:covered-table-cell table:style-name="ce1684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949" table:number-columns-repeated="16375"/>
        </table:table-row>
        <table:table-row table:style-name="ro4">
          <table:table-cell table:style-name="ce388" table:content-validation-name="val197" office:value-type="string" calcext:value-type="string" table:number-columns-spanned="3" table:number-rows-spanned="1">
            <text:p>Tájtípus: sivatagi</text:p>
          </table:table-cell>
          <table:covered-table-cell table:number-columns-repeated="2" table:style-name="ce1668" table:content-validation-name="val197"/>
          <table:table-cell table:style-name="ce1666" table:content-validation-name="val202" office:value-type="float" office:value="1" calcext:value-type="float">
            <text:p>1</text:p>
          </table:table-cell>
          <table:table-cell table:style-name="ce1684" table:content-validation-name="val206" table:formula="of:=IF(ISBLANK([.$A21]); &quot;-&quot;; VLOOKUP([.$A21];fortelyok_szabad_all; 2; 0))" office:value-type="string" office:string-value="🟩 Alkímia, Lexikum, Lopakodás/rejtőzés, Természetjárás, Vajákosság" calcext:value-type="string" table:number-columns-spanned="2" table:number-rows-spanned="1">
            <text:p>🟩 Alkímia, Lexikum, Lopakodás/rejtőzés, Természetjárás, Vajákosság</text:p>
          </table:table-cell>
          <table:covered-table-cell table:style-name="ce1684" table:content-validation-name="val206"/>
          <table:table-cell table:style-name="ce1701" table:number-columns-spanned="3" table:number-rows-spanned="1"/>
          <table:covered-table-cell table:style-name="ce1701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949" table:number-columns-repeated="16374"/>
        </table:table-row>
        <table:table-row table:style-name="ro4">
          <table:table-cell table:style-name="ce1658" table:content-validation-name="val197" office:value-type="string" calcext:value-type="string" table:number-columns-spanned="3" table:number-rows-spanned="1">
            <text:p>Tájtípus: tengerek</text:p>
          </table:table-cell>
          <table:covered-table-cell table:number-columns-repeated="2" table:style-name="ce552" table:content-validation-name="val197"/>
          <table:table-cell table:style-name="ce551" table:content-validation-name="val203" office:value-type="float" office:value="1" calcext:value-type="float">
            <text:p>1</text:p>
          </table:table-cell>
          <table:table-cell table:style-name="ce1691" table:content-validation-name="val206" table:formula="of:=IF(ISBLANK([.$A22]); &quot;-&quot;; VLOOKUP([.$A22];fortelyok_szabad_all; 2; 0))" office:value-type="string" office:string-value="🟩 Alkímia, Lexikum, Lopakodás/rejtőzés, Természetjárás, Vajákosság" calcext:value-type="string" table:number-columns-spanned="2" table:number-rows-spanned="1">
            <text:p>🟩 Alkímia, Lexikum, Lopakodás/rejtőzés, Természetjárás, Vajákosság</text:p>
          </table:table-cell>
          <table:covered-table-cell table:style-name="ce1691" table:content-validation-name="val206"/>
          <table:table-cell table:style-name="ce1702" table:number-columns-spanned="3" table:number-rows-spanned="1"/>
          <table:covered-table-cell table:style-name="ce1702"/>
          <table:covered-table-cell table:style-name="ce511"/>
          <table:table-cell table:style-name="ce533" table:content-validation-name="val214" table:formula="of:=IF([.D4]&lt;0;-[.D4]*[$Data.C12];0)" office:value-type="float" office:value="24" calcext:value-type="float">
            <text:p>24</text:p>
          </table:table-cell>
          <table:table-cell table:style-name="ce949" table:number-columns-repeated="16374"/>
        </table:table-row>
        <table:table-row table:style-name="ro4">
          <table:table-cell table:style-name="ce476" table:number-columns-spanned="9" table:number-rows-spanned="1"/>
          <table:covered-table-cell table:number-columns-repeated="8" table:style-name="ce949"/>
          <table:table-cell table:style-name="ce949" table:number-columns-repeated="16375"/>
        </table:table-row>
        <table:table-row table:style-name="ro18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1704" office:value-type="string" calcext:value-type="string" table:number-columns-spanned="3" table:number-rows-spanned="1">
            <text:p>Leíró Hátterek</text:p>
          </table:table-cell>
          <table:covered-table-cell table:style-name="ce1704"/>
          <table:covered-table-cell table:style-name="ce157"/>
          <table:table-cell table:style-name="ce949" table:number-columns-repeated="16375"/>
        </table:table-row>
        <table:table-row table:style-name="ro7">
          <table:table-cell table:style-name="ce1656" office:value-type="string" calcext:value-type="string" table:number-columns-spanned="3" table:number-rows-spanned="1">
            <text:p>Kultúrkör</text:p>
          </table:table-cell>
          <table:covered-table-cell table:style-name="ce833"/>
          <table:covered-table-cell table:style-name="ce1669"/>
          <table:table-cell table:style-name="ce435" table:content-validation-name="val204" table:formula="of:=ROUNDUP([$Alapértékek.D9]/2)-COUNTA([.A26:.C35])" office:value-type="float" office:value="6" calcext:value-type="float">
            <text:p>6</text:p>
          </table:table-cell>
          <table:table-cell table:style-name="ce1692" office:value-type="string" calcext:value-type="string" table:number-columns-spanned="2" table:number-rows-spanned="1">
            <text:p>Megjegyzés, eredet</text:p>
          </table:table-cell>
          <table:covered-table-cell table:style-name="ce1692"/>
          <table:table-cell table:style-name="ce1656" office:value-type="string" calcext:value-type="string" table:number-columns-spanned="2" table:number-rows-spanned="1">
            <text:p>Név</text:p>
          </table:table-cell>
          <table:covered-table-cell table:style-name="ce1656"/>
          <table:table-cell table:style-name="ce517" office:value-type="string" calcext:value-type="string">
            <text:p>Bővebben</text:p>
          </table:table-cell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8" table:content-validation-name="val19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8" table:content-validation-name="val19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8" table:content-validation-name="val19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8" table:content-validation-name="val19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8" table:content-validation-name="val19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8" table:content-validation-name="val19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8" table:content-validation-name="val19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8" table:content-validation-name="val19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8" table:content-validation-name="val19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1" table:content-validation-name="val198" table:number-columns-spanned="4" table:number-rows-spanned="1"/>
          <table:covered-table-cell table:style-name="ce351" table:content-validation-name="val198"/>
          <table:covered-table-cell table:style-name="ce1661" table:content-validation-name="val198"/>
          <table:covered-table-cell table:style-name="ce1668" table:content-validation-name="val198"/>
          <table:table-cell table:style-name="ce1668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52" table:number-columns-spanned="5" table:number-rows-spanned="1"/>
          <table:covered-table-cell table:number-columns-repeated="4" table:style-name="ce401"/>
          <table:table-cell table:style-name="ce401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18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73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7">
          <table:table-cell table:style-name="ce1656" office:value-type="string" calcext:value-type="string" table:number-columns-spanned="3" table:number-rows-spanned="1">
            <text:p>Hely</text:p>
          </table:table-cell>
          <table:covered-table-cell table:style-name="ce833"/>
          <table:covered-table-cell table:style-name="ce1669" table:content-validation-name="val28"/>
          <table:table-cell table:style-name="ce438" table:content-validation-name="val205" table:formula="of:=ROUNDUP([$Alapértékek.D9]/2)-COUNTA([.A39:.A49])" office:value-type="float" office:value="6" calcext:value-type="float">
            <text:p>6</text:p>
          </table:table-cell>
          <table:table-cell table:style-name="ce1692" office:value-type="string" calcext:value-type="string" table:number-columns-spanned="2" table:number-rows-spanned="1">
            <text:p>Megjegyzés, eredet</text:p>
          </table:table-cell>
          <table:covered-table-cell table:style-name="ce1692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949" table:number-columns-repeated="16375"/>
        </table:table-row>
        <table:table-row table:style-name="ro4">
          <table:table-cell table:style-name="ce1662" table:content-validation-name="val199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949" table:number-columns-repeated="16375"/>
        </table:table-row>
        <table:table-row table:style-name="ro18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949" table:number-columns-repeated="16375"/>
        </table:table-row>
        <table:table-row table:style-name="ro4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1656" office:value-type="string" calcext:value-type="string" table:number-columns-spanned="2" table:number-rows-spanned="1">
            <text:p>Név</text:p>
          </table:table-cell>
          <table:covered-table-cell table:style-name="ce1656"/>
          <table:table-cell table:style-name="ce521" office:value-type="string" calcext:value-type="string">
            <text:p>Jellemzők, szerzés körülményei, következmények</text:p>
          </table:table-cell>
          <table:table-cell table:style-name="ce949" table:number-columns-repeated="16375"/>
        </table:table-row>
        <table:table-row table:style-name="ro4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62" table:content-validation-name="val28" table:number-columns-spanned="4" table:number-rows-spanned="1"/>
          <table:covered-table-cell table:style-name="ce351"/>
          <table:covered-table-cell table:style-name="ce420" table:content-validation-name="val28"/>
          <table:covered-table-cell table:style-name="ce1668" table:content-validation-name="val28"/>
          <table:table-cell table:style-name="ce1668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949" table:number-columns-repeated="16375"/>
        </table:table-row>
        <table:table-row table:style-name="ro4">
          <table:table-cell table:style-name="ce1658" table:content-validation-name="val28" table:number-columns-spanned="4" table:number-rows-spanned="1"/>
          <table:covered-table-cell table:style-name="ce410" table:content-validation-name="val28"/>
          <table:covered-table-cell table:number-columns-repeated="2" table:style-name="ce552" table:content-validation-name="val28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949" table:number-columns-repeated="16375"/>
        </table:table-row>
        <table:table-row table:style-name="ro4">
          <table:table-cell table:style-name="ce949" table:number-columns-repeated="9"/>
          <table:table-cell/>
          <table:table-cell table:style-name="ce949" table:number-columns-repeated="16374"/>
        </table:table-row>
        <table:table-row table:style-name="ro18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3:.$E$54]; &quot;Udvari&quot;) + COUNTIF([.$E$55:.$E$67]; &quot;Alap&quot;) + (COUNTIF([.$E$55:.$E$67]; &quot;Udvari&quot;)*2))" office:value-type="float" office:value="9" calcext:value-type="float">
            <text:p>Még költhető: 9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949" table:number-columns-repeated="16375"/>
        </table:table-row>
        <table:table-row table:style-name="ro4">
          <table:table-cell table:style-name="ce1665" table:content-validation-name="val28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68"/>
          <table:covered-table-cell table:style-name="ce62"/>
          <table:table-cell table:style-name="ce1668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65"/>
          <table:covered-table-cell table:style-name="ce440"/>
          <table:table-cell table:style-name="ce1668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200" table:number-columns-spanned="4" table:number-rows-spanned="1"/>
          <table:covered-table-cell table:number-columns-repeated="2" table:style-name="ce1668" table:content-validation-name="val200"/>
          <table:covered-table-cell table:style-name="ce62" table:content-validation-name="val200"/>
          <table:table-cell table:style-name="ce1668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200" table:number-columns-spanned="4" table:number-rows-spanned="1"/>
          <table:covered-table-cell table:number-columns-repeated="2" table:style-name="ce1668" table:content-validation-name="val200"/>
          <table:covered-table-cell table:style-name="ce62" table:content-validation-name="val200"/>
          <table:table-cell table:style-name="ce1668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200" table:number-columns-spanned="4" table:number-rows-spanned="1"/>
          <table:covered-table-cell table:number-columns-repeated="2" table:style-name="ce1668" table:content-validation-name="val200"/>
          <table:covered-table-cell table:style-name="ce62" table:content-validation-name="val200"/>
          <table:table-cell table:style-name="ce1668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200" table:number-columns-spanned="4" table:number-rows-spanned="1"/>
          <table:covered-table-cell table:number-columns-repeated="2" table:style-name="ce1668" table:content-validation-name="val200"/>
          <table:covered-table-cell table:style-name="ce62" table:content-validation-name="val200"/>
          <table:table-cell table:style-name="ce1668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200" table:number-columns-spanned="4" table:number-rows-spanned="1"/>
          <table:covered-table-cell table:number-columns-repeated="2" table:style-name="ce1668" table:content-validation-name="val200"/>
          <table:covered-table-cell table:style-name="ce62" table:content-validation-name="val200"/>
          <table:table-cell table:style-name="ce1668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200" table:number-columns-spanned="4" table:number-rows-spanned="1"/>
          <table:covered-table-cell table:number-columns-repeated="2" table:style-name="ce1668" table:content-validation-name="val200"/>
          <table:covered-table-cell table:style-name="ce62" table:content-validation-name="val200"/>
          <table:table-cell table:style-name="ce1668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200" table:number-columns-spanned="4" table:number-rows-spanned="1"/>
          <table:covered-table-cell table:number-columns-repeated="2" table:style-name="ce1668" table:content-validation-name="val200"/>
          <table:covered-table-cell table:style-name="ce62" table:content-validation-name="val200"/>
          <table:table-cell table:style-name="ce1668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200" table:number-columns-spanned="4" table:number-rows-spanned="1"/>
          <table:covered-table-cell table:number-columns-repeated="2" table:style-name="ce1668" table:content-validation-name="val200"/>
          <table:covered-table-cell table:style-name="ce62" table:content-validation-name="val200"/>
          <table:table-cell table:style-name="ce1668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200" table:number-columns-spanned="4" table:number-rows-spanned="1"/>
          <table:covered-table-cell table:number-columns-repeated="2" table:style-name="ce1668" table:content-validation-name="val200"/>
          <table:covered-table-cell table:style-name="ce62" table:content-validation-name="val200"/>
          <table:table-cell table:style-name="ce1668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200" table:number-columns-spanned="4" table:number-rows-spanned="1"/>
          <table:covered-table-cell table:number-columns-repeated="2" table:style-name="ce1668" table:content-validation-name="val200"/>
          <table:covered-table-cell table:style-name="ce62" table:content-validation-name="val200"/>
          <table:table-cell table:style-name="ce1668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200" table:number-columns-spanned="4" table:number-rows-spanned="1"/>
          <table:covered-table-cell table:number-columns-repeated="2" table:style-name="ce1668" table:content-validation-name="val200"/>
          <table:covered-table-cell table:style-name="ce62" table:content-validation-name="val200"/>
          <table:table-cell table:style-name="ce1668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200" table:number-columns-spanned="4" table:number-rows-spanned="1"/>
          <table:covered-table-cell table:number-columns-repeated="2" table:style-name="ce1668" table:content-validation-name="val200"/>
          <table:covered-table-cell table:style-name="ce62" table:content-validation-name="val200"/>
          <table:table-cell table:style-name="ce1668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>
          <table:table-cell table:style-name="ce1668" table:content-validation-name="val200" table:number-columns-spanned="4" table:number-rows-spanned="1"/>
          <table:covered-table-cell table:number-columns-repeated="2" table:style-name="ce1668" table:content-validation-name="val200"/>
          <table:covered-table-cell table:style-name="ce62" table:content-validation-name="val200"/>
          <table:table-cell table:style-name="ce1668" table:content-validation-name="val209"/>
          <table:table-cell table:style-name="ce478" table:number-columns-spanned="4" table:number-rows-spanned="1"/>
          <table:covered-table-cell table:style-name="ce949"/>
          <table:covered-table-cell/>
          <table:covered-table-cell table:style-name="ce949"/>
          <table:table-cell table:style-name="ce949" table:number-columns-repeated="16375"/>
        </table:table-row>
        <table:table-row table:style-name="ro4" table:number-rows-repeated="2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10">
          <table:table-cell table:style-name="ce949" table:number-columns-repeated="8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11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/>
          <table:table-cell table:style-name="ce949" table:number-columns-repeated="5"/>
          <table:table-cell table:number-columns-repeated="4"/>
          <table:table-cell table:style-name="ce949" table:number-columns-repeated="16374"/>
        </table:table-row>
        <table:table-row table:style-name="ro4" table:number-rows-repeated="13">
          <table:table-cell/>
          <table:table-cell table:style-name="ce949" table:number-columns-repeated="7"/>
          <table:table-cell table:number-columns-repeated="2"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2"/>
          <table:table-cell table:number-columns-repeated="2"/>
          <table:table-cell table:style-name="ce949" table:number-columns-repeated="16374"/>
        </table:table-row>
        <table:table-row table:style-name="ro4" table:number-rows-repeated="9">
          <table:table-cell table:number-columns-repeated="10"/>
          <table:table-cell table:style-name="ce949" table:number-columns-repeated="16374"/>
        </table:table-row>
        <table:table-row table:style-name="ro4" table:number-rows-repeated="2">
          <table:table-cell table:number-columns-repeated="3"/>
          <table:table-cell table:style-name="ce949" table:number-columns-repeated="3"/>
          <table:table-cell table:number-columns-repeated="4"/>
          <table:table-cell table:style-name="ce949" table:number-columns-repeated="16374"/>
        </table:table-row>
        <table:table-row table:style-name="ro4" table:number-rows-repeated="6">
          <table:table-cell table:number-columns-repeated="3"/>
          <table:table-cell table:style-name="ce949" table:number-columns-repeated="5"/>
          <table:table-cell table:number-columns-repeated="2"/>
          <table:table-cell table:style-name="ce949" table:number-columns-repeated="16374"/>
        </table:table-row>
        <table:table-row table:style-name="ro4" table:number-rows-repeated="7">
          <table:table-cell table:number-columns-repeated="3"/>
          <table:table-cell table:style-name="ce949" table:number-columns-repeated="6"/>
          <table:table-cell/>
          <table:table-cell table:style-name="ce949" table:number-columns-repeated="16374"/>
        </table:table-row>
        <table:table-row table:style-name="ro4" table:number-rows-repeated="2">
          <table:table-cell table:number-columns-repeated="6"/>
          <table:table-cell table:style-name="ce949" table:number-columns-repeated="3"/>
          <table:table-cell/>
          <table:table-cell table:style-name="ce949" table:number-columns-repeated="16374"/>
        </table:table-row>
        <table:table-row table:style-name="ro4" table:number-rows-repeated="6">
          <table:table-cell table:number-columns-repeated="8"/>
          <table:table-cell table:style-name="ce949"/>
          <table:table-cell/>
          <table:table-cell table:style-name="ce949" table:number-columns-repeated="16374"/>
        </table:table-row>
        <table:table-row table:style-name="ro4" table:number-rows-repeated="1048434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2:Speciális.E52">
            <calcext:condition calcext:apply-style-name="Warning_foktúllépés" calcext:value="&lt;0" calcext:base-cell-address="Speciális.E52"/>
          </calcext:conditional-format>
        </calcext:conditional-formats>
      </table:table>
      <table:table table:name="Fegyverek" table:style-name="ta6" table:print="false">
        <table:table-column table:style-name="co69" table:default-cell-style-name="ce2037"/>
        <table:table-column table:style-name="co70" table:default-cell-style-name="ce1703"/>
        <table:table-column table:style-name="co71" table:default-cell-style-name="ce1703"/>
        <table:table-column table:style-name="co72" table:default-cell-style-name="ce1703"/>
        <table:table-column table:style-name="co12" table:default-cell-style-name="ce1703"/>
        <table:table-column table:style-name="co73" table:default-cell-style-name="ce1703"/>
        <table:table-column table:style-name="co74" table:default-cell-style-name="ce1703"/>
        <table:table-column table:style-name="co75" table:default-cell-style-name="ce1703"/>
        <table:table-column table:style-name="co76" table:default-cell-style-name="ce1703"/>
        <table:table-column table:style-name="co77" table:default-cell-style-name="ce1703"/>
        <table:table-column table:style-name="co12" table:default-cell-style-name="ce1703"/>
        <table:table-column table:style-name="co78" table:default-cell-style-name="ce1703"/>
        <table:table-column table:style-name="co79" table:default-cell-style-name="ce1703"/>
        <table:table-column table:style-name="co80" table:default-cell-style-name="ce1703"/>
        <table:table-column table:style-name="co81" table:default-cell-style-name="ce1703"/>
        <table:table-column table:style-name="co82" table:default-cell-style-name="ce1703"/>
        <table:table-column table:style-name="co39" table:default-cell-style-name="ce1703"/>
        <table:table-column table:style-name="co39" table:number-columns-repeated="3" table:default-cell-style-name="ce779"/>
        <table:table-column table:style-name="co39" table:number-columns-repeated="2" table:default-cell-style-name="ce1703"/>
        <table:table-column table:style-name="co83" table:default-cell-style-name="ce2037"/>
        <table:table-column table:style-name="co39" table:number-columns-repeated="241" table:default-cell-style-name="ce30"/>
        <table:table-column table:style-name="co3" table:default-cell-style-name="ce30"/>
        <table:table-row table:style-name="ro4">
          <table:table-cell table:style-name="ce203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0" table:number-columns-repeated="7"/>
          <table:table-cell table:number-columns-repeated="242"/>
        </table:table-row>
        <table:table-row table:style-name="ro26">
          <table:table-cell/>
          <table:table-cell table:style-name="ce2046" office:value-type="string" calcext:value-type="string">
            <text:p>Fegyver</text:p>
          </table:table-cell>
          <table:table-cell table:style-name="ce2074" office:value-type="string" calcext:value-type="string">
            <text:p>TÉ</text:p>
          </table:table-cell>
          <table:table-cell table:style-name="ce2074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15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6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205" office:value-type="string" calcext:value-type="string">
            <text:p>Erőbónusz</text:p>
            <text:p>Max</text:p>
          </table:table-cell>
          <table:table-cell table:style-name="ce2115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45" office:value-type="string" calcext:value-type="string">
            <text:p>Harcmodor</text:p>
          </table:table-cell>
          <table:table-cell table:style-name="ce2270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Közelharci fegyverek</text:p>
          </table:table-cell>
          <table:table-cell table:style-name="ce2047"/>
          <table:table-cell table:style-name="ce2075" table:number-columns-repeated="2"/>
          <table:table-cell table:style-name="ce2047"/>
          <table:table-cell table:style-name="ce2116"/>
          <table:table-cell table:style-name="ce2130"/>
          <table:table-cell table:style-name="ce2116"/>
          <table:table-cell table:style-name="ce2148"/>
          <table:table-cell table:style-name="ce2130"/>
          <table:table-cell table:style-name="ce2116" table:number-columns-repeated="4"/>
          <table:table-cell table:style-name="ce2148"/>
          <table:table-cell table:style-name="ce2271"/>
          <table:table-cell table:style-name="ce2356"/>
          <table:table-cell table:style-name="ce30" table:number-columns-repeated="6"/>
          <table:table-cell table:number-columns-repeated="105"/>
          <table:table-cell table:style-name="ce2359" table:number-columns-repeated="129"/>
          <table:table-cell table:number-columns-repeated="8"/>
        </table:table-row>
        <table:table-row table:style-name="ro27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1996" office:value-type="float" office:value="-3" calcext:value-type="float">
            <text:p>-3</text:p>
          </table:table-cell>
          <table:table-cell table:style-name="ce2089" office:value-type="float" office:value="-5" calcext:value-type="float">
            <text:p>-5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5">Páncélkesztyűvel SP:-3 a (-5) helyett.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49" office:value-type="string" calcext:value-type="string">
            <text:p>Puszta kéz Belharcban</text:p>
          </table:table-cell>
          <table:table-cell table:number-columns-repeated="2" table:style-name="ce1991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number-columns-repeated="4" table:style-name="ce2090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74" office:value-type="string" calcext:value-type="string">
            <text:p>FP sebesülést okoz. 5.FP = 1 É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50" office:value-type="string" calcext:value-type="string">
            <text:p>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Béltép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Dzsambia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Garott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string" calcext:value-type="string">
            <text:p>spec.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Kés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riszkés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Levéltőr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arkolatgomb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Ugyanazok az értékei, mint a Vasököl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Méregfog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3" office:value-type="string" calcext:value-type="string">
            <text:p>Ha sebzést okoz, befecskendezi a benne tárolt mérg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Pugos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8">
          <table:table-cell/>
          <table:table-cell table:style-name="ce2050" office:value-type="string" calcext:value-type="string">
            <text:p>Ramiera</text:p>
          </table:table-cell>
          <table:table-cell table:number-columns-repeated="2" table:style-name="ce1996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16" office:value-type="string" calcext:value-type="string">
            <text:p>F6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<text:span text:style-name="T1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Tőr, hárító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6" office:value-type="string" calcext:value-type="string">
            <text:p><text:span text:style-name="T17">Nagyon</text:span><text:span text:style-name="T18"> drága!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Tőr, kígyó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 office:value-type="string" calcext:value-type="string">
            <text:p>Áldozótőr</text:p>
            <text:p>Vágásnál: +0 SP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0"/>
          <table:table-cell table:style-name="ce2050" office:value-type="string" calcext:value-type="string">
            <text:p>Tőr, ökö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-3" calcext:value-type="float">
            <text:p>-3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9">
          <table:table-cell/>
          <table:table-cell table:style-name="ce2051" office:value-type="string" calcext:value-type="string">
            <text:p>Tőr, páncélszúr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7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Tőr, Slan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212" office:value-type="float" office:value="0" calcext:value-type="float">
            <text:p>0</text:p>
          </table:table-cell>
          <table:table-cell table:style-name="ce2246" office:value-type="string" calcext:value-type="string">
            <text:p>közelharc</text:p>
          </table:table-cell>
          <table:table-cell table:style-name="ce2275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7">
          <table:table-cell/>
          <table:table-cell table:style-name="ce2052" office:value-type="string" calcext:value-type="string">
            <text:p>Vasököl / p.kesztyű</text:p>
          </table:table-cell>
          <table:table-cell table:style-name="ce1996" office:value-type="float" office:value="-1" calcext:value-type="float">
            <text:p>-1</text:p>
          </table:table-cell>
          <table:table-cell table:style-name="ce1996" office:value-type="float" office:value="-2" calcext:value-type="float">
            <text:p>-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3" calcext:value-type="float">
            <text:p>3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8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Kardvívó fegyverek</text:p>
          </table:table-cell>
          <table:table-cell table:style-name="ce2053" office:value-type="string" calcext:value-type="string">
            <text:p>Kard, dzsenn szablya</text:p>
          </table:table-cell>
          <table:table-cell table:number-columns-repeated="2" table:style-name="ce1073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250" office:value-type="string" calcext:value-type="string">
            <text:p>kardvívás</text:p>
          </table:table-cell>
          <table:table-cell table:style-name="ce2279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2050" office:value-type="string" calcext:value-type="string">
            <text:p>Kard, emrelin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ard, fejvadász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andzsá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hiequar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4" office:value-type="string" calcext:value-type="string">
            <text:p>Kard, hosszú</text:p>
          </table:table-cell>
          <table:table-cell table:number-columns-repeated="2" table:style-name="ce1991" office:value-type="float" office:value="4" calcext:value-type="float">
            <text:p>4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A legelterjedtebb kar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jatagán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2054" office:value-type="string" calcext:value-type="string">
            <text:p>Kard, kétkezes</text:p>
          </table:table-cell>
          <table:table-cell table:style-name="ce1991" office:value-type="float" office:value="7" calcext:value-type="float">
            <text:p>7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khossa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lfek használják. Előtörténet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kígyó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agoss 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gyébként Hosszúkard értékei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lovag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4" office:value-type="string" calcext:value-type="string">
            <text:p>Kard, másfélkezes 2K</text:p>
          </table:table-cell>
          <table:table-cell table:style-name="ce1991" office:value-type="float" office:value="6" calcext:value-type="float">
            <text:p>6</text:p>
          </table:table-cell>
          <table:table-cell table:style-name="ce1991" office:value-type="float" office:value="5" calcext:value-type="float">
            <text:p>5</text:p>
          </table:table-cell>
          <table:table-cell table:style-name="ce2096" office:value-type="float" office:value="5" calcext:value-type="float">
            <text:p>5</text:p>
          </table:table-cell>
          <table:table-cell table:style-name="ce2096" office:value-type="float" office:value="8" calcext:value-type="float">
            <text:p>8</text:p>
          </table:table-cell>
          <table:table-cell table:style-name="ce2096" office:value-type="string" calcext:value-type="string">
            <text:p>V/S</text:p>
          </table:table-cell>
          <table:table-cell table:style-name="ce2096" office:value-type="float" office:value="1.5" calcext:value-type="float">
            <text:p>1,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84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Kard, másfélkezes 1K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Kard, mesterkard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0" office:value-type="string" calcext:value-type="string">
            <text:p>Kard, mesterkard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Pugoss 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6</text:p>
          </table:table-cell>
          <table:table-cell table:style-name="ce2246" office:value-type="string" calcext:value-type="string">
            <text:p>kardvív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rapír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S/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ard, Slan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4" calcext:value-type="float">
            <text:p>4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7">
          <table:table-cell/>
          <table:table-cell table:style-name="ce2050" office:value-type="string" calcext:value-type="string">
            <text:p>Kard, Slan 1K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lan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6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50" office:value-type="string" calcext:value-type="string">
            <text:p>Kard, Slan csatakard</text:p>
          </table:table-cell>
          <table:table-cell table:style-name="ce1996" office:value-type="float" office:value="8" calcext:value-type="float">
            <text:p>8</text:p>
          </table:table-cell>
          <table:table-cell table:style-name="ce1996" office:value-type="float" office:value="7" calcext:value-type="float">
            <text:p>7</text:p>
          </table:table-cell>
          <table:table-cell table:number-columns-repeated="2"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S9</text:p>
          </table:table-cell>
          <table:table-cell table:style-name="ce2246" office:value-type="string" calcext:value-type="string">
            <text:p>kardvívás</text:p>
          </table:table-cell>
          <table:table-cell table:style-name="ce2281" office:value-type="string" calcext:value-type="string">
            <text:p>Hihetetlen drága és ritka.</text:p>
            <text:p>Csak két kézzel forgatható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Kard, szablya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1K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/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egykezes</text:p>
          </table:table-cell>
          <table:table-cell table:style-name="ce2093" table:number-columns-repeated="2"/>
          <table:table-cell table:style-name="ce2212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Mara-sequor 2K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Mágikus fém jellege már benne van a harcértékekben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26">
          <table:table-cell table:style-name="ce2040"/>
          <table:table-cell table:style-name="ce2051" office:value-type="string" calcext:value-type="string">
            <text:p>Meneth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A3</text:p>
          </table:table-cell>
          <table:table-cell table:style-name="ce2248" office:value-type="string" calcext:value-type="string">
            <text:p>kardvívás</text:p>
          </table:table-cell>
          <table:table-cell table:style-name="ce22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Predoci egyeneskard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5" office:value-type="string" calcext:value-type="string">
            <text:p>-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Sequor 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1" office:value-type="float" office:value="0" calcext:value-type="float">
            <text:p>0</text:p>
          </table:table-cell>
          <table:table-cell table:style-name="ce2217" office:value-type="string" calcext:value-type="string">
            <text:p>F9</text:p>
          </table:table-cell>
          <table:table-cell table:style-name="ce2246" office:value-type="string" calcext:value-type="string">
            <text:p>kardvívás</text:p>
          </table:table-cell>
          <table:table-cell table:style-name="ce2286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15">
          <table:table-cell/>
          <table:table-cell table:style-name="ce2050" office:value-type="string" calcext:value-type="string">
            <text:p>Vívóbot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kardvívás</text:p>
          </table:table-cell>
          <table:table-cell table:style-name="ce2286" office:value-type="string" calcext:value-type="string">
            <text:p>Fából készült gyakorlófegyver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30">
          <table:table-cell/>
          <table:table-cell table:style-name="ce2055" office:value-type="string" calcext:value-type="string">
            <text:p>Tőrkard</text:p>
          </table:table-cell>
          <table:table-cell table:number-columns-repeated="2" table:style-name="ce1996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87" office:value-type="string" calcext:value-type="string">
            <text:p>- Az áldozat Páncéldobás: -1 büntetés</text:p>
            <text:p><text:span text:style-name="T20">- Területre/Pontra támadás manőver: Ellenpróba: -2</text:span></text:p>
            <text:p>- Ha az ellenfél is tőrkardos, mindketten: VÉ csökkentés: Kiskocka.</text:p>
            <text:p><text:span text:style-name="T20">- Könnyebb ellene a </text:span><text:span text:style-name="T20"><text:a xlink:href="https://github.com/kaktusztea/szilankrpg/blob/master/md/066_05_altalanos_manoverek.md#lefegyverzés--fegyvertörés" xlink:type="simple">Fegyvertörés</text:a></text:span><text:span text:style-name="T20"> manőver: Ellenpróba: -2</text:span></text:p>
            <text:p>- Zúzó fegyverek ellen: VÉ veszteség duplázódik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Lándzsavívó fegyverek</text:p>
          </table:table-cell>
          <table:table-cell table:style-name="ce2056" office:value-type="string" calcext:value-type="string">
            <text:p>Alabárd SV</text:p>
          </table:table-cell>
          <table:table-cell table:number-columns-repeated="2" table:style-name="ce2076" office:value-type="float" office:value="10" calcext:value-type="float">
            <text:p>10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S+V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8" office:value-type="string" calcext:value-type="string">
            <text:p>Szúró és Vágó módba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7" office:value-type="string" calcext:value-type="string">
            <text:p>Alabárd Z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10" calcext:value-type="float">
            <text:p>10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3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89" office:value-type="string" calcext:value-type="string">
            <text:p>Zúzó módban. Talán a legjobb a páncélok ellen az Átütéssel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Bot, hosszú</text:p>
          </table:table-cell>
          <table:table-cell table:style-name="ce1989" office:value-type="float" office:value="6" calcext:value-type="float">
            <text:p>6</text:p>
          </table:table-cell>
          <table:table-cell table:style-name="ce1989" office:value-type="float" office:value="8" calcext:value-type="float">
            <text:p>8</text:p>
          </table:table-cell>
          <table:table-cell table:style-name="ce2100" office:value-type="float" office:value="1" calcext:value-type="float">
            <text:p>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harci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10" calcext:value-type="float">
            <text:p>10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7">
          <table:table-cell table:style-name="ce2040"/>
          <table:table-cell table:style-name="ce2051" office:value-type="string" calcext:value-type="string">
            <text:p>Kopja, torna</text:p>
          </table:table-cell>
          <table:table-cell table:number-columns-repeated="2" table:style-name="ce1989" office:value-type="float" office:value="13" calcext:value-type="float">
            <text:p>13</text:p>
          </table:table-cell>
          <table:table-cell table:style-name="ce2100" office:value-type="float" office:value="-3" calcext:value-type="float">
            <text:p>-3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 office:value-type="string" calcext:value-type="string">
            <text:p>Puhafa, lovagi tornákra való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5">
          <table:table-cell table:style-name="ce2040"/>
          <table:table-cell table:style-name="ce2051" office:value-type="string" calcext:value-type="string">
            <text:p>Lándzsa, keskeny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5">
          <table:table-cell table:style-name="ce2040"/>
          <table:table-cell table:style-name="ce2051" office:value-type="string" calcext:value-type="string">
            <text:p>Lándzsa, széles hegy</text:p>
          </table:table-cell>
          <table:table-cell table:style-name="ce1989" office:value-type="float" office:value="12" calcext:value-type="float">
            <text:p>12</text:p>
          </table:table-cell>
          <table:table-cell table:style-name="ce1989" office:value-type="float" office:value="13" calcext:value-type="float">
            <text:p>13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5">
          <table:table-cell table:style-name="ce2040"/>
          <table:table-cell table:style-name="ce2051" office:value-type="string" calcext:value-type="string">
            <text:p>Pika, keskeny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Kis területet roncsol, de páncélokat jól üti át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15">
          <table:table-cell table:style-name="ce2040"/>
          <table:table-cell table:style-name="ce2051" office:value-type="string" calcext:value-type="string">
            <text:p>Pika, széles hegy</text:p>
          </table:table-cell>
          <table:table-cell table:number-columns-repeated="2" table:style-name="ce1989" office:value-type="float" office:value="16" calcext:value-type="float">
            <text:p>16</text:p>
          </table:table-cell>
          <table:table-cell table:style-name="ce2101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string" calcext:value-type="string">
            <text:p>két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277" office:value-type="string" calcext:value-type="string">
            <text:p>Nagy területet roncsol, de nehezebben megy át a páncéloko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40"/>
          <table:table-cell table:style-name="ce2051" office:value-type="string" calcext:value-type="string">
            <text:p>Szigony, egykezes</text:p>
          </table:table-cell>
          <table:table-cell table:style-name="ce1989" office:value-type="float" office:value="4" calcext:value-type="float">
            <text:p>4</text:p>
          </table:table-cell>
          <table:table-cell table:style-name="ce1989" office:value-type="float" office:value="5" calcext:value-type="float">
            <text:p>5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/>
          <table:table-cell table:style-name="ce2051" office:value-type="string" calcext:value-type="string">
            <text:p>Szigony, kétkezes</text:p>
          </table:table-cell>
          <table:table-cell table:style-name="ce1989" office:value-type="float" office:value="7" calcext:value-type="float">
            <text:p>7</text:p>
          </table:table-cell>
          <table:table-cell table:style-name="ce1989" office:value-type="float" office:value="9" calcext:value-type="float">
            <text:p>9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lándzsavívás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8" office:value-type="string" calcext:value-type="string">
            <text:p>Aprító fegyverek</text:p>
          </table:table-cell>
          <table:table-cell table:style-name="ce1910" office:value-type="string" calcext:value-type="string">
            <text:p>Balta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0" calcext:value-type="float">
            <text:p>0</text:p>
          </table:table-cell>
          <table:table-cell table:style-name="ce2081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9" office:value-type="float" office:value="-3" calcext:value-type="float">
            <text:p>-3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2" table:style-name="ce2212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7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ot, furkó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-1" calcext:value-type="float">
            <text:p>-1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7">
          <table:table-cell/>
          <table:table-cell table:style-name="ce2050" office:value-type="string" calcext:value-type="string">
            <text:p>Buzogány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kétkeze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lánco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 office:value-type="string" calcext:value-type="string">
            <text:p>Ellene az ellenfél Pajzs VÉ fele számít csak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shadleki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Buzogány, tollas</text:p>
          </table:table-cell>
          <table:table-cell table:style-name="ce1996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134" office:value-type="string" calcext:value-type="string">
            <text:p>V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bárd, kétkezes</text:p>
          </table:table-cell>
          <table:table-cell table:style-name="ce1996" office:value-type="float" office:value="6" calcext:value-type="float">
            <text:p>6</text:p>
          </table:table-cell>
          <table:table-cell table:style-name="ce1996" office:value-type="float" office:value="3" calcext:value-type="float">
            <text:p>3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1.5" calcext:value-type="float">
            <text:p>1,5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0" office:value-type="string" calcext:value-type="string">
            <text:p>Csatacsákány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.5" calcext:value-type="float">
            <text:p>0,5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float" office:value="10" calcext:value-type="float">
            <text:p>10</text:p>
          </table:table-cell>
          <table:table-cell table:style-name="ce2212" office:value-type="float" office:value="0" calcext:value-type="float">
            <text:p>0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6" office:value-type="string" calcext:value-type="string">
            <text:p>rombolás</text:p>
          </table:table-cell>
          <table:table-cell table:style-name="ce2281" office:value-type="string" calcext:value-type="string">
            <text:p>Nagyon vérzik; 50%: beragad és nem lehet kihúzni harc közben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5" office:value-type="string" calcext:value-type="string">
            <text:p>Harci kalapács</text:p>
          </table:table-cell>
          <table:table-cell table:style-name="ce1996" office:value-type="float" office:value="7" calcext:value-type="float">
            <text:p>7</text:p>
          </table:table-cell>
          <table:table-cell table:style-name="ce1996" office:value-type="float" office:value="2" calcext:value-type="float">
            <text:p>2</text:p>
          </table:table-cell>
          <table:table-cell table:style-name="ce2102" office:value-type="float" office:value="7" calcext:value-type="float">
            <text:p>7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56" office:value-type="string" calcext:value-type="string">
            <text:p>rombolás</text:p>
          </table:table-cell>
          <table:table-cell table:style-name="ce2293" office:value-type="string" calcext:value-type="string">
            <text:p>Erő követelmény: +2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Ostorharcos fegyverek</text:p>
          </table:table-cell>
          <table:table-cell table:style-name="ce2056" office:value-type="string" calcext:value-type="string">
            <text:p>Korbács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0" calcext:value-type="float">
            <text:p>0</text:p>
          </table:table-cell>
          <table:table-cell table:style-name="ce2098" office:value-type="float" office:value="-1" calcext:value-type="float">
            <text:p>-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96"/>
          <table:table-cell table:style-name="ce2356"/>
          <table:table-cell table:style-name="ce30" table:number-columns-repeated="6"/>
          <table:table-cell table:number-columns-repeated="105"/>
          <table:table-cell table:style-name="ce2363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1" office:value-type="string" calcext:value-type="string">
            <text:p>Ostor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2" calcext:value-type="float">
            <text:p>2</text:p>
          </table:table-cell>
          <table:table-cell table:style-name="ce2093" office:value-type="float" office:value="1" calcext:value-type="float">
            <text:p>1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48" office:value-type="string" calcext:value-type="string">
            <text:p>ostorharc</text:p>
          </table:table-cell>
          <table:table-cell table:style-name="ce2040"/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Ostorkard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8" calcext:value-type="float">
            <text:p>8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ostorharc</text:p>
          </table:table-cell>
          <table:table-cell table:style-name="ce2297" office:value-type="string" calcext:value-type="string">
            <text:p>Önveszélyes, lásd a leírását. 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 table:style-name="ce2038" office:value-type="string" calcext:value-type="string">
            <text:p>Hárítófegyverek</text:p>
          </table:table-cell>
          <table:table-cell table:style-name="ce2059" office:value-type="string" calcext:value-type="string">
            <text:p>Hárító: Alkarvédő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3/2/0</text:p>
          </table:table-cell>
          <table:table-cell table:style-name="ce2104" office:value-type="string" calcext:value-type="string">
            <text:p>-</text:p>
          </table:table-cell>
          <table:table-cell table:style-name="ce2118" office:value-type="float" office:value="99" calcext:value-type="float">
            <text:p>99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0" office:value-type="string" calcext:value-type="string">
            <text:p>közelharci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1"/>
          <table:table-cell table:style-name="ce2058" office:value-type="string" calcext:value-type="string">
            <text:p>Hárító: Csatakesztyű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Köpeny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3" calcext:value-type="float">
            <text:p>3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99" calcext:value-type="float">
            <text:p>99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58" office:value-type="string" calcext:value-type="string">
            <text:p>Hárító: Tonfa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3/2/0</text:p>
          </table:table-cell>
          <table:table-cell table:style-name="ce2103" office:value-type="float" office:value="-3" calcext:value-type="float">
            <text:p>-3</text:p>
          </table:table-cell>
          <table:table-cell table:style-name="ce2117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number-columns-repeated="3" table:style-name="ce2221" office:value-type="float" office:value="0" calcext:value-type="float">
            <text:p>0</text:p>
          </table:table-cell>
          <table:table-cell table:style-name="ce2259" office:value-type="string" calcext:value-type="string">
            <text:p>közelharci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 table:style-name="ce2038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79" office:value-type="string" calcext:value-type="string">
            <text:p>TÉ</text:p>
          </table:table-cell>
          <table:table-cell table:style-name="ce2079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19" office:value-type="string" calcext:value-type="string">
            <text:p>Sebesség</text:p>
          </table:table-cell>
          <table:table-cell table:style-name="ce2135" office:value-type="string" calcext:value-type="string">
            <text:p>Sebzés</text:p>
            <text:p>Módja</text:p>
          </table:table-cell>
          <table:table-cell table:style-name="ce2139" office:value-type="string" calcext:value-type="string">
            <text:p>Pengehossz</text:p>
          </table:table-cell>
          <table:table-cell table:style-name="ce2166" office:value-type="string" calcext:value-type="string">
            <text:p>Típus</text:p>
          </table:table-cell>
          <table:table-cell table:style-name="ce2206" office:value-type="string" calcext:value-type="string">
            <text:p>Erőbónusz</text:p>
            <text:p>Max</text:p>
          </table:table-cell>
          <table:table-cell table:style-name="ce2119" office:value-type="string" calcext:value-type="string">
            <text:p>Átütés</text:p>
          </table:table-cell>
          <table:table-cell table:style-name="ce2222" office:value-type="string" calcext:value-type="string">
            <text:p>Íves</text:p>
          </table:table-cell>
          <table:table-cell table:style-name="ce2222" office:value-type="string" calcext:value-type="string">
            <text:p>MF</text:p>
          </table:table-cell>
          <table:table-cell table:style-name="ce2222" office:value-type="string" calcext:value-type="string">
            <text:p>KF</text:p>
          </table:table-cell>
          <table:table-cell table:style-name="ce2264" office:value-type="string" calcext:value-type="string">
            <text:p>Harcmodor</text:p>
          </table:table-cell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37"/>
        </table:table-row>
        <table:table-row table:style-name="ro4">
          <table:table-cell/>
          <table:table-cell table:style-name="ce2061" office:value-type="string" calcext:value-type="string">
            <text:p>Ki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39"/>
          <table:table-cell table:style-name="ce2061" office:value-type="string" calcext:value-type="string">
            <text:p>Közepes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0" calcext:value-type="float">
            <text:p>10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1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9">
          <table:table-cell/>
          <table:table-cell table:style-name="ce2061" office:value-type="string" calcext:value-type="string">
            <text:p>Nagy pajz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16" calcext:value-type="float">
            <text:p>16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46" office:value-type="string" calcext:value-type="string">
            <text:p>zúzás</text:p>
          </table:table-cell>
          <table:table-cell table:style-name="ce22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30" table:number-columns-repeated="1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62" table:number-columns-repeated="3"/>
          <table:table-cell table:style-name="ce2120" office:value-type="string" calcext:value-type="string">
            <text:p>Harcmodor</text:p>
          </table:table-cell>
          <table:table-cell table:style-name="ce2298" office:value-type="string" calcext:value-type="string">
            <text:p>Megjegyzés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Hajítófegyverek</text:p>
          </table:table-cell>
          <table:table-cell table:style-name="ce2063"/>
          <table:table-cell table:style-name="ce2081" table:number-columns-repeated="2"/>
          <table:table-cell table:style-name="ce1910" table:number-columns-repeated="11"/>
          <table:table-cell table:style-name="ce2292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4" office:value-type="string" calcext:value-type="string">
            <text:p>Alkalmatlan tárgy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-5" calcext:value-type="float">
            <text:p>-5</text:p>
          </table:table-cell>
          <table:table-cell table:style-name="ce2082" office:value-type="float" office:value="11" calcext:value-type="float">
            <text:p>11</text:p>
          </table:table-cell>
          <table:table-cell table:style-name="ce2082" office:value-type="string" calcext:value-type="string">
            <text:p>Z</text:p>
          </table:table-cell>
          <table:table-cell table:style-name="ce2140" office:value-type="string" calcext:value-type="string">
            <text:p>5m +(Erő x 3)</text:p>
          </table:table-cell>
          <table:table-cell table:style-name="ce2179" office:value-type="string" calcext:value-type="string">
            <text:p>egy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table:number-columns-repeated="3"/>
          <table:table-cell table:style-name="ce2265" office:value-type="string" calcext:value-type="string">
            <text:p>hajítás</text:p>
          </table:table-cell>
          <table:table-cell table:style-name="ce2042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2"/>
          <table:table-cell table:style-name="ce2065" office:value-type="string" calcext:value-type="string">
            <text:p>Bol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6" office:value-type="string" calcext:value-type="string">
            <text:p>Dárda</text:p>
          </table:table-cell>
          <table:table-cell table:style-name="ce1989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41" office:value-type="string" calcext:value-type="string">
            <text:p>5m</text:p>
            <text:p>+(Erő x 3)</text:p>
          </table:table-cell>
          <table:table-cell table:style-name="ce2189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3" calcext:value-type="float">
            <text:p>3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06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67" office:value-type="string" calcext:value-type="string">
            <text:p>Dobócsillag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22" office:value-type="float" office:value="5" calcext:value-type="float">
            <text:p>5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5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/>
          <table:table-cell table:style-name="ce2065" office:value-type="string" calcext:value-type="string">
            <text:p>Dobóhál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5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5" office:value-type="string" calcext:value-type="string">
            <text:p>-</text:p>
          </table:table-cell>
          <table:table-cell table:style-name="ce2105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224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29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1">
          <table:table-cell table:style-name="ce2039"/>
          <table:table-cell table:style-name="ce2067" office:value-type="string" calcext:value-type="string">
            <text:p>Hajítóbárd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42" office:value-type="string" calcext:value-type="string">
            <text:p><text:span text:style-name="T13">20m</text:span></text:p>
            <text:p><text:span text:style-name="T1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6">
          <table:table-cell/>
          <table:table-cell table:style-name="ce2068" office:value-type="string" calcext:value-type="string">
            <text:p>Hajítótőr</text:p>
          </table:table-cell>
          <table:table-cell table:style-name="ce1991" office:value-type="float" office:value="2" calcext:value-type="float">
            <text:p>2</text:p>
          </table:table-cell>
          <table:table-cell table:style-name="ce2085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string" calcext:value-type="string">
            <text:p>15m</text:p>
          </table:table-cell>
          <table:table-cell table:style-name="ce2194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/>
          <table:table-cell table:style-name="ce2236" table:number-columns-repeated="2"/>
          <table:table-cell table:style-name="ce2266" office:value-type="string" calcext:value-type="string">
            <text:p>hajítás</text:p>
          </table:table-cell>
          <table:table-cell table:style-name="ce232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31">
          <table:table-cell table:style-name="ce2042"/>
          <table:table-cell table:style-name="ce2067" office:value-type="string" calcext:value-type="string">
            <text:p>Kő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2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44" office:value-type="string" calcext:value-type="string">
            <text:p>20m</text:p>
            <text:p>+(Erő x 5)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6"/>
          <table:table-cell table:style-name="ce2237" table:number-columns-repeated="2"/>
          <table:table-cell table:style-name="ce2246" office:value-type="string" calcext:value-type="string">
            <text:p>hajítás</text:p>
          </table:table-cell>
          <table:table-cell table:style-name="ce230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58" office:value-type="string" calcext:value-type="string">
            <text:p>Lasszó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2103" office:value-type="string" calcext:value-type="string">
            <text:p>-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/>
          <table:table-cell table:style-name="ce2058" office:value-type="string" calcext:value-type="string">
            <text:p>Parittya</text:p>
          </table:table-cell>
          <table:table-cell table:style-name="ce1989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10" calcext:value-type="float">
            <text:p>10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hajítás</text:p>
          </table:table-cell>
          <table:table-cell table:style-name="ce2340" office:value-type="string" calcext:value-type="string">
            <text:p>SFÉ duplán számít ellene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697" table:number-columns-repeated="129"/>
          <table:table-cell table:number-columns-repeated="8"/>
        </table:table-row>
        <table:table-row table:style-name="ro4">
          <table:table-cell table:style-name="ce2042"/>
          <table:table-cell table:style-name="ce2067" office:value-type="string" calcext:value-type="string">
            <text:p>Ramiera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hajítás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Tőr</text:p>
          </table:table-cell>
          <table:table-cell table:style-name="ce1989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17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 table:number-columns-repeated="3"/>
          <table:table-cell table:style-name="ce2259" office:value-type="string" calcext:value-type="string">
            <text:p>hajítás</text:p>
          </table:table-cell>
          <table:table-cell table:style-name="ce229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 table:style-name="ce2043" office:value-type="string" calcext:value-type="string">
            <text:p>Íjász lőfegyverek</text:p>
          </table:table-cell>
          <table:table-cell table:style-name="ce2059" office:value-type="string" calcext:value-type="string">
            <text:p>Rövid íj</text:p>
          </table:table-cell>
          <table:table-cell table:style-name="ce2076" office:value-type="float" office:value="3" calcext:value-type="float">
            <text:p>3</text:p>
          </table:table-cell>
          <table:table-cell table:style-name="ce2086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60m</text:p>
          </table:table-cell>
          <table:table-cell table:style-name="ce2196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21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260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9" office:value-type="string" calcext:value-type="string">
            <text:p>Hosszú íj</text:p>
          </table:table-cell>
          <table:table-cell table:style-name="ce1991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09"/>
          <table:table-cell table:style-name="ce2241" table:number-columns-repeated="2"/>
          <table:table-cell table:style-name="ce2267" office:value-type="string" calcext:value-type="string">
            <text:p>íjászat</text:p>
          </table:table-cell>
          <table:table-cell table:style-name="ce23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7" office:value-type="string" calcext:value-type="string">
            <text:p>Visszacsapó íj</text:p>
          </table:table-cell>
          <table:table-cell table:style-name="ce1989" office:value-type="float" office:value="3" calcext:value-type="float">
            <text:p>3</text:p>
          </table:table-cell>
          <table:table-cell table:style-name="ce1996" office:value-type="float" office:value="4" calcext:value-type="float">
            <text:p>4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8" calcext:value-type="float">
            <text:p>8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60m</text:p>
          </table:table-cell>
          <table:table-cell table:style-name="ce2113" office:value-type="string" calcext:value-type="string">
            <text:p>kétkezes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7" office:value-type="string" calcext:value-type="string">
            <text:p>Elf íj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07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íjászat</text:p>
          </table:table-cell>
          <table:table-cell table:style-name="ce230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984" table:number-columns-repeated="129"/>
          <table:table-cell table:number-columns-repeated="8"/>
        </table:table-row>
        <table:table-row table:style-name="ro4">
          <table:table-cell/>
          <table:table-cell table:style-name="ce2058" office:value-type="string" calcext:value-type="string">
            <text:p>Fúvócső, kicsi</text:p>
          </table:table-cell>
          <table:table-cell table:style-name="ce1989" office:value-type="float" office:value="2" calcext:value-type="float">
            <text:p>2</text:p>
          </table:table-cell>
          <table:table-cell table:style-name="ce2084" office:value-type="float" office:value="3" calcext:value-type="float">
            <text:p>3</text:p>
          </table:table-cell>
          <table:table-cell table:style-name="ce2103" office:value-type="string" calcext:value-type="string">
            <text:p>spec</text:p>
          </table:table-cell>
          <table:table-cell table:style-name="ce2117" office:value-type="float" office:value="9" calcext:value-type="float">
            <text:p>9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221"/>
          <table:table-cell table:style-name="ce2238" table:number-columns-repeated="2"/>
          <table:table-cell table:style-name="ce2259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360" table:number-columns-repeated="129"/>
          <table:table-cell table:number-columns-repeated="8"/>
        </table:table-row>
        <table:table-row table:style-name="ro4">
          <table:table-cell/>
          <table:table-cell table:style-name="ce2070" office:value-type="string" calcext:value-type="string">
            <text:p>Fúvócső, vadász</text:p>
          </table:table-cell>
          <table:table-cell table:style-name="ce2083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25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30m</text:p>
          </table:table-cell>
          <table:table-cell table:style-name="ce2202" office:value-type="string" calcext:value-type="string">
            <text:p>két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228" table:number-columns-repeated="3"/>
          <table:table-cell table:style-name="ce2268" office:value-type="string" calcext:value-type="string">
            <text:p>íjászat</text:p>
          </table:table-cell>
          <table:table-cell table:style-name="ce2349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3" office:value-type="string" calcext:value-type="string">
            <text:p>Lövész lőfegyverek</text:p>
          </table:table-cell>
          <table:table-cell table:style-name="ce2071" office:value-type="string" calcext:value-type="string">
            <text:p>Kézi nyílpuska</text:p>
          </table:table-cell>
          <table:table-cell table:style-name="ce2076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S</text:p>
          </table:table-cell>
          <table:table-cell table:style-name="ce2145" office:value-type="string" calcext:value-type="string">
            <text:p>20m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229"/>
          <table:table-cell table:style-name="ce2242" table:number-columns-repeated="2"/>
          <table:table-cell table:style-name="ce2250" office:value-type="string" calcext:value-type="string">
            <text:p>lövészet</text:p>
          </table:table-cell>
          <table:table-cell table:style-name="ce2350" office:value-type="string" calcext:value-type="string">
            <text:p>A kézi nyílpuska kevésbé pontos fegyver kis mérete miatt.</text:p>
          </table:table-cell>
          <table:table-cell table:style-name="ce2356"/>
          <table:table-cell table:style-name="ce30" table:number-columns-repeated="6"/>
          <table:table-cell table:number-columns-repeated="105"/>
          <table:table-cell table:style-name="ce2037" table:number-columns-repeated="129"/>
          <table:table-cell table:number-columns-repeated="8"/>
        </table:table-row>
        <table:table-row table:style-name="ro4">
          <table:table-cell/>
          <table:table-cell table:style-name="ce2072" office:value-type="string" calcext:value-type="string">
            <text:p>Nyílpuska</text:p>
          </table:table-cell>
          <table:table-cell table:number-columns-repeated="2" table:style-name="ce1991" office:value-type="float" office:value="5" calcext:value-type="float">
            <text:p>5</text:p>
          </table:table-cell>
          <table:table-cell table:style-name="ce2112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50m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8" calcext:value-type="float">
            <text:p>8</text:p>
          </table:table-cell>
          <table:table-cell table:style-name="ce2112"/>
          <table:table-cell table:style-name="ce2243" table:number-columns-repeated="2"/>
          <table:table-cell table:style-name="ce2247" office:value-type="string" calcext:value-type="string">
            <text:p>lövészet</text:p>
          </table:table-cell>
          <table:table-cell table:style-name="ce2351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Nehéz nyílpuska</text:p>
          </table:table-cell>
          <table:table-cell table:style-name="ce1989" office:value-type="float" office:value="5" calcext:value-type="float">
            <text:p>5</text:p>
          </table:table-cell>
          <table:table-cell table:style-name="ce1996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22" office:value-type="float" office:value="16" calcext:value-type="float">
            <text:p>1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8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15" calcext:value-type="float">
            <text:p>15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26">
          <table:table-cell/>
          <table:table-cell table:style-name="ce2067" office:value-type="string" calcext:value-type="string">
            <text:p>Shadoni páncéltörő</text:p>
          </table:table-cell>
          <table:table-cell table:style-name="ce1989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113" office:value-type="float" office:value="20" calcext:value-type="float">
            <text:p>20</text:p>
          </table:table-cell>
          <table:table-cell table:style-name="ce2122" office:value-type="string" calcext:value-type="string">
            <text:p>-</text:p>
          </table:table-cell>
          <table:table-cell table:style-name="ce2113" office:value-type="string" calcext:value-type="string">
            <text:p>Z</text:p>
          </table:table-cell>
          <table:table-cell table:style-name="ce2107" office:value-type="string" calcext:value-type="string">
            <text:p>120m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/>
          <table:table-cell table:style-name="ce2067" office:value-type="string" calcext:value-type="string">
            <text:p>Kharei nyílpuska</text:p>
          </table:table-cell>
          <table:table-cell table:style-name="ce1989" office:value-type="float" office:value="4" calcext:value-type="float">
            <text:p>4</text:p>
          </table:table-cell>
          <table:table-cell table:style-name="ce1996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22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07" office:value-type="string" calcext:value-type="string">
            <text:p>50m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225"/>
          <table:table-cell table:style-name="ce2235" table:number-columns-repeated="2"/>
          <table:table-cell table:style-name="ce2246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5">
          <table:table-cell table:style-name="ce2044"/>
          <table:table-cell table:style-name="ce2073" office:value-type="string" calcext:value-type="string">
            <text:p>Aquir nyílpuska</text:p>
          </table:table-cell>
          <table:table-cell table:style-name="ce2083" office:value-type="float" office:value="6" calcext:value-type="float">
            <text:p>6</text:p>
          </table:table-cell>
          <table:table-cell table:style-name="ce2088" office:value-type="float" office:value="5" calcext:value-type="float">
            <text:p>5</text:p>
          </table:table-cell>
          <table:table-cell table:style-name="ce2114" office:value-type="string" calcext:value-type="string">
            <text:p>💀/+6</text:p>
          </table:table-cell>
          <table:table-cell table:style-name="ce2128" office:value-type="float" office:value="7" calcext:value-type="float">
            <text:p>7</text:p>
          </table:table-cell>
          <table:table-cell table:style-name="ce2114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0" calcext:value-type="float">
            <text:p>20</text:p>
          </table:table-cell>
          <table:table-cell table:style-name="ce2230" table:number-columns-repeated="3"/>
          <table:table-cell table:style-name="ce2252" office:value-type="string" calcext:value-type="string">
            <text:p>lövészet</text:p>
          </table:table-cell>
          <table:table-cell table:style-name="ce2352" office:value-type="string" calcext:value-type="string">
            <text:p>Halálos hatása és Átütés értéke csak aquir kézben érvényesül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style-name="ce2045" office:value-type="string" calcext:value-type="string">
            <text:p>Mágikus lövedékek</text:p>
          </table:table-cell>
          <table:table-cell table:style-name="ce833" office:value-type="string" calcext:value-type="string">
            <text:p>Mágiatáv I</text:p>
          </table:table-cell>
          <table:table-cell table:number-columns-repeated="2" table:style-name="ce1996" office:value-type="float" office:value="1" calcext:value-type="float">
            <text:p>1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/>
          <table:table-cell table:style-name="ce2238" table:number-columns-repeated="2"/>
          <table:table-cell table:style-name="ce2269" office:value-type="string" calcext:value-type="string">
            <text:p>mágikus célzás</text:p>
          </table:table-cell>
          <table:table-cell table:style-name="ce2355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II</text:p>
          </table:table-cell>
          <table:table-cell table:style-name="ce1996" office:value-type="float" office:value="3" calcext:value-type="float">
            <text:p>3</text:p>
          </table:table-cell>
          <table:table-cell table:style-name="ce2084" office:value-type="float" office:value="3" calcext:value-type="float">
            <text:p>3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2355" office:value-type="string" calcext:value-type="string">
            <text:p><text:span text:style-name="T2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10">
          <table:table-cell/>
          <table:table-cell table:style-name="ce833" office:value-type="string" calcext:value-type="string">
            <text:p>Mágiatáv IV</text:p>
          </table:table-cell>
          <table:table-cell table:style-name="ce1996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5" table:style-name="ce1996" office:value-type="string" calcext:value-type="string">
            <text:p>spec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spec</text:p>
          </table:table-cell>
          <table:table-cell table:style-name="ce2221" table:number-columns-repeated="3"/>
          <table:table-cell table:style-name="ce2269" office:value-type="string" calcext:value-type="string">
            <text:p>mágikus célzás</text:p>
          </table:table-cell>
          <table:table-cell table:style-name="ce833" office:value-type="string" calcext:value-type="string">
            <text:p><text:span text:style-name="T2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779" table:number-columns-repeated="14"/>
          <table:table-cell table:style-name="ce2356"/>
          <table:table-cell table:style-name="ce3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779"/>
          <table:table-cell table:style-name="ce3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3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30"/>
          <table:table-cell table:number-columns-repeated="4"/>
          <table:table-cell table:style-name="ce779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779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84" table:default-cell-style-name="ce1729"/>
        <table:table-column table:style-name="co85" table:default-cell-style-name="ce1731"/>
        <table:table-column table:style-name="co86" table:default-cell-style-name="ce1729"/>
        <table:table-column table:style-name="co85" table:default-cell-style-name="ce1731"/>
        <table:table-column table:style-name="co87" table:default-cell-style-name="ce1729"/>
        <table:table-column table:style-name="co88" table:default-cell-style-name="ce1299"/>
        <table:table-column table:style-name="co89" table:default-cell-style-name="ce1729"/>
        <table:table-column table:style-name="co14" table:default-cell-style-name="ce949"/>
        <table:table-column table:style-name="co90" table:default-cell-style-name="ce949"/>
        <table:table-column table:style-name="co91" table:default-cell-style-name="ce949"/>
        <table:table-column table:style-name="co3" table:number-columns-repeated="16374"/>
        <table:table-row table:style-name="ro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1298"/>
          <table:covered-table-cell table:style-name="ce719"/>
          <table:covered-table-cell table:style-name="ce1298"/>
          <table:covered-table-cell table:style-name="ce2001"/>
          <table:covered-table-cell table:style-name="ce1298"/>
          <table:covered-table-cell table:style-name="ce719"/>
          <table:covered-table-cell table:number-columns-repeated="3"/>
          <table:table-cell table:style-name="ce949" table:number-columns-repeated="16374"/>
        </table:table-row>
        <table:table-row table:style-name="ro13">
          <table:table-cell table:style-name="ce1713"/>
          <table:table-cell table:style-name="ce1298"/>
          <table:table-cell table:style-name="ce719"/>
          <table:table-cell table:style-name="ce1298"/>
          <table:table-cell table:style-name="ce2001"/>
          <table:table-cell table:style-name="ce1298"/>
          <table:table-cell table:style-name="ce719"/>
          <table:table-cell table:number-columns-repeated="3"/>
          <table:table-cell table:style-name="ce949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949"/>
          <table:table-cell table:style-name="ce1739" office:value-type="string" calcext:value-type="string">
            <text:p>Tradíciók</text:p>
          </table:table-cell>
          <table:table-cell table:style-name="ce949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949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949"/>
          <table:table-cell table:style-name="ce1726"/>
          <table:table-cell table:style-name="ce949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834" office:value-type="string" calcext:value-type="string">
            <text:p>Asztrál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949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834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949" table:number-columns-repeated="2"/>
          <table:table-cell table:style-name="ce1726" office:value-type="string" calcext:value-type="string">
            <text:p>Magas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834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Vulgár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834" office:value-type="string" calcext:value-type="string">
            <text:p>Mentálmágia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834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401"/>
          <table:table-cell table:style-name="ce949"/>
          <table:table-cell table:style-name="ce1726" office:value-type="string" calcext:value-type="string">
            <text:p>Bárdmágia</text:p>
          </table:table-cell>
          <table:table-cell table:style-name="ce949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834" office:value-type="string" calcext:value-type="string">
            <text:p>Természeti jelensége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Illuzionista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834" office:value-type="string" calcext:value-type="string">
            <text:p>Életerő Manipulálás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Természeti mágia</text:p>
          </table:table-cell>
          <table:table-cell/>
          <table:table-cell table:style-name="ce26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45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834" office:value-type="string" calcext:value-type="string">
            <text:p>Elemi mágia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834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834" office:value-type="string" calcext:value-type="string">
            <text:p>Elemi mágia (levegő)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834" office:value-type="string" calcext:value-type="string">
            <text:p>Illúziók</text:p>
          </table:table-cell>
          <table:table-cell table:style-name="ce949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834" office:value-type="string" calcext:value-type="string">
            <text:p>Be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319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949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834" office:value-type="string" calcext:value-type="string">
            <text:p>Térmágia</text:p>
          </table:table-cell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949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834" office:value-type="string" calcext:value-type="string">
            <text:p>Elemi mágia (ví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949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834" office:value-type="string" calcext:value-type="string">
            <text:p>Elemi mágia (föld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28"/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834" office:value-type="string" calcext:value-type="string">
            <text:p>Külső síkok lényeinek idézése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28"/>
          <table:table-cell table:style-name="ce949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834" office:value-type="string" calcext:value-type="string">
            <text:p>Aurahangolás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319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949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834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949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834" office:value-type="string" calcext:value-type="string">
            <text:p>Sors befolyásolás</text:p>
          </table:table-cell>
          <table:table-cell table:style-name="ce949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949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834" office:value-type="string" calcext:value-type="string">
            <text:p>Nekromanci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834" office:value-type="string" calcext:value-type="string">
            <text:p>Természeti mágia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319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949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834" office:value-type="string" calcext:value-type="string">
            <text:p>Természetes anyagok mágiája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949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298" table:formula="of:=COUNTA([.C$4:.C$26])" office:value-type="float" office:value="22" calcext:value-type="float">
            <text:p>22</text:p>
          </table:table-cell>
          <table:table-cell table:style-name="ce949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834" office:value-type="string" calcext:value-type="string">
            <text:p>Elemi mágia (tűz)</text:p>
          </table:table-cell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949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834" office:value-type="string" calcext:value-type="string">
            <text:p>Aura</text:p>
          </table:table-cell>
          <table:table-cell table:style-name="ce949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949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949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23" office:value-type="string" calcext:value-type="string">
            <text:p><text:span text:style-name="T28"><text:a xlink:href="https://github.com/kaktusztea/szilankrpg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/>
          <table:table-cell table:style-name="ce949"/>
          <table:table-cell table:style-name="ce582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/>
          <table:table-cell table:style-name="ce1643"/>
          <table:table-cell table:style-name="ce949" table:number-columns-repeated="4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1643"/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1"/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643"/>
          <table:table-cell table:style-name="ce949"/>
          <table:table-cell/>
          <table:table-cell table:style-name="ce67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10">
          <table:table-cell table:style-name="ce1716" office:value-type="string" calcext:value-type="string">
            <text:p><text:span text:style-name="T25">➖➖ </text:span><text:span text:style-name="T29">Anyag szféra</text:span><text:span text:style-name="T30"> </text:span><text:span text:style-name="T31">➖➖</text:span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643"/>
          <table:table-cell table:number-columns-repeated="3"/>
          <table:table-cell table:style-name="ce949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643"/>
          <table:table-cell table:number-columns-repeated="2"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9" table:formula="of:=COUNTA([.A35:.A62])" office:value-type="float" office:value="24" calcext:value-type="float">
            <text:p>24</text:p>
          </table:table-cell>
          <table:table-cell table:style-name="ce949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>
          <table:table-cell table:style-name="ce949" table:number-columns-repeated="3"/>
          <table:table-cell/>
          <table:table-cell table:style-name="ce949" table:number-columns-repeated="2"/>
          <table:table-cell table:number-columns-repeated="4"/>
          <table:table-cell table:style-name="ce949" table:number-columns-repeated="16374"/>
        </table:table-row>
        <table:table-row table:style-name="ro4" table:number-rows-repeated="5">
          <table:table-cell table:style-name="ce949" table:number-columns-repeated="3"/>
          <table:table-cell table:number-columns-repeated="7"/>
          <table:table-cell table:style-name="ce949" table:number-columns-repeated="16374"/>
        </table:table-row>
        <table:table-row table:style-name="ro4">
          <table:table-cell table:style-name="ce949" table:number-columns-repeated="2"/>
          <table:table-cell table:number-columns-repeated="8"/>
          <table:table-cell table:style-name="ce949" table:number-columns-repeated="16374"/>
        </table:table-row>
        <table:table-row table:style-name="ro4" table:number-rows-repeated="1048509">
          <table:table-cell table:number-columns-repeated="10"/>
          <table:table-cell table:style-name="ce949" table:number-columns-repeated="16374"/>
        </table:table-row>
        <table:table-row table:style-name="ro4">
          <table:table-cell table:number-columns-repeated="10"/>
          <table:table-cell table:style-name="ce949" table:number-columns-repeated="16374"/>
        </table:table-row>
      </table:table>
      <table:table table:name="Fortélylista" table:style-name="ta6">
        <table:table-column table:style-name="co92" table:default-cell-style-name="ce30"/>
        <table:table-column table:style-name="co93" table:default-cell-style-name="ce5"/>
        <table:table-column table:style-name="co94" table:default-cell-style-name="ce2669"/>
        <table:table-column table:style-name="co95" table:default-cell-style-name="ce30"/>
        <table:table-column table:style-name="co96" table:default-cell-style-name="ce2676"/>
        <table:table-column table:style-name="co97" table:default-cell-style-name="ce30"/>
        <table:table-column table:style-name="co98" table:default-cell-style-name="ce30"/>
        <table:table-column table:style-name="co99" table:default-cell-style-name="ce30"/>
        <table:table-column table:style-name="co100" table:default-cell-style-name="ce655"/>
        <table:table-column table:style-name="co101" table:default-cell-style-name="ce30"/>
        <table:table-column table:style-name="co102" table:default-cell-style-name="ce30"/>
        <table:table-column table:style-name="co103" table:default-cell-style-name="ce949"/>
        <table:table-column table:style-name="co104" table:default-cell-style-name="ce30"/>
        <table:table-column table:style-name="co105" table:default-cell-style-name="ce30"/>
        <table:table-column table:style-name="co106" table:default-cell-style-name="ce30"/>
        <table:table-column table:style-name="co16" table:default-cell-style-name="ce949"/>
        <table:table-column table:style-name="co3" table:default-cell-style-name="ce949"/>
        <table:table-column table:style-name="co3" table:number-columns-repeated="16367"/>
        <table:table-row table:style-name="ro13">
          <table:table-cell table:style-name="ce26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229"/>
          <table:covered-table-cell table:style-name="ce2029"/>
          <table:covered-table-cell table:style-name="ce719"/>
          <table:covered-table-cell table:style-name="ce980"/>
          <table:covered-table-cell table:number-columns-repeated="3" table:style-name="ce719"/>
          <table:covered-table-cell table:style-name="ce2683"/>
          <table:covered-table-cell table:number-columns-repeated="2" table:style-name="ce719"/>
          <table:covered-table-cell/>
          <table:covered-table-cell table:style-name="ce719"/>
          <table:covered-table-cell table:number-columns-repeated="3"/>
          <table:table-cell/>
          <table:table-cell table:style-name="ce949" table:number-columns-repeated="16367"/>
        </table:table-row>
        <table:table-row table:style-name="ro13">
          <table:table-cell table:style-name="ce2653"/>
          <table:table-cell table:style-name="ce1229"/>
          <table:table-cell table:style-name="ce2029"/>
          <table:table-cell table:style-name="ce719"/>
          <table:table-cell table:number-columns-repeated="13"/>
          <table:table-cell table:style-name="ce949" table:number-columns-repeated="16367"/>
        </table:table-row>
        <table:table-row table:style-name="ro4">
          <table:table-cell table:style-name="ce2655" office:value-type="string" calcext:value-type="string">
            <text:p>Kiemelt Fortélyok</text:p>
          </table:table-cell>
          <table:table-cell table:style-name="ce719"/>
          <table:table-cell table:style-name="ce30"/>
          <table:table-cell table:style-name="ce719"/>
          <table:table-cell table:style-name="ce2655" office:value-type="string" calcext:value-type="string">
            <text:p>Szabad Fortélyok</text:p>
          </table:table-cell>
          <table:table-cell table:style-name="ce2678" office:value-type="string" calcext:value-type="string">
            <text:p>Kiterjeszti</text:p>
          </table:table-cell>
          <table:table-cell/>
          <table:table-cell table:style-name="ce2655" office:value-type="string" calcext:value-type="string">
            <text:p>Faj Hátterek</text:p>
          </table:table-cell>
          <table:table-cell table:style-name="ce2655" office:value-type="string" calcext:value-type="string">
            <text:p>Karma Hátterek</text:p>
          </table:table-cell>
          <table:table-cell table:style-name="ce2655" office:value-type="string" calcext:value-type="string">
            <text:p>Leíró Hátterek</text:p>
          </table:table-cell>
          <table:table-cell/>
          <table:table-cell table:style-name="ce2656" office:value-type="string" calcext:value-type="string">
            <text:p>Nyelvek</text:p>
          </table:table-cell>
          <table:table-cell table:style-name="ce2655" office:value-type="string" calcext:value-type="string">
            <text:p>Rövidítés</text:p>
          </table:table-cell>
          <table:table-cell table:style-name="ce949"/>
          <table:table-cell table:style-name="ce2656" office:value-type="string" calcext:value-type="string">
            <text:p>Varázslási metódusok</text:p>
          </table:table-cell>
          <table:table-cell table:style-name="ce30"/>
          <table:table-cell/>
          <table:table-cell table:style-name="ce949" table:number-columns-repeated="16367"/>
        </table:table-row>
        <table:table-row table:style-name="ro4">
          <table:table-cell table:style-name="ce949"/>
          <table:table-cell table:style-name="ce719"/>
          <table:table-cell table:style-name="ce30"/>
          <table:table-cell table:style-name="ce719"/>
          <table:table-cell table:style-name="ce2657"/>
          <table:table-cell table:style-name="ce2679"/>
          <table:table-cell/>
          <table:table-cell table:style-name="ce2657"/>
          <table:table-cell table:style-name="ce30"/>
          <table:table-cell table:style-name="ce949"/>
          <table:table-cell/>
          <table:table-cell table:style-name="ce2676"/>
          <table:table-cell/>
          <table:table-cell table:style-name="ce949"/>
          <table:table-cell/>
          <table:table-cell table:style-name="ce30"/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3" office:value-type="string" calcext:value-type="string">
            <text:p>🟩 Befolyásolás, Emberismeret</text:p>
          </table:table-cell>
          <table:table-cell/>
          <table:table-cell table:style-name="ce2682" office:value-type="string" calcext:value-type="string">
            <text:p>Lásd Képzettséglista oldal</text:p>
          </table:table-cell>
          <table:table-cell table:style-name="ce26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6" office:value-type="string" calcext:value-type="string">
            <text:p><text:span text:style-name="T55">➖➖➖ </text:span><text:span text:style-name="T56">Származás </text:span><text:span text:style-name="T57">➖➖➖</text:span></text:p>
          </table:table-cell>
          <table:table-cell/>
          <table:table-cell table:style-name="ce2676" office:value-type="string" calcext:value-type="string">
            <text:p><text:span text:style-name="T22">➖➖➖ </text:span><text:span text:style-name="T60">Godoni nyelvek </text:span><text:span text:style-name="T61">➖➖➖</text:span>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19"/>
          <table:table-cell table:style-name="ce30"/>
          <table:table-cell table:style-name="ce719"/>
          <table:table-cell table:style-name="ce2659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3" office:value-type="string" calcext:value-type="string">
            <text:p>🟥 Kvant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5" office:value-type="string" calcext:value-type="string">
            <text:p>Apród</text:p>
          </table:table-cell>
          <table:table-cell/>
          <table:table-cell table:style-name="ce26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719"/>
          <table:table-cell table:style-name="ce30"/>
          <table:table-cell table:style-name="ce719"/>
          <table:table-cell table:style-name="ce264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3" office:value-type="string" calcext:value-type="string">
            <text:p><text:span text:style-name="T51">🟥 Előadóművészet, 🟩 </text:span>Befolyásolás, Lop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5" office:value-type="string" calcext:value-type="string">
            <text:p>Árva</text:p>
          </table:table-cell>
          <table:table-cell/>
          <table:table-cell table:style-name="ce26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number-columns-repeated="4"/>
          <table:table-cell table:style-name="ce2659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5" office:value-type="string" calcext:value-type="string">
            <text:p>Erdőlakó</text:p>
          </table:table-cell>
          <table:table-cell/>
          <table:table-cell table:style-name="ce26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6" office:value-type="string" calcext:value-type="string">
            <text:p>Általános fortélyok</text:p>
          </table:table-cell>
          <table:table-cell table:style-name="ce2662" office:value-type="string" calcext:value-type="string">
            <text:p>Max fok</text:p>
          </table:table-cell>
          <table:table-cell table:style-name="ce2662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3" office:value-type="string" calcext:value-type="string">
            <text:p><text:span text:style-name="T51">🟩 </text:span>Művészetismeret, Értékebecslés;  <text:span text:style-name="T51">🟥 Képzőművészet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5" office:value-type="string" calcext:value-type="string">
            <text:p>Fejvadász</text:p>
          </table:table-cell>
          <table:table-cell/>
          <table:table-cell table:style-name="ce2676" office:value-type="string" calcext:value-type="string">
            <text:p>➖➖➖ Általános nyelvek ➖➖➖</text:p>
          </table:table-cell>
          <table:table-cell/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57"/>
          <table:table-cell table:style-name="ce2663"/>
          <table:table-cell table:style-name="ce2670"/>
          <table:table-cell/>
          <table:table-cell table:style-name="ce264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3" office:value-type="string" calcext:value-type="string">
            <text:p><text:span text:style-name="T51">🟩 Kvantikum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5" office:value-type="string" calcext:value-type="string">
            <text:p>Gladiátor</text:p>
          </table:table-cell>
          <table:table-cell/>
          <table:table-cell table:style-name="ce26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10">
          <table:table-cell office:value-type="string" calcext:value-type="string">
            <text:p><text:span text:style-name="T33">➖➖➖ Tudományos ➖➖➖</text:span>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3" office:value-type="string" calcext:value-type="string">
            <text:p><text:span text:style-name="T51">🟩 </text:span>Hadászat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5" office:value-type="string" calcext:value-type="string">
            <text:p>Harcművész</text:p>
          </table:table-cell>
          <table:table-cell/>
          <table:table-cell table:style-name="ce26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<text:span text:style-name="T41">Lexikum, </text:span>Nyomozás, Nekromancia arkán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3"/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5" office:value-type="string" calcext:value-type="string">
            <text:p>Jobbágy</text:p>
          </table:table-cell>
          <table:table-cell/>
          <table:table-cell table:style-name="ce26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<text:span text:style-name="T41">Kvantikum;  </text:span><text:span text:style-name="T42">🟩</text:span><text:span text:style-name="T41"> </text:span>Nyomozás, Művészet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3" office:value-type="string" calcext:value-type="string">
            <text:p><text:span text:style-name="T51">🟩 </text:span>Idomítás, Lovaglás, Léglovagl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5" office:value-type="string" calcext:value-type="string">
            <text:p>Lovag</text:p>
          </table:table-cell>
          <table:table-cell/>
          <table:table-cell table:style-name="ce26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43">🟩 </text:span><text:span text:style-name="T44">Kézművesség;  </text:span><text:span text:style-name="T45">🟥 </text:span><text:span text:style-name="T44">Kvantikum, Csapdaállítás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5" office:value-type="string" calcext:value-type="string">
            <text:p>Nemes</text:p>
          </table:table-cell>
          <table:table-cell/>
          <table:table-cell table:style-name="ce26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span text:style-name="T34"><text:a xlink:href="https://github.com/kaktusztea/szilankrpg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665"/>
          <table:table-cell office:value-type="string" calcext:value-type="string">
            <text:p><text:span text:style-name="T46">🟩 </text:span><text:span text:style-name="T47">Értékbecslés;  </text:span><text:span text:style-name="T48">🟥 </text:span><text:span text:style-name="T47">Lexikum</text:span>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3" office:value-type="string" calcext:value-type="string">
            <text:p><text:span text:style-name="T51">🟩 Lexikum, </text:span>Nyomozás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5" office:value-type="string" calcext:value-type="string">
            <text:p>Polgár</text:p>
          </table:table-cell>
          <table:table-cell/>
          <table:table-cell table:style-name="ce26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0">🟥 </text:span>Lexikum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3" office:value-type="string" calcext:value-type="string">
            <text:p>🟩 Lexikum</text:p>
          </table:table-cell>
          <table:table-cell/>
          <table:table-cell table:style-name="ce2645"/>
          <table:table-cell table:style-name="ce26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5" office:value-type="string" calcext:value-type="string">
            <text:p>Varázsló</text:p>
          </table:table-cell>
          <table:table-cell/>
          <table:table-cell table:style-name="ce26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/>
          <table:table-cell table:style-name="ce1299"/>
          <table:table-cell table:style-name="ce26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5" office:value-type="string" calcext:value-type="string">
            <text:p>Városlakó</text:p>
          </table:table-cell>
          <table:table-cell/>
          <table:table-cell table:style-name="ce26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3" office:value-type="string" calcext:value-type="string">
            <text:p><text:span text:style-name="T51">🟥 Lexikum, </text:span>Nyomozás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86" office:value-type="string" calcext:value-type="string">
            <text:p><text:span text:style-name="T55">➖➖➖ Jellem, fóbiák, hobbik</text:span><text:span text:style-name="T56"> </text:span><text:span text:style-name="T57">➖➖➖ </text:span></text:p>
          </table:table-cell>
          <table:table-cell/>
          <table:table-cell table:style-name="ce26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3" office:value-type="string" calcext:value-type="string">
            <text:p><text:span text:style-name="T51">🟩 </text:span>Művészetismeret;  <text:span text:style-name="T51">🟥 Képzőművészet</text:span></text:p>
          </table:table-cell>
          <table:table-cell/>
          <table:table-cell table:style-name="ce949"/>
          <table:table-cell table:style-name="ce26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86" office:value-type="string" calcext:value-type="string">
            <text:p>Élet</text:p>
          </table:table-cell>
          <table:table-cell/>
          <table:table-cell table:style-name="ce26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5" office:value-type="string" calcext:value-type="string">
            <text:p>Kultúrkörök</text:p>
          </table:table-cell>
          <table:table-cell table:style-name="ce26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86" office:value-type="string" calcext:value-type="string">
            <text:p>Rend</text:p>
          </table:table-cell>
          <table:table-cell/>
          <table:table-cell table:style-name="ce26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3" office:value-type="string" calcext:value-type="string">
            <text:p>🟥 Kézművesség</text:p>
          </table:table-cell>
          <table:table-cell table:number-columns-repeated="2"/>
          <table:table-cell table:style-name="ce2684" office:value-type="string" calcext:value-type="string">
            <text:p><text:span text:style-name="T52">➖➖➖ Mágia</text:span><text:span text:style-name="T53"> </text:span><text:span text:style-name="T54">➖➖➖ </text:span></text:p>
          </table:table-cell>
          <table:table-cell table:style-name="ce2686" office:value-type="string" calcext:value-type="string">
            <text:p>Halál</text:p>
          </table:table-cell>
          <table:table-cell/>
          <table:table-cell table:style-name="ce26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949"/>
          <table:table-cell table:style-name="ce2659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30" table:formula="of:=COUNTA([.O5:.O21])" office:value-type="float" office:value="17" calcext:value-type="float">
            <text:p>17</text:p>
          </table:table-cell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4mund</text:p>
          </table:table-cell>
          <table:table-cell table:style-name="ce26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86" office:value-type="string" calcext:value-type="string">
            <text:p>Káosz</text:p>
          </table:table-cell>
          <table:table-cell/>
          <table:table-cell table:style-name="ce26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asz1sz</text:p>
          </table:table-cell>
          <table:table-cell table:style-name="ce26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5" office:value-type="string" calcext:value-type="string">
            <text:p>Alattomos</text:p>
          </table:table-cell>
          <table:table-cell/>
          <table:table-cell table:style-name="ce26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arbár</text:p>
          </table:table-cell>
          <table:table-cell table:style-name="ce1319" table:formula="of:=COUNTA([.I5:.I23])-1" office:value-type="float" office:value="18" calcext:value-type="float">
            <text:p>18</text:p>
          </table:table-cell>
          <table:table-cell table:style-name="ce2645" office:value-type="string" calcext:value-type="string">
            <text:p>Álmodozó</text:p>
          </table:table-cell>
          <table:table-cell/>
          <table:table-cell table:style-name="ce26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949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bukán</text:p>
          </table:table-cell>
          <table:table-cell table:style-name="ce2679"/>
          <table:table-cell table:style-name="ce2645" office:value-type="string" calcext:value-type="string">
            <text:p>Autoriter</text:p>
          </table:table-cell>
          <table:table-cell/>
          <table:table-cell table:style-name="ce26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949" table:number-columns-repeated="2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w00n</text:p>
          </table:table-cell>
          <table:table-cell/>
          <table:table-cell table:style-name="ce2645" office:value-type="string" calcext:value-type="string">
            <text:p>Barátságos</text:p>
          </table:table-cell>
          <table:table-cell/>
          <table:table-cell table:style-name="ce26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</text:span><text:span text:style-name="T50"> </text:span>Befolyásolás, Emberismeret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dzs4d</text:p>
          </table:table-cell>
          <table:table-cell table:style-name="ce2680"/>
          <table:table-cell table:style-name="ce2645" office:value-type="string" calcext:value-type="string">
            <text:p>Cinikus</text:p>
          </table:table-cell>
          <table:table-cell/>
          <table:table-cell table:style-name="ce26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ar</text:p>
          </table:table-cell>
          <table:table-cell table:style-name="ce2680"/>
          <table:table-cell table:style-name="ce2645" office:value-type="string" calcext:value-type="string">
            <text:p>Gondoskodó</text:p>
          </table:table-cell>
          <table:table-cell/>
          <table:table-cell table:style-name="ce2676" office:value-type="string" calcext:value-type="string">
            <text:p>➖➖➖ Crantai nyelvek ➖➖➖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lf</text:p>
          </table:table-cell>
          <table:table-cell table:style-name="ce949"/>
          <table:table-cell table:style-name="ce2645" office:value-type="string" calcext:value-type="string">
            <text:p>Gyáva</text:p>
          </table:table-cell>
          <table:table-cell/>
          <table:table-cell table:style-name="ce26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949" table:number-columns-repeated="16367"/>
        </table:table-row>
        <table:table-row table:style-name="ro32">
          <table:table-cell table:style-name="ce264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n0szukei</text:p>
          </table:table-cell>
          <table:table-cell table:style-name="ce2680"/>
          <table:table-cell table:style-name="ce2645" office:value-type="string" calcext:value-type="string">
            <text:p>Gyűjtögető</text:p>
          </table:table-cell>
          <table:table-cell/>
          <table:table-cell table:style-name="ce2676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erv</text:p>
          </table:table-cell>
          <table:table-cell table:style-name="ce2680"/>
          <table:table-cell table:style-name="ce2645" office:value-type="string" calcext:value-type="string">
            <text:p>Hallgatag</text:p>
          </table:table-cell>
          <table:table-cell/>
          <table:table-cell table:style-name="ce30" office:value-type="string" calcext:value-type="string">
            <text:p><text:span text:style-name="T22">➖➖➖ </text:span><text:span text:style-name="T60">Faj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hr</text:p>
          </table:table-cell>
          <table:table-cell table:style-name="ce2680"/>
          <table:table-cell table:style-name="ce2645" office:value-type="string" calcext:value-type="string">
            <text:p>Hiszékeny</text:p>
          </table:table-cell>
          <table:table-cell/>
          <table:table-cell table:style-name="ce26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949" table:number-columns-repeated="16367"/>
        </table:table-row>
        <table:table-row table:style-name="ro31">
          <table:table-cell table:style-name="ce264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4" office:value-type="string" calcext:value-type="string">
            <text:p>🟩 Értékbecslés, Képzőművészet, Kézművesség,</text:p>
            <text:p>Művészetismeret</text:p>
          </table:table-cell>
          <table:table-cell table:style-name="ce949"/>
          <table:table-cell table:style-name="ce264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gorv1ki</text:p>
          </table:table-cell>
          <table:table-cell table:style-name="ce2680"/>
          <table:table-cell table:style-name="ce2645" office:value-type="string" calcext:value-type="string">
            <text:p>Idealista</text:p>
          </table:table-cell>
          <table:table-cell/>
          <table:table-cell table:style-name="ce26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264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il4nori</text:p>
          </table:table-cell>
          <table:table-cell table:style-name="ce2685"/>
          <table:table-cell table:style-name="ce2645" office:value-type="string" calcext:value-type="string">
            <text:p>Kígyóiszonyos</text:p>
          </table:table-cell>
          <table:table-cell/>
          <table:table-cell table:style-name="ce26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, Nyomoz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hál</text:p>
          </table:table-cell>
          <table:table-cell table:style-name="ce2685"/>
          <table:table-cell table:style-name="ce2645" office:value-type="string" calcext:value-type="string">
            <text:p>Megfontolt</text:p>
          </table:table-cell>
          <table:table-cell/>
          <table:table-cell table:style-name="ce26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Észlelés, Természetjárás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kr4ni</text:p>
          </table:table-cell>
          <table:table-cell table:style-name="ce949"/>
          <table:table-cell table:style-name="ce2645" office:value-type="string" calcext:value-type="string">
            <text:p>Megbízhatatlan</text:p>
          </table:table-cell>
          <table:table-cell/>
          <table:table-cell table:style-name="ce26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3" office:value-type="string" calcext:value-type="string">
            <text:p>🟩 Nyomozás; <text:s/>🟩 Emberismeret</text:p>
          </table:table-cell>
          <table:table-cell/>
          <table:table-cell table:style-name="ce2645" office:value-type="string" calcext:value-type="string">
            <text:p>mawini</text:p>
          </table:table-cell>
          <table:table-cell table:style-name="ce949"/>
          <table:table-cell table:style-name="ce2645" office:value-type="string" calcext:value-type="string">
            <text:p>Megbízható</text:p>
          </table:table-cell>
          <table:table-cell/>
          <table:table-cell table:style-name="ce26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4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5" office:value-type="string" calcext:value-type="string">
            <text:p>ni4rei</text:p>
          </table:table-cell>
          <table:table-cell table:style-name="ce949"/>
          <table:table-cell table:style-name="ce2645" office:value-type="string" calcext:value-type="string">
            <text:p>Meggondolatlan</text:p>
          </table:table-cell>
          <table:table-cell/>
          <table:table-cell table:style-name="ce26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🟥 Kézművesség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3" office:value-type="string" calcext:value-type="string">
            <text:p><text:span text:style-name="T51">🟥 Kvantikum, </text:span>Nyomozás</text:p>
          </table:table-cell>
          <table:table-cell/>
          <table:table-cell table:style-name="ce2645" office:value-type="string" calcext:value-type="string">
            <text:p>nomád</text:p>
          </table:table-cell>
          <table:table-cell table:style-name="ce949"/>
          <table:table-cell table:style-name="ce2645" office:value-type="string" calcext:value-type="string">
            <text:p>Naív</text:p>
          </table:table-cell>
          <table:table-cell/>
          <table:table-cell table:style-name="ce2676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3" office:value-type="string" calcext:value-type="string">
            <text:p><text:span text:style-name="T51">🟩 Kvantikum, </text:span>Nyomozás</text:p>
          </table:table-cell>
          <table:table-cell/>
          <table:table-cell table:style-name="ce2645" office:value-type="string" calcext:value-type="string">
            <text:p>pier</text:p>
          </table:table-cell>
          <table:table-cell table:style-name="ce949"/>
          <table:table-cell table:style-name="ce2645" office:value-type="string" calcext:value-type="string">
            <text:p>Nagyképű</text:p>
          </table:table-cell>
          <table:table-cell/>
          <table:table-cell table:style-name="ce26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3" office:value-type="string" calcext:value-type="string">
            <text:p><text:span text:style-name="T51">🟩 </text:span>Lexikum, Hadászat</text:p>
          </table:table-cell>
          <table:table-cell/>
          <table:table-cell table:style-name="ce2645" office:value-type="string" calcext:value-type="string">
            <text:p>predoci, edorli</text:p>
          </table:table-cell>
          <table:table-cell table:style-name="ce949"/>
          <table:table-cell table:style-name="ce2645" office:value-type="string" calcext:value-type="string">
            <text:p>Nárcisztikus</text:p>
          </table:table-cell>
          <table:table-cell/>
          <table:table-cell table:style-name="ce26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949" table:number-columns-repeated="16367"/>
        </table:table-row>
        <table:table-row table:style-name="ro10">
          <table:table-cell table:style-name="ce264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3" office:value-type="string" calcext:value-type="string">
            <text:p><text:span text:style-name="T49">🟩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3" office:value-type="string" calcext:value-type="string">
            <text:p><text:span text:style-name="T51">🟥 </text:span>Etikett</text:p>
          </table:table-cell>
          <table:table-cell table:style-name="ce949"/>
          <table:table-cell table:style-name="ce2645" office:value-type="string" calcext:value-type="string">
            <text:p>py4r</text:p>
          </table:table-cell>
          <table:table-cell table:style-name="ce949"/>
          <table:table-cell table:style-name="ce2645" office:value-type="string" calcext:value-type="string">
            <text:p>Pókiszonyos</text:p>
          </table:table-cell>
          <table:table-cell/>
          <table:table-cell table:style-name="ce30" office:value-type="string" calcext:value-type="string">
            <text:p><text:span text:style-name="T22">➖➖➖ Kyr</text:span><text:span text:style-name="T60"> nyelvek </text:span><text:span text:style-name="T61">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3" office:value-type="string" calcext:value-type="string">
            <text:p><text:span text:style-name="T51">🟥 Előadóművészet, 🟩</text:span> Művészetismeret</text:p>
          </table:table-cell>
          <table:table-cell/>
          <table:table-cell table:style-name="ce2645" office:value-type="string" calcext:value-type="string">
            <text:p>ragnaroki</text:p>
          </table:table-cell>
          <table:table-cell table:style-name="ce949"/>
          <table:table-cell table:style-name="ce2645" office:value-type="string" calcext:value-type="string">
            <text:p>Precíz</text:p>
          </table:table-cell>
          <table:table-cell/>
          <table:table-cell table:style-name="ce26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3" office:value-type="string" calcext:value-type="string">
            <text:p><text:span text:style-name="T51">🟩 Művészetismeret, Értékebecslés;  🟥 Képzőművészet</text:span></text:p>
          </table:table-cell>
          <table:table-cell/>
          <table:table-cell table:style-name="ce2645" office:value-type="string" calcext:value-type="string">
            <text:p>sh4doni</text:p>
          </table:table-cell>
          <table:table-cell table:style-name="ce949"/>
          <table:table-cell table:style-name="ce2645" office:value-type="string" calcext:value-type="string">
            <text:p>Szerény</text:p>
          </table:table-cell>
          <table:table-cell/>
          <table:table-cell table:style-name="ce26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65" office:value-type="float" office:value="2" calcext:value-type="float">
            <text:p>2</text:p>
          </table:table-cell>
          <table:table-cell office:value-type="string" calcext:value-type="string">
            <text:p><text:span text:style-name="T49">🟩 </text:span>Természetjárás</text:p>
          </table:table-cell>
          <table:table-cell/>
          <table:table-cell table:style-name="ce2659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3" office:value-type="string" calcext:value-type="string">
            <text:p><text:span text:style-name="T51">🟩 </text:span>Befolyásolás, Emberismeret</text:p>
          </table:table-cell>
          <table:table-cell/>
          <table:table-cell table:style-name="ce2645" office:value-type="string" calcext:value-type="string">
            <text:p>syburri</text:p>
          </table:table-cell>
          <table:table-cell table:style-name="ce949"/>
          <table:table-cell table:style-name="ce2645" office:value-type="string" calcext:value-type="string">
            <text:p>Talpnyaló</text:p>
          </table:table-cell>
          <table:table-cell/>
          <table:table-cell table:style-name="ce26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arran</text:p>
          </table:table-cell>
          <table:table-cell table:style-name="ce949"/>
          <table:table-cell table:style-name="ce2645" office:value-type="string" calcext:value-type="string">
            <text:p>Tiszteletreméltó</text:p>
          </table:table-cell>
          <table:table-cell/>
          <table:table-cell table:style-name="ce26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i4dlani</text:p>
          </table:table-cell>
          <table:table-cell table:style-name="ce949"/>
          <table:table-cell table:style-name="ce2645" office:value-type="string" calcext:value-type="string">
            <text:p>Teszetosza</text:p>
          </table:table-cell>
          <table:table-cell/>
          <table:table-cell table:style-name="ce26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ongoriai</text:p>
          </table:table-cell>
          <table:table-cell table:style-name="ce949"/>
          <table:table-cell table:style-name="ce2645" office:value-type="string" calcext:value-type="string">
            <text:p>Tériszonyos</text:p>
          </table:table-cell>
          <table:table-cell/>
          <table:table-cell table:style-name="ce30" office:value-type="string" calcext:value-type="string">
            <text:p><text:span text:style-name="T55">➖➖➖ Speciális nyelvek ➖➖➖ </text:span>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0r0ni</text:p>
          </table:table-cell>
          <table:table-cell table:style-name="ce949"/>
          <table:table-cell table:style-name="ce2645" office:value-type="string" calcext:value-type="string">
            <text:p>Tudálékos</text:p>
          </table:table-cell>
          <table:table-cell/>
          <table:table-cell table:style-name="ce30" office:value-type="string" calcext:value-type="string">
            <text:p>Harc/klán nyelv</text:p>
          </table:table-cell>
          <table:table-cell table:number-columns-repeated="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2645" office:value-type="string" calcext:value-type="string">
            <text:p>törpe</text:p>
          </table:table-cell>
          <table:table-cell table:style-name="ce949"/>
          <table:table-cell table:style-name="ce949" office:value-type="string" calcext:value-type="string">
            <text:p>Vezéralkat</text:p>
          </table:table-cell>
          <table:table-cell/>
          <table:table-cell table:style-name="ce30" office:value-type="string" calcext:value-type="string">
            <text:p>Kendőnyelv</text:p>
          </table:table-cell>
          <table:table-cell table:number-columns-repeated="5"/>
          <table:table-cell table:style-name="ce949" table:number-columns-repeated="16367"/>
        </table:table-row>
        <table:table-row table:style-name="ro3">
          <table:table-cell table:style-name="ce264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55">➖➖➖ </text:span><text:span text:style-name="T56">Küllem, fizikum </text:span><text:span text:style-name="T57">➖➖➖ </text:span></text:p>
          </table:table-cell>
          <table:table-cell/>
          <table:table-cell table:style-name="ce30"/>
          <table:table-cell table:style-name="ce655"/>
          <table:table-cell table:number-columns-repeated="4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acso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Albínó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3" office:value-type="string" calcext:value-type="string">
            <text:p><text:span text:style-name="T51">🟩 </text:span>Alkímia, Lexikum, Lopakodás/rejtőzés, Természetjárás, Vajákosság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Divato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664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3" office:value-type="string" calcext:value-type="string">
            <text:p><text:span text:style-name="T51">🟥 Előadóművészet, 🟩 </text:span>Művészetismeret</text:p>
          </table:table-cell>
          <table:table-cell table:style-name="ce949" table:number-columns-repeated="3"/>
          <table:table-cell table:style-name="ce2645" office:value-type="string" calcext:value-type="string">
            <text:p>Jóképű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span text:style-name="T39"><text:a xlink:href="https://github.com/kaktusztea/km100/blob/master/md/fortelyok.szabad/tanc_belso_stilus.md" xlink:type="simple">Tánc: speciális/belső stílus</text:a></text:span><text:span text:style-name="T39"> 🔁</text:span></text:p>
          </table:table-cell>
          <table:table-cell table:style-name="ce2673" office:value-type="string" calcext:value-type="string">
            <text:p><text:span text:style-name="T51">🟥 </text:span>Előadóművészet, Művészetismeret, Etikett</text:p>
          </table:table-cell>
          <table:table-cell table:style-name="ce949" table:number-columns-repeated="3"/>
          <table:table-cell table:style-name="ce2645" office:value-type="string" calcext:value-type="string">
            <text:p>Kövér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3" office:value-type="string" calcext:value-type="string">
            <text:p><text:span text:style-name="T51">🟩 Kvantikum, </text:span>Nyomozás, Hajózás</text:p>
          </table:table-cell>
          <table:table-cell table:style-name="ce949" table:number-columns-repeated="3"/>
          <table:table-cell table:style-name="ce2645" office:value-type="string" calcext:value-type="string">
            <text:p>Maga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3" office:value-type="string" calcext:value-type="string">
            <text:p><text:span text:style-name="T51">🟩 Nyomozás;   🟥 Városi jártasság, Etikett</text:span></text:p>
          </table:table-cell>
          <table:table-cell table:style-name="ce949" table:number-columns-repeated="3"/>
          <table:table-cell table:style-name="ce2645" office:value-type="string" calcext:value-type="string">
            <text:p>Mokány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4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3" office:value-type="string" calcext:value-type="string">
            <text:p><text:span text:style-name="T51">🟥 Befolyásolás</text:span></text:p>
          </table:table-cell>
          <table:table-cell table:style-name="ce949" table:number-columns-repeated="3"/>
          <table:table-cell table:style-name="ce2645" office:value-type="string" calcext:value-type="string">
            <text:p>Rusny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/>
          <table:table-cell table:style-name="ce2685"/>
          <table:table-cell table:style-name="ce2645" office:value-type="string" calcext:value-type="string">
            <text:p>Sánta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Sebhelyes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 table:formula="of:=COUNTA([.A17:.A61])-4" office:value-type="float" office:value="41" calcext:value-type="float">
            <text:p>41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3" office:value-type="string" calcext:value-type="string">
            <text:p><text:span text:style-name="T51">🟥 Előadóművészet, </text:span>🟩 Művészetismer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Tömzsi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949"/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45" office:value-type="string" calcext:value-type="string">
            <text:p>Vékony</text:p>
          </table:table-cell>
          <table:table-cell table:number-columns-repeated="7"/>
          <table:table-cell table:style-name="ce949" table:number-columns-repeated="16367"/>
        </table:table-row>
        <table:table-row table:style-name="ro3">
          <table:table-cell table:style-name="ce2656" office:value-type="string" calcext:value-type="string">
            <text:p>Harci fortélyok</text:p>
          </table:table-cell>
          <table:table-cell table:style-name="ce1643"/>
          <table:table-cell table:style-name="ce2675"/>
          <table:table-cell/>
          <table:table-cell table:style-name="ce2659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3" office:value-type="string" calcext:value-type="string">
            <text:p><text:span text:style-name="T51">🟥 </text:span>Előadóművészet</text:p>
          </table:table-cell>
          <table:table-cell/>
          <table:table-cell table:style-name="ce949" table:number-columns-repeated="2"/>
          <table:table-cell table:style-name="ce2686" office:value-type="string" calcext:value-type="string">
            <text:p><text:span text:style-name="T22">➖➖➖ </text:span><text:span text:style-name="T58">Viszony </text:span><text:span text:style-name="T59">➖➖➖ </text:span></text:p>
          </table:table-cell>
          <table:table-cell table:number-columns-repeated="7"/>
          <table:table-cell table:style-name="ce949" table:number-columns-repeated="16367"/>
        </table:table-row>
        <table:table-row table:style-name="ro10">
          <table:table-cell table:style-name="ce265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949" table:number-columns-repeated="2"/>
          <table:table-cell table:style-name="ce2677" table:formula="of:=COUNTA([.E5:.E64])" office:value-type="float" office:value="60" calcext:value-type="float">
            <text:p>60</text:p>
          </table:table-cell>
          <table:table-cell table:style-name="ce2673"/>
          <table:table-cell/>
          <table:table-cell table:style-name="ce949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65" office:value-type="float" office:value="2" calcext:value-type="float">
            <text:p>2</text:p>
          </table:table-cell>
          <table:table-cell/>
          <table:table-cell table:style-name="ce949" table:number-columns-repeated="3"/>
          <table:table-cell/>
          <table:table-cell table:style-name="ce949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4"/>
          <table:table-cell/>
          <table:table-cell table:style-name="ce949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949" table:number-columns-repeated="3"/>
          <table:table-cell table:style-name="ce2681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949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60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table:number-columns-repeated="2"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949" table:number-columns-repeated="7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643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643" office:value-type="float" office:value="1" calcext:value-type="float">
            <text:p>1</text:p>
          </table:table-cell>
          <table:table-cell table:style-name="ce2675"/>
          <table:table-cell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5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65" office:value-type="float" office:value="2" calcext:value-type="float">
            <text:p>2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3"/>
          <table:table-cell table:style-name="ce949" table:number-columns-repeated="3"/>
          <table:table-cell table:number-columns-repeated="2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5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2"/>
          <table:table-cell/>
          <table:table-cell table:style-name="ce949" table:number-columns-repeated="2"/>
          <table:table-cell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61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 table:number-columns-repeated="3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2"/>
          <table:table-cell table:style-name="ce949"/>
          <table:table-cell table:number-columns-repeated="8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5" office:value-type="float" office:value="2" calcext:value-type="float">
            <text:p>2</text:p>
          </table:table-cell>
          <table:table-cell table:style-name="ce2673" office:value-type="string" calcext:value-type="string">
            <text:p><text:span text:style-name="T49">🟩 </text:span>Hadászat</text:p>
          </table:table-cell>
          <table:table-cell table:number-columns-repeated="14"/>
          <table:table-cell table:style-name="ce949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949"/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2"/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241" office:value-type="float" office:value="3" calcext:value-type="float">
            <text:p>3</text:p>
          </table:table-cell>
          <table:table-cell table:style-name="ce2675"/>
          <table:table-cell table:number-columns-repeated="14"/>
          <table:table-cell table:style-name="ce949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 table:number-rows-repeated="2">
          <table:table-cell table:number-columns-repeated="7"/>
          <table:table-cell table:style-name="ce949" table:number-columns-repeated="2"/>
          <table:table-cell table:number-columns-repeated="8"/>
          <table:table-cell table:style-name="ce949" table:number-columns-repeated="16367"/>
        </table:table-row>
        <table:table-row table:style-name="ro4">
          <table:table-cell table:style-name="ce2656" office:value-type="string" calcext:value-type="string">
            <text:p>Misztikus fortélyok</text:p>
          </table:table-cell>
          <table:table-cell table:style-name="ce949"/>
          <table:table-cell table:number-columns-repeated="5"/>
          <table:table-cell table:style-name="ce949" table:number-columns-repeated="2"/>
          <table:table-cell table:number-columns-repeated="3"/>
          <table:table-cell table:style-name="ce949" table:number-columns-repeated="2"/>
          <table:table-cell table:number-columns-repeated="3"/>
          <table:table-cell table:style-name="ce949" table:number-columns-repeated="16367"/>
        </table:table-row>
        <table:table-row table:style-name="ro4">
          <table:table-cell table:style-name="ce949" table:number-columns-repeated="2"/>
          <table:table-cell table:number-columns-repeated="12"/>
          <table:table-cell table:style-name="ce949"/>
          <table:table-cell table:number-columns-repeated="2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Harci mágia</text:span><text:span text:style-name="T37"> </text:span><text:span text:style-name="T38">➖➖</text:span></text:p>
          </table:table-cell>
          <table:table-cell table:style-name="ce30"/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65" office:value-type="float" office:value="2" calcext:value-type="float">
            <text:p>2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241" office:value-type="float" office:value="3" calcext:value-type="float">
            <text:p>3</text:p>
          </table:table-cell>
          <table:table-cell table:number-columns-repeated="2"/>
          <table:table-cell table:style-name="ce949" table:number-columns-repeated="2"/>
          <table:table-cell table:number-columns-repeated="11"/>
          <table:table-cell table:style-name="ce949" table:number-columns-repeated="16367"/>
        </table:table-row>
        <table:table-row table:style-name="ro7">
          <table:table-cell table:style-name="ce264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949" table:number-columns-repeated="3"/>
          <table:table-cell table:number-columns-repeated="10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Misztikus képességek</text:span><text:span text:style-name="T37"> </text:span><text:span text:style-name="T38">➖➖</text:span></text:p>
          </table:table-cell>
          <table:table-cell table:style-name="ce949"/>
          <table:table-cell table:number-columns-repeated="7"/>
          <table:table-cell table:style-name="ce949" table:number-columns-repeated="2"/>
          <table:table-cell table:number-columns-repeated="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span text:style-name="T39"><text:a xlink:href="https://github.com/kaktusztea/szilankrpg/blob/master/md/fortelyok.misztikus/mentalfonal.md" xlink:type="simple">Mentálfonál</text:a></text:span><text:span text:style-name="T3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949" table:number-columns-repeated="16367"/>
        </table:table-row>
        <table:table-row table:style-name="ro7">
          <table:table-cell table:style-name="ce2658" office:value-type="string" calcext:value-type="string">
            <text:p><text:span text:style-name="T36">➖➖ Lényismeretek</text:span><text:span text:style-name="T37"> </text:span><text:span text:style-name="T38">➖➖</text:span></text:p>
          </table:table-cell>
          <table:table-cell table:number-columns-repeated="16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7">
          <table:table-cell table:style-name="ce2659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0">🟥 </text:span>Lexikum</text:p>
          </table:table-cell>
          <table:table-cell table:number-columns-repeated="14"/>
          <table:table-cell table:style-name="ce949" table:number-columns-repeated="16367"/>
        </table:table-row>
        <table:table-row table:style-name="ro4" table:number-rows-repeated="1048426">
          <table:table-cell table:number-columns-repeated="17"/>
          <table:table-cell table:style-name="ce949" table:number-columns-repeated="16367"/>
        </table:table-row>
        <table:table-row table:style-name="ro4">
          <table:table-cell table:number-columns-repeated="17"/>
          <table:table-cell table:style-name="ce949" table:number-columns-repeated="16367"/>
        </table:table-row>
      </table:table>
      <table:table table:name="Szabályok" table:style-name="ta6" table:print="false">
        <table:table-column table:style-name="co107" table:default-cell-style-name="ce30"/>
        <table:table-column table:style-name="co108" table:default-cell-style-name="ce30"/>
        <table:table-column table:style-name="co39" table:number-columns-repeated="254"/>
        <table:table-column table:style-name="co3" table:number-columns-repeated="16128"/>
        <table:table-row table:style-name="ro4">
          <table:table-cell table:style-name="ce2687" office:value-type="string" calcext:value-type="string">
            <text:p>Karakter pontok (KP) elosztása </text:p>
          </table:table-cell>
          <table:table-cell table:style-name="ce2687"/>
          <table:table-cell table:style-name="ce30" table:number-columns-repeated="16382"/>
        </table:table-row>
        <table:table-row table:style-name="ro33">
          <table:table-cell/>
          <table:table-cell table:style-name="ce2688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30" table:number-columns-repeated="16382"/>
        </table:table-row>
        <table:table-row table:style-name="ro33">
          <table:table-cell office:value-type="string" calcext:value-type="string">
            <text:p>Képzettsége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30" table:number-columns-repeated="16382"/>
        </table:table-row>
        <table:table-row table:style-name="ro33">
          <table:table-cell office:value-type="string" calcext:value-type="string">
            <text:p>Fortélyok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5">
          <table:table-cell/>
          <table:table-cell table:style-name="ce26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3">
          <table:table-cell office:value-type="string" calcext:value-type="string">
            <text:p>Harcérték módosítók (HM)</text:p>
            <text:p/>
          </table:table-cell>
          <table:table-cell table:style-name="ce2688"/>
          <table:table-cell table:style-name="ce30" table:number-columns-repeated="16382"/>
        </table:table-row>
        <table:table-row table:style-name="ro34">
          <table:table-cell/>
          <table:table-cell table:style-name="ce268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30" table:number-columns-repeated="16382"/>
        </table:table-row>
        <table:table-row table:style-name="ro4">
          <table:table-cell/>
          <table:table-cell table:style-name="ce2688"/>
          <table:table-cell table:style-name="ce30" table:number-columns-repeated="16382"/>
        </table:table-row>
        <table:table-row table:style-name="ro33">
          <table:table-cell table:style-name="ce2687" office:value-type="string" calcext:value-type="string">
            <text:p>Mágikus tradíció, Arkánumok (Primer képzettség)</text:p>
            <text:p/>
          </table:table-cell>
          <table:table-cell/>
          <table:table-cell table:style-name="ce30" table:number-columns-repeated="16382"/>
        </table:table-row>
        <table:table-row table:style-name="ro36">
          <table:table-cell/>
          <table:table-cell table:style-name="ce26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30" table:number-columns-repeated="16382"/>
        </table:table-row>
        <table:table-row table:style-name="ro33">
          <table:table-cell table:style-name="ce2688" office:value-type="string" calcext:value-type="string">
            <text:p>Pszí</text:p>
            <text:p/>
          </table:table-cell>
          <table:table-cell/>
          <table:table-cell table:style-name="ce30" table:number-columns-repeated="16382"/>
        </table:table-row>
        <table:table-row table:style-name="ro7">
          <table:table-cell/>
          <table:table-cell table:style-name="ce2688" office:value-type="string" calcext:value-type="string">
            <text:p>→Pszí alkalmazés: Primer képzettség, ez a „pi4rroni” diszciplínák alkalmazásának ismerete</text:p>
          </table:table-cell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  <table:table-row table:style-name="ro37">
          <table:table-cell table:number-columns-repeated="2"/>
          <table:table-cell table:style-name="ce3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30" table:number-columns-repeated="16382"/>
        </table:table-row>
        <table:table-row table:style-name="ro36">
          <table:table-cell/>
          <table:table-cell table:style-name="ce26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30" table:number-columns-repeated="16382"/>
        </table:table-row>
        <table:table-row table:style-name="ro4" table:number-rows-repeated="1048557">
          <table:table-cell table:number-columns-repeated="2"/>
          <table:table-cell table:style-name="ce30" table:number-columns-repeated="16382"/>
        </table:table-row>
        <table:table-row table:style-name="ro4">
          <table:table-cell table:number-columns-repeated="2"/>
          <table:table-cell table:style-name="ce30" table:number-columns-repeated="16382"/>
        </table:table-row>
      </table:table>
      <table:table table:name="changelog" table:style-name="ta6" table:print="false">
        <table:table-column table:style-name="co109" table:default-cell-style-name="ce949"/>
        <table:table-column table:style-name="co3" table:number-columns-repeated="2" table:default-cell-style-name="ce949"/>
        <table:table-column table:style-name="co3" table:number-columns-repeated="16381"/>
        <table:table-row table:style-name="ro7">
          <table:table-cell table:style-name="ce2689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69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690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690"/>
          <table:table-cell table:style-name="Default" table:number-columns-repeated="16383"/>
        </table:table-row>
        <table:table-row table:style-name="ro7">
          <table:table-cell table:style-name="ce2689" office:value-type="string" calcext:value-type="string">
            <text:p>V9.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„Kopja, torna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 oszlop: pengehos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4</text:p>
          </table:table-cell>
          <table:table-cell table:number-columns-repeated="2"/>
          <table:table-cell table:style-name="ce2691" table:number-columns-repeated="16381"/>
        </table:table-row>
        <table:table-row table:style-name="ro7">
          <table:table-cell table:style-name="ce2692" office:value-type="string" calcext:value-type="string">
            <text:p>* Betűtípus váltás: Noto Sans</text:p>
          </table:table-cell>
          <table:table-cell table:style-name="ce2691"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os elme: 3.fok (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ktuális Aura rubr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entálfonál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89" office:value-type="string" calcext:value-type="string">
            <text:p>V9.2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Vezető: Vajákmester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érzék fortély: Irányérzé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3" office:value-type="string" calcext:value-type="string">
            <text:p>* Új faj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2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office:value-type="string" calcext:value-type="string">
            <text:p><text:span text:style-name="T63">* Új Szabad Fortélyok: Háziállatok idomítása, </text:span><text:span text:style-name="T64">Vadállat idomítása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1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prítás harcmodor átnevezve: Rombo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abárd harcértéke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egyver: Vívóbo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ézműves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iskola Szabad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ortélyo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Zúzás harcmodor átnevezve: Apr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fortély: Méregálló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É Alap: -15 (-10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9.0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Új MGT modell implement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: kisebb felbon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MGT Harckeret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TÉ levonása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Szekunder fortélyok fok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1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ok teljes átstruktúr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Egységes KÉ, fegyver KÉ oszlop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os elme leír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Gyors kezdeményezés: 4 KÉ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6" office:value-type="string" calcext:value-type="string">
            <text:p>V8.9.6 – k20 innentő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20 konverzió minden harcértékr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inden fegyver k20-ra konvert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5 – k100 utolsó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arma Hátterek bőv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949" table:number-columns-repeated="16381"/>
        </table:table-row>
        <table:table-row table:style-name="ro32">
          <table:table-cell table:style-name="ce2697" office:value-type="string" calcext:value-type="string">
            <text:p><text:span text:style-name="T22">* Távharc VÉ kalkulátor</text:span> táblázat javítva (Osztó érték kiolvasás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uszta kéz Belharcban – fegyverlistá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elharc fortély bónuszai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Sebzés kalkuláció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arázslás KÉ számítása Misztikus f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4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2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1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harcérték táblázato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9.0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a harcmodor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ávharc Szorzó táblázatok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 3.fok: +5 V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9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harcmodor bekerült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Ostorharc fegyverek a fegyver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8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Alabárd 2 külön rekorddá szedve (S+V és Z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használat: 3 fokú lett (2-ből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7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4" office:value-type="string" calcext:value-type="string">
            <text:p>V8.8.6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Vezető fortélyo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kultúrkörök listáj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5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Pajzsok egyéni harcértékei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4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harc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támad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Alakzat: védekező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Parancsnok forté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8" office:value-type="string" calcext:value-type="string">
            <text:p>V8.8.3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Harckeret = Harcmodor sebesség -3 + Gyorsaság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Harckeret növelés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Koordinátor fortély</text:p>
          </table:table-cell>
          <table:table-cell table:number-columns-repeated="2"/>
          <table:table-cell table:style-name="ce949" table:number-columns-repeated="16381"/>
        </table:table-row>
        <table:table-row table:style-name="ro7">
          <table:table-cell table:style-name="ce2695" office:value-type="string" calcext:value-type="string">
            <text:p>* Új: Daráló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Taktika: Falanx megszű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8.1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Nyelvismeret költhető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Maradék nyelvismeret fokok 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Elpusztíthatatlan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bestiái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Új: Gladiátor közönsége fortély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Aura Alap beolvasztva az AuraErő értékekb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8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: Nyelvtanulás képzettség (szekunder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Nyelvek átkerültek a Speciális fülre</text:p>
          </table:table-cell>
          <table:table-cell table:number-columns-repeated="2"/>
          <table:table-cell table:style-name="ce949" table:number-columns-repeated="16381"/>
        </table:table-row>
        <table:table-row table:style-name="ro12">
          <table:table-cell table:style-name="ce2695" office:value-type="string" calcext:value-type="string">
            <text:p><text:span text:style-name="T22">* Új fortély: Ősi kultkúrkör </text:span><text:span text:style-name="T65">🔁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ilánk pontértéknek cell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elszerelés keret képlet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9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érképészet fortély kiterjeszti: Hajóz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Fortélyok hint szöveg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8" office:value-type="string" calcext:value-type="string">
            <text:p>V8.7.8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table:style-name="ce2695" office:value-type="string" calcext:value-type="string">
            <text:p><text:span text:style-name="T22">* SzF_Hátterek fül visszanevezve: „</text:span>Speciáli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7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Szabad Fortély: Kihallgat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peciális fül átnevezve: SzF_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6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ínzás képzettség megszü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5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4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9" office:value-type="string" calcext:value-type="string">
            <text:p>* <text:span text:style-name="T66">Számtan</text:span> képzettség új neve: Kvantiku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képzettségek: Lexikum, Számta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fortély: Történelemismeret (2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2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lan harci fortélyok harci fortély lis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7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sztikus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szí képzettség új neve: Pszí használa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szí fortély új neve: Pszí kiterjeszté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ágia módszerek külön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9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8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egszűnt: Manőver Fejlesztő Po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7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nőverfejlesztő táblázat törlés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radíció lista frissítv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férák, Arkánumok listájának fris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6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5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Leíró Hátterek listája bővít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4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Alap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/ Szint: 5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ekunder KP/Szint: 20 + Emlékeze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Leíró Hátter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elyismeret db számláló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dvezetés átnevezve: Hadásza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Szabad Hátterek: Logisztika, Stratégi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Leíró Hátterek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Vadember fortély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2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sztikus fül teljesen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Pont: Tsz/2 (le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Demonológia képzettség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lista szinkronizál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rengeteg apró 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6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Data fül teljes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5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áncélok, vértek táblázat átrendezv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GT csökkenés automatikusan számítv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5.0 – 1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Átfogó, Átlagos kategóriák megszűntek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ura értékek számolása változot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Vérteknél legördülő menüből sok érté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FÉ számítása automatiku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rci fortélyok legördülőből választható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3.2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ura Alap: új képlet: Tsz+Önuralo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3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átterek szétbontva külön táblázatokr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Pontok költésének számolása külö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misítás képzettség bekötv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kma list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Zúzófegyverek harcértékei kidolgoz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3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örténelemismeret: Átfogó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űveltség: Átlagos (új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Irodalom-ismeret megszű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P táblázat bekerült a Harcértékek fülr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önnyű képzettsége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Nyelvek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bad Pontok (Szabad Hátterekhez) számolás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akma képzettségek – 3 hely fogla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2.6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Zenelés Könnyű képzettség let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elyismeret Bónusz háttér let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Nyomolvasás beolvadt a Természetjárásb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usztítás harcmodor átnevezve: Zúz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szí-iskola képzettség Átfogó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Élettan: fortély lett képzettségbő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Nyomozás: új képzettség (Primer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letek egyszerűsítése ahol lehe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2.4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ülek átnevezése, színezés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Cellák betűméretének növ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2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fül: Fortély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8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2.2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betűtípus: Avenir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artalék fülön sorok csökken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2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Vértviselet bekerült a fix fortélyok közé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tkezes harc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áncélok, vértek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1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x szint: 2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Alap: 15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/Szint: 100 + (2x Intelligencia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ekunder KP/Szint: 40 + (2x Emlékez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1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átterek átkerült a „Tartalék” lapr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lusz egy sor az Életerő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0.5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/szint: 100-ra csökkent 120-ró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P maradt warning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ix: Primer túllépés formáz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0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8.0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zekunder képzettségek maximuma: (szint x <text:span text:style-name="T67">6</text:span>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Csatabárd, egykezes – Sebessége: 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7.9.3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érték: Aura (3.fül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ÉP táblázat alatt „TÉ levonás”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ár extra sor Fortélyoknál, Manőverekné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7.9.2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bugfix: Tradíciók Átfogóak (nem Átlagos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7.9.1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5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695"/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698" office:value-type="string" calcext:value-type="string">
            <text:p>V7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átnevezve: Hátter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táblázatok összevon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ogékonyság átnevezve Érzékenység-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pont, Mana pont táblázatok megszűn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áttér fortélyo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_Pszi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Összpontosítás is primer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Észlelés Átfogó nehézségű let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5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/CM: 5 KP (eddig 4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uzogány harcérték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7.0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:</text:span><text:span text:style-name="T68"> Tartós sérülés: +10-50 KP (kézzel beírandó, hozzáadódik a max KP-khoz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9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Kiegészítő KP / Szint: (</text:span><text:span text:style-name="T69">20</text:span><text:span text:style-name="T68">+Emlékezet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1 HM = 4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Érzékek KP értéke változott! Összevonásra kerültek.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Vakság: 45KP, Süketség: 35 KP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Mágikus célzás: új harcmodor (Ostromlövészet átment a tartalék oldalra)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Erőbónusz: Erő +2 feletti része 1:1-ben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8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949" table:number-columns-repeated="16381"/>
        </table:table-row>
        <table:table-row table:style-name="ro38">
          <table:table-cell table:style-name="ce2700" office:value-type="string" calcext:value-type="string">
            <text:p>* <text:span text:style-name="T19">[Változás]:</text:span><text:span text:style-name="T68"> Manőver ismeretek fokai csak +2-t adnak az Ellenpróbánál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6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krobatika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armák bekerültek (Mágia_Pszí lap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kus összhang karmák is be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_pszí lapon formázási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Licenc szöveg módosult kics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Távolsági fegyverek külön szekció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ágia tradíciókhoz info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fokokhoz és iskolához infóbox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6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Kis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CC licenc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Fájdalomtűrés próba megszűnik harc közb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inttúlépés ellenőrzés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7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4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949" table:number-columns-repeated="16381"/>
        </table:table-row>
        <table:table-row table:style-name="ro3">
          <table:table-cell office:value-type="string" calcext:value-type="string">
            <text:p> <text:span text:style-name="T72"> </text:span><text:span text:style-name="T73">→</text:span><text:span text:style-name="T72"> </text:span>Karakter neve, faja, vallása</text:p>
          </table:table-cell>
          <table:table-cell table:number-columns-repeated="2"/>
          <table:table-cell table:style-name="ce949" table:number-columns-repeated="16381"/>
        </table:table-row>
        <table:table-row table:style-name="ro12">
          <table:table-cell office:value-type="string" calcext:value-type="string">
            <text:p><text:span text:style-name="T72">  </text:span><text:span text:style-name="T73">→</text:span><text:span text:style-name="T72"> Személyiségjegyei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12">
          <table:table-cell office:value-type="string" calcext:value-type="string">
            <text:p><text:span text:style-name="T72">  </text:span><text:span text:style-name="T73">→</text:span><text:span text:style-name="T72"> Kommunikáció, szociális érzék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12">
          <table:table-cell office:value-type="string" calcext:value-type="string">
            <text:p><text:span text:style-name="T72">  </text:span><text:span text:style-name="T73">→</text:span><text:span text:style-name="T72"> Külső</text:span>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1HM=5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Szabályok lapon Pszí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0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önnyű KP oszlop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5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9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HM egyszerűbb neve: C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iskolák is átlagos képzettsége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szí és mágia fortélyok külön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na korlát eltörl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ágia tradíciók: 50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-be ismét beszámít a TS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: 80KP (eddig 70 vol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2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VÉ csökkenés plusz sor sok hellye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CÉ-be az Önuralom számít! Javít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rcmodorokhoz új oszlop: Sebessé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ibás cellaellenőrzések jav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4.0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ájdalomtűrés próbák módosulta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harcmodor törölv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Fortély cellák átalakítás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KP/Szint = 70 + Intelligenci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+6-os tulajdonságok pontértéke beírv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8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ulajdonságok: Önuralom, Fogékonyság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Max egyfajta HM hiba jav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Belharc bekerült a Harcmodorok közé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ψP = 2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MP = 3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pró javítások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3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Külön CHM (CÉ-HM) (max 4CHM/Szint)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1 CHM = 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Egy harcérték alapra max 5/szin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5HM-&gt;3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4HM-&gt;2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3HM-&gt;1HM más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3.1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8, V2.9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7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eterő táblázat bekerül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Pajzsok, vértek, SFÉ táblázat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* Élőfej és élőláb kikapcs, ez plusz hely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/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6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8" office:value-type="string" calcext:value-type="string">
            <text:p>sehol a nyomtatási képből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style-name="ce2703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4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table:style-name="ce2701" office:value-type="string" calcext:value-type="string">
            <text:p>v2.3</text:p>
          </table:table-cell>
          <table:table-cell table:number-columns-repeated="2"/>
          <table:table-cell table:style-name="ce949" table:number-columns-repeated="16381"/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949" table:number-columns-repeated="16381"/>
        </table:table-row>
        <table:table-row table:style-name="ro4" table:number-rows-repeated="2">
          <table:table-cell table:number-columns-repeated="3"/>
          <table:table-cell table:style-name="ce949" table:number-columns-repeated="16381"/>
        </table:table-row>
        <table:table-row table:style-name="ro38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9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7786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table table:name="Data" table:style-name="ta6" table:print="false">
        <table:table-column table:style-name="co110" table:default-cell-style-name="ce30"/>
        <table:table-column table:style-name="co111" table:default-cell-style-name="ce1703"/>
        <table:table-column table:style-name="co112" table:default-cell-style-name="ce30"/>
        <table:table-column table:style-name="co113" table:default-cell-style-name="ce30"/>
        <table:table-column table:style-name="co114" table:default-cell-style-name="ce30"/>
        <table:table-column table:style-name="co60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18" table:default-cell-style-name="ce30"/>
        <table:table-column table:style-name="co119" table:default-cell-style-name="ce30"/>
        <table:table-column table:style-name="co120" table:default-cell-style-name="ce30"/>
        <table:table-column table:style-name="co121" table:default-cell-style-name="ce30"/>
        <table:table-column table:style-name="co122" table:default-cell-style-name="ce30"/>
        <table:table-column table:style-name="co123" table:default-cell-style-name="ce30"/>
        <table:table-column table:style-name="co124" table:default-cell-style-name="ce30"/>
        <table:table-column table:style-name="co125" table:default-cell-style-name="ce30"/>
        <table:table-column table:style-name="co126" table:default-cell-style-name="ce30"/>
        <table:table-column table:style-name="co127" table:default-cell-style-name="ce30"/>
        <table:table-column table:style-name="co128" table:number-columns-repeated="2" table:default-cell-style-name="ce5"/>
        <table:table-column table:style-name="co128" table:default-cell-style-name="ce30"/>
        <table:table-column table:style-name="co39" table:number-columns-repeated="2" table:default-cell-style-name="ce30"/>
        <table:table-column table:style-name="co37" table:number-columns-repeated="9" table:default-cell-style-name="ce30"/>
        <table:table-column table:style-name="co39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504"/>
          <table:covered-table-cell table:number-columns-repeated="6" table:style-name="ce1103"/>
          <table:covered-table-cell table:number-columns-repeated="3" table:style-name="ce2538"/>
          <table:covered-table-cell table:style-name="ce1103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504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538" table:number-columns-repeated="3"/>
          <table:table-cell table:style-name="ce1103"/>
          <table:table-cell table:number-columns-repeated="17"/>
          <table:table-cell table:style-name="ce3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12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229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555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562"/>
          <table:table-cell table:style-name="ce697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30" table:number-columns-repeated="16351"/>
        </table:table-row>
        <table:table-row table:style-name="ro40">
          <table:table-cell table:style-name="ce2154"/>
          <table:table-cell table:style-name="ce2159"/>
          <table:table-cell table:style-name="ce1229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16" office:value-type="string" calcext:value-type="string">
            <text:p>Szint</text:p>
          </table:table-cell>
          <table:table-cell table:style-name="ce2516" office:value-type="string" calcext:value-type="string" table:number-columns-spanned="2" table:number-rows-spanned="1">
            <text:p>KP</text:p>
          </table:table-cell>
          <table:covered-table-cell table:style-name="ce2516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562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0"/>
          <table:table-cell table:number-columns-repeated="3"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4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4">S4</text:span></text:p>
            <text:p><text:span text:style-name="T4">(ÉP/4)</text:span></text:p>
          </table:table-cell>
          <table:table-cell table:style-name="ce3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562"/>
          <table:table-cell table:number-columns-repeated="2" table:style-name="ce2324" office:value-type="float" office:value="1" calcext:value-type="float">
            <text:p>1</text:p>
          </table:table-cell>
          <table:table-cell table:style-name="ce30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0" table:number-columns-repeated="2"/>
          <table:table-cell table:number-columns-repeated="3"/>
          <table:table-cell table:style-name="ce833" table:number-columns-repeated="4"/>
          <table:table-cell/>
          <table:table-cell table:style-name="ce1996" office:value-type="string" calcext:value-type="string">
            <text:p>V2</text:p>
          </table:table-cell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55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62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V1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556" office:value-type="string" calcext:value-type="string">
            <text:p>Fok</text:p>
          </table:table-cell>
          <table:table-cell table:style-name="ce2556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833" table:number-columns-repeated="4"/>
          <table:table-cell/>
          <table:table-cell table:style-name="ce1996" office:value-type="string" calcext:value-type="string">
            <text:p>Z2</text:p>
          </table:table-cell>
          <table:table-cell table:style-name="ce1996" office:value-type="string" calcext:value-type="string">
            <text:p>S3</text:p>
          </table:table-cell>
          <table:table-cell table:style-name="ce1996" office:value-type="string" calcext:value-type="string">
            <text:p>FP</text:p>
          </table:table-cell>
          <table:table-cell table:style-name="ce1996"/>
          <table:table-cell table:style-name="ce3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47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"/>
          <table:table-cell table:number-columns-repeated="2"/>
          <table:table-cell table:style-name="ce833"/>
          <table:table-cell table:style-name="ce2399" table:number-columns-repeated="3"/>
          <table:table-cell/>
          <table:table-cell table:style-name="ce1996" office:value-type="string" calcext:value-type="string">
            <text:p>Z2</text:p>
          </table:table-cell>
          <table:table-cell table:style-name="ce2412" table:number-columns-repeated="3"/>
          <table:table-cell table:style-name="ce3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"/>
          <table:table-cell table:number-columns-repeated="11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62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3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62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30" table:number-columns-repeated="16351"/>
        </table:table-row>
        <table:table-row table:style-name="ro19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0"/>
          <table:table-cell table:style-name="ce2576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3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456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576"/>
          <table:table-cell table:number-columns-repeated="12"/>
          <table:table-cell table:style-name="ce30" table:number-columns-repeated="16351"/>
        </table:table-row>
        <table:table-row table:style-name="ro1">
          <table:table-cell table:number-columns-repeated="2"/>
          <table:table-cell table:style-name="ce2037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556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576" table:content-validation-name="val28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576" table:content-validation-name="val28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576" table:content-validation-name="val28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576" table:content-validation-name="val28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037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576" table:content-validation-name="val28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17">
          <table:table-cell/>
          <table:table-cell table:style-name="ce2443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5" calcext:value-type="float">
            <text:p>5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27" table:number-columns-repeated="3"/>
          <table:table-cell table:style-name="ce2576" table:content-validation-name="val28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27"/>
          <table:table-cell table:style-name="ce2576" table:content-validation-name="val28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501" office:value-type="string" calcext:value-type="string" table:number-columns-spanned="2" table:number-rows-spanned="1">
            <text:p>Felszerelés keret alap</text:p>
          </table:table-cell>
          <table:covered-table-cell table:style-name="ce2297"/>
          <table:table-cell table:style-name="ce199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443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556" table:content-validation-name="val222" office:value-type="string" calcext:value-type="string">
            <text:p>Fok</text:p>
          </table:table-cell>
          <table:table-cell table:style-name="ce2556" table:content-validation-name="val222" office:value-type="string" calcext:value-type="string">
            <text:p>Bónusz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37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69" office:value-type="string" calcext:value-type="string" table:number-columns-spanned="2" table:number-rows-spanned="1">
            <text:p>Nyelvtanulás zero 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562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 table:number-columns-repeated="4"/>
          <table:table-cell table:style-name="ce2269" office:value-type="string" calcext:value-type="string" table:number-columns-spanned="2" table:number-rows-spanned="1">
            <text:p>Nyelvtanulás pont/szint</text:p>
          </table:table-cell>
          <table:covered-table-cell table:style-name="ce2269"/>
          <table:table-cell table:style-name="ce199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28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28"/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1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556" table:content-validation-name="val28" office:value-type="string" calcext:value-type="string">
            <text:p>Fegyver</text:p>
          </table:table-cell>
          <table:table-cell table:style-name="ce2369" table:content-validation-name="val28" office:value-type="string" calcext:value-type="string">
            <text:p>Mf innen</text:p>
            <text:p>Számít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7">
          <table:table-cell/>
          <table:table-cell table:style-name="ce2443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28" office:value-type="string" calcext:value-type="string">
            <text:p>Elsődleges fegyver</text:p>
          </table:table-cell>
          <table:table-cell table:style-name="ce2371" table:content-validation-name="val28" office:value-type="float" office:value="2" calcext:value-type="float">
            <text:p>2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 table:number-columns-repeated="17"/>
          <table:table-cell table:style-name="ce2353" table:content-validation-name="val28" office:value-type="string" calcext:value-type="string">
            <text:p>Másodlagos fegyver</text:p>
          </table:table-cell>
          <table:table-cell table:style-name="ce2371" table:content-validation-name="val28" office:value-type="float" office:value="3" calcext:value-type="float">
            <text:p>3. fok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43" office:value-type="string" calcext:value-type="string">
            <text:p>Erőbónusz</text:p>
          </table:table-cell>
          <table:table-cell table:style-name="ce2192" table:formula="of:=[$Alapértékek.C19]" office:value-type="float" office:value="3" calcext:value-type="float">
            <text:p>3</text:p>
          </table:table-cell>
          <table:table-cell table:number-columns-repeated="14"/>
          <table:table-cell table:style-name="ce525" table:content-validation-name="val28" table:number-columns-repeated="3"/>
          <table:table-cell table:style-name="ce3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078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28" office:value-type="string" calcext:value-type="string">
            <text:p>Kétkezes harc max pengehossz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30" table:number-columns-repeated="16351"/>
        </table:table-row>
        <table:table-row table:style-name="ro4">
          <table:table-cell/>
          <table:table-cell table:style-name="ce2443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28" office:value-type="string" calcext:value-type="string">
            <text:p>Minimum Erő 2 pengénél</text:p>
          </table:table-cell>
          <table:table-cell table:style-name="ce2353" table:content-validation-name="val28" office:value-type="float" office:value="2" calcext:value-type="float">
            <text:p>2</text:p>
          </table:table-cell>
          <table:table-cell table:style-name="ce525" table:content-validation-name="val28"/>
          <table:table-cell table:style-name="ce3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3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24">
          <table:table-cell/>
          <table:table-cell table:style-name="ce3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270" office:value-type="string" calcext:value-type="string">
            <text:p>S1</text:p>
          </table:table-cell>
          <table:table-cell table:style-name="ce2270" office:value-type="string" calcext:value-type="string">
            <text:p>S2</text:p>
          </table:table-cell>
          <table:table-cell table:style-name="ce2270" office:value-type="string" calcext:value-type="string">
            <text:p>S3</text:p>
          </table:table-cell>
          <table:table-cell table:style-name="ce2270" office:value-type="string" calcext:value-type="string">
            <text:p>S4</text:p>
          </table:table-cell>
          <table:table-cell/>
          <table:table-cell table:style-name="ce2501" office:value-type="string" calcext:value-type="string">
            <text:p>Harckeret növ fok bónusz</text:p>
          </table:table-cell>
          <table:table-cell table:style-name="ce1996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7"/>
          <table:table-cell table:style-name="ce2320"/>
          <table:table-cell table:style-name="ce2197" table:number-columns-repeated="8"/>
          <table:table-cell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2"/>
          <table:table-cell table:style-name="ce2502"/>
          <table:table-cell table:number-columns-repeated="4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 table:number-columns-repeated="3"/>
          <table:table-cell table:number-columns-repeated="6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79" table:number-columns-repeated="2"/>
          <table:table-cell table:style-name="ce779" office:value-type="string" calcext:value-type="string">
            <text:p>k20</text:p>
          </table:table-cell>
          <table:table-cell table:style-name="ce2562" office:value-type="string" calcext:value-type="string">
            <text:p>k100</text:p>
          </table:table-cell>
          <table:table-cell/>
          <table:table-cell table:style-name="ce3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30" table:number-columns-repeated="16351"/>
        </table:table-row>
        <table:table-row table:style-name="ro15">
          <table:table-cell/>
          <table:table-cell table:style-name="ce212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7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7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79"/>
          <table:table-cell/>
          <table:table-cell table:style-name="ce5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79"/>
          <table:table-cell/>
          <table:table-cell table:style-name="ce779" office:value-type="float" office:value="3" calcext:value-type="float">
            <text:p>3</text:p>
          </table:table-cell>
          <table:table-cell table:style-name="ce2562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79"/>
          <table:table-cell/>
          <table:table-cell table:style-name="ce779" office:value-type="float" office:value="4" calcext:value-type="float">
            <text:p>4</text:p>
          </table:table-cell>
          <table:table-cell table:style-name="ce2562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7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79"/>
          <table:table-cell/>
          <table:table-cell table:style-name="ce779" office:value-type="float" office:value="5" calcext:value-type="float">
            <text:p>5</text:p>
          </table:table-cell>
          <table:table-cell table:style-name="ce2562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3"/>
          <table:table-cell table:style-name="ce1996" office:value-type="float" office:value="2" calcext:value-type="float">
            <text:p>2</text:p>
          </table:table-cell>
          <table:table-cell table:style-name="ce2355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7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79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62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10"/>
          <table:table-cell table:style-name="ce77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79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62" table:content-validation-name="val28" office:value-type="float" office:value="20" calcext:value-type="float">
            <text:p>2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1" table:content-validation-name="val28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562" table:content-validation-name="val28"/>
          <table:covered-table-cell table:content-validation-name="val28"/>
          <table:table-cell table:content-validation-name="val28" table:number-columns-repeated="5"/>
          <table:table-cell table:number-columns-repeated="3"/>
          <table:table-cell table:style-name="ce779" office:value-type="float" office:value="8" calcext:value-type="float">
            <text:p>8</text:p>
          </table:table-cell>
          <table:table-cell table:style-name="ce1703" table:number-columns-repeated="2"/>
          <table:table-cell table:style-name="ce779" table:content-validation-name="val28"/>
          <table:table-cell table:style-name="ce779"/>
          <table:table-cell table:style-name="ce2562" table:content-validation-name="val28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2" table:content-validation-name="val28" office:value-type="string" calcext:value-type="string">
            <text:p>Fok</text:p>
          </table:table-cell>
          <table:table-cell table:style-name="ce2201" table:content-validation-name="val28" office:value-type="string" calcext:value-type="string">
            <text:p>Csökkentés</text:p>
          </table:table-cell>
          <table:table-cell table:style-name="ce2257" table:content-validation-name="val28" office:value-type="string" calcext:value-type="string">
            <text:p>Erő</text:p>
          </table:table-cell>
          <table:table-cell table:style-name="ce27" table:content-validation-name="val28" table:number-columns-repeated="2"/>
          <table:table-cell table:content-validation-name="val28" table:number-columns-repeated="3"/>
          <table:table-cell table:number-columns-repeated="3"/>
          <table:table-cell table:style-name="ce779" office:value-type="float" office:value="9" calcext:value-type="float">
            <text:p>9</text:p>
          </table:table-cell>
          <table:table-cell table:style-name="ce2551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79"/>
          <table:table-cell table:style-name="ce779"/>
          <table:table-cell table:style-name="ce256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0" calcext:value-type="float">
            <text:p>0</text:p>
          </table:table-cell>
          <table:table-cell table:number-columns-repeated="2" table:style-name="ce2477" table:content-validation-name="val28" office:value-type="float" office:value="0" calcext:value-type="float">
            <text:p>0</text:p>
          </table:table-cell>
          <table:table-cell table:content-validation-name="val28" table:number-columns-repeated="5"/>
          <table:table-cell table:number-columns-repeated="3"/>
          <table:table-cell table:style-name="ce779" office:value-type="float" office:value="10" calcext:value-type="float">
            <text:p>10</text:p>
          </table:table-cell>
          <table:table-cell table:style-name="ce1703" office:value-type="string" calcext:value-type="string">
            <text:p>Mozdulatlan/álló lövész</text:p>
          </table:table-cell>
          <table:table-cell table:style-name="ce1703"/>
          <table:table-cell/>
          <table:table-cell table:style-name="ce2551" table:content-validation-name="val28" office:value-type="float" office:value="0" calcext:value-type="float">
            <text:p>0</text:p>
          </table:table-cell>
          <table:table-cell table:style-name="ce256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1" calcext:value-type="float">
            <text:p>1</text:p>
          </table:table-cell>
          <table:table-cell table:style-name="ce2477" table:content-validation-name="val28" office:value-type="float" office:value="5" calcext:value-type="float">
            <text:p>5</text:p>
          </table:table-cell>
          <table:table-cell table:style-name="ce2477" table:content-validation-name="val28" office:value-type="float" office:value="1" calcext:value-type="float">
            <text:p>1</text:p>
          </table:table-cell>
          <table:table-cell table:content-validation-name="val28" table:number-columns-repeated="2"/>
          <table:table-cell table:style-name="ce2290" table:content-validation-name="val28"/>
          <table:table-cell table:content-validation-name="val28" table:number-columns-repeated="2"/>
          <table:table-cell table:number-columns-repeated="3"/>
          <table:table-cell table:style-name="ce779" office:value-type="float" office:value="12" calcext:value-type="float">
            <text:p>12</text:p>
          </table:table-cell>
          <table:table-cell table:style-name="ce1703" office:value-type="string" calcext:value-type="string">
            <text:p>A lövész lassan egyenletesen sétál</text:p>
          </table:table-cell>
          <table:table-cell table:style-name="ce1703"/>
          <table:table-cell/>
          <table:table-cell table:style-name="ce779" table:content-validation-name="val28" office:value-type="float" office:value="1" calcext:value-type="float">
            <text:p>1</text:p>
          </table:table-cell>
          <table:table-cell table:style-name="ce2565" table:content-validation-name="val28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2" calcext:value-type="float">
            <text:p>2</text:p>
          </table:table-cell>
          <table:table-cell table:style-name="ce2477" table:content-validation-name="val28" office:value-type="float" office:value="10" calcext:value-type="float">
            <text:p>10</text:p>
          </table:table-cell>
          <table:table-cell table:style-name="ce2477" table:content-validation-name="val28" office:value-type="float" office:value="2" calcext:value-type="float">
            <text:p>2</text:p>
          </table:table-cell>
          <table:table-cell table:content-validation-name="val28" table:number-columns-repeated="4"/>
          <table:table-cell table:style-name="ce5" table:content-validation-name="val28"/>
          <table:table-cell table:number-columns-repeated="3"/>
          <table:table-cell table:style-name="ce779" office:value-type="float" office:value="14" calcext:value-type="float">
            <text:p>14</text:p>
          </table:table-cell>
          <table:table-cell table:style-name="ce1703" office:value-type="string" calcext:value-type="string">
            <text:p>A lövész lassan fut</text:p>
          </table:table-cell>
          <table:table-cell table:style-name="ce1703"/>
          <table:table-cell/>
          <table:table-cell table:style-name="ce779" table:content-validation-name="val28" office:value-type="float" office:value="2" calcext:value-type="float">
            <text:p>2</text:p>
          </table:table-cell>
          <table:table-cell table:style-name="ce2562" table:content-validation-name="val28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0" table:content-validation-name="val28" office:value-type="float" office:value="3" calcext:value-type="float">
            <text:p>3</text:p>
          </table:table-cell>
          <table:table-cell table:style-name="ce2477" table:content-validation-name="val28" office:value-type="float" office:value="15" calcext:value-type="float">
            <text:p>15</text:p>
          </table:table-cell>
          <table:table-cell table:style-name="ce2477" table:content-validation-name="val28" office:value-type="float" office:value="2" calcext:value-type="float">
            <text:p>2</text:p>
          </table:table-cell>
          <table:table-cell table:style-name="ce1996" office:value-type="float" office:value="3" calcext:value-type="float">
            <text:p>3</text:p>
          </table:table-cell>
          <table:table-cell table:style-name="ce2355" office:value-type="string" calcext:value-type="string" table:number-columns-spanned="3" table:number-rows-spanned="1">
            <text:p>VÉ bónusz lemez torzónál</text:p>
          </table:table-cell>
          <table:covered-table-cell table:style-name="ce1996" table:content-validation-name="val28"/>
          <table:covered-table-cell table:style-name="ce833"/>
          <table:table-cell table:number-columns-repeated="4"/>
          <table:table-cell table:style-name="ce779" office:value-type="float" office:value="15" calcext:value-type="float">
            <text:p>15</text:p>
          </table:table-cell>
          <table:table-cell table:style-name="ce1703" office:value-type="string" calcext:value-type="string">
            <text:p>A lövész rohan</text:p>
          </table:table-cell>
          <table:table-cell table:style-name="ce1703"/>
          <table:table-cell/>
          <table:table-cell table:style-name="ce779" table:content-validation-name="val28" office:value-type="float" office:value="3" calcext:value-type="float">
            <text:p>3</text:p>
          </table:table-cell>
          <table:table-cell table:style-name="ce2562" table:content-validation-name="val28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82" table:content-validation-name="val28"/>
          <table:table-cell table:style-name="ce425" table:content-validation-name="val28" table:number-columns-repeated="2"/>
          <table:table-cell table:style-name="ce5" table:content-validation-name="val28"/>
          <table:table-cell table:style-name="ce2505" table:content-validation-name="val28"/>
          <table:table-cell table:style-name="ce5" table:content-validation-name="val28" table:number-columns-repeated="3"/>
          <table:table-cell table:number-columns-repeated="3"/>
          <table:table-cell table:style-name="ce779" office:value-type="float" office:value="17" calcext:value-type="float">
            <text:p>17</text:p>
          </table:table-cell>
          <table:table-cell table:style-name="ce1703" table:number-columns-repeated="3"/>
          <table:table-cell table:style-name="ce779"/>
          <table:table-cell table:style-name="ce2562" table:content-validation-name="val28" office:value-type="float" office:value="10" calcext:value-type="float">
            <text:p>1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20" calcext:value-type="float">
            <text:p>20</text:p>
          </table:table-cell>
          <table:table-cell table:style-name="ce2551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79"/>
          <table:table-cell table:style-name="ce779"/>
          <table:table-cell table:style-name="ce256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3" table:content-validation-name="val28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28"/>
          <table:covered-table-cell table:number-columns-repeated="5" table:style-name="ce27" table:content-validation-name="val28"/>
          <table:covered-table-cell table:style-name="ce525" table:content-validation-name="val28"/>
          <table:covered-table-cell table:number-columns-repeated="3"/>
          <table:table-cell table:style-name="ce77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79"/>
          <table:table-cell table:style-name="ce5" office:value-type="float" office:value="4" calcext:value-type="float">
            <text:p>4</text:p>
          </table:table-cell>
          <table:table-cell table:style-name="ce256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1" table:content-validation-name="val28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28"/>
          <table:table-cell table:style-name="ce2482" table:content-validation-name="val28" office:value-type="string" calcext:value-type="string" table:number-columns-spanned="3" table:number-rows-spanned="1">
            <text:p>SFÉ</text:p>
          </table:table-cell>
          <table:covered-table-cell table:number-columns-repeated="2" table:style-name="ce2482" table:content-validation-name="val28"/>
          <table:table-cell table:style-name="ce2482" table:content-validation-name="val28"/>
          <table:table-cell table:style-name="ce2294" table:content-validation-name="val28"/>
          <table:table-cell table:style-name="ce2312" table:content-validation-name="val28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833"/>
          <table:table-cell table:style-name="ce77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1703"/>
          <table:table-cell table:style-name="ce5" office:value-type="float" office:value="3" calcext:value-type="float">
            <text:p>3</text:p>
          </table:table-cell>
          <table:table-cell table:style-name="ce2562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28" office:value-type="string" calcext:value-type="string">
            <text:p>Nehézvért</text:p>
          </table:table-cell>
          <table:table-cell table:style-name="ce2482" table:content-validation-name="val28" office:value-type="string" calcext:value-type="string">
            <text:p>Szúró</text:p>
          </table:table-cell>
          <table:table-cell table:style-name="ce2482" table:content-validation-name="val28" office:value-type="string" calcext:value-type="string">
            <text:p>Vágó</text:p>
          </table:table-cell>
          <table:table-cell table:style-name="ce2482" table:content-validation-name="val28" office:value-type="string" calcext:value-type="string">
            <text:p>Zúzó</text:p>
          </table:table-cell>
          <table:table-cell table:style-name="ce2482" table:content-validation-name="val28" office:value-type="string" calcext:value-type="string">
            <text:p>Energia</text:p>
          </table:table-cell>
          <table:table-cell table:style-name="ce2295" table:content-validation-name="val28" office:value-type="string" calcext:value-type="string">
            <text:p>SFÉ diff</text:p>
          </table:table-cell>
          <table:table-cell table:style-name="ce2313" table:content-validation-name="val28" office:value-type="string" calcext:value-type="string">
            <text:p>Alap MGT</text:p>
          </table:table-cell>
          <table:table-cell table:style-name="ce1996" table:content-validation-name="val221" office:value-type="string" calcext:value-type="string">
            <text:p>Pocsék</text:p>
          </table:table-cell>
          <table:table-cell table:style-name="ce1996" table:content-validation-name="val221" office:value-type="string" calcext:value-type="string">
            <text:p>Átlagos</text:p>
          </table:table-cell>
          <table:table-cell table:style-name="ce2078" table:content-validation-name="val221" office:value-type="string" calcext:value-type="string">
            <text:p>Mesteri</text:p>
          </table:table-cell>
          <table:table-cell table:style-name="ce77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1703"/>
          <table:table-cell table:style-name="ce5" office:value-type="float" office:value="2" calcext:value-type="float">
            <text:p>2</text:p>
          </table:table-cell>
          <table:table-cell table:style-name="ce2562" office:value-type="float" office:value="7" calcext:value-type="float">
            <text:p>7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osztó / Bunda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" calcext:value-type="float">
            <text:p>1</text:p>
          </table:table-cell>
          <table:table-cell table:number-columns-repeated="2"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4" calcext:value-type="float">
            <text:p>4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62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Fegyverkabát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number-columns-repeated="2" table:style-name="ce658" table:content-validation-name="val28" office:value-type="float" office:value="3" calcext:value-type="float">
            <text:p>3</text:p>
          </table:table-cell>
          <table:table-cell table:style-name="ce658" table:content-validation-name="val28" office:value-type="float" office:value="2" calcext:value-type="float">
            <text:p>2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2300" table:content-validation-name="val28" office:value-type="float" office:value="0" calcext:value-type="float">
            <text:p>0</text:p>
          </table:table-cell>
          <table:table-cell table:style-name="ce2314" table:content-validation-name="val28" office:value-type="float" office:value="3" calcext:value-type="float">
            <text:p>3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1703"/>
          <table:table-cell table:style-name="ce5" office:value-type="float" office:value="1" calcext:value-type="float">
            <text:p>1</text:p>
          </table:table-cell>
          <table:table-cell table:style-name="ce2562" office:value-type="float" office:value="5" calcext:value-type="float">
            <text:p>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5" calcext:value-type="float">
            <text:p>5</text:p>
          </table:table-cell>
          <table:table-cell table:style-name="ce199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,5</text:p>
          </table:table-cell>
          <table:table-cell table:style-name="ce1996" office:value-type="float" office:value="0" calcext:value-type="float">
            <text:p>0</text:p>
          </table:table-cell>
          <table:table-cell table:style-name="ce77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1703"/>
          <table:table-cell table:style-name="ce5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Brigantin bőrpáncél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10" calcext:value-type="float">
            <text:p>10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7" calcext:value-type="float">
            <text:p>7</text:p>
          </table:table-cell>
          <table:table-cell table:style-name="ce658" table:content-validation-name="val28" office:value-type="float" office:value="14" calcext:value-type="float">
            <text:p>14</text:p>
          </table:table-cell>
          <table:table-cell table:style-name="ce2300" table:content-validation-name="val28" office:value-type="float" office:value="1" calcext:value-type="float">
            <text:p>1</text:p>
          </table:table-cell>
          <table:table-cell table:style-name="ce2314" table:content-validation-name="val28" office:value-type="float" office:value="6" calcext:value-type="float">
            <text:p>6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62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ánc / Sodrony</text:p>
          </table:table-cell>
          <table:table-cell table:style-name="ce2207" table:content-validation-name="val28" office:value-type="string" calcext:value-type="string">
            <text:p>0</text:p>
          </table:table-cell>
          <table:table-cell table:style-name="ce658" table:content-validation-name="val28" office:value-type="float" office:value="8" calcext:value-type="float">
            <text:p>8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5" calcext:value-type="float">
            <text:p>5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996" office:value-type="float" office:value="0.25" calcext:value-type="float">
            <text:p>0,25</text:p>
          </table:table-cell>
          <table:table-cell table:style-name="ce77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1703"/>
          <table:table-cell table:style-name="ce5" office:value-type="float" office:value="-1" calcext:value-type="float">
            <text:p>-1</text:p>
          </table:table-cell>
          <table:table-cell table:style-name="ce2562" office:value-type="float" office:value="1" calcext:value-type="float">
            <text:p>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Pikkely fém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2" calcext:value-type="float">
            <text:p>12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658" table:content-validation-name="val28" office:value-type="float" office:value="6" calcext:value-type="float">
            <text:p>6</text:p>
          </table:table-cell>
          <table:table-cell table:style-name="ce658" table:content-validation-name="val28" office:value-type="float" office:value="13" calcext:value-type="float">
            <text:p>13</text:p>
          </table:table-cell>
          <table:table-cell table:style-name="ce2300" table:content-validation-name="val28" office:value-type="float" office:value="2" calcext:value-type="float">
            <text:p>2</text:p>
          </table:table-cell>
          <table:table-cell table:style-name="ce2314" table:content-validation-name="val28" office:value-type="float" office:value="8" calcext:value-type="float">
            <text:p>8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1703"/>
          <table:table-cell table:style-name="ce5" office:value-type="float" office:value="-2" calcext:value-type="float">
            <text:p>-2</text:p>
          </table:table-cell>
          <table:table-cell table:style-name="ce2565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6" table:content-validation-name="val28" office:value-type="string" calcext:value-type="string">
            <text:p>Lemezpáncél</text:p>
          </table:table-cell>
          <table:table-cell table:style-name="ce2207" table:content-validation-name="val28" office:value-type="string" calcext:value-type="string">
            <text:p>1</text:p>
          </table:table-cell>
          <table:table-cell table:style-name="ce658" table:content-validation-name="val28" office:value-type="float" office:value="15" calcext:value-type="float">
            <text:p>15</text:p>
          </table:table-cell>
          <table:table-cell table:style-name="ce658" table:content-validation-name="val28" office:value-type="float" office:value="18" calcext:value-type="float">
            <text:p>18</text:p>
          </table:table-cell>
          <table:table-cell table:number-columns-repeated="2" table:style-name="ce658" table:content-validation-name="val28" office:value-type="float" office:value="10" calcext:value-type="float">
            <text:p>10</text:p>
          </table:table-cell>
          <table:table-cell table:style-name="ce2300" table:content-validation-name="val28" office:value-type="float" office:value="3" calcext:value-type="float">
            <text:p>3</text:p>
          </table:table-cell>
          <table:table-cell table:style-name="ce2314" table:content-validation-name="val28" office:value-type="float" office:value="10" calcext:value-type="float">
            <text:p>10</text:p>
          </table:table-cell>
          <table:table-cell table:style-name="ce199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996" office:value-type="float" office:value="1" calcext:value-type="float">
            <text:p>1</text:p>
          </table:table-cell>
          <table:table-cell table:style-name="ce77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1703"/>
          <table:table-cell table:style-name="ce5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2"/>
          <table:table-cell table:style-name="ce779" office:value-type="float" office:value="110" calcext:value-type="float">
            <text:p>110</text:p>
          </table:table-cell>
          <table:table-cell table:style-name="ce1703" table:number-columns-repeated="3"/>
          <table:table-cell table:style-name="ce779"/>
          <table:table-cell table:style-name="ce2562" office:value-type="float" office:value="-2" calcext:value-type="float">
            <text:p>-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8"/>
          <table:table-cell table:style-name="ce2143"/>
          <table:table-cell table:number-columns-repeated="3"/>
          <table:table-cell table:style-name="ce779" office:value-type="float" office:value="120" calcext:value-type="float">
            <text:p>120</text:p>
          </table:table-cell>
          <table:table-cell table:style-name="ce1703" table:number-columns-repeated="3"/>
          <table:table-cell table:style-name="ce779"/>
          <table:table-cell table:style-name="ce2562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1" table:content-validation-name="val28" office:value-type="string" calcext:value-type="string">
            <text:p>Fémalapanyag</text:p>
          </table:table-cell>
          <table:table-cell table:style-name="ce2482" table:content-validation-name="val28" office:value-type="string" calcext:value-type="string">
            <text:p>SFÉ</text:p>
          </table:table-cell>
          <table:table-cell table:style-name="ce2258" table:content-validation-name="val28" office:value-type="string" calcext:value-type="string">
            <text:p>Ár szorzó</text:p>
          </table:table-cell>
          <table:table-cell table:style-name="ce212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79" office:value-type="float" office:value="130" calcext:value-type="float">
            <text:p>130</text:p>
          </table:table-cell>
          <table:table-cell table:style-name="ce1703" table:number-columns-repeated="3"/>
          <table:table-cell table:style-name="ce779"/>
          <table:table-cell table:style-name="ce2562" office:value-type="float" office:value="-3" calcext:value-type="float">
            <text:p>-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cél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315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315"/>
          <table:table-cell/>
          <table:table-cell table:style-name="ce779" office:value-type="float" office:value="140" calcext:value-type="float">
            <text:p>140</text:p>
          </table:table-cell>
          <table:table-cell table:style-name="ce1703" table:number-columns-repeated="3"/>
          <table:table-cell table:style-name="ce779"/>
          <table:table-cell table:style-name="ce2562" office:value-type="float" office:value="-5" calcext:value-type="float">
            <text:p>-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Bronz</text:p>
          </table:table-cell>
          <table:table-cell table:style-name="ce1996" office:value-type="float" office:value="-5" calcext:value-type="float">
            <text:p>-5</text:p>
          </table:table-cell>
          <table:table-cell table:style-name="ce1996" office:value-type="float" office:value="0.5" calcext:value-type="float">
            <text:p>0,5</text:p>
          </table:table-cell>
          <table:table-cell table:style-name="ce199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50" calcext:value-type="float">
            <text:p>150</text:p>
          </table:table-cell>
          <table:table-cell table:style-name="ce2551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79"/>
          <table:table-cell table:style-name="ce779"/>
          <table:table-cell table:style-name="ce256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Abbitacél</text:p>
          </table:table-cell>
          <table:table-cell table:style-name="ce1996" office:value-type="float" office:value="5" calcext:value-type="float">
            <text:p>5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833"/>
          <table:table-cell/>
          <table:table-cell table:style-name="ce779" office:value-type="float" office:value="160" calcext:value-type="float">
            <text:p>160</text:p>
          </table:table-cell>
          <table:table-cell table:style-name="ce1703" office:value-type="string" calcext:value-type="string">
            <text:p>Jól kivehető kontúr</text:p>
          </table:table-cell>
          <table:table-cell table:style-name="ce1703" table:number-columns-repeated="2"/>
          <table:table-cell table:style-name="ce2551" office:value-type="float" office:value="0" calcext:value-type="float">
            <text:p>0</text:p>
          </table:table-cell>
          <table:table-cell table:style-name="ce256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Mithrill</text:p>
          </table:table-cell>
          <table:table-cell table:style-name="ce1996" office:value-type="float" office:value="10" calcext:value-type="float">
            <text:p>10</text:p>
          </table:table-cell>
          <table:table-cell table:style-name="ce1996" office:value-type="float" office:value="100" calcext:value-type="float">
            <text:p>100</text:p>
          </table:table-cell>
          <table:table-cell table:style-name="ce199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833"/>
          <table:table-cell/>
          <table:table-cell table:style-name="ce779" office:value-type="float" office:value="170" calcext:value-type="float">
            <text:p>170</text:p>
          </table:table-cell>
          <table:table-cell table:style-name="ce1703" office:value-type="string" calcext:value-type="string">
            <text:p>Szürkületben</text:p>
          </table:table-cell>
          <table:table-cell table:style-name="ce1703" table:number-columns-repeated="2"/>
          <table:table-cell table:style-name="ce2551" office:value-type="float" office:value="1" calcext:value-type="float">
            <text:p>1</text:p>
          </table:table-cell>
          <table:table-cell table:style-name="ce2565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078" office:value-type="string" calcext:value-type="string">
            <text:p>Lunír</text:p>
          </table:table-cell>
          <table:table-cell table:style-name="ce1996" office:value-type="float" office:value="20" calcext:value-type="float">
            <text:p>20</text:p>
          </table:table-cell>
          <table:table-cell table:style-name="ce1996" office:value-type="float" office:value="1000" calcext:value-type="float">
            <text:p>1000</text:p>
          </table:table-cell>
          <table:table-cell table:style-name="ce199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833"/>
          <table:table-cell/>
          <table:table-cell table:style-name="ce779" office:value-type="float" office:value="180" calcext:value-type="float">
            <text:p>180</text:p>
          </table:table-cell>
          <table:table-cell table:style-name="ce1703" office:value-type="string" calcext:value-type="string">
            <text:p>Homályos kontúr</text:p>
          </table:table-cell>
          <table:table-cell table:style-name="ce1703" table:number-columns-repeated="2"/>
          <table:table-cell table:style-name="ce779" office:value-type="float" office:value="1" calcext:value-type="float">
            <text:p>1</text:p>
          </table:table-cell>
          <table:table-cell table:style-name="ce2565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833"/>
          <table:table-cell/>
          <table:table-cell table:style-name="ce779" office:value-type="float" office:value="190" calcext:value-type="float">
            <text:p>190</text:p>
          </table:table-cell>
          <table:table-cell table:style-name="ce1703" office:value-type="string" calcext:value-type="string">
            <text:p>Éppen kivehető kontúr – zajos</text:p>
          </table:table-cell>
          <table:table-cell table:style-name="ce1703" table:number-columns-repeated="2"/>
          <table:table-cell table:style-name="ce779" office:value-type="float" office:value="2" calcext:value-type="float">
            <text:p>2</text:p>
          </table:table-cell>
          <table:table-cell table:style-name="ce2562" office:value-type="float" office:value="3" calcext:value-type="float">
            <text:p>3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833"/>
          <table:table-cell/>
          <table:table-cell table:style-name="ce779" office:value-type="float" office:value="200" calcext:value-type="float">
            <text:p>200</text:p>
          </table:table-cell>
          <table:table-cell table:style-name="ce1703" office:value-type="string" calcext:value-type="string">
            <text:p>Éppen kivehető kontúr – csende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62" office:value-type="float" office:value="6" calcext:value-type="float">
            <text:p>6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833"/>
          <table:table-cell/>
          <table:table-cell table:style-name="ce1703"/>
          <table:table-cell table:style-name="ce1703" office:value-type="string" calcext:value-type="string">
            <text:p>Háttérrel egybeolvadó kontúr – zajos</text:p>
          </table:table-cell>
          <table:table-cell table:style-name="ce1703" table:number-columns-repeated="2"/>
          <table:table-cell table:style-name="ce779" office:value-type="float" office:value="5" calcext:value-type="float">
            <text:p>5</text:p>
          </table:table-cell>
          <table:table-cell table:style-name="ce2562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30"/>
          <table:table-cell table:number-columns-repeated="4"/>
          <table:table-cell table:style-name="ce697"/>
          <table:table-cell table:number-columns-repeated="5"/>
          <table:table-cell table:style-name="ce779"/>
          <table:table-cell table:style-name="ce1703" office:value-type="string" calcext:value-type="string">
            <text:p>Háttérrel egybeolvadó kontúr – csendes</text:p>
          </table:table-cell>
          <table:table-cell table:style-name="ce1703" table:number-columns-repeated="2"/>
          <table:table-cell table:style-name="ce2347" office:value-type="float" office:value="99" calcext:value-type="float">
            <text:p>99</text:p>
          </table:table-cell>
          <table:table-cell table:style-name="ce2562" office:value-type="float" office:value="15" calcext:value-type="float">
            <text:p>15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833"/>
          <table:table-cell table:style-name="ce697" table:number-columns-repeated="2"/>
          <table:table-cell table:number-columns-repeated="5"/>
          <table:table-cell table:style-name="ce1703" table:number-columns-repeated="4"/>
          <table:table-cell table:style-name="ce779"/>
          <table:table-cell table:style-name="ce2562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494" table:content-validation-name="val219" office:value-type="string" calcext:value-type="string">
            <text:p>TÉ</text:p>
          </table:table-cell>
          <table:table-cell table:style-name="ce2503" table:content-validation-name="val219" office:value-type="string" calcext:value-type="string">
            <text:p>VÉ</text:p>
          </table:table-cell>
          <table:table-cell table:number-columns-repeated="8"/>
          <table:table-cell table:style-name="ce2551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79"/>
          <table:table-cell table:style-name="ce779"/>
          <table:table-cell table:style-name="ce256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487" table:content-validation-name="val219" table:formula="of:=VLOOKUP([.$C81];harcmodorok;2)" office:value-type="float" office:value="-9" calcext:value-type="float">
            <text:p>-9</text:p>
          </table:table-cell>
          <table:table-cell table:style-name="ce2487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551" table:number-columns-repeated="2"/>
          <table:table-cell table:style-name="ce2551" office:value-type="float" office:value="0" calcext:value-type="float">
            <text:p>0</text:p>
          </table:table-cell>
          <table:table-cell table:style-name="ce2562"/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487" table:content-validation-name="val219" table:formula="of:=VLOOKUP([.$C82];harcmodorok;2)" office:value-type="float" office:value="3" calcext:value-type="float">
            <text:p>3</text:p>
          </table:table-cell>
          <table:table-cell table:style-name="ce2487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9" office:value-type="string" calcext:value-type="string">
            <text:p>Enyhe szél</text:p>
          </table:table-cell>
          <table:table-cell table:number-columns-repeated="2"/>
          <table:table-cell table:style-name="ce2667" office:value-type="float" office:value="1" calcext:value-type="float">
            <text:p>1</text:p>
          </table:table-cell>
          <table:table-cell table:style-name="ce2565" office:value-type="float" office:value="0" calcext:value-type="float">
            <text:p>0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487" table:content-validation-name="val219" table:formula="of:=VLOOKUP([.$C83];harcmodorok;2)" office:value-type="float" office:value="6" calcext:value-type="float">
            <text:p>6</text:p>
          </table:table-cell>
          <table:table-cell table:style-name="ce2487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1703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487" table:content-validation-name="val219" table:formula="of:=VLOOKUP([.$C84];harcmodorok;2)" office:value-type="float" office:value="9" calcext:value-type="float">
            <text:p>9</text:p>
          </table:table-cell>
          <table:table-cell table:style-name="ce2487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1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1703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1703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3"/>
          <table:table-cell table:style-name="ce1703" table:number-columns-repeated="3"/>
          <table:table-cell table:style-name="ce779"/>
          <table:table-cell table:style-name="ce2361" office:value-type="float" office:value="99" calcext:value-type="float">
            <text:p>99</text:p>
          </table:table-cell>
          <table:table-cell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45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494" table:content-validation-name="val110" office:value-type="string" calcext:value-type="string">
            <text:p>TÉ</text:p>
          </table:table-cell>
          <table:table-cell table:style-name="ce2503" table:content-validation-name="val110" office:value-type="string" calcext:value-type="string">
            <text:p>VÉ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487" office:value-type="float" office:value="0" calcext:value-type="float">
            <text:p>0</text:p>
          </table:table-cell>
          <table:table-cell table:number-columns-repeated="2" table:style-name="ce2487" table:content-validation-name="val110" office:value-type="float" office:value="0" calcext:value-type="float">
            <text:p>0</text:p>
          </table:table-cell>
          <table:table-cell table:number-columns-repeated="8"/>
          <table:table-cell table:style-name="ce1703" table:number-columns-repeated="3"/>
          <table:table-cell table:style-name="ce779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487" office:value-type="float" office:value="6" calcext:value-type="float">
            <text:p>6</text:p>
          </table:table-cell>
          <table:table-cell table:number-columns-repeated="2" table:style-name="ce2487" table:content-validation-name="val110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487" office:value-type="float" office:value="9" calcext:value-type="float">
            <text:p>9</text:p>
          </table:table-cell>
          <table:table-cell table:number-columns-repeated="2" table:style-name="ce2487" table:content-validation-name="val110" office:value-type="float" office:value="4" calcext:value-type="float">
            <text:p>4</text:p>
          </table:table-cell>
          <table:table-cell table:number-columns-repeated="11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2"/>
          <table:table-cell table:style-name="ce2481"/>
          <table:table-cell table:number-columns-repeated="13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6"/>
          <table:table-cell table:style-name="ce5"/>
          <table:table-cell table:number-columns-repeated="2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/>
          <table:table-cell table:style-name="ce949" table:number-columns-repeated="8"/>
          <table:table-cell table:number-columns-repeated="10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9"/>
          <table:covered-table-cell table:style-name="ce238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30" table:number-columns-repeated="2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/>
          <table:table-cell table:style-name="ce30"/>
          <table:table-cell table:style-name="ce1299" table:number-columns-repeated="3"/>
          <table:table-cell table:number-columns-repeated="9"/>
          <table:table-cell table:style-name="ce30" table:number-columns-repeated="16351"/>
        </table:table-row>
        <table:table-row table:style-name="ro4">
          <table:table-cell table:number-columns-repeated="19"/>
          <table:table-cell table:style-name="ce1299" table:number-columns-repeated="5"/>
          <table:table-cell table:number-columns-repeated="9"/>
          <table:table-cell table:style-name="ce30" table:number-columns-repeated="16351"/>
        </table:table-row>
        <table:table-row table:style-name="ro4" table:number-rows-repeated="2">
          <table:table-cell table:number-columns-repeated="18"/>
          <table:table-cell table:style-name="ce1299" table:number-columns-repeated="3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/>
          <table:table-cell table:style-name="ce1299"/>
          <table:table-cell table:number-columns-repeated="12"/>
          <table:table-cell table:style-name="ce30" table:number-columns-repeated="16351"/>
        </table:table-row>
        <table:table-row table:style-name="ro4">
          <table:table-cell table:number-columns-repeated="18"/>
          <table:table-cell table:style-name="ce1299"/>
          <table:table-cell table:number-columns-repeated="14"/>
          <table:table-cell table:style-name="ce30" table:number-columns-repeated="16351"/>
        </table:table-row>
        <table:table-row table:style-name="ro4" table:number-rows-repeated="3">
          <table:table-cell table:number-columns-repeated="33"/>
          <table:table-cell table:style-name="ce30" table:number-columns-repeated="16351"/>
        </table:table-row>
        <table:table-row table:style-name="ro7">
          <table:table-cell/>
          <table:table-cell table:style-name="ce126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30" table:number-columns-repeated="16351"/>
        </table:table-row>
        <table:table-row table:style-name="ro4">
          <table:table-cell/>
          <table:table-cell table:style-name="ce1270" office:value-type="string" calcext:value-type="string">
            <text:p>https://github.com/kaktusztea/szilankrpg</text:p>
          </table:table-cell>
          <table:table-cell table:number-columns-repeated="31"/>
          <table:table-cell table:style-name="ce30" table:number-columns-repeated="16351"/>
        </table:table-row>
        <table:table-row table:style-name="ro4" table:number-rows-repeated="30">
          <table:table-cell table:number-columns-repeated="33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3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505"/>
          <table:table-cell table:style-name="ce5" table:number-columns-repeated="3"/>
          <table:table-cell table:number-columns-repeated="24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5"/>
          <table:table-cell table:style-name="ce5" table:number-columns-repeated="3"/>
          <table:table-cell table:number-columns-repeated="3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9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5"/>
          <table:table-cell table:style-name="ce5" table:number-columns-repeated="6"/>
          <table:table-cell table:style-name="ce2336"/>
          <table:table-cell table:number-columns-repeated="20"/>
          <table:table-cell table:style-name="ce30" table:number-columns-repeated="16351"/>
        </table:table-row>
        <table:table-row table:style-name="ro4" table:number-rows-repeated="65295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style-name="ce2505"/>
          <table:table-cell table:style-name="ce5" table:number-columns-repeated="6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style-name="ce2155"/>
          <table:table-cell table:style-name="ce2082"/>
          <table:table-cell table:style-name="ce425" table:number-columns-repeated="2"/>
          <table:table-cell table:style-name="ce5"/>
          <table:table-cell table:number-columns-repeated="4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2">
          <table:table-cell table:number-columns-repeated="9"/>
          <table:table-cell table:style-name="ce5" table:number-columns-repeated="3"/>
          <table:table-cell table:style-name="ce2336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>
          <table:table-cell table:number-columns-repeated="9"/>
          <table:table-cell table:style-name="ce5" table:number-columns-repeated="3"/>
          <table:table-cell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"/>
          <table:table-cell table:number-columns-repeated="17"/>
          <table:table-cell table:style-name="ce30" table:number-columns-repeated="16351"/>
        </table:table-row>
        <table:table-row table:style-name="ro4" table:number-rows-repeated="983089">
          <table:table-cell table:number-columns-repeated="33"/>
          <table:table-cell table:style-name="ce30" table:number-columns-repeated="16351"/>
        </table:table-row>
        <table:table-row table:style-name="ro4">
          <table:table-cell table:number-columns-repeated="33"/>
          <table:table-cell table:style-name="ce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92:Harcértékek.C92">
            <calcext:condition calcext:apply-style-name="Piros_háttér" calcext:value="&gt;[$Harcértékek.$B$92]" calcext:base-cell-address="Harcértékek.C92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6" table:print="false">
        <table:table-column table:style-name="co129" table:default-cell-style-name="ce30"/>
        <table:table-column table:style-name="co3" table:number-columns-repeated="2" table:default-cell-style-name="ce949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949" table:number-columns-repeated="16381"/>
        </table:table-row>
        <table:table-row table:style-name="ro42">
          <table:table-cell table:style-name="ce26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  <table:table-row table:style-name="ro7">
          <table:table-cell table:style-name="ce126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1298"/>
          <table:table-cell table:style-name="ce1299"/>
          <table:table-cell table:style-name="ce949" table:number-columns-repeated="16381"/>
        </table:table-row>
        <table:table-row table:style-name="ro33">
          <table:table-cell table:style-name="ce1270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9" table:number-columns-repeated="2"/>
          <table:table-cell table:style-name="ce949" table:number-columns-repeated="16381"/>
        </table:table-row>
        <table:table-row table:style-name="ro4" table:number-rows-repeated="1048567">
          <table:table-cell table:number-columns-repeated="3"/>
          <table:table-cell table:style-name="ce949" table:number-columns-repeated="16381"/>
        </table:table-row>
        <table:table-row table:style-name="ro4">
          <table:table-cell table:number-columns-repeated="3"/>
          <table:table-cell table:style-name="ce949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00.00.00</text:date>, <text:time style:data-style-name="N2" text:time-value="19:53:36.29676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MacOSX_AARCH64 LibreOffice_project/8399f6259d8c87f40e7255cdb3c9b958f5e08948</meta:generator>
    <dc:date>2026-03-13T20:09:25.095285000</dc:date>
    <meta:editing-cycles>1465</meta:editing-cycles>
    <meta:editing-duration>P13DT1H54M45S</meta:editing-duration>
    <meta:document-statistic meta:table-count="12" meta:cell-count="5285" meta:object-count="0"/>
    <meta:user-defined meta:name="Author">Fekete Bálint (Kaktusztea, Ailtas)</meta:user-defined>
    <meta:user-defined meta:name="Szerepjáték">Szilánk RPG</meta:user-defined>
  </office:meta>
</office:document-meta>
</file>